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35in"/>
    </style:style>
    <style:style style:name="co2" style:family="table-column">
      <style:table-column-properties fo:break-before="auto" style:column-width="3.8146in"/>
    </style:style>
    <style:style style:name="co3" style:family="table-column">
      <style:table-column-properties fo:break-before="auto" style:column-width="1.2146in"/>
    </style:style>
    <style:style style:name="co4" style:family="table-column">
      <style:table-column-properties fo:break-before="auto" style:column-width="1.1382in"/>
    </style:style>
    <style:style style:name="co5" style:family="table-column">
      <style:table-column-properties fo:break-before="auto" style:column-width="3.9134in"/>
    </style:style>
    <style:style style:name="co6" style:family="table-column">
      <style:table-column-properties fo:break-before="auto" style:column-width="1.9791in"/>
    </style:style>
    <style:style style:name="co7" style:family="table-column">
      <style:table-column-properties fo:break-before="auto" style:column-width="4.448in"/>
    </style:style>
    <style:style style:name="co8" style:family="table-column">
      <style:table-column-properties fo:break-before="auto" style:column-width="3.1374in"/>
    </style:style>
    <style:style style:name="co9" style:family="table-column">
      <style:table-column-properties fo:break-before="auto" style:column-width="0.7665in"/>
    </style:style>
    <style:style style:name="co10" style:family="table-column">
      <style:table-column-properties fo:break-before="auto" style:column-width="1.1161in"/>
    </style:style>
    <style:style style:name="co11" style:family="table-column">
      <style:table-column-properties fo:break-before="auto" style:column-width="0.7445in"/>
    </style:style>
    <style:style style:name="co12" style:family="table-column">
      <style:table-column-properties fo:break-before="auto" style:column-width="1.1272in"/>
    </style:style>
    <style:style style:name="co13" style:family="table-column">
      <style:table-column-properties fo:break-before="auto" style:column-width="1.1811in"/>
    </style:style>
    <style:style style:name="co14" style:family="table-column">
      <style:table-column-properties fo:break-before="auto" style:column-width="1.6953in"/>
    </style:style>
    <style:style style:name="co15" style:family="table-column">
      <style:table-column-properties fo:break-before="auto" style:column-width="0.5264in"/>
    </style:style>
    <style:style style:name="co16" style:family="table-column">
      <style:table-column-properties fo:break-before="auto" style:column-width="0.4717in"/>
    </style:style>
    <style:style style:name="co17" style:family="table-column">
      <style:table-column-properties fo:break-before="auto" style:column-width="0.8209in"/>
    </style:style>
    <style:style style:name="co18" style:family="table-column">
      <style:table-column-properties fo:break-before="auto" style:column-width="0.548in"/>
    </style:style>
    <style:style style:name="co19" style:family="table-column">
      <style:table-column-properties fo:break-before="auto" style:column-width="3.672in"/>
    </style:style>
    <style:style style:name="co20" style:family="table-column">
      <style:table-column-properties fo:break-before="auto" style:column-width="2.7583in"/>
    </style:style>
    <style:style style:name="co21"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6839in" fo:break-before="auto" style:use-optimal-row-height="true"/>
    </style:style>
    <style:style style:name="ro5" style:family="table-row">
      <style:table-row-properties style:row-height="1.6783in" fo:break-before="auto" style:use-optimal-row-height="true"/>
    </style:style>
    <style:style style:name="ro6" style:family="table-row">
      <style:table-row-properties style:row-height="0.8492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3" table:default-cell-style-name="Default"/>
        <table:table-column table:style-name="co15" table:default-cell-style-name="Default"/>
        <table:table-column table:style-name="co13" table:number-columns-repeated="2"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7" table:default-cell-style-name="Default"/>
        <table:table-column table:style-name="co19" table:default-cell-style-name="Default"/>
        <table:table-column table:style-name="co20" table:default-cell-style-name="Default"/>
        <table:table-row table:style-name="ro1">
          <table:table-cell office:value-type="string">
            <text:p>merchant_id</text:p>
          </table:table-cell>
          <table:table-cell office:value-type="string">
            <text:p>company_name</text:p>
          </table:table-cell>
          <table:table-cell office:value-type="string">
            <text:p>date_submitted</text:p>
          </table:table-cell>
          <table:table-cell office:value-type="string">
            <text:p>date_approved</text:p>
          </table:table-cell>
          <table:table-cell office:value-type="string">
            <text:p>date_activated</text:p>
          </table:table-cell>
          <table:table-cell office:value-type="string">
            <text:p>contact_name</text:p>
          </table:table-cell>
          <table:table-cell office:value-type="string">
            <text:p>company_phone</text:p>
          </table:table-cell>
          <table:table-cell office:value-type="string">
            <text:p>customer_phone</text:p>
          </table:table-cell>
          <table:table-cell office:value-type="string">
            <text:p>contact_email</text:p>
          </table:table-cell>
          <table:table-cell office:value-type="string">
            <text:p>lead_source</text:p>
          </table:table-cell>
          <table:table-cell office:value-type="string">
            <text:p>type</text:p>
          </table:table-cell>
          <table:table-cell office:value-type="string">
            <text:p>pricing_structure</text:p>
          </table:table-cell>
          <table:table-cell office:value-type="string">
            <text:p>equiment_setup</text:p>
          </table:table-cell>
          <table:table-cell office:value-type="string">
            <text:p>terminal_type</text:p>
          </table:table-cell>
          <table:table-cell office:value-type="string">
            <text:p>pin_debit</text:p>
          </table:table-cell>
          <table:table-cell office:value-type="string">
            <text:p>montly_service_fee</text:p>
          </table:table-cell>
          <table:table-cell office:value-type="string">
            <text:p>qualified_discount_rate</text:p>
          </table:table-cell>
          <table:table-cell office:value-type="string">
            <text:p>autherization_fee</text:p>
          </table:table-cell>
          <table:table-cell office:value-type="string">
            <text:p>setup_fee_one_time</text:p>
          </table:table-cell>
          <table:table-cell office:value-type="string">
            <text:p>annual_fee</text:p>
          </table:table-cell>
          <table:table-cell table:number-columns-repeated="5"/>
          <table:table-cell office:value-type="string">
            <text:p>notes</text:p>
          </table:table-cell>
        </table:table-row>
        <table:table-row table:style-name="ro1">
          <table:table-cell office:value-type="float" office:value="55541828">
            <text:p>55541828</text:p>
          </table:table-cell>
          <table:table-cell office:value-type="string">
            <text:p>Moravaits Automotive Enterprises</text:p>
          </table:table-cell>
          <table:table-cell office:value-type="string">
            <text:p>8/17/2012 15:58</text:p>
          </table:table-cell>
          <table:table-cell office:value-type="string">
            <text:p>8/30/2012 19:06</text:p>
          </table:table-cell>
          <table:table-cell office:value-type="string">
            <text:p>8/30/2012 19:43</text:p>
          </table:table-cell>
          <table:table-cell office:value-type="string">
            <text:p>Barney Moravits</text:p>
          </table:table-cell>
          <table:table-cell table:number-columns-repeated="2" office:value-type="string">
            <text:p>(210) 224-0886</text:p>
          </table:table-cell>
          <table:table-cell/>
          <table:table-cell office:value-type="string">
            <text:p>Self Gen</text:p>
          </table:table-cell>
          <table:table-cell office:value-type="string">
            <text:p>Retail/ Swipe</text:p>
          </table:table-cell>
          <table:table-cell office:value-type="string">
            <text:p>4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55">
            <text:p>0.55</text:p>
          </table:table-cell>
          <table:table-cell office:value-type="float" office:value="0.1">
            <text:p>0.1</text:p>
          </table:table-cell>
          <table:table-cell office:value-type="string">
            <text:p>$95.00 </text:p>
          </table:table-cell>
          <table:table-cell office:value-type="float" office:value="79.95">
            <text:p>79.95</text:p>
          </table:table-cell>
          <table:table-cell table:number-columns-repeated="6"/>
        </table:table-row>
        <table:table-row table:style-name="ro1">
          <table:table-cell office:value-type="float" office:value="55387820">
            <text:p>55387820</text:p>
          </table:table-cell>
          <table:table-cell office:value-type="string">
            <text:p>Oasis Nails and Spa</text:p>
          </table:table-cell>
          <table:table-cell office:value-type="string">
            <text:p>8/15/2012 19:32</text:p>
          </table:table-cell>
          <table:table-cell office:value-type="string">
            <text:p>8/31/2012 16:40</text:p>
          </table:table-cell>
          <table:table-cell office:value-type="string">
            <text:p>8/31/2012 16:48</text:p>
          </table:table-cell>
          <table:table-cell office:value-type="string">
            <text:p>Judy Tran is owner, Contact Person is Doan Nguyen</text:p>
          </table:table-cell>
          <table:table-cell office:value-type="string">
            <text:p>(405) 265-2494</text:p>
          </table:table-cell>
          <table:table-cell office:value-type="string">
            <text:p>(405) 602-2622</text:p>
          </table:table-cell>
          <table:table-cell office:value-type="string">
            <text:p>dnguyen73128@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Reprogram</text:p>
          </table:table-cell>
          <table:table-cell office:value-type="string">
            <text:p>Dial Up Only</text:p>
          </table:table-cell>
          <table:table-cell/>
          <table:table-cell office:value-type="string">
            <text:p>$5.95 </text:p>
          </table:table-cell>
          <table:table-cell office:value-type="float" office:value="1.58">
            <text:p>1.58</text:p>
          </table:table-cell>
          <table:table-cell office:value-type="float" office:value="0.1">
            <text:p>0.1</text:p>
          </table:table-cell>
          <table:table-cell office:value-type="string">
            <text:p>Waived</text:p>
          </table:table-cell>
          <table:table-cell office:value-type="float" office:value="79.95">
            <text:p>79.95</text:p>
          </table:table-cell>
          <table:table-cell table:number-columns-repeated="4"/>
          <table:table-cell office:value-type="string">
            <text:p>$50 </text:p>
          </table:table-cell>
          <table:table-cell office:value-type="string">
            <text:p>Need to reprogram a Nurit 2085&lt;br&gt;</text:p>
          </table:table-cell>
        </table:table-row>
        <table:table-row table:style-name="ro1">
          <table:table-cell office:value-type="float" office:value="55381042">
            <text:p>55381042</text:p>
          </table:table-cell>
          <table:table-cell office:value-type="string">
            <text:p>Artistic Creations Tattoo</text:p>
          </table:table-cell>
          <table:table-cell office:value-type="string">
            <text:p>8/15/2012 19:22</text:p>
          </table:table-cell>
          <table:table-cell office:value-type="string">
            <text:p>8/21/2012 21:20</text:p>
          </table:table-cell>
          <table:table-cell office:value-type="string">
            <text:p>8/22/2012 14:52</text:p>
          </table:table-cell>
          <table:table-cell office:value-type="string">
            <text:p>Michael Lanning</text:p>
          </table:table-cell>
          <table:table-cell office:value-type="string">
            <text:p>(615) 618-3205</text:p>
          </table:table-cell>
          <table:table-cell office:value-type="string">
            <text:p>(615) 473-4506</text:p>
          </table:table-cell>
          <table:table-cell office:value-type="string">
            <text:p>michael@artisticcreationstattoo.net</text:p>
          </table:table-cell>
          <table:table-cell office:value-type="string">
            <text:p>Self Gen</text:p>
          </table:table-cell>
          <table:table-cell office:value-type="string">
            <text:p>Retail/ Swipe</text:p>
          </table:table-cell>
          <table:table-cell/>
          <table:table-cell office:value-type="string">
            <text:p>Free Placement</text:p>
          </table:table-cell>
          <table:table-cell office:value-type="string">
            <text:p>Dial Up Only</text:p>
          </table:table-cell>
          <table:table-cell/>
          <table:table-cell office:value-type="string">
            <text:p>$5.95 </text:p>
          </table:table-cell>
          <table:table-cell office:value-type="float" office:value="1.58">
            <text:p>1.58</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1">
          <table:table-cell office:value-type="float" office:value="55380440">
            <text:p>55380440</text:p>
          </table:table-cell>
          <table:table-cell office:value-type="string">
            <text:p>VGM Heating and Cooling 5</text:p>
          </table:table-cell>
          <table:table-cell office:value-type="string">
            <text:p>8/15/2012 19:16</text:p>
          </table:table-cell>
          <table:table-cell table:number-columns-repeated="2" office:value-type="string">
            <text:p>8/17/2012 16:33</text:p>
          </table:table-cell>
          <table:table-cell office:value-type="string">
            <text:p>Carmen Garcia</text:p>
          </table:table-cell>
          <table:table-cell office:value-type="string">
            <text:p>(210) 340-2832</text:p>
          </table:table-cell>
          <table:table-cell table:number-columns-repeated="2"/>
          <table:table-cell office:value-type="string">
            <text:p>PPG Appt</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Plan B Phoneswipe: 5 phones&lt;br&gt;Average monthly volume: $5K&lt;br&gt;</text:p>
          </table:table-cell>
        </table:table-row>
        <table:table-row table:style-name="ro1">
          <table:table-cell office:value-type="float" office:value="55377231">
            <text:p>55377231</text:p>
          </table:table-cell>
          <table:table-cell office:value-type="string">
            <text:p>VGM Heating and Cooling 4</text:p>
          </table:table-cell>
          <table:table-cell office:value-type="string">
            <text:p>8/15/2012 19:09</text:p>
          </table:table-cell>
          <table:table-cell table:number-columns-repeated="2" office:value-type="string">
            <text:p>8/17/2012 16:33</text:p>
          </table:table-cell>
          <table:table-cell office:value-type="string">
            <text:p>Carmen Garcia</text:p>
          </table:table-cell>
          <table:table-cell office:value-type="string">
            <text:p>(210) 340-2832</text:p>
          </table:table-cell>
          <table:table-cell table:number-columns-repeated="2"/>
          <table:table-cell office:value-type="string">
            <text:p>PPG Appt</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Plan B Phoneswipe: 5 phones&lt;br&gt;Average monthly volume: $5K&lt;br&gt;</text:p>
          </table:table-cell>
        </table:table-row>
        <table:table-row table:style-name="ro1">
          <table:table-cell office:value-type="float" office:value="55374309">
            <text:p>55374309</text:p>
          </table:table-cell>
          <table:table-cell office:value-type="string">
            <text:p>VGM Heating and Cooling 3</text:p>
          </table:table-cell>
          <table:table-cell office:value-type="string">
            <text:p>8/15/2012 19:03</text:p>
          </table:table-cell>
          <table:table-cell table:number-columns-repeated="2" office:value-type="string">
            <text:p>8/17/2012 16:33</text:p>
          </table:table-cell>
          <table:table-cell office:value-type="string">
            <text:p>Carmen Garcia</text:p>
          </table:table-cell>
          <table:table-cell office:value-type="string">
            <text:p>(210) 340-2832</text:p>
          </table:table-cell>
          <table:table-cell table:number-columns-repeated="2"/>
          <table:table-cell office:value-type="string">
            <text:p>PPG Appt</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Plan B Phoneswipe: 5 Phones&lt;br&gt;Average monthly volume: $5K&lt;br&gt;</text:p>
          </table:table-cell>
        </table:table-row>
        <table:table-row table:style-name="ro1">
          <table:table-cell office:value-type="float" office:value="55373980">
            <text:p>55373980</text:p>
          </table:table-cell>
          <table:table-cell office:value-type="string">
            <text:p>VGM Heating and Cooling 2</text:p>
          </table:table-cell>
          <table:table-cell office:value-type="string">
            <text:p>8/15/2012 19:01</text:p>
          </table:table-cell>
          <table:table-cell table:number-columns-repeated="2" office:value-type="string">
            <text:p>8/17/2012 16:33</text:p>
          </table:table-cell>
          <table:table-cell office:value-type="string">
            <text:p>Carmen Garcia</text:p>
          </table:table-cell>
          <table:table-cell office:value-type="string">
            <text:p>(210) 340-2832</text:p>
          </table:table-cell>
          <table:table-cell table:number-columns-repeated="2"/>
          <table:table-cell office:value-type="string">
            <text:p>PPG Appt</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Plan B Phoneswipe: 5 phones&lt;br&gt;Average monthly volume: $5K&lt;br&gt;</text:p>
          </table:table-cell>
        </table:table-row>
        <table:table-row table:style-name="ro1">
          <table:table-cell office:value-type="float" office:value="55373636">
            <text:p>55373636</text:p>
          </table:table-cell>
          <table:table-cell office:value-type="string">
            <text:p>VGM Heating and Cooling 1</text:p>
          </table:table-cell>
          <table:table-cell office:value-type="string">
            <text:p>8/15/2012 18:58</text:p>
          </table:table-cell>
          <table:table-cell office:value-type="string">
            <text:p>8/31/2012 15:37</text:p>
          </table:table-cell>
          <table:table-cell office:value-type="string">
            <text:p>8/30/2012 19:25</text:p>
          </table:table-cell>
          <table:table-cell office:value-type="string">
            <text:p>Carmen Garcia</text:p>
          </table:table-cell>
          <table:table-cell office:value-type="string">
            <text:p>(210) 340-2832</text:p>
          </table:table-cell>
          <table:table-cell table:number-columns-repeated="2"/>
          <table:table-cell office:value-type="string">
            <text:p>PPG Appt</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Plan B Phoneswipe: 5 phones&lt;br&gt;&lt;br&gt;Average monthly volume: $5K&lt;br&gt;</text:p>
          </table:table-cell>
        </table:table-row>
        <table:table-row table:style-name="ro1">
          <table:table-cell office:value-type="float" office:value="55258723">
            <text:p>55258723</text:p>
          </table:table-cell>
          <table:table-cell office:value-type="string">
            <text:p>Johnson's Hardware</text:p>
          </table:table-cell>
          <table:table-cell office:value-type="string">
            <text:p>8/14/2012 19:15</text:p>
          </table:table-cell>
          <table:table-cell office:value-type="string">
            <text:p>8/20/2012 18:03</text:p>
          </table:table-cell>
          <table:table-cell office:value-type="string">
            <text:p>8/20/2012 18:11</text:p>
          </table:table-cell>
          <table:table-cell office:value-type="string">
            <text:p>Jeannie Shelman</text:p>
          </table:table-cell>
          <table:table-cell office:value-type="string">
            <text:p>(615) 331-2166</text:p>
          </table:table-cell>
          <table:table-cell office:value-type="string">
            <text:p>(615) 397-4812</text:p>
          </table:table-cell>
          <table:table-cell office:value-type="string">
            <text:p>js213@comcast.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8.50 </text:p>
          </table:table-cell>
          <table:table-cell office:value-type="float" office:value="1.09">
            <text:p>1.09</text:p>
          </table:table-cell>
          <table:table-cell office:value-type="float" office:value="0.1">
            <text:p>0.1</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Blair paying for 2 day air.</text:p>
          </table:table-cell>
        </table:table-row>
        <table:table-row table:style-name="ro1">
          <table:table-cell office:value-type="float" office:value="55248264">
            <text:p>55248264</text:p>
          </table:table-cell>
          <table:table-cell office:value-type="string">
            <text:p>DOMINGO'S GARAGE</text:p>
          </table:table-cell>
          <table:table-cell office:value-type="string">
            <text:p>8/14/2012 17:36</text:p>
          </table:table-cell>
          <table:table-cell office:value-type="string">
            <text:p>8/22/2012 18:42</text:p>
          </table:table-cell>
          <table:table-cell office:value-type="string">
            <text:p>8/22/2012 18:44</text:p>
          </table:table-cell>
          <table:table-cell office:value-type="string">
            <text:p>DOMINGO URDIALES</text:p>
          </table:table-cell>
          <table:table-cell office:value-type="string">
            <text:p>(210) 226-9082</text:p>
          </table:table-cell>
          <table:table-cell/>
          <table:table-cell office:value-type="string">
            <text:p>dutrans@satx.rr.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39">
            <text:p>1.3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string">
            <text:p>$50 </text:p>
          </table:table-cell>
          <table:table-cell office:value-type="string">
            <text:p>WITH NAB NOW, SWITCHING TO US. HE WILL NEED TO SEND BACK HIS CURRENT MACHINE</text:p>
          </table:table-cell>
        </table:table-row>
        <table:table-row table:style-name="ro1">
          <table:table-cell office:value-type="float" office:value="55146305">
            <text:p>55146305</text:p>
          </table:table-cell>
          <table:table-cell office:value-type="string">
            <text:p>Roane Smoke Shop</text:p>
          </table:table-cell>
          <table:table-cell office:value-type="string">
            <text:p>8/13/2012 16:37</text:p>
          </table:table-cell>
          <table:table-cell table:number-columns-repeated="2" office:value-type="string">
            <text:p>8/27/2012 15:03</text:p>
          </table:table-cell>
          <table:table-cell office:value-type="string">
            <text:p>Janak Patel</text:p>
          </table:table-cell>
          <table:table-cell office:value-type="string">
            <text:p>(865) 882-6136</text:p>
          </table:table-cell>
          <table:table-cell office:value-type="string">
            <text:p>(865) 300-3158</text:p>
          </table:table-cell>
          <table:table-cell office:value-type="string">
            <text:p>janakbaps@yahoo.com</text:p>
          </table:table-cell>
          <table:table-cell office:value-type="string">
            <text:p>Self Gen</text:p>
          </table:table-cell>
          <table:table-cell/>
          <table:table-cell office:value-type="string">
            <text:p>Cost Plus</text:p>
          </table:table-cell>
          <table:table-cell office:value-type="string">
            <text:p>Free Placement</text:p>
          </table:table-cell>
          <table:table-cell office:value-type="string">
            <text:p>IP with Dial Up</text:p>
          </table:table-cell>
          <table:table-cell/>
          <table:table-cell office:value-type="string">
            <text:p>$9.95 </text:p>
          </table:table-cell>
          <table:table-cell/>
          <table:table-cell office:value-type="string">
            <text:p>Other See Notes</text:p>
          </table:table-cell>
          <table:table-cell office:value-type="string">
            <text:p>Waived</text:p>
          </table:table-cell>
          <table:table-cell office:value-type="float" office:value="79.95">
            <text:p>79.95</text:p>
          </table:table-cell>
          <table:table-cell table:number-columns-repeated="4"/>
          <table:table-cell office:value-type="string">
            <text:p>$50 </text:p>
          </table:table-cell>
          <table:table-cell office:value-type="string">
            <text:p>.04 cent authorization fee&lt;br&gt;</text:p>
          </table:table-cell>
        </table:table-row>
        <table:table-row table:style-name="ro1">
          <table:table-cell office:value-type="float" office:value="54977136">
            <text:p>54977136</text:p>
          </table:table-cell>
          <table:table-cell office:value-type="string">
            <text:p>Mac's Car Care</text:p>
          </table:table-cell>
          <table:table-cell office:value-type="string">
            <text:p>8/10/2012 18:37</text:p>
          </table:table-cell>
          <table:table-cell office:value-type="string">
            <text:p>8/30/2012 15:25</text:p>
          </table:table-cell>
          <table:table-cell office:value-type="string">
            <text:p>8/30/2012 15:30</text:p>
          </table:table-cell>
          <table:table-cell office:value-type="string">
            <text:p>George Mack</text:p>
          </table:table-cell>
          <table:table-cell office:value-type="string">
            <text:p>(305) 687-2830</text:p>
          </table:table-cell>
          <table:table-cell office:value-type="string">
            <text:p>(786) 586-4633</text:p>
          </table:table-cell>
          <table:table-cell office:value-type="string">
            <text:p>macscarcare@bellsouth.net</text:p>
          </table:table-cell>
          <table:table-cell office:value-type="string">
            <text:p>PPG Appt</text:p>
          </table:table-cell>
          <table:table-cell office:value-type="string">
            <text:p>Retail/ Swipe</text:p>
          </table:table-cell>
          <table:table-cell/>
          <table:table-cell office:value-type="string">
            <text:p>Free Placement</text:p>
          </table:table-cell>
          <table:table-cell table:number-columns-repeated="2"/>
          <table:table-cell office:value-type="string">
            <text:p>$5.95 </text:p>
          </table:table-cell>
          <table:table-cell office:value-type="float" office:value="1.29">
            <text:p>1.29</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string">
            <text:p>$50 </text:p>
          </table:table-cell>
          <table:table-cell office:value-type="string">
            <text:p>$195 Setup Fee&lt;br&gt;</text:p>
          </table:table-cell>
        </table:table-row>
        <table:table-row table:style-name="ro1">
          <table:table-cell office:value-type="float" office:value="54639167">
            <text:p>54639167</text:p>
          </table:table-cell>
          <table:table-cell office:value-type="string">
            <text:p>Colunga Paint &amp; Body</text:p>
          </table:table-cell>
          <table:table-cell office:value-type="string">
            <text:p>8/8/2012 16:28</text:p>
          </table:table-cell>
          <table:table-cell office:value-type="string">
            <text:p>8/22/2012 16:17</text:p>
          </table:table-cell>
          <table:table-cell office:value-type="string">
            <text:p>8/22/2012 16:21</text:p>
          </table:table-cell>
          <table:table-cell office:value-type="string">
            <text:p>Gilbert Colunga</text:p>
          </table:table-cell>
          <table:table-cell office:value-type="string">
            <text:p>(210) 225-8168</text:p>
          </table:table-cell>
          <table:table-cell office:value-type="string">
            <text:p>(210) 679-0723</text:p>
          </table:table-cell>
          <table:table-cell office:value-type="string">
            <text:p>gilbearl@peoplepc.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5"/>
          <table:table-cell office:value-type="string">
            <text:p>$50.00 Setup Fee</text:p>
          </table:table-cell>
        </table:table-row>
        <table:table-row table:style-name="ro1">
          <table:table-cell office:value-type="float" office:value="54559097">
            <text:p>54559097</text:p>
          </table:table-cell>
          <table:table-cell office:value-type="string">
            <text:p>Liberty Firearms</text:p>
          </table:table-cell>
          <table:table-cell office:value-type="string">
            <text:p>8/7/2012 20:58</text:p>
          </table:table-cell>
          <table:table-cell table:number-columns-repeated="2" office:value-type="string">
            <text:p>8/9/2012 17:54</text:p>
          </table:table-cell>
          <table:table-cell office:value-type="string">
            <text:p>David Dennis</text:p>
          </table:table-cell>
          <table:table-cell office:value-type="string">
            <text:p>(940) 312-8544</text:p>
          </table:table-cell>
          <table:table-cell office:value-type="string">
            <text:p>(214) 536-0246</text:p>
          </table:table-cell>
          <table:table-cell/>
          <table:table-cell office:value-type="string">
            <text:p>Self Gen</text:p>
          </table:table-cell>
          <table:table-cell office:value-type="string">
            <text:p>Retail/ Swipe</text:p>
          </table:table-cell>
          <table:table-cell/>
          <table:table-cell office:value-type="string">
            <text:p>Free Placement</text:p>
          </table:table-cell>
          <table:table-cell office:value-type="string">
            <text:p>IP with Dial Up</text:p>
          </table:table-cell>
          <table:table-cell/>
          <table:table-cell office:value-type="string">
            <text:p>$5.95 </text:p>
          </table:table-cell>
          <table:table-cell office:value-type="float" office:value="1.39">
            <text:p>1.3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string">
            <text:p>$200 </text:p>
          </table:table-cell>
          <table:table-cell office:value-type="string">
            <text:p>Need bank account change done for this one&lt;br&gt;Merchant also has another account: DQuad Properties&lt;br&gt;</text:p>
          </table:table-cell>
        </table:table-row>
        <table:table-row table:style-name="ro1">
          <table:table-cell office:value-type="float" office:value="54557386">
            <text:p>54557386</text:p>
          </table:table-cell>
          <table:table-cell office:value-type="string">
            <text:p>D-Quad Properties</text:p>
          </table:table-cell>
          <table:table-cell office:value-type="string">
            <text:p>8/7/2012 20:34</text:p>
          </table:table-cell>
          <table:table-cell table:number-columns-repeated="2" office:value-type="string">
            <text:p>8/9/2012 17:54</text:p>
          </table:table-cell>
          <table:table-cell office:value-type="string">
            <text:p>David Dennis</text:p>
          </table:table-cell>
          <table:table-cell office:value-type="string">
            <text:p>(940) 591-7774</text:p>
          </table:table-cell>
          <table:table-cell office:value-type="string">
            <text:p>(214) 536-0246</text:p>
          </table:table-cell>
          <table:table-cell/>
          <table:table-cell office:value-type="string">
            <text:p>Self Gen</text:p>
          </table:table-cell>
          <table:table-cell office:value-type="string">
            <text:p>Retail/ Swipe</text:p>
          </table:table-cell>
          <table:table-cell/>
          <table:table-cell office:value-type="string">
            <text:p>Free Placement</text:p>
          </table:table-cell>
          <table:table-cell office:value-type="string">
            <text:p>IP with Dial Up</text:p>
          </table:table-cell>
          <table:table-cell/>
          <table:table-cell office:value-type="string">
            <text:p>$5.95 </text:p>
          </table:table-cell>
          <table:table-cell office:value-type="float" office:value="1.39">
            <text:p>1.39</text:p>
          </table:table-cell>
          <table:table-cell office:value-type="float" office:value="0.12">
            <text:p>0.12</text:p>
          </table:table-cell>
          <table:table-cell office:value-type="string">
            <text:p>Waived</text:p>
          </table:table-cell>
          <table:table-cell office:value-type="float" office:value="0">
            <text:p>0</text:p>
          </table:table-cell>
          <table:table-cell table:number-columns-repeated="4"/>
          <table:table-cell office:value-type="string">
            <text:p>$200 </text:p>
          </table:table-cell>
          <table:table-cell office:value-type="string">
            <text:p>Multiple Accounts.&amp;nbsp; Also has Liberty Firearms&lt;br&gt;</text:p>
          </table:table-cell>
        </table:table-row>
        <table:table-row table:style-name="ro1">
          <table:table-cell office:value-type="float" office:value="54551817">
            <text:p>54551817</text:p>
          </table:table-cell>
          <table:table-cell office:value-type="string">
            <text:p>The First The Best Lighted House Collection</text:p>
          </table:table-cell>
          <table:table-cell office:value-type="string">
            <text:p>8/7/2012 19:52</text:p>
          </table:table-cell>
          <table:table-cell office:value-type="string">
            <text:p>8/22/2012 19:28</text:p>
          </table:table-cell>
          <table:table-cell office:value-type="string">
            <text:p>8/22/2012 20:08</text:p>
          </table:table-cell>
          <table:table-cell office:value-type="string">
            <text:p>Roberta Hamilton</text:p>
          </table:table-cell>
          <table:table-cell table:number-columns-repeated="2" office:value-type="string">
            <text:p>(314) 921-6482</text:p>
          </table:table-cell>
          <table:table-cell office:value-type="string">
            <text:p>bjh.tftb@yahoo.com</text:p>
          </table:table-cell>
          <table:table-cell office:value-type="string">
            <text:p>PPG Appt</text:p>
          </table:table-cell>
          <table:table-cell table:number-columns-repeated="2"/>
          <table:table-cell office:value-type="string">
            <text:p>Free Placement</text:p>
          </table:table-cell>
          <table:table-cell office:value-type="string">
            <text:p>Dial Up Only</text:p>
          </table:table-cell>
          <table:table-cell/>
          <table:table-cell office:value-type="string">
            <text:p>$5.95 </text:p>
          </table:table-cell>
          <table:table-cell office:value-type="float" office:value="2.08">
            <text:p>2.08</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string">
            <text:p>$50 </text:p>
          </table:table-cell>
          <table:table-cell office:value-type="string">
            <text:p>Reprogram Trans 330&lt;br&gt;&lt;br&gt;*Cannot reprogram.&amp;nbsp; Need to get free equip&lt;br&gt;</text:p>
          </table:table-cell>
        </table:table-row>
        <table:table-row table:style-name="ro1">
          <table:table-cell office:value-type="float" office:value="54534632">
            <text:p>54534632</text:p>
          </table:table-cell>
          <table:table-cell office:value-type="string">
            <text:p>Integrated Industrial Supply LLC</text:p>
          </table:table-cell>
          <table:table-cell office:value-type="string">
            <text:p>8/7/2012 18:22</text:p>
          </table:table-cell>
          <table:table-cell office:value-type="string">
            <text:p>8/31/2012 15:28</text:p>
          </table:table-cell>
          <table:table-cell office:value-type="string">
            <text:p>8/20/2012 15:10</text:p>
          </table:table-cell>
          <table:table-cell office:value-type="string">
            <text:p>Greg Kilper</text:p>
          </table:table-cell>
          <table:table-cell table:number-columns-repeated="2" office:value-type="string">
            <text:p>(314) 583-3878</text:p>
          </table:table-cell>
          <table:table-cell office:value-type="string">
            <text:p>gkilper@integrated-industrial.com</text:p>
          </table:table-cell>
          <table:table-cell office:value-type="string">
            <text:p>Self Gen</text:p>
          </table:table-cell>
          <table:table-cell office:value-type="string">
            <text:p>Retail/ Swipe</text:p>
          </table:table-cell>
          <table:table-cell/>
          <table:table-cell office:value-type="string">
            <text:p>Free Placement</text:p>
          </table:table-cell>
          <table:table-cell office:value-type="string">
            <text:p>IP with Dial Up</text:p>
          </table:table-cell>
          <table:table-cell/>
          <table:table-cell office:value-type="string">
            <text:p>$5.95 </text:p>
          </table:table-cell>
          <table:table-cell office:value-type="float" office:value="1.19">
            <text:p>1.19</text:p>
          </table:table-cell>
          <table:table-cell office:value-type="float" office:value="0.19">
            <text:p>0.19</text:p>
          </table:table-cell>
          <table:table-cell office:value-type="string">
            <text:p>Waived</text:p>
          </table:table-cell>
          <table:table-cell office:value-type="float" office:value="79.95">
            <text:p>79.95</text:p>
          </table:table-cell>
          <table:table-cell table:number-columns-repeated="5"/>
          <table:table-cell office:value-type="string">
            <text:p>Also has a Plan B Phoneswipe linked to account&lt;br&gt;</text:p>
          </table:table-cell>
        </table:table-row>
        <table:table-row table:style-name="ro1">
          <table:table-cell office:value-type="float" office:value="54532862">
            <text:p>54532862</text:p>
          </table:table-cell>
          <table:table-cell office:value-type="string">
            <text:p>Greg Kilper</text:p>
          </table:table-cell>
          <table:table-cell office:value-type="string">
            <text:p>8/7/2012 18:05</text:p>
          </table:table-cell>
          <table:table-cell office:value-type="string">
            <text:p>8/27/2012 15:02</text:p>
          </table:table-cell>
          <table:table-cell office:value-type="string">
            <text:p>8/20/2012 15:10</text:p>
          </table:table-cell>
          <table:table-cell office:value-type="string">
            <text:p>Greg Kilper - Integrated Industrial Supply LLC</text:p>
          </table:table-cell>
          <table:table-cell table:number-columns-repeated="2" office:value-type="string">
            <text:p>(314) 583-3878</text:p>
          </table:table-cell>
          <table:table-cell office:value-type="string">
            <text:p>gkilper@integrated-industrial.com</text:p>
          </table:table-cell>
          <table:table-cell office:value-type="string">
            <text:p>PPG Appt</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Plan B Phoneswipe.&amp;nbsp; &lt;br&gt;Link to Integrated Industrial Supply&lt;br&gt;</text:p>
          </table:table-cell>
        </table:table-row>
        <table:table-row table:style-name="ro1">
          <table:table-cell office:value-type="float" office:value="54168079">
            <text:p>54168079</text:p>
          </table:table-cell>
          <table:table-cell office:value-type="string">
            <text:p>John Trujillo</text:p>
          </table:table-cell>
          <table:table-cell office:value-type="string">
            <text:p>8/3/2012 19:23</text:p>
          </table:table-cell>
          <table:table-cell office:value-type="string">
            <text:p>8/31/2012 15:28</text:p>
          </table:table-cell>
          <table:table-cell office:value-type="string">
            <text:p>8/31/2012 15:40</text:p>
          </table:table-cell>
          <table:table-cell office:value-type="string">
            <text:p>John Trujillo</text:p>
          </table:table-cell>
          <table:table-cell/>
          <table:table-cell office:value-type="string">
            <text:p>(469) 585-0285</text:p>
          </table:table-cell>
          <table:table-cell office:value-type="string">
            <text:p>ACEAIR@GMAIL.COM</text:p>
          </table:table-cell>
          <table:table-cell office:value-type="string">
            <text:p>PPG Appt</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Plan B Phoneswipe&lt;br&gt;&lt;br&gt;Dane...don't forget this guy.&amp;nbsp; Will potentially do a lot of volume on this phone&lt;br&gt;</text:p>
          </table:table-cell>
        </table:table-row>
        <table:table-row table:style-name="ro1">
          <table:table-cell office:value-type="float" office:value="54082368">
            <text:p>54082368</text:p>
          </table:table-cell>
          <table:table-cell office:value-type="string">
            <text:p>Baldassare Balistreri</text:p>
          </table:table-cell>
          <table:table-cell office:value-type="string">
            <text:p>8/2/2012 20:58</text:p>
          </table:table-cell>
          <table:table-cell office:value-type="string">
            <text:p>8/16/2012 19:40</text:p>
          </table:table-cell>
          <table:table-cell office:value-type="string">
            <text:p>8/15/2012 18:18</text:p>
          </table:table-cell>
          <table:table-cell office:value-type="string">
            <text:p>Baldassare Balistreri</text:p>
          </table:table-cell>
          <table:table-cell/>
          <table:table-cell office:value-type="string">
            <text:p>(954) 444-8422</text:p>
          </table:table-cell>
          <table:table-cell/>
          <table:table-cell office:value-type="string">
            <text:p>PPG Appt</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Plan B Phoneswipe&lt;br&gt;</text:p>
          </table:table-cell>
        </table:table-row>
        <table:table-row table:style-name="ro1">
          <table:table-cell office:value-type="float" office:value="54082195">
            <text:p>54082195</text:p>
          </table:table-cell>
          <table:table-cell office:value-type="string">
            <text:p>Kaycee Gillman</text:p>
          </table:table-cell>
          <table:table-cell office:value-type="string">
            <text:p>8/2/2012 20:55</text:p>
          </table:table-cell>
          <table:table-cell office:value-type="string">
            <text:p>8/17/2012 16:27</text:p>
          </table:table-cell>
          <table:table-cell office:value-type="string">
            <text:p>8/8/2012 14:59</text:p>
          </table:table-cell>
          <table:table-cell office:value-type="string">
            <text:p>Kaycee Gillman</text:p>
          </table:table-cell>
          <table:table-cell/>
          <table:table-cell office:value-type="string">
            <text:p>(940) 381-0333</text:p>
          </table:table-cell>
          <table:table-cell/>
          <table:table-cell office:value-type="string">
            <text:p>Self Gen</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Plan B Phoneswipe.&amp;nbsp; Link to Hit This Smoke Shop&lt;br&gt;</text:p>
          </table:table-cell>
        </table:table-row>
        <table:table-row table:style-name="ro1">
          <table:table-cell office:value-type="float" office:value="54040965">
            <text:p>54040965</text:p>
          </table:table-cell>
          <table:table-cell office:value-type="string">
            <text:p>Designers Choice Floral</text:p>
          </table:table-cell>
          <table:table-cell office:value-type="string">
            <text:p>8/2/2012 19:28</text:p>
          </table:table-cell>
          <table:table-cell office:value-type="string">
            <text:p>8/20/2012 15:14</text:p>
          </table:table-cell>
          <table:table-cell office:value-type="string">
            <text:p>8/20/2012 18:00</text:p>
          </table:table-cell>
          <table:table-cell office:value-type="string">
            <text:p>Violet Baza</text:p>
          </table:table-cell>
          <table:table-cell office:value-type="string">
            <text:p>(209) 664-1600</text:p>
          </table:table-cell>
          <table:table-cell office:value-type="string">
            <text:p>(209) 872-9408</text:p>
          </table:table-cell>
          <table:table-cell office:value-type="string">
            <text:p>creationofgod@yahoo.com</text:p>
          </table:table-cell>
          <table:table-cell office:value-type="string">
            <text:p>PPG Appt</text:p>
          </table:table-cell>
          <table:table-cell office:value-type="string">
            <text:p>Retail/ Swipe</text:p>
          </table:table-cell>
          <table:table-cell/>
          <table:table-cell office:value-type="string">
            <text:p>Free Placement</text:p>
          </table:table-cell>
          <table:table-cell office:value-type="string">
            <text:p>Dial Up Only</text:p>
          </table:table-cell>
          <table:table-cell/>
          <table:table-cell office:value-type="string">
            <text:p>$5.95 </text:p>
          </table:table-cell>
          <table:table-cell table:number-columns-repeated="2"/>
          <table:table-cell office:value-type="string">
            <text:p>Waived</text:p>
          </table:table-cell>
          <table:table-cell office:value-type="float" office:value="79.95">
            <text:p>79.95</text:p>
          </table:table-cell>
          <table:table-cell table:number-columns-repeated="4"/>
          <table:table-cell office:value-type="string">
            <text:p>$50 </text:p>
          </table:table-cell>
          <table:table-cell office:value-type="string">
            <text:p>&lt;br&gt;</text:p>
          </table:table-cell>
        </table:table-row>
        <table:table-row table:style-name="ro1">
          <table:table-cell office:value-type="float" office:value="54018296">
            <text:p>54018296</text:p>
          </table:table-cell>
          <table:table-cell office:value-type="string">
            <text:p>Advanced Sprinkler &amp; Landscape Services</text:p>
          </table:table-cell>
          <table:table-cell office:value-type="string">
            <text:p>8/2/2012 16:28</text:p>
          </table:table-cell>
          <table:table-cell office:value-type="string">
            <text:p>8/31/2012 15:25</text:p>
          </table:table-cell>
          <table:table-cell office:value-type="string">
            <text:p>8/30/2012 17:00</text:p>
          </table:table-cell>
          <table:table-cell office:value-type="string">
            <text:p>Dan</text:p>
          </table:table-cell>
          <table:table-cell office:value-type="string">
            <text:p>(972) 840-8578</text:p>
          </table:table-cell>
          <table:table-cell table:number-columns-repeated="2"/>
          <table:table-cell office:value-type="string">
            <text:p>PPG Appt</text:p>
          </table:table-cell>
          <table:table-cell office:value-type="string">
            <text:p>MOTO</text:p>
          </table:table-cell>
          <table:table-cell office:value-type="string">
            <text:p>Cost Plus</text:p>
          </table:table-cell>
          <table:table-cell office:value-type="string">
            <text:p>Free Placement</text:p>
          </table:table-cell>
          <table:table-cell office:value-type="string">
            <text:p>IP with Dial Up</text:p>
          </table:table-cell>
          <table:table-cell/>
          <table:table-cell office:value-type="string">
            <text:p>$5.95 </text:p>
          </table:table-cell>
          <table:table-cell/>
          <table:table-cell office:value-type="float" office:value="0.08">
            <text:p>0.08</text:p>
          </table:table-cell>
          <table:table-cell office:value-type="string">
            <text:p>Waived</text:p>
          </table:table-cell>
          <table:table-cell table:number-columns-repeated="5"/>
          <table:table-cell office:value-type="string">
            <text:p>$50 </text:p>
          </table:table-cell>
          <table:table-cell office:value-type="string">
            <text:p>Need banking/personal info to submit&lt;br&gt;</text:p>
          </table:table-cell>
        </table:table-row>
        <table:table-row table:style-name="ro1">
          <table:table-cell office:value-type="float" office:value="53967021">
            <text:p>53967021</text:p>
          </table:table-cell>
          <table:table-cell office:value-type="string">
            <text:p>Hermosa Boutique</text:p>
          </table:table-cell>
          <table:table-cell office:value-type="string">
            <text:p>8/1/2012 20:56</text:p>
          </table:table-cell>
          <table:table-cell office:value-type="string">
            <text:p>8/10/2012 19:28</text:p>
          </table:table-cell>
          <table:table-cell office:value-type="string">
            <text:p>8/7/2012 21:26</text:p>
          </table:table-cell>
          <table:table-cell office:value-type="string">
            <text:p>Sabrina Bryant</text:p>
          </table:table-cell>
          <table:table-cell office:value-type="string">
            <text:p>(305) 469-3029</text:p>
          </table:table-cell>
          <table:table-cell/>
          <table:table-cell office:value-type="string">
            <text:p>sabrinabin2007@yahoo.com</text:p>
          </table:table-cell>
          <table:table-cell office:value-type="string">
            <text:p>PPG Appt</text:p>
          </table:table-cell>
          <table:table-cell office:value-type="string">
            <text:p>Retail/ Swipe</text:p>
          </table:table-cell>
          <table:table-cell/>
          <table:table-cell office:value-type="string">
            <text:p>Free Placement</text:p>
          </table:table-cell>
          <table:table-cell office:value-type="string">
            <text:p>Dial Up Only</text:p>
          </table:table-cell>
          <table:table-cell/>
          <table:table-cell office:value-type="string">
            <text:p>$5.95 </text:p>
          </table:table-cell>
          <table:table-cell office:value-type="float" office:value="1.29">
            <text:p>1.29</text:p>
          </table:table-cell>
          <table:table-cell office:value-type="float" office:value="0.08">
            <text:p>0.08</text:p>
          </table:table-cell>
          <table:table-cell office:value-type="string">
            <text:p>Waived</text:p>
          </table:table-cell>
          <table:table-cell office:value-type="float" office:value="49.95">
            <text:p>49.95</text:p>
          </table:table-cell>
          <table:table-cell table:number-columns-repeated="4"/>
          <table:table-cell office:value-type="string">
            <text:p>$50 </text:p>
          </table:table-cell>
          <table:table-cell office:value-type="string">
            <text:p>Need banking/personal info to submit&lt;br&gt;</text:p>
          </table:table-cell>
        </table:table-row>
        <table:table-row table:style-name="ro1">
          <table:table-cell office:value-type="float" office:value="53949710">
            <text:p>53949710</text:p>
          </table:table-cell>
          <table:table-cell office:value-type="string">
            <text:p>A &amp; P Tires</text:p>
          </table:table-cell>
          <table:table-cell office:value-type="string">
            <text:p>8/1/2012 17:34</text:p>
          </table:table-cell>
          <table:table-cell table:number-columns-repeated="2" office:value-type="string">
            <text:p>8/8/2012 17:06</text:p>
          </table:table-cell>
          <table:table-cell office:value-type="string">
            <text:p>Omar</text:p>
          </table:table-cell>
          <table:table-cell table:number-columns-repeated="3"/>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table:table-cell office:value-type="string">
            <text:p>$5.95 </text:p>
          </table:table-cell>
          <table:table-cell/>
          <table:table-cell office:value-type="float" office:value="0.12">
            <text:p>0.12</text:p>
          </table:table-cell>
          <table:table-cell office:value-type="string">
            <text:p>$95.00 </text:p>
          </table:table-cell>
          <table:table-cell table:number-columns-repeated="5"/>
          <table:table-cell office:value-type="string">
            <text:p>$50 </text:p>
          </table:table-cell>
          <table:table-cell office:value-type="string">
            <text:p>Need banking/personal info to be submitted&lt;br&gt;</text:p>
          </table:table-cell>
        </table:table-row>
        <table:table-row table:style-name="ro1">
          <table:table-cell office:value-type="float" office:value="53948385">
            <text:p>53948385</text:p>
          </table:table-cell>
          <table:table-cell office:value-type="string">
            <text:p>Treasures</text:p>
          </table:table-cell>
          <table:table-cell office:value-type="string">
            <text:p>8/1/2012 17:15</text:p>
          </table:table-cell>
          <table:table-cell office:value-type="string">
            <text:p>8/16/2012 16:48</text:p>
          </table:table-cell>
          <table:table-cell office:value-type="string">
            <text:p>8/14/2012 17:19</text:p>
          </table:table-cell>
          <table:table-cell office:value-type="string">
            <text:p>Kevin Miehlke</text:p>
          </table:table-cell>
          <table:table-cell office:value-type="string">
            <text:p>(615) 874-4747</text:p>
          </table:table-cell>
          <table:table-cell office:value-type="string">
            <text:p>(615) 812-3802</text:p>
          </table:table-cell>
          <table:table-cell office:value-type="string">
            <text:p>treasuresconsignment@gmail.com</text:p>
          </table:table-cell>
          <table:table-cell office:value-type="string">
            <text:p>Self Gen</text:p>
          </table:table-cell>
          <table:table-cell office:value-type="string">
            <text:p>Retail/ Swipe</text:p>
          </table:table-cell>
          <table:table-cell/>
          <table:table-cell office:value-type="string">
            <text:p>Free Placement</text:p>
          </table:table-cell>
          <table:table-cell table:number-columns-repeated="2"/>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5"/>
          <table:table-cell office:value-type="string">
            <text:p>&lt;br&gt;</text:p>
          </table:table-cell>
        </table:table-row>
        <table:table-row table:style-name="ro1">
          <table:table-cell office:value-type="float" office:value="53940465">
            <text:p>53940465</text:p>
          </table:table-cell>
          <table:table-cell office:value-type="string">
            <text:p>Jerry's Auto Service</text:p>
          </table:table-cell>
          <table:table-cell office:value-type="string">
            <text:p>8/1/2012 15:41</text:p>
          </table:table-cell>
          <table:table-cell office:value-type="string">
            <text:p>8/31/2012 15:28</text:p>
          </table:table-cell>
          <table:table-cell office:value-type="string">
            <text:p>8/30/2012 17:33</text:p>
          </table:table-cell>
          <table:table-cell office:value-type="string">
            <text:p>Gustavo Martinez</text:p>
          </table:table-cell>
          <table:table-cell table:number-columns-repeated="2" office:value-type="string">
            <text:p>(210) 922-0731</text:p>
          </table:table-cell>
          <table:table-cell office:value-type="string">
            <text:p>rosa@jerryssa.com</text:p>
          </table:table-cell>
          <table:table-cell office:value-type="string">
            <text:p>PPG Appt</text:p>
          </table:table-cell>
          <table:table-cell office:value-type="string">
            <text:p>Retail/ Swipe</text:p>
          </table:table-cell>
          <table:table-cell/>
          <table:table-cell office:value-type="string">
            <text:p>Free Placement</text:p>
          </table:table-cell>
          <table:table-cell office:value-type="string">
            <text:p>Dial Up Only</text:p>
          </table:table-cell>
          <table:table-cell office:value-type="string">
            <text:p>External Swap</text:p>
          </table:table-cell>
          <table:table-cell office:value-type="string">
            <text:p>$5.95 </text:p>
          </table:table-cell>
          <table:table-cell office:value-type="float" office:value="1.19">
            <text:p>1.19</text:p>
          </table:table-cell>
          <table:table-cell office:value-type="float" office:value="0.08">
            <text:p>0.08</text:p>
          </table:table-cell>
          <table:table-cell office:value-type="string">
            <text:p>Waived</text:p>
          </table:table-cell>
          <table:table-cell office:value-type="float" office:value="79.95">
            <text:p>79.95</text:p>
          </table:table-cell>
          <table:table-cell table:number-columns-repeated="4"/>
          <table:table-cell office:value-type="string">
            <text:p>$50 </text:p>
          </table:table-cell>
          <table:table-cell office:value-type="string">
            <text:p>.20 cents pin debit&lt;br&gt;</text:p>
          </table:table-cell>
        </table:table-row>
        <table:table-row table:style-name="ro1">
          <table:table-cell office:value-type="float" office:value="53883435">
            <text:p>53883435</text:p>
          </table:table-cell>
          <table:table-cell office:value-type="string">
            <text:p>Hit This Smoke Shop</text:p>
          </table:table-cell>
          <table:table-cell office:value-type="string">
            <text:p>8/1/2012 0:10</text:p>
          </table:table-cell>
          <table:table-cell table:number-columns-repeated="2" office:value-type="string">
            <text:p>8/20/2012 15:10</text:p>
          </table:table-cell>
          <table:table-cell office:value-type="string">
            <text:p>Kaycee Gillman</text:p>
          </table:table-cell>
          <table:table-cell office:value-type="string">
            <text:p>(940) 381-0333</text:p>
          </table:table-cell>
          <table:table-cell office:value-type="string">
            <text:p>(940) 230-7138</text:p>
          </table:table-cell>
          <table:table-cell office:value-type="string">
            <text:p>kaycee@hitthissmokeshop.com</text:p>
          </table:table-cell>
          <table:table-cell office:value-type="string">
            <text:p>Self Gen</text:p>
          </table:table-cell>
          <table:table-cell office:value-type="string">
            <text:p>Retail/ Swipe</text:p>
          </table:table-cell>
          <table:table-cell office:value-type="string">
            <text:p>Blended</text:p>
          </table:table-cell>
          <table:table-cell office:value-type="string">
            <text:p>Free Placement</text:p>
          </table:table-cell>
          <table:table-cell office:value-type="string">
            <text:p>Dial Up</text:p>
          </table:table-cell>
          <table:table-cell office:value-type="string">
            <text:p>N/A</text:p>
          </table:table-cell>
          <table:table-cell office:value-type="float" office:value="5.95">
            <text:p>5.95</text:p>
          </table:table-cell>
          <table:table-cell office:value-type="string">
            <text:p>1.09%</text:p>
          </table:table-cell>
          <table:table-cell office:value-type="string">
            <text:p>$.12 cents</text:p>
          </table:table-cell>
          <table:table-cell office:value-type="float" office:value="0">
            <text:p>0</text:p>
          </table:table-cell>
          <table:table-cell office:value-type="float" office:value="79.95">
            <text:p>79.95</text:p>
          </table:table-cell>
          <table:table-cell table:number-columns-repeated="4"/>
          <table:table-cell office:value-type="string">
            <text:p>$200 </text:p>
          </table:table-cell>
          <table:table-cell office:value-type="string">
            <text:p>Also has a Plan B Phoneswipe linked to account&lt;br&gt;</text:p>
          </table:table-cell>
        </table:table-row>
        <table:table-row table:style-name="ro1">
          <table:table-cell office:value-type="float" office:value="53883434">
            <text:p>53883434</text:p>
          </table:table-cell>
          <table:table-cell office:value-type="string">
            <text:p>Golden Glades Collision Center</text:p>
          </table:table-cell>
          <table:table-cell office:value-type="string">
            <text:p>8/1/2012 0:10</text:p>
          </table:table-cell>
          <table:table-cell office:value-type="string">
            <text:p>8/6/2012 17:14</text:p>
          </table:table-cell>
          <table:table-cell office:value-type="string">
            <text:p>8/6/2012 17:56</text:p>
          </table:table-cell>
          <table:table-cell office:value-type="string">
            <text:p>Jose Sastre</text:p>
          </table:table-cell>
          <table:table-cell office:value-type="string">
            <text:p>(786) 362-6370</text:p>
          </table:table-cell>
          <table:table-cell/>
          <table:table-cell office:value-type="string">
            <text:p>GoldenGlades1@HOTMAIL.COM</text:p>
          </table:table-cell>
          <table:table-cell office:value-type="string">
            <text:p>PPG Appt</text:p>
          </table:table-cell>
          <table:table-cell office:value-type="string">
            <text:p>Retail/ Swipe</text:p>
          </table:table-cell>
          <table:table-cell office:value-type="string">
            <text:p>Blended</text:p>
          </table:table-cell>
          <table:table-cell office:value-type="string">
            <text:p>Free Placement</text:p>
          </table:table-cell>
          <table:table-cell office:value-type="string">
            <text:p>Dial Up</text:p>
          </table:table-cell>
          <table:table-cell office:value-type="string">
            <text:p>N/A</text:p>
          </table:table-cell>
          <table:table-cell office:value-type="float" office:value="8.5">
            <text:p>8.5</text:p>
          </table:table-cell>
          <table:table-cell office:value-type="string">
            <text:p>1.39%</text:p>
          </table:table-cell>
          <table:table-cell office:value-type="string">
            <text:p>$.12 cents</text:p>
          </table:table-cell>
          <table:table-cell office:value-type="string">
            <text:p>$95.00 </text:p>
          </table:table-cell>
          <table:table-cell office:value-type="float" office:value="79.95">
            <text:p>79.95</text:p>
          </table:table-cell>
          <table:table-cell table:number-columns-repeated="4"/>
          <table:table-cell office:value-type="string">
            <text:p>$50 </text:p>
          </table:table-cell>
          <table:table-cell office:value-type="string">
            <text:p>Link to Northside Towing And Recovery.&amp;nbsp; 2 Locations&lt;br&gt;</text:p>
          </table:table-cell>
        </table:table-row>
        <table:table-row table:style-name="ro1">
          <table:table-cell office:value-type="float" office:value="53883433">
            <text:p>53883433</text:p>
          </table:table-cell>
          <table:table-cell office:value-type="string">
            <text:p>NORTHSIDE TOWING AND RECOVERY</text:p>
          </table:table-cell>
          <table:table-cell office:value-type="string">
            <text:p>8/1/2012 0:10</text:p>
          </table:table-cell>
          <table:table-cell office:value-type="string">
            <text:p>8/6/2012 16:54</text:p>
          </table:table-cell>
          <table:table-cell office:value-type="string">
            <text:p>8/6/2012 18:02</text:p>
          </table:table-cell>
          <table:table-cell office:value-type="string">
            <text:p>Joe Sastre</text:p>
          </table:table-cell>
          <table:table-cell office:value-type="string">
            <text:p>(786) 362-6371</text:p>
          </table:table-cell>
          <table:table-cell table:number-columns-repeated="2"/>
          <table:table-cell office:value-type="string">
            <text:p>PPG Appt</text:p>
          </table:table-cell>
          <table:table-cell office:value-type="string">
            <text:p>Retail/ Swipe</text:p>
          </table:table-cell>
          <table:table-cell office:value-type="string">
            <text:p>Blended</text:p>
          </table:table-cell>
          <table:table-cell office:value-type="string">
            <text:p>Free Placement</text:p>
          </table:table-cell>
          <table:table-cell office:value-type="string">
            <text:p>Dial Up</text:p>
          </table:table-cell>
          <table:table-cell office:value-type="string">
            <text:p>N/A</text:p>
          </table:table-cell>
          <table:table-cell office:value-type="float" office:value="8.5">
            <text:p>8.5</text:p>
          </table:table-cell>
          <table:table-cell office:value-type="string">
            <text:p>1.39%</text:p>
          </table:table-cell>
          <table:table-cell office:value-type="string">
            <text:p>$.12 cents</text:p>
          </table:table-cell>
          <table:table-cell table:number-columns-repeated="2" office:value-type="float" office:value="0">
            <text:p>0</text:p>
          </table:table-cell>
          <table:table-cell table:number-columns-repeated="4"/>
          <table:table-cell office:value-type="string">
            <text:p>$50 </text:p>
          </table:table-cell>
          <table:table-cell office:value-type="string">
            <text:p>Link to Golden Glades Collision Center.&amp;nbsp; 2 locations&lt;br&gt;</text:p>
          </table:table-cell>
        </table:table-row>
        <table:table-row table:style-name="ro1">
          <table:table-cell office:value-type="float" office:value="53818246">
            <text:p>53818246</text:p>
          </table:table-cell>
          <table:table-cell office:value-type="string">
            <text:p>Bolen Used Car Inc</text:p>
          </table:table-cell>
          <table:table-cell office:value-type="string">
            <text:p>7/31/2012 16:38</text:p>
          </table:table-cell>
          <table:table-cell office:value-type="string">
            <text:p>8/31/2012 17:18</text:p>
          </table:table-cell>
          <table:table-cell office:value-type="string">
            <text:p>8/31/2012 17:19</text:p>
          </table:table-cell>
          <table:table-cell office:value-type="string">
            <text:p>Donald Bolen</text:p>
          </table:table-cell>
          <table:table-cell office:value-type="string">
            <text:p>(405) 749-8383</text:p>
          </table:table-cell>
          <table:table-cell/>
          <table:table-cell office:value-type="string">
            <text:p>lynsmiley@hotmail.com</text:p>
          </table:table-cell>
          <table:table-cell office:value-type="string">
            <text:p>PPG Appt</text:p>
          </table:table-cell>
          <table:table-cell office:value-type="string">
            <text:p>Retail/ Swipe</text:p>
          </table:table-cell>
          <table:table-cell/>
          <table:table-cell office:value-type="string">
            <text:p>Free Placement</text:p>
          </table:table-cell>
          <table:table-cell office:value-type="string">
            <text:p>Dial Up Only</text:p>
          </table:table-cell>
          <table:table-cell table:number-columns-repeated="5"/>
          <table:table-cell office:value-type="float" office:value="79.95">
            <text:p>79.95</text:p>
          </table:table-cell>
          <table:table-cell table:number-columns-repeated="4"/>
          <table:table-cell office:value-type="string">
            <text:p>$50 </text:p>
          </table:table-cell>
          <table:table-cell office:value-type="string">
            <text:p>Link to Bolen Service Center.&amp;nbsp; 2 accounts&lt;br&gt;</text:p>
          </table:table-cell>
        </table:table-row>
        <table:table-row table:style-name="ro1">
          <table:table-cell office:value-type="float" office:value="53755179">
            <text:p>53755179</text:p>
          </table:table-cell>
          <table:table-cell office:value-type="string">
            <text:p>Big Herks Mobile</text:p>
          </table:table-cell>
          <table:table-cell office:value-type="string">
            <text:p>7/30/2012 22:56</text:p>
          </table:table-cell>
          <table:table-cell office:value-type="string">
            <text:p>8/23/2012 18:17</text:p>
          </table:table-cell>
          <table:table-cell office:value-type="string">
            <text:p>8/22/2012 17:57</text:p>
          </table:table-cell>
          <table:table-cell office:value-type="string">
            <text:p>HYNEK WASHINGTON</text:p>
          </table:table-cell>
          <table:table-cell office:value-type="string">
            <text:p>209-518-0518</text:p>
          </table:table-cell>
          <table:table-cell office:value-type="string">
            <text:p>(209) 518-0518</text:p>
          </table:table-cell>
          <table:table-cell office:value-type="string">
            <text:p>BIGHERKMOBILE@GMAIL.COM</text:p>
          </table:table-cell>
          <table:table-cell office:value-type="string">
            <text:p>PPG Appt</text:p>
          </table:table-cell>
          <table:table-cell office:value-type="string">
            <text:p>Retail/ Swipe</text:p>
          </table:table-cell>
          <table:table-cell/>
          <table:table-cell office:value-type="string">
            <text:p>Free Placement</text:p>
          </table:table-cell>
          <table:table-cell office:value-type="string">
            <text:p>IP</text:p>
          </table:table-cell>
          <table:table-cell office:value-type="string">
            <text:p>N/A</text:p>
          </table:table-cell>
          <table:table-cell office:value-type="float" office:value="5.95">
            <text:p>5.95</text:p>
          </table:table-cell>
          <table:table-cell office:value-type="string">
            <text:p>1.29%</text:p>
          </table:table-cell>
          <table:table-cell office:value-type="string">
            <text:p>$.10 cents</text:p>
          </table:table-cell>
          <table:table-cell office:value-type="float" office:value="0">
            <text:p>0</text:p>
          </table:table-cell>
          <table:table-cell office:value-type="float" office:value="79.95">
            <text:p>79.95</text:p>
          </table:table-cell>
          <table:table-cell table:number-columns-repeated="4"/>
          <table:table-cell office:value-type="string">
            <text:p>$50 </text:p>
          </table:table-cell>
          <table:table-cell office:value-type="string">
            <text:p>Need banking information to submit.&amp;nbsp; Pending &lt;br&gt;</text:p>
          </table:table-cell>
        </table:table-row>
        <table:table-row table:style-name="ro1">
          <table:table-cell office:value-type="float" office:value="53755178">
            <text:p>53755178</text:p>
          </table:table-cell>
          <table:table-cell office:value-type="string">
            <text:p>Glossy Nail Salon</text:p>
          </table:table-cell>
          <table:table-cell office:value-type="string">
            <text:p>7/30/2012 22:56</text:p>
          </table:table-cell>
          <table:table-cell office:value-type="string">
            <text:p>8/10/2012 15:19</text:p>
          </table:table-cell>
          <table:table-cell office:value-type="string">
            <text:p>8/10/2012 15:20</text:p>
          </table:table-cell>
          <table:table-cell office:value-type="string">
            <text:p>Tan Nguyne</text:p>
          </table:table-cell>
          <table:table-cell office:value-type="string">
            <text:p>(405) 495-9141</text:p>
          </table:table-cell>
          <table:table-cell office:value-type="string">
            <text:p>(405) 248-1154</text:p>
          </table:table-cell>
          <table:table-cell/>
          <table:table-cell office:value-type="string">
            <text:p>PPG Appt</text:p>
          </table:table-cell>
          <table:table-cell office:value-type="string">
            <text:p>Retail/ Swipe</text:p>
          </table:table-cell>
          <table:table-cell/>
          <table:table-cell office:value-type="string">
            <text:p>Free Placement</text:p>
          </table:table-cell>
          <table:table-cell office:value-type="string">
            <text:p>Dial Up</text:p>
          </table:table-cell>
          <table:table-cell office:value-type="string">
            <text:p>N/A</text:p>
          </table:table-cell>
          <table:table-cell office:value-type="float" office:value="5.95">
            <text:p>5.95</text:p>
          </table:table-cell>
          <table:table-cell office:value-type="string">
            <text:p>1.39%</text:p>
          </table:table-cell>
          <table:table-cell office:value-type="string">
            <text:p>$.12 cents</text:p>
          </table:table-cell>
          <table:table-cell office:value-type="float" office:value="0">
            <text:p>0</text:p>
          </table:table-cell>
          <table:table-cell office:value-type="float" office:value="49.95">
            <text:p>49.95</text:p>
          </table:table-cell>
          <table:table-cell table:number-columns-repeated="4"/>
          <table:table-cell office:value-type="string">
            <text:p>$50 </text:p>
          </table:table-cell>
          <table:table-cell office:value-type="string">
            <text:p>Please pay cancellation</text:p>
          </table:table-cell>
        </table:table-row>
        <table:table-row table:style-name="ro1">
          <table:table-cell office:value-type="float" office:value="53755177">
            <text:p>53755177</text:p>
          </table:table-cell>
          <table:table-cell office:value-type="string">
            <text:p>Bolen Service Center</text:p>
          </table:table-cell>
          <table:table-cell office:value-type="string">
            <text:p>7/30/2012 22:56</text:p>
          </table:table-cell>
          <table:table-cell table:number-columns-repeated="2" office:value-type="string">
            <text:p>8/31/2012 17:19</text:p>
          </table:table-cell>
          <table:table-cell office:value-type="string">
            <text:p>Lyn Smiley</text:p>
          </table:table-cell>
          <table:table-cell office:value-type="string">
            <text:p>(405)840-4855</text:p>
          </table:table-cell>
          <table:table-cell/>
          <table:table-cell office:value-type="string">
            <text:p>Lynsmiley@hotmail.com</text:p>
          </table:table-cell>
          <table:table-cell office:value-type="string">
            <text:p>PPG Appt</text:p>
          </table:table-cell>
          <table:table-cell office:value-type="string">
            <text:p>Retail/ Swipe</text:p>
          </table:table-cell>
          <table:table-cell/>
          <table:table-cell office:value-type="string">
            <text:p>Free Placement</text:p>
          </table:table-cell>
          <table:table-cell office:value-type="string">
            <text:p>Dial Up</text:p>
          </table:table-cell>
          <table:table-cell office:value-type="string">
            <text:p>N/A</text:p>
          </table:table-cell>
          <table:table-cell office:value-type="float" office:value="5.95">
            <text:p>5.95</text:p>
          </table:table-cell>
          <table:table-cell office:value-type="string">
            <text:p>1.19%</text:p>
          </table:table-cell>
          <table:table-cell office:value-type="string">
            <text:p>$.12 cents</text:p>
          </table:table-cell>
          <table:table-cell office:value-type="string">
            <text:p>$95.00 </text:p>
          </table:table-cell>
          <table:table-cell office:value-type="float" office:value="79.95">
            <text:p>79.95</text:p>
          </table:table-cell>
          <table:table-cell table:number-columns-repeated="4"/>
          <table:table-cell office:value-type="string">
            <text:p>$50 </text:p>
          </table:table-cell>
          <table:table-cell office:value-type="string">
            <text:p>&lt;br&gt;</text:p>
          </table:table-cell>
        </table:table-row>
        <table:table-row table:style-name="ro1">
          <table:table-cell office:value-type="float" office:value="53689352">
            <text:p>53689352</text:p>
          </table:table-cell>
          <table:table-cell office:value-type="string">
            <text:p>Auto Deal &amp; Service</text:p>
          </table:table-cell>
          <table:table-cell office:value-type="string">
            <text:p>7/30/2012 16:33</text:p>
          </table:table-cell>
          <table:table-cell table:number-columns-repeated="2" office:value-type="string">
            <text:p>8/6/2012 16:53</text:p>
          </table:table-cell>
          <table:table-cell office:value-type="string">
            <text:p>Kamran Barghi</text:p>
          </table:table-cell>
          <table:table-cell office:value-type="string">
            <text:p>(615) 915-1018</text:p>
          </table:table-cell>
          <table:table-cell/>
          <table:table-cell office:value-type="string">
            <text:p>bmwis78@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2">
          <table:table-cell office:value-type="float" office:value="53687419">
            <text:p>53687419</text:p>
          </table:table-cell>
          <table:table-cell office:value-type="string">
            <text:p>Hurley's</text:p>
          </table:table-cell>
          <table:table-cell office:value-type="string">
            <text:p>7/30/2012 16:27</text:p>
          </table:table-cell>
          <table:table-cell office:value-type="string">
            <text:p>8/10/2012 15:45</text:p>
          </table:table-cell>
          <table:table-cell office:value-type="string">
            <text:p>8/10/2012 18:16</text:p>
          </table:table-cell>
          <table:table-cell office:value-type="string">
            <text:p>Henry Hurley</text:p>
          </table:table-cell>
          <table:table-cell table:number-columns-repeated="2" office:value-type="string">
            <text:p>(314) 341-4003</text:p>
          </table:table-cell>
          <table:table-cell office:value-type="string">
            <text:p>crazyaswhitboy05@yahoo.com</text:p>
          </table:table-cell>
          <table:table-cell office:value-type="string">
            <text:p>Self Gen</text:p>
          </table:table-cell>
          <table:table-cell office:value-type="string">
            <text:p>Retail/ Swipe</text:p>
          </table:table-cell>
          <table:table-cell office:value-type="string">
            <text:p>4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75">
            <text:p>0.75</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1">
          <table:table-cell office:value-type="float" office:value="53332398">
            <text:p>53332398</text:p>
          </table:table-cell>
          <table:table-cell office:value-type="string">
            <text:p>C &amp; G AUTOMOTIVE REPAIR</text:p>
          </table:table-cell>
          <table:table-cell office:value-type="string">
            <text:p>7/25/2012 17:01</text:p>
          </table:table-cell>
          <table:table-cell office:value-type="string">
            <text:p>8/29/2012 15:25</text:p>
          </table:table-cell>
          <table:table-cell office:value-type="string">
            <text:p>8/29/2012 15:52</text:p>
          </table:table-cell>
          <table:table-cell office:value-type="string">
            <text:p>GINNIE MCREYNOLDS</text:p>
          </table:table-cell>
          <table:table-cell office:value-type="string">
            <text:p>(209) 523-5160</text:p>
          </table:table-cell>
          <table:table-cell office:value-type="string">
            <text:p>(209) 606-8671</text:p>
          </table:table-cell>
          <table:table-cell office:value-type="string">
            <text:p>GIN66@COMCAST.NET</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External Swap</text:p>
          </table:table-cell>
          <table:table-cell office:value-type="string">
            <text:p>$5.95 </text:p>
          </table:table-cell>
          <table:table-cell office:value-type="float" office:value="0.5">
            <text:p>0.5</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53265627">
            <text:p>53265627</text:p>
          </table:table-cell>
          <table:table-cell office:value-type="string">
            <text:p>A Brite Cleaning &amp; Restoration</text:p>
          </table:table-cell>
          <table:table-cell office:value-type="string">
            <text:p>7/24/2012 20:39</text:p>
          </table:table-cell>
          <table:table-cell office:value-type="string">
            <text:p>8/9/2012 18:39</text:p>
          </table:table-cell>
          <table:table-cell office:value-type="string">
            <text:p>8/6/2012 21:43</text:p>
          </table:table-cell>
          <table:table-cell office:value-type="string">
            <text:p>David Filius</text:p>
          </table:table-cell>
          <table:table-cell office:value-type="string">
            <text:p>(618) 451-8044</text:p>
          </table:table-cell>
          <table:table-cell/>
          <table:table-cell office:value-type="string">
            <text:p>dfilius@att.net</text:p>
          </table:table-cell>
          <table:table-cell office:value-type="string">
            <text:p>PPG Appt</text:p>
          </table:table-cell>
          <table:table-cell table:number-columns-repeated="3"/>
          <table:table-cell office:value-type="string">
            <text:p>Phone Swipe</text:p>
          </table:table-cell>
          <table:table-cell/>
          <table:table-cell office:value-type="string">
            <text:p>$5.95 </text:p>
          </table:table-cell>
          <table:table-cell table:number-columns-repeated="2"/>
          <table:table-cell office:value-type="string">
            <text:p>Waived</text:p>
          </table:table-cell>
          <table:table-cell office:value-type="float" office:value="79.95">
            <text:p>79.95</text:p>
          </table:table-cell>
          <table:table-cell table:number-columns-repeated="4"/>
          <table:table-cell office:value-type="string">
            <text:p>$100 </text:p>
          </table:table-cell>
          <table:table-cell office:value-type="string">
            <text:p>Phoneswipe with Audio Jack/Plan A Phoneswipe&lt;br&gt;</text:p>
          </table:table-cell>
        </table:table-row>
        <table:table-row table:style-name="ro1">
          <table:table-cell office:value-type="float" office:value="53264987">
            <text:p>53264987</text:p>
          </table:table-cell>
          <table:table-cell office:value-type="string">
            <text:p>Grassroots Inc</text:p>
          </table:table-cell>
          <table:table-cell office:value-type="string">
            <text:p>7/24/2012 20:33</text:p>
          </table:table-cell>
          <table:table-cell office:value-type="string">
            <text:p>8/27/2012 15:02</text:p>
          </table:table-cell>
          <table:table-cell office:value-type="string">
            <text:p>8/20/2012 19:20</text:p>
          </table:table-cell>
          <table:table-cell office:value-type="string">
            <text:p>W Brendan O'Driscol/ SUE is contact.</text:p>
          </table:table-cell>
          <table:table-cell office:value-type="string">
            <text:p>(972) 931-1554</text:p>
          </table:table-cell>
          <table:table-cell office:value-type="string">
            <text:p>(214) 243-9221</text:p>
          </table:table-cell>
          <table:table-cell office:value-type="string">
            <text:p>palminc@sbcglobal.net</text:p>
          </table:table-cell>
          <table:table-cell office:value-type="string">
            <text:p>PPG Appt</text:p>
          </table:table-cell>
          <table:table-cell table:number-columns-repeated="2"/>
          <table:table-cell office:value-type="string">
            <text:p>Sell</text:p>
          </table:table-cell>
          <table:table-cell office:value-type="string">
            <text:p>Other See Notes</text:p>
          </table:table-cell>
          <table:table-cell/>
          <table:table-cell office:value-type="float" office:value="9.5">
            <text:p>9.5</text:p>
          </table:table-cell>
          <table:table-cell table:number-columns-repeated="2"/>
          <table:table-cell office:value-type="string">
            <text:p>Waived</text:p>
          </table:table-cell>
          <table:table-cell office:value-type="float" office:value="79.95">
            <text:p>79.95</text:p>
          </table:table-cell>
          <table:table-cell table:number-columns-repeated="4"/>
          <table:table-cell office:value-type="string">
            <text:p>$300 </text:p>
          </table:table-cell>
          <table:table-cell office:value-type="string">
            <text:p>Global Transport Quickbooks Plugin $50.&amp;nbsp; This is a No Equipment Deal so will receive $300&lt;br&gt;</text:p>
          </table:table-cell>
        </table:table-row>
        <table:table-row table:style-name="ro1">
          <table:table-cell office:value-type="float" office:value="53263024">
            <text:p>53263024</text:p>
          </table:table-cell>
          <table:table-cell office:value-type="string">
            <text:p>Tony's Appliance</text:p>
          </table:table-cell>
          <table:table-cell office:value-type="string">
            <text:p>7/24/2012 20:14</text:p>
          </table:table-cell>
          <table:table-cell office:value-type="string">
            <text:p>8/7/2012 18:05</text:p>
          </table:table-cell>
          <table:table-cell office:value-type="string">
            <text:p>8/6/2012 21:26</text:p>
          </table:table-cell>
          <table:table-cell office:value-type="string">
            <text:p>Augstin Armendariz</text:p>
          </table:table-cell>
          <table:table-cell office:value-type="string">
            <text:p>(209) 988-8669</text:p>
          </table:table-cell>
          <table:table-cell/>
          <table:table-cell office:value-type="string">
            <text:p>tonysappliance@att.net</text:p>
          </table:table-cell>
          <table:table-cell office:value-type="string">
            <text:p>PPG Appt</text:p>
          </table:table-cell>
          <table:table-cell office:value-type="string">
            <text:p>Retail/ Swipe</text:p>
          </table:table-cell>
          <table:table-cell/>
          <table:table-cell office:value-type="string">
            <text:p>Free Placement</text:p>
          </table:table-cell>
          <table:table-cell office:value-type="string">
            <text:p>Dial Up Only</text:p>
          </table:table-cell>
          <table:table-cell office:value-type="string">
            <text:p>Internal Pin Pad</text:p>
          </table:table-cell>
          <table:table-cell office:value-type="string">
            <text:p>$8.50 </text:p>
          </table:table-cell>
          <table:table-cell table:number-columns-repeated="2"/>
          <table:table-cell office:value-type="string">
            <text:p>Waived</text:p>
          </table:table-cell>
          <table:table-cell office:value-type="float" office:value="79.95">
            <text:p>79.95</text:p>
          </table:table-cell>
          <table:table-cell table:number-columns-repeated="4"/>
          <table:table-cell office:value-type="string">
            <text:p>$50 </text:p>
          </table:table-cell>
          <table:table-cell office:value-type="string">
            <text:p>Encryption Fee $15, Internal Pin Debit&lt;br&gt;</text:p>
          </table:table-cell>
        </table:table-row>
        <table:table-row table:style-name="ro1">
          <table:table-cell office:value-type="float" office:value="53259086">
            <text:p>53259086</text:p>
          </table:table-cell>
          <table:table-cell office:value-type="string">
            <text:p>Gary's Auto Repair</text:p>
          </table:table-cell>
          <table:table-cell office:value-type="string">
            <text:p>7/24/2012 20:01</text:p>
          </table:table-cell>
          <table:table-cell office:value-type="string">
            <text:p>7/30/2012 16:01</text:p>
          </table:table-cell>
          <table:table-cell office:value-type="string">
            <text:p>7/26/2012 17:26</text:p>
          </table:table-cell>
          <table:table-cell office:value-type="string">
            <text:p>Gary Scallern</text:p>
          </table:table-cell>
          <table:table-cell office:value-type="string">
            <text:p>(615) 889-6390</text:p>
          </table:table-cell>
          <table:table-cell office:value-type="string">
            <text:p>(615) 969-6879</text:p>
          </table:table-cell>
          <table:table-cell office:value-type="string">
            <text:p>garysrepair@bellsouth.net</text:p>
          </table:table-cell>
          <table:table-cell office:value-type="string">
            <text:p>Self Gen</text:p>
          </table:table-cell>
          <table:table-cell office:value-type="string">
            <text:p>Retail/ Swipe</text:p>
          </table:table-cell>
          <table:table-cell/>
          <table:table-cell office:value-type="string">
            <text:p>Free Placement</text:p>
          </table:table-cell>
          <table:table-cell office:value-type="string">
            <text:p>Dial Up Only</text:p>
          </table:table-cell>
          <table:table-cell/>
          <table:table-cell office:value-type="string">
            <text:p>$8.50 </text:p>
          </table:table-cell>
          <table:table-cell/>
          <table:table-cell office:value-type="string">
            <text:p>Other See Notes</text:p>
          </table:table-cell>
          <table:table-cell office:value-type="string">
            <text:p>Waived</text:p>
          </table:table-cell>
          <table:table-cell office:value-type="float" office:value="79.95">
            <text:p>79.95</text:p>
          </table:table-cell>
          <table:table-cell table:number-columns-repeated="5"/>
          <table:table-cell office:value-type="string">
            <text:p>&lt;br&gt;</text:p>
          </table:table-cell>
        </table:table-row>
        <table:table-row table:style-name="ro1">
          <table:table-cell office:value-type="float" office:value="52804540">
            <text:p>52804540</text:p>
          </table:table-cell>
          <table:table-cell office:value-type="string">
            <text:p>DYNAMIC DISCS</text:p>
          </table:table-cell>
          <table:table-cell office:value-type="string">
            <text:p>7/19/2012 15:22</text:p>
          </table:table-cell>
          <table:table-cell office:value-type="string">
            <text:p>7/30/2012 21:27</text:p>
          </table:table-cell>
          <table:table-cell office:value-type="string">
            <text:p>7/27/2012 16:29</text:p>
          </table:table-cell>
          <table:table-cell office:value-type="string">
            <text:p>BRAD CROW</text:p>
          </table:table-cell>
          <table:table-cell office:value-type="string">
            <text:p>(972) 353-9000</text:p>
          </table:table-cell>
          <table:table-cell office:value-type="string">
            <text:p>(214) 577-0991</text:p>
          </table:table-cell>
          <table:table-cell office:value-type="string">
            <text:p>BRAD@DYNAMICDISCS.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1">
          <table:table-cell office:value-type="float" office:value="52330800">
            <text:p>52330800</text:p>
          </table:table-cell>
          <table:table-cell office:value-type="string">
            <text:p>RAPID REPRODUCTION</text:p>
          </table:table-cell>
          <table:table-cell office:value-type="string">
            <text:p>7/16/2012 18:20</text:p>
          </table:table-cell>
          <table:table-cell office:value-type="string">
            <text:p>8/22/2012 19:43</text:p>
          </table:table-cell>
          <table:table-cell office:value-type="string">
            <text:p>7/23/2012 20:50</text:p>
          </table:table-cell>
          <table:table-cell office:value-type="string">
            <text:p>DARLENE ROBERSON</text:p>
          </table:table-cell>
          <table:table-cell table:number-columns-repeated="2" office:value-type="string">
            <text:p>(209) 527-6370</text:p>
          </table:table-cell>
          <table:table-cell office:value-type="string">
            <text:p>KHALIL@RAPIDR.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
            <text:p>0.1</text:p>
          </table:table-cell>
          <table:table-cell office:value-type="string">
            <text:p>Waived</text:p>
          </table:table-cell>
          <table:table-cell office:value-type="float" office:value="0">
            <text:p>0</text:p>
          </table:table-cell>
          <table:table-cell table:number-columns-repeated="4"/>
          <table:table-cell office:value-type="string">
            <text:p>7/13/2012</text:p>
          </table:table-cell>
          <table:table-cell/>
        </table:table-row>
        <table:table-row table:style-name="ro1">
          <table:table-cell office:value-type="float" office:value="52329783">
            <text:p>52329783</text:p>
          </table:table-cell>
          <table:table-cell office:value-type="string">
            <text:p>CORNERSTONE CARPET CLEANING</text:p>
          </table:table-cell>
          <table:table-cell office:value-type="string">
            <text:p>7/16/2012 18:15</text:p>
          </table:table-cell>
          <table:table-cell table:number-columns-repeated="2" office:value-type="string">
            <text:p>7/23/2012 20:54</text:p>
          </table:table-cell>
          <table:table-cell office:value-type="string">
            <text:p>GARY NOLE</text:p>
          </table:table-cell>
          <table:table-cell office:value-type="string">
            <text:p>(209) 722-3072</text:p>
          </table:table-cell>
          <table:table-cell office:value-type="string">
            <text:p>(209) 694-4797</text:p>
          </table:table-cell>
          <table:table-cell office:value-type="string">
            <text:p>SONORACARPETCLEANING@HOTMAIL.COM</text:p>
          </table:table-cell>
          <table:table-cell office:value-type="string">
            <text:p>PPG Appt</text:p>
          </table:table-cell>
          <table:table-cell office:value-type="string">
            <text:p>MOTO</text:p>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65">
            <text:p>0.65</text:p>
          </table:table-cell>
          <table:table-cell office:value-type="float" office:value="0.12">
            <text:p>0.12</text:p>
          </table:table-cell>
          <table:table-cell office:value-type="string">
            <text:p>Waived</text:p>
          </table:table-cell>
          <table:table-cell office:value-type="float" office:value="0">
            <text:p>0</text:p>
          </table:table-cell>
          <table:table-cell table:number-columns-repeated="4"/>
          <table:table-cell office:value-type="float" office:value="50">
            <text:p>50</text:p>
          </table:table-cell>
          <table:table-cell/>
        </table:table-row>
        <table:table-row table:style-name="ro1">
          <table:table-cell office:value-type="float" office:value="51881000">
            <text:p>51881000</text:p>
          </table:table-cell>
          <table:table-cell office:value-type="string">
            <text:p>Ruperts Racing Products</text:p>
          </table:table-cell>
          <table:table-cell office:value-type="string">
            <text:p>7/11/2012 15:02</text:p>
          </table:table-cell>
          <table:table-cell table:number-columns-repeated="2" office:value-type="string">
            <text:p>8/10/2012 17:44</text:p>
          </table:table-cell>
          <table:table-cell office:value-type="string">
            <text:p>George Rupert</text:p>
          </table:table-cell>
          <table:table-cell office:value-type="string">
            <text:p>(931) 372-9142</text:p>
          </table:table-cell>
          <table:table-cell office:value-type="string">
            <text:p>931-372-9142</text:p>
          </table:table-cell>
          <table:table-cell office:value-type="string">
            <text:p>blondie7677@yahoo.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15">
            <text:p>0.15</text:p>
          </table:table-cell>
          <table:table-cell office:value-type="float" office:value="0.08">
            <text:p>0.08</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51880655">
            <text:p>51880655</text:p>
          </table:table-cell>
          <table:table-cell office:value-type="string">
            <text:p>EXPRESS CLEANERS</text:p>
          </table:table-cell>
          <table:table-cell office:value-type="string">
            <text:p>7/11/2012 14:57</text:p>
          </table:table-cell>
          <table:table-cell office:value-type="string">
            <text:p>8/31/2012 15:27</text:p>
          </table:table-cell>
          <table:table-cell office:value-type="string">
            <text:p>8/20/2012 18:03</text:p>
          </table:table-cell>
          <table:table-cell office:value-type="string">
            <text:p>WAHID DADGAR</text:p>
          </table:table-cell>
          <table:table-cell office:value-type="string">
            <text:p>(209) 833-1742</text:p>
          </table:table-cell>
          <table:table-cell office:value-type="string">
            <text:p>(209) 814-9070</text:p>
          </table:table-cell>
          <table:table-cell office:value-type="string">
            <text:p>WHDDG@AO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Auth.net Retail</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
            <text:p>0.1</text:p>
          </table:table-cell>
          <table:table-cell office:value-type="string">
            <text:p>Waived</text:p>
          </table:table-cell>
          <table:table-cell office:value-type="float" office:value="0">
            <text:p>0</text:p>
          </table:table-cell>
          <table:table-cell table:number-columns-repeated="4"/>
          <table:table-cell office:value-type="float" office:value="50">
            <text:p>50</text:p>
          </table:table-cell>
          <table:table-cell office:value-type="string">
            <text:p>might need to buy a swiper for this guy and run on auth.net, but I tried to talk him out of that because auth.net charges the .05 cent trans fee above 250 and he does about 500/ month.</text:p>
          </table:table-cell>
        </table:table-row>
        <table:table-row table:style-name="ro2">
          <table:table-cell office:value-type="float" office:value="51787712">
            <text:p>51787712</text:p>
          </table:table-cell>
          <table:table-cell office:value-type="string">
            <text:p>ANGELA VIERRA</text:p>
          </table:table-cell>
          <table:table-cell office:value-type="string">
            <text:p>7/10/2012 18:31</text:p>
          </table:table-cell>
          <table:table-cell table:number-columns-repeated="2" office:value-type="string">
            <text:p>7/10/2012 20:23</text:p>
          </table:table-cell>
          <table:table-cell office:value-type="string">
            <text:p>ANGELA VIERRA</text:p>
          </table:table-cell>
          <table:table-cell table:number-columns-repeated="2" office:value-type="string">
            <text:p>559-718-1407</text:p>
          </table:table-cell>
          <table:table-cell office:value-type="string">
            <text:p>AVIERRA.03@GMAIL.COM</text:p>
          </table:table-cell>
          <table:table-cell office:value-type="string">
            <text:p>Self Gen</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table:number-columns-repeated="9"/>
        </table:table-row>
        <table:table-row table:style-name="ro1">
          <table:table-cell office:value-type="float" office:value="51087907">
            <text:p>51087907</text:p>
          </table:table-cell>
          <table:table-cell office:value-type="string">
            <text:p>R &amp; P HVAC</text:p>
          </table:table-cell>
          <table:table-cell office:value-type="string">
            <text:p>7/5/2012 17:30</text:p>
          </table:table-cell>
          <table:table-cell office:value-type="string">
            <text:p>8/22/2012 19:43</text:p>
          </table:table-cell>
          <table:table-cell office:value-type="string">
            <text:p>8/22/2012 17:57</text:p>
          </table:table-cell>
          <table:table-cell office:value-type="string">
            <text:p>Charles Provance</text:p>
          </table:table-cell>
          <table:table-cell office:value-type="string">
            <text:p>(615) 255-6910</text:p>
          </table:table-cell>
          <table:table-cell/>
          <table:table-cell office:value-type="string">
            <text:p>gdavis68@bellsouth.net</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Phone Swipe</text:p>
          </table:table-cell>
          <table:table-cell office:value-type="string">
            <text:p>No Debit</text:p>
          </table:table-cell>
          <table:table-cell office:value-type="string">
            <text:p>$5.95 </text:p>
          </table:table-cell>
          <table:table-cell office:value-type="float" office:value="0.5">
            <text:p>0.5</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6"/>
        </table:table-row>
        <table:table-row table:style-name="ro1">
          <table:table-cell office:value-type="float" office:value="51081885">
            <text:p>51081885</text:p>
          </table:table-cell>
          <table:table-cell office:value-type="string">
            <text:p>Speedee Oil Change &amp; Tune Up</text:p>
          </table:table-cell>
          <table:table-cell office:value-type="string">
            <text:p>7/5/2012 17:24</text:p>
          </table:table-cell>
          <table:table-cell office:value-type="string">
            <text:p>7/9/2012 18:47</text:p>
          </table:table-cell>
          <table:table-cell office:value-type="string">
            <text:p>7/5/2012 17:30</text:p>
          </table:table-cell>
          <table:table-cell office:value-type="string">
            <text:p>nabil husseini</text:p>
          </table:table-cell>
          <table:table-cell office:value-type="string">
            <text:p>(209) 538-3991</text:p>
          </table:table-cell>
          <table:table-cell office:value-type="string">
            <text:p>(510) 402-7620</text:p>
          </table:table-cell>
          <table:table-cell office:value-type="string">
            <text:p>skybound07@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External Swap</text:p>
          </table:table-cell>
          <table:table-cell office:value-type="float" office:value="9.5">
            <text:p>9.5</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1">
          <table:table-cell office:value-type="float" office:value="50942231">
            <text:p>50942231</text:p>
          </table:table-cell>
          <table:table-cell office:value-type="string">
            <text:p>KAISERS NUTRITION CENTER</text:p>
          </table:table-cell>
          <table:table-cell office:value-type="string">
            <text:p>7/3/2012 18:50</text:p>
          </table:table-cell>
          <table:table-cell office:value-type="string">
            <text:p>8/14/2012 18:52</text:p>
          </table:table-cell>
          <table:table-cell office:value-type="string">
            <text:p>8/14/2012 18:53</text:p>
          </table:table-cell>
          <table:table-cell office:value-type="string">
            <text:p>JACK KAISER</text:p>
          </table:table-cell>
          <table:table-cell office:value-type="string">
            <text:p>(559) 665-5715</text:p>
          </table:table-cell>
          <table:table-cell/>
          <table:table-cell office:value-type="string">
            <text:p>KAISERSHEALTH4U@SBCGLOBAL.NET</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25">
            <text:p>0.25</text:p>
          </table:table-cell>
          <table:table-cell office:value-type="string">
            <text:p>Other See Notes</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05 cent auth</text:p>
          </table:table-cell>
        </table:table-row>
        <table:table-row table:style-name="ro1">
          <table:table-cell office:value-type="float" office:value="50941238">
            <text:p>50941238</text:p>
          </table:table-cell>
          <table:table-cell office:value-type="string">
            <text:p>Studio Hair Design</text:p>
          </table:table-cell>
          <table:table-cell office:value-type="string">
            <text:p>7/3/2012 18:44</text:p>
          </table:table-cell>
          <table:table-cell office:value-type="string">
            <text:p>8/30/2012 16:10</text:p>
          </table:table-cell>
          <table:table-cell office:value-type="string">
            <text:p>8/29/2012 15:52</text:p>
          </table:table-cell>
          <table:table-cell office:value-type="string">
            <text:p>Timothy Witherow</text:p>
          </table:table-cell>
          <table:table-cell office:value-type="string">
            <text:p>(615) 791-0124</text:p>
          </table:table-cell>
          <table:table-cell office:value-type="string">
            <text:p>(615) 414-0564</text:p>
          </table:table-cell>
          <table:table-cell office:value-type="string">
            <text:p>twitherow@gmail.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25">
            <text:p>0.25</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string">
            <text:p>7/3/2012</text:p>
          </table:table-cell>
          <table:table-cell office:value-type="float" office:value="50">
            <text:p>50</text:p>
          </table:table-cell>
        </table:table-row>
        <table:table-row table:style-name="ro1">
          <table:table-cell office:value-type="float" office:value="50581371">
            <text:p>50581371</text:p>
          </table:table-cell>
          <table:table-cell office:value-type="string">
            <text:p>KNEADING MASSAGE</text:p>
          </table:table-cell>
          <table:table-cell office:value-type="string">
            <text:p>6/29/2012 15:58</text:p>
          </table:table-cell>
          <table:table-cell office:value-type="string">
            <text:p>8/24/2012 17:02</text:p>
          </table:table-cell>
          <table:table-cell office:value-type="string">
            <text:p>8/23/2012 15:19</text:p>
          </table:table-cell>
          <table:table-cell office:value-type="string">
            <text:p>Lucas Hinerman</text:p>
          </table:table-cell>
          <table:table-cell office:value-type="string">
            <text:p>(931) 802-8923</text:p>
          </table:table-cell>
          <table:table-cell office:value-type="string">
            <text:p>(703) 652-4961 wife/ 703-268-9543 Lucas</text:p>
          </table:table-cell>
          <table:table-cell office:value-type="string">
            <text:p>JENNYNAN2003@GMAIL.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table:table-row>
        <table:table-row table:style-name="ro1">
          <table:table-cell office:value-type="float" office:value="50581079">
            <text:p>50581079</text:p>
          </table:table-cell>
          <table:table-cell office:value-type="string">
            <text:p>MOTO MUSEUM LLC</text:p>
          </table:table-cell>
          <table:table-cell office:value-type="string">
            <text:p>6/29/2012 15:52</text:p>
          </table:table-cell>
          <table:table-cell office:value-type="string">
            <text:p>8/27/2012 15:02</text:p>
          </table:table-cell>
          <table:table-cell office:value-type="string">
            <text:p>8/20/2012 19:20</text:p>
          </table:table-cell>
          <table:table-cell office:value-type="string">
            <text:p>Zach Smith (JUST OWNER)/ COLLEEN RUNS THE PLACE</text:p>
          </table:table-cell>
          <table:table-cell office:value-type="string">
            <text:p>(314) 446-1805</text:p>
          </table:table-cell>
          <table:table-cell office:value-type="string">
            <text:p>(314) 409-1195</text:p>
          </table:table-cell>
          <table:table-cell office:value-type="string">
            <text:p>colleen@themotomuseum.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5">
            <text:p>0.5</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50457672">
            <text:p>50457672</text:p>
          </table:table-cell>
          <table:table-cell office:value-type="string">
            <text:p>STRICKER AUTO CENTER</text:p>
          </table:table-cell>
          <table:table-cell office:value-type="string">
            <text:p>6/28/2012 21:08</text:p>
          </table:table-cell>
          <table:table-cell office:value-type="string">
            <text:p>7/16/2012 15:18</text:p>
          </table:table-cell>
          <table:table-cell office:value-type="string">
            <text:p>7/16/2012 15:20</text:p>
          </table:table-cell>
          <table:table-cell office:value-type="string">
            <text:p>Debbie Stricker</text:p>
          </table:table-cell>
          <table:table-cell office:value-type="string">
            <text:p>(314) 781-1355</text:p>
          </table:table-cell>
          <table:table-cell office:value-type="string">
            <text:p>(314) 651-7652</text:p>
          </table:table-cell>
          <table:table-cell office:value-type="string">
            <text:p>strickerautocenter@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Other See Notes</text:p>
          </table:table-cell>
          <table:table-cell office:value-type="float" office:value="1.29">
            <text:p>1.29</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float" office:value="50">
            <text:p>50</text:p>
          </table:table-cell>
          <table:table-cell office:value-type="string">
            <text:p>50.00 setup fee.&lt;br&gt;&lt;br&gt;This account will replace MID- &lt;span40-6721044-43234730' class='x-item-view-value'&gt;8788290319849&lt;/span&gt;</text:p>
          </table:table-cell>
        </table:table-row>
        <table:table-row table:style-name="ro1">
          <table:table-cell office:value-type="float" office:value="50376338">
            <text:p>50376338</text:p>
          </table:table-cell>
          <table:table-cell office:value-type="string">
            <text:p>PRIDE CLEANING COMPANY</text:p>
          </table:table-cell>
          <table:table-cell office:value-type="string">
            <text:p>6/28/2012 18:00</text:p>
          </table:table-cell>
          <table:table-cell office:value-type="string">
            <text:p>8/16/2012 18:07</text:p>
          </table:table-cell>
          <table:table-cell office:value-type="string">
            <text:p>7/19/2012 23:56</text:p>
          </table:table-cell>
          <table:table-cell office:value-type="string">
            <text:p>BILL LAW/ Christin</text:p>
          </table:table-cell>
          <table:table-cell office:value-type="string">
            <text:p>214-417-3379</text:p>
          </table:table-cell>
          <table:table-cell/>
          <table:table-cell office:value-type="string">
            <text:p>PRIDECLEANING@ROCKETMAIL.COM</text:p>
          </table:table-cell>
          <table:table-cell table:number-columns-repeated="16"/>
          <table:table-cell office:value-type="string">
            <text:p>e-mail set up via googleapps- &lt;br&gt;admin account is info@pridecleaningco.com&lt;br&gt;Password is 214-417-3379&lt;br&gt;&lt;br&gt;WEBSITE DOMAIN PURCHASED BY US ON GO DADDY&lt;br&gt;GO DADDY CUST # 53962866&lt;br&gt;PASSWORD: Costplus10&lt;br&gt;&lt;br&gt;gmail account for wix build: &lt;br&gt;pridecleaningco@gmail.com&lt;br&gt;password: 214-417-3379&lt;br&gt;&lt;br&gt;&lt;br&gt;</text:p>
          </table:table-cell>
        </table:table-row>
        <table:table-row table:style-name="ro1">
          <table:table-cell office:value-type="float" office:value="50073224">
            <text:p>50073224</text:p>
          </table:table-cell>
          <table:table-cell office:value-type="string">
            <text:p>JB Cleaning Solutions, LLC</text:p>
          </table:table-cell>
          <table:table-cell office:value-type="string">
            <text:p>6/26/2012 19:56</text:p>
          </table:table-cell>
          <table:table-cell office:value-type="string">
            <text:p>6/29/2012 15:36</text:p>
          </table:table-cell>
          <table:table-cell office:value-type="string">
            <text:p>6/29/2012 15:42</text:p>
          </table:table-cell>
          <table:table-cell office:value-type="string">
            <text:p>Bryan Mayo</text:p>
          </table:table-cell>
          <table:table-cell table:number-columns-repeated="2" office:value-type="string">
            <text:p>(888) 407-3852</text:p>
          </table:table-cell>
          <table:table-cell office:value-type="string">
            <text:p>bmayo@jbcleaningsolutions.com</text:p>
          </table:table-cell>
          <table:table-cell office:value-type="string">
            <text:p>PPG Appt</text:p>
          </table:table-cell>
          <table:table-cell office:value-type="string">
            <text:p>MOTO</text:p>
          </table:table-cell>
          <table:table-cell office:value-type="string">
            <text:p>3 tier</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5.95 </text:p>
          </table:table-cell>
          <table:table-cell office:value-type="float" office:value="2.08">
            <text:p>2.08</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9791284">
            <text:p>49791284</text:p>
          </table:table-cell>
          <table:table-cell office:value-type="string">
            <text:p>Judy's Nail Spa</text:p>
          </table:table-cell>
          <table:table-cell office:value-type="string">
            <text:p>6/23/2012 16:43</text:p>
          </table:table-cell>
          <table:table-cell table:number-columns-repeated="2" office:value-type="string">
            <text:p>8/15/2012 0:24</text:p>
          </table:table-cell>
          <table:table-cell office:value-type="string">
            <text:p>Judy Nguyen</text:p>
          </table:table-cell>
          <table:table-cell office:value-type="string">
            <text:p>(931) 528-5839</text:p>
          </table:table-cell>
          <table:table-cell office:value-type="string">
            <text:p>(931) 252-6379</text:p>
          </table:table-cell>
          <table:table-cell office:value-type="string">
            <text:p>judysnail69@yahoo.com</text:p>
          </table:table-cell>
          <table:table-cell office:value-type="string">
            <text:p>PPG Appt</text:p>
          </table:table-cell>
          <table:table-cell office:value-type="string">
            <text:p>Retail/ Swipe</text:p>
          </table:table-cell>
          <table:table-cell office:value-type="string">
            <text:p>4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55">
            <text:p>0.55</text:p>
          </table:table-cell>
          <table:table-cell office:value-type="float" office:value="0.1">
            <text:p>0.1</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9442066">
            <text:p>49442066</text:p>
          </table:table-cell>
          <table:table-cell office:value-type="string">
            <text:p>Geers Grocery</text:p>
          </table:table-cell>
          <table:table-cell office:value-type="string">
            <text:p>6/19/2012 23:41</text:p>
          </table:table-cell>
          <table:table-cell office:value-type="string">
            <text:p>8/31/2012 16:40</text:p>
          </table:table-cell>
          <table:table-cell office:value-type="string">
            <text:p>8/31/2012 17:24</text:p>
          </table:table-cell>
          <table:table-cell office:value-type="string">
            <text:p>Larry Wayne Geer</text:p>
          </table:table-cell>
          <table:table-cell table:number-columns-repeated="2" office:value-type="string">
            <text:p>(931) 761-3947</text:p>
          </table:table-cell>
          <table:table-cell office:value-type="string">
            <text:p>tubbie51@blomand.net</text:p>
          </table:table-cell>
          <table:table-cell office:value-type="string">
            <text:p>Self Gen</text:p>
          </table:table-cell>
          <table:table-cell office:value-type="string">
            <text:p>Retail/ Swipe</text:p>
          </table:table-cell>
          <table:table-cell office:value-type="string">
            <text:p>4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75">
            <text:p>0.75</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1">
          <table:table-cell office:value-type="float" office:value="49431542">
            <text:p>49431542</text:p>
          </table:table-cell>
          <table:table-cell office:value-type="string">
            <text:p>DOWNTOWN MINI MALL 2</text:p>
          </table:table-cell>
          <table:table-cell office:value-type="string">
            <text:p>6/19/2012 20:40</text:p>
          </table:table-cell>
          <table:table-cell office:value-type="string">
            <text:p>6/27/2012 18:07</text:p>
          </table:table-cell>
          <table:table-cell office:value-type="string">
            <text:p>6/26/2012 19:27</text:p>
          </table:table-cell>
          <table:table-cell office:value-type="string">
            <text:p>LEO WILL JR</text:p>
          </table:table-cell>
          <table:table-cell office:value-type="string">
            <text:p>(940) 387-2218</text:p>
          </table:table-cell>
          <table:table-cell office:value-type="string">
            <text:p>(940) 387-7945</text:p>
          </table:table-cell>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0.25">
            <text:p>0.25</text:p>
          </table:table-cell>
          <table:table-cell office:value-type="string">
            <text:p>Other See Notes</text:p>
          </table:table-cell>
          <table:table-cell office:value-type="string">
            <text:p>Waived</text:p>
          </table:table-cell>
          <table:table-cell office:value-type="float" office:value="0">
            <text:p>0</text:p>
          </table:table-cell>
          <table:table-cell table:number-columns-repeated="5"/>
          <table:table-cell office:value-type="string">
            <text:p>.05 auth fee&lt;br&gt;</text:p>
          </table:table-cell>
        </table:table-row>
        <table:table-row table:style-name="ro1">
          <table:table-cell office:value-type="float" office:value="49431404">
            <text:p>49431404</text:p>
          </table:table-cell>
          <table:table-cell office:value-type="string">
            <text:p>DOWNTOWN MINI MALL 1</text:p>
          </table:table-cell>
          <table:table-cell office:value-type="string">
            <text:p>6/19/2012 20:38</text:p>
          </table:table-cell>
          <table:table-cell table:number-columns-repeated="2" office:value-type="string">
            <text:p>8/3/2012 16:52</text:p>
          </table:table-cell>
          <table:table-cell office:value-type="string">
            <text:p>LEO WILL JR</text:p>
          </table:table-cell>
          <table:table-cell office:value-type="string">
            <text:p>(940) 387-0024</text:p>
          </table:table-cell>
          <table:table-cell office:value-type="string">
            <text:p>(940) 387-7945</text:p>
          </table:table-cell>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0.25">
            <text:p>0.25</text:p>
          </table:table-cell>
          <table:table-cell office:value-type="string">
            <text:p>Other See Notes</text:p>
          </table:table-cell>
          <table:table-cell office:value-type="string">
            <text:p>Waived</text:p>
          </table:table-cell>
          <table:table-cell office:value-type="float" office:value="0">
            <text:p>0</text:p>
          </table:table-cell>
          <table:table-cell table:number-columns-repeated="5"/>
          <table:table-cell office:value-type="string">
            <text:p>Front desk number 940-387-0024&lt;br&gt;Back office number 940-566-5464&lt;br&gt;&lt;br&gt;.05 auth&lt;br&gt;</text:p>
          </table:table-cell>
        </table:table-row>
        <table:table-row table:style-name="ro2">
          <table:table-cell office:value-type="float" office:value="49425158">
            <text:p>49425158</text:p>
          </table:table-cell>
          <table:table-cell office:value-type="string">
            <text:p>SMOG MASTERS</text:p>
          </table:table-cell>
          <table:table-cell office:value-type="string">
            <text:p>6/19/2012 19:23</text:p>
          </table:table-cell>
          <table:table-cell office:value-type="string">
            <text:p>7/30/2012 15:33</text:p>
          </table:table-cell>
          <table:table-cell office:value-type="string">
            <text:p>7/30/2012 17:41</text:p>
          </table:table-cell>
          <table:table-cell office:value-type="string">
            <text:p>JORGE TEJEDA</text:p>
          </table:table-cell>
          <table:table-cell office:value-type="string">
            <text:p>(209) 529-8149</text:p>
          </table:table-cell>
          <table:table-cell office:value-type="string">
            <text:p>(209) 613-8410</text:p>
          </table:table-cell>
          <table:table-cell office:value-type="string">
            <text:p>TEJEDAGE@HOTMAIL.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Reprogram</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0">
            <text:p>0</text:p>
          </table:table-cell>
          <table:table-cell table:number-columns-repeated="6"/>
        </table:table-row>
        <table:table-row table:style-name="ro1">
          <table:table-cell office:value-type="float" office:value="49423352">
            <text:p>49423352</text:p>
          </table:table-cell>
          <table:table-cell office:value-type="string">
            <text:p>JIM'S OUTBOARD MOTOR REPAIR</text:p>
          </table:table-cell>
          <table:table-cell office:value-type="string">
            <text:p>6/19/2012 18:59</text:p>
          </table:table-cell>
          <table:table-cell office:value-type="string">
            <text:p>6/27/2012 17:39</text:p>
          </table:table-cell>
          <table:table-cell office:value-type="string">
            <text:p>6/27/2012 16:36</text:p>
          </table:table-cell>
          <table:table-cell office:value-type="string">
            <text:p>James M Gambrell/ LISA</text:p>
          </table:table-cell>
          <table:table-cell office:value-type="string">
            <text:p>(931) 268-4156</text:p>
          </table:table-cell>
          <table:table-cell office:value-type="string">
            <text:p>(931) 239-6675</text:p>
          </table:table-cell>
          <table:table-cell office:value-type="string">
            <text:p>JIMZ2000@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TOLD HIM WE WOULD WAIVE THE MONTHLY MIN FEE AFTER 12 MONTHS. &lt;br&gt;</text:p>
          </table:table-cell>
        </table:table-row>
        <table:table-row table:style-name="ro1">
          <table:table-cell office:value-type="float" office:value="49331609">
            <text:p>49331609</text:p>
          </table:table-cell>
          <table:table-cell office:value-type="string">
            <text:p>Roberts Brothers Lawncare</text:p>
          </table:table-cell>
          <table:table-cell office:value-type="string">
            <text:p>6/18/2012 21:24</text:p>
          </table:table-cell>
          <table:table-cell office:value-type="string">
            <text:p>8/30/2012 15:32</text:p>
          </table:table-cell>
          <table:table-cell office:value-type="string">
            <text:p>8/22/2012 18:44</text:p>
          </table:table-cell>
          <table:table-cell office:value-type="string">
            <text:p>Jerry A Roberts/ Beth</text:p>
          </table:table-cell>
          <table:table-cell office:value-type="string">
            <text:p>(931) 739-4468</text:p>
          </table:table-cell>
          <table:table-cell office:value-type="string">
            <text:p>(931) 273-2124</text:p>
          </table:table-cell>
          <table:table-cell office:value-type="string">
            <text:p>jarler@blomand.net</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Phone Swipe</text:p>
          </table:table-cell>
          <table:table-cell office:value-type="string">
            <text:p>No Debit</text:p>
          </table:table-cell>
          <table:table-cell office:value-type="string">
            <text:p>$5.95 </text:p>
          </table:table-cell>
          <table:table-cell office:value-type="float" office:value="0.6">
            <text:p>0.6</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139">
            <text:p>139</text:p>
          </table:table-cell>
          <table:table-cell office:value-type="string">
            <text:p>&lt;br&gt;</text:p>
          </table:table-cell>
        </table:table-row>
        <table:table-row table:style-name="ro1">
          <table:table-cell office:value-type="float" office:value="49303854">
            <text:p>49303854</text:p>
          </table:table-cell>
          <table:table-cell office:value-type="string">
            <text:p>BAGZ D'LITE LLC</text:p>
          </table:table-cell>
          <table:table-cell office:value-type="string">
            <text:p>6/18/2012 17:07</text:p>
          </table:table-cell>
          <table:table-cell table:number-columns-repeated="2" office:value-type="string">
            <text:p>8/10/2012 17:43</text:p>
          </table:table-cell>
          <table:table-cell office:value-type="string">
            <text:p>CEIRRA MERRIWEATHER</text:p>
          </table:table-cell>
          <table:table-cell table:number-columns-repeated="2" office:value-type="string">
            <text:p>(314) 537-3383</text:p>
          </table:table-cell>
          <table:table-cell office:value-type="string">
            <text:p>cierrarm@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9216628">
            <text:p>49216628</text:p>
          </table:table-cell>
          <table:table-cell office:value-type="string">
            <text:p>Smokin Joe's</text:p>
          </table:table-cell>
          <table:table-cell office:value-type="string">
            <text:p>6/15/2012 23:11</text:p>
          </table:table-cell>
          <table:table-cell office:value-type="string">
            <text:p>8/28/2012 15:50</text:p>
          </table:table-cell>
          <table:table-cell office:value-type="string">
            <text:p>8/13/2012 15:24</text:p>
          </table:table-cell>
          <table:table-cell office:value-type="string">
            <text:p>Janak Patel</text:p>
          </table:table-cell>
          <table:table-cell office:value-type="string">
            <text:p>(865) 376-5161</text:p>
          </table:table-cell>
          <table:table-cell office:value-type="string">
            <text:p>(865) 300-3158</text:p>
          </table:table-cell>
          <table:table-cell office:value-type="string">
            <text:p>janakbaps@yahoo.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float" office:value="9.5">
            <text:p>9.5</text:p>
          </table:table-cell>
          <table:table-cell office:value-type="float" office:value="0.25">
            <text:p>0.25</text:p>
          </table:table-cell>
          <table:table-cell office:value-type="string">
            <text:p>Other See Notes</text:p>
          </table:table-cell>
          <table:table-cell office:value-type="string">
            <text:p>Waived</text:p>
          </table:table-cell>
          <table:table-cell office:value-type="float" office:value="0">
            <text:p>0</text:p>
          </table:table-cell>
          <table:table-cell table:number-columns-repeated="4"/>
          <table:table-cell office:value-type="float" office:value="0">
            <text:p>0</text:p>
          </table:table-cell>
          <table:table-cell office:value-type="string">
            <text:p>.04 auth (thousands of transactions)&lt;br&gt;&lt;br&gt;Must follow up with this guy in 30 days, he promised his other 4 stores if we save him money on this one and he in sincere. This is the only reason we waived annual fee.&amp;nbsp; I looked at 2 stores statements, we can save him hundreds on all of them monthly. This might need to be lowered to .20 bsp when I get the statement for this location. &lt;br&gt;&lt;br&gt;We should see some conversion out of this file. &lt;br&gt;</text:p>
          </table:table-cell>
        </table:table-row>
        <table:table-row table:style-name="ro1">
          <table:table-cell office:value-type="float" office:value="49195982">
            <text:p>49195982</text:p>
          </table:table-cell>
          <table:table-cell office:value-type="string">
            <text:p>SIENNA LEGAL NURSE</text:p>
          </table:table-cell>
          <table:table-cell office:value-type="string">
            <text:p>6/15/2012 19:57</text:p>
          </table:table-cell>
          <table:table-cell office:value-type="string">
            <text:p>6/23/2012 17:23</text:p>
          </table:table-cell>
          <table:table-cell office:value-type="string">
            <text:p>6/18/2012 18:22</text:p>
          </table:table-cell>
          <table:table-cell office:value-type="string">
            <text:p>SUSAN ROSS</text:p>
          </table:table-cell>
          <table:table-cell office:value-type="string">
            <text:p>830-620-5343</text:p>
          </table:table-cell>
          <table:table-cell/>
          <table:table-cell office:value-type="string">
            <text:p>SIENNALEGALNURSE@GMAIL.COM</text:p>
          </table:table-cell>
          <table:table-cell office:value-type="string">
            <text:p>Self Gen</text:p>
          </table:table-cell>
          <table:table-cell table:number-columns-repeated="15"/>
          <table:table-cell office:value-type="string">
            <text:p>$250.00 UPFRONT&lt;br&gt;$250 UPON COMPLETION.&lt;br&gt;&lt;br&gt;Gmail account setup- nurse5343@gmail.com&lt;br&gt;Password is 830-620-5343&lt;br&gt;&lt;br&gt;&lt;br&gt;</text:p>
          </table:table-cell>
        </table:table-row>
        <table:table-row table:style-name="ro1">
          <table:table-cell office:value-type="float" office:value="49118010">
            <text:p>49118010</text:p>
          </table:table-cell>
          <table:table-cell office:value-type="string">
            <text:p>CUMBERLAND BEND GOLF COURSE</text:p>
          </table:table-cell>
          <table:table-cell office:value-type="string">
            <text:p>6/14/2012 21:56</text:p>
          </table:table-cell>
          <table:table-cell table:number-columns-repeated="2" office:value-type="string">
            <text:p>7/11/2012 15:28</text:p>
          </table:table-cell>
          <table:table-cell office:value-type="string">
            <text:p>DUANE RANDOLPH</text:p>
          </table:table-cell>
          <table:table-cell table:number-columns-repeated="2" office:value-type="string">
            <text:p>(931) 268-0259</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
            <text:p>0.1</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8985802">
            <text:p>48985802</text:p>
          </table:table-cell>
          <table:table-cell office:value-type="string">
            <text:p>Financial Services Group</text:p>
          </table:table-cell>
          <table:table-cell office:value-type="string">
            <text:p>6/13/2012 19:15</text:p>
          </table:table-cell>
          <table:table-cell table:number-columns-repeated="2" office:value-type="string">
            <text:p>8/22/2012 20:09</text:p>
          </table:table-cell>
          <table:table-cell office:value-type="string">
            <text:p>Daryhl K. Murphy</text:p>
          </table:table-cell>
          <table:table-cell table:number-columns-repeated="2" office:value-type="string">
            <text:p>(931) 520-8871</text:p>
          </table:table-cell>
          <table:table-cell office:value-type="string">
            <text:p>d.k.murphy@charter.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Reprogram</text:p>
          </table:table-cell>
          <table:table-cell office:value-type="string">
            <text:p>Wireless</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REprogram VX670- I ordered a sim card for the machine. &lt;br&gt;</text:p>
          </table:table-cell>
        </table:table-row>
        <table:table-row table:style-name="ro1">
          <table:table-cell office:value-type="float" office:value="48873918">
            <text:p>48873918</text:p>
          </table:table-cell>
          <table:table-cell office:value-type="string">
            <text:p>K &amp; K Lock &amp; Key</text:p>
          </table:table-cell>
          <table:table-cell office:value-type="string">
            <text:p>6/12/2012 20:14</text:p>
          </table:table-cell>
          <table:table-cell office:value-type="string">
            <text:p>6/25/2012 16:41</text:p>
          </table:table-cell>
          <table:table-cell office:value-type="string">
            <text:p>6/23/2012 17:07</text:p>
          </table:table-cell>
          <table:table-cell office:value-type="string">
            <text:p>Lewis Jordan Jr</text:p>
          </table:table-cell>
          <table:table-cell table:number-columns-repeated="2" office:value-type="string">
            <text:p>(865) 882-7975</text:p>
          </table:table-cell>
          <table:table-cell office:value-type="string">
            <text:p>lejordanjr@bellsouth.net</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8.50 </text:p>
          </table:table-cell>
          <table:table-cell office:value-type="float" office:value="1.09">
            <text:p>1.0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8855341">
            <text:p>48855341</text:p>
          </table:table-cell>
          <table:table-cell office:value-type="string">
            <text:p>PERSONALIZED PHYSICIANS</text:p>
          </table:table-cell>
          <table:table-cell office:value-type="string">
            <text:p>6/12/2012 16:40</text:p>
          </table:table-cell>
          <table:table-cell table:number-columns-repeated="2" office:value-type="string">
            <text:p>7/2/2012 15:27</text:p>
          </table:table-cell>
          <table:table-cell office:value-type="string">
            <text:p>SCOTT KOLBABA</text:p>
          </table:table-cell>
          <table:table-cell office:value-type="string">
            <text:p>(630) 580-7600</text:p>
          </table:table-cell>
          <table:table-cell office:value-type="string">
            <text:p>(630) 668-2119</text:p>
          </table:table-cell>
          <table:table-cell office:value-type="string">
            <text:p>kborn@personalizedltd.org</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6"/>
        </table:table-row>
        <table:table-row table:style-name="ro1">
          <table:table-cell office:value-type="float" office:value="48781749">
            <text:p>48781749</text:p>
          </table:table-cell>
          <table:table-cell office:value-type="string">
            <text:p>Pajarito</text:p>
          </table:table-cell>
          <table:table-cell office:value-type="string">
            <text:p>6/11/2012 20:38</text:p>
          </table:table-cell>
          <table:table-cell office:value-type="string">
            <text:p>6/27/2012 16:36</text:p>
          </table:table-cell>
          <table:table-cell office:value-type="string">
            <text:p>6/27/2012 16:38</text:p>
          </table:table-cell>
          <table:table-cell office:value-type="string">
            <text:p>GEORGIA VANWINKLE</text:p>
          </table:table-cell>
          <table:table-cell office:value-type="string">
            <text:p>(618) 786-3490</text:p>
          </table:table-cell>
          <table:table-cell office:value-type="string">
            <text:p>(618) 550-8505</text:p>
          </table:table-cell>
          <table:table-cell office:value-type="string">
            <text:p>VANWINKL102@ao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Reprogram</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8604095">
            <text:p>48604095</text:p>
          </table:table-cell>
          <table:table-cell office:value-type="string">
            <text:p>S &amp; J international coffee and Tea</text:p>
          </table:table-cell>
          <table:table-cell office:value-type="string">
            <text:p>6/8/2012 20:42</text:p>
          </table:table-cell>
          <table:table-cell office:value-type="string">
            <text:p>8/27/2012 16:31</text:p>
          </table:table-cell>
          <table:table-cell office:value-type="string">
            <text:p>8/6/2012 16:52</text:p>
          </table:table-cell>
          <table:table-cell office:value-type="string">
            <text:p>sarah jones</text:p>
          </table:table-cell>
          <table:table-cell table:number-columns-repeated="2" office:value-type="string">
            <text:p>(209) 204-3749</text:p>
          </table:table-cell>
          <table:table-cell office:value-type="string">
            <text:p>jayjones47@msn.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1">
          <table:table-cell office:value-type="float" office:value="48600054">
            <text:p>48600054</text:p>
          </table:table-cell>
          <table:table-cell office:value-type="string">
            <text:p>Sims Auto Body</text:p>
          </table:table-cell>
          <table:table-cell office:value-type="string">
            <text:p>6/8/2012 20:07</text:p>
          </table:table-cell>
          <table:table-cell office:value-type="string">
            <text:p>8/15/2012 23:13</text:p>
          </table:table-cell>
          <table:table-cell office:value-type="string">
            <text:p>8/15/2012 16:24</text:p>
          </table:table-cell>
          <table:table-cell office:value-type="string">
            <text:p>Marvin Strozier</text:p>
          </table:table-cell>
          <table:table-cell office:value-type="string">
            <text:p>(314) 727-4914</text:p>
          </table:table-cell>
          <table:table-cell office:value-type="string">
            <text:p>(618) 537-9503</text:p>
          </table:table-cell>
          <table:table-cell office:value-type="string">
            <text:p>cal4butch@charter.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75">
            <text:p>0.75</text:p>
          </table:table-cell>
          <table:table-cell office:value-type="float" office:value="0.15">
            <text:p>0.15</text:p>
          </table:table-cell>
          <table:table-cell office:value-type="string">
            <text:p>Other See Notes</text:p>
          </table:table-cell>
          <table:table-cell office:value-type="float" office:value="79.95">
            <text:p>79.95</text:p>
          </table:table-cell>
          <table:table-cell table:number-columns-repeated="4"/>
          <table:table-cell office:value-type="float" office:value="50">
            <text:p>50</text:p>
          </table:table-cell>
          <table:table-cell office:value-type="string">
            <text:p>$100.00 setup fee&lt;br&gt;</text:p>
          </table:table-cell>
        </table:table-row>
        <table:table-row table:style-name="ro1">
          <table:table-cell office:value-type="float" office:value="48485900">
            <text:p>48485900</text:p>
          </table:table-cell>
          <table:table-cell office:value-type="string">
            <text:p>Imariabe Beauty Salon</text:p>
          </table:table-cell>
          <table:table-cell office:value-type="string">
            <text:p>6/7/2012 16:55</text:p>
          </table:table-cell>
          <table:table-cell office:value-type="string">
            <text:p>7/12/2012 14:44</text:p>
          </table:table-cell>
          <table:table-cell office:value-type="string">
            <text:p>7/12/2012 21:02</text:p>
          </table:table-cell>
          <table:table-cell office:value-type="string">
            <text:p>Imariabe G Otamere</text:p>
          </table:table-cell>
          <table:table-cell table:number-columns-repeated="2" office:value-type="string">
            <text:p>(931) 502-9098</text:p>
          </table:table-cell>
          <table:table-cell office:value-type="string">
            <text:p>imalucia@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DK- This one needs to be set or store forward. &lt;br&gt;</text:p>
          </table:table-cell>
        </table:table-row>
        <table:table-row table:style-name="ro2">
          <table:table-cell office:value-type="float" office:value="48416880">
            <text:p>48416880</text:p>
          </table:table-cell>
          <table:table-cell office:value-type="string">
            <text:p>EL OAXAQUENO</text:p>
          </table:table-cell>
          <table:table-cell office:value-type="string">
            <text:p>6/6/2012 21:51</text:p>
          </table:table-cell>
          <table:table-cell office:value-type="string">
            <text:p>7/5/2012 15:22</text:p>
          </table:table-cell>
          <table:table-cell office:value-type="string">
            <text:p>7/5/2012 15:49</text:p>
          </table:table-cell>
          <table:table-cell office:value-type="string">
            <text:p>ROCILIO MARTINEZ</text:p>
          </table:table-cell>
          <table:table-cell office:value-type="string">
            <text:p>(513) 892-3425</text:p>
          </table:table-cell>
          <table:table-cell office:value-type="string">
            <text:p>(513) 550-9107</text:p>
          </table:table-cell>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string">
            <text:p>Other See Notes</text:p>
          </table:table-cell>
          <table:table-cell office:value-type="string">
            <text:p>Waived</text:p>
          </table:table-cell>
          <table:table-cell office:value-type="float" office:value="79.95">
            <text:p>79.95</text:p>
          </table:table-cell>
          <table:table-cell table:number-columns-repeated="5"/>
          <table:table-cell office:value-type="float" office:value="0.05">
            <text:p>0.05</text:p>
          </table:table-cell>
        </table:table-row>
        <table:table-row table:style-name="ro1">
          <table:table-cell office:value-type="float" office:value="48284690">
            <text:p>48284690</text:p>
          </table:table-cell>
          <table:table-cell office:value-type="string">
            <text:p>Soul Lab Solutions</text:p>
          </table:table-cell>
          <table:table-cell office:value-type="string">
            <text:p>6/5/2012 20:25</text:p>
          </table:table-cell>
          <table:table-cell office:value-type="string">
            <text:p>8/20/2012 17:56</text:p>
          </table:table-cell>
          <table:table-cell office:value-type="string">
            <text:p>7/31/2012 21:04</text:p>
          </table:table-cell>
          <table:table-cell office:value-type="string">
            <text:p>Jean Heckinger</text:p>
          </table:table-cell>
          <table:table-cell office:value-type="string">
            <text:p>(615) 730-0956</text:p>
          </table:table-cell>
          <table:table-cell office:value-type="string">
            <text:p>(615) 945-9895</text:p>
          </table:table-cell>
          <table:table-cell office:value-type="string">
            <text:p>sandy@soullabsolution.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55">
            <text:p>0.55</text:p>
          </table:table-cell>
          <table:table-cell office:value-type="float" office:value="0.1">
            <text:p>0.1</text:p>
          </table:table-cell>
          <table:table-cell office:value-type="string">
            <text:p>Waived</text:p>
          </table:table-cell>
          <table:table-cell office:value-type="float" office:value="49.95">
            <text:p>49.95</text:p>
          </table:table-cell>
          <table:table-cell table:number-columns-repeated="6"/>
        </table:table-row>
        <table:table-row table:style-name="ro2">
          <table:table-cell office:value-type="float" office:value="48272033">
            <text:p>48272033</text:p>
          </table:table-cell>
          <table:table-cell office:value-type="string">
            <text:p>THE HAIR STUDIO</text:p>
          </table:table-cell>
          <table:table-cell office:value-type="string">
            <text:p>6/5/2012 19:10</text:p>
          </table:table-cell>
          <table:table-cell office:value-type="string">
            <text:p>8/8/2012 23:16</text:p>
          </table:table-cell>
          <table:table-cell office:value-type="string">
            <text:p>6/29/2012 15:36</text:p>
          </table:table-cell>
          <table:table-cell office:value-type="string">
            <text:p>SIM CHUN</text:p>
          </table:table-cell>
          <table:table-cell table:number-columns-repeated="2" office:value-type="string">
            <text:p>(209) 465-8545</text:p>
          </table:table-cell>
          <table:table-cell office:value-type="string">
            <text:p>ILEENEDITH@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2">
          <table:table-cell office:value-type="float" office:value="48268642">
            <text:p>48268642</text:p>
          </table:table-cell>
          <table:table-cell office:value-type="string">
            <text:p>SAMS DONUTS</text:p>
          </table:table-cell>
          <table:table-cell office:value-type="string">
            <text:p>6/5/2012 18:26</text:p>
          </table:table-cell>
          <table:table-cell table:number-columns-repeated="2" office:value-type="string">
            <text:p>7/19/2012 16:08</text:p>
          </table:table-cell>
          <table:table-cell office:value-type="string">
            <text:p>ILEENE DITH</text:p>
          </table:table-cell>
          <table:table-cell office:value-type="string">
            <text:p>(209) 465-8545</text:p>
          </table:table-cell>
          <table:table-cell office:value-type="string">
            <text:p>(209) 629-1230</text:p>
          </table:table-cell>
          <table:table-cell office:value-type="string">
            <text:p>ILEENEDITH@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
            <text:p>0.1</text:p>
          </table:table-cell>
          <table:table-cell office:value-type="string">
            <text:p>Waived</text:p>
          </table:table-cell>
          <table:table-cell office:value-type="float" office:value="79.95">
            <text:p>79.95</text:p>
          </table:table-cell>
          <table:table-cell table:number-columns-repeated="6"/>
        </table:table-row>
        <table:table-row table:style-name="ro1">
          <table:table-cell office:value-type="float" office:value="48195738">
            <text:p>48195738</text:p>
          </table:table-cell>
          <table:table-cell office:value-type="string">
            <text:p>Red River Equipment</text:p>
          </table:table-cell>
          <table:table-cell office:value-type="string">
            <text:p>6/4/2012 22:12</text:p>
          </table:table-cell>
          <table:table-cell office:value-type="string">
            <text:p>8/30/2012 15:11</text:p>
          </table:table-cell>
          <table:table-cell office:value-type="string">
            <text:p>8/30/2012 15:18</text:p>
          </table:table-cell>
          <table:table-cell office:value-type="string">
            <text:p>John J Harrison</text:p>
          </table:table-cell>
          <table:table-cell table:number-columns-repeated="2" office:value-type="string">
            <text:p>(931) 906-7170</text:p>
          </table:table-cell>
          <table:table-cell office:value-type="string">
            <text:p>johnjharrison@mail.cdelightband.net</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No Debit</text:p>
          </table:table-cell>
          <table:table-cell office:value-type="float" office:value="9.5">
            <text:p>9.5</text:p>
          </table:table-cell>
          <table:table-cell office:value-type="float" office:value="0.4">
            <text:p>0.4</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float" office:value="25">
            <text:p>25</text:p>
          </table:table-cell>
          <table:table-cell office:value-type="string">
            <text:p>50.00 setup fee&lt;br&gt;</text:p>
          </table:table-cell>
        </table:table-row>
        <table:table-row table:style-name="ro1">
          <table:table-cell office:value-type="float" office:value="47969877">
            <text:p>47969877</text:p>
          </table:table-cell>
          <table:table-cell office:value-type="string">
            <text:p>PURSES &amp; MORE</text:p>
          </table:table-cell>
          <table:table-cell office:value-type="string">
            <text:p>5/31/2012 22:45</text:p>
          </table:table-cell>
          <table:table-cell office:value-type="string">
            <text:p>7/9/2012 18:52</text:p>
          </table:table-cell>
          <table:table-cell office:value-type="string">
            <text:p>6/12/2012 20:25</text:p>
          </table:table-cell>
          <table:table-cell office:value-type="string">
            <text:p>Laura Bland</text:p>
          </table:table-cell>
          <table:table-cell table:number-columns-repeated="2" office:value-type="string">
            <text:p>(209) 756-6366</text:p>
          </table:table-cell>
          <table:table-cell office:value-type="string">
            <text:p>britt4nier93@ao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Reprogram</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
            <text:p>0.1</text:p>
          </table:table-cell>
          <table:table-cell office:value-type="string">
            <text:p>Waived</text:p>
          </table:table-cell>
          <table:table-cell office:value-type="float" office:value="0">
            <text:p>0</text:p>
          </table:table-cell>
          <table:table-cell table:number-columns-repeated="4"/>
          <table:table-cell office:value-type="float" office:value="100">
            <text:p>100</text:p>
          </table:table-cell>
          <table:table-cell office:value-type="string">
            <text:p>MULTI ADD ON TO MID &lt;span40-6721044-45658219' class='x-item-view-value'&gt;8788290321897&lt;/span&gt;</text:p>
          </table:table-cell>
        </table:table-row>
        <table:table-row table:style-name="ro2">
          <table:table-cell office:value-type="float" office:value="47959570">
            <text:p>47959570</text:p>
          </table:table-cell>
          <table:table-cell office:value-type="string">
            <text:p>BRAD PANASSOW</text:p>
          </table:table-cell>
          <table:table-cell office:value-type="string">
            <text:p>5/31/2012 19:55</text:p>
          </table:table-cell>
          <table:table-cell office:value-type="string">
            <text:p>6/8/2012 16:26</text:p>
          </table:table-cell>
          <table:table-cell office:value-type="string">
            <text:p>6/8/2012 16:27</text:p>
          </table:table-cell>
          <table:table-cell office:value-type="string">
            <text:p>BRAD PANASSOW</text:p>
          </table:table-cell>
          <table:table-cell office:value-type="string">
            <text:p>(314)229-1281</text:p>
          </table:table-cell>
          <table:table-cell/>
          <table:table-cell office:value-type="string">
            <text:p>BRADPANASSOW@GMAIL.COM</text:p>
          </table:table-cell>
          <table:table-cell office:value-type="string">
            <text:p>Self Gen</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2"/>
        </table:table-row>
        <table:table-row table:style-name="ro1">
          <table:table-cell office:value-type="float" office:value="47955894">
            <text:p>47955894</text:p>
          </table:table-cell>
          <table:table-cell office:value-type="string">
            <text:p>Gold Street Automotive</text:p>
          </table:table-cell>
          <table:table-cell office:value-type="string">
            <text:p>5/31/2012 19:20</text:p>
          </table:table-cell>
          <table:table-cell office:value-type="string">
            <text:p>8/30/2012 15:20</text:p>
          </table:table-cell>
          <table:table-cell office:value-type="string">
            <text:p>7/26/2012 19:39</text:p>
          </table:table-cell>
          <table:table-cell office:value-type="string">
            <text:p>Mike Dennison</text:p>
          </table:table-cell>
          <table:table-cell office:value-type="string">
            <text:p>(615)459-0330</text:p>
          </table:table-cell>
          <table:table-cell office:value-type="string">
            <text:p>(615) 804-8517</text:p>
          </table:table-cell>
          <table:table-cell office:value-type="string">
            <text:p>goldstreetauto@yahoo.com</text:p>
          </table:table-cell>
          <table:table-cell office:value-type="string">
            <text:p>Self Gen</text:p>
          </table:table-cell>
          <table:table-cell office:value-type="string">
            <text:p>Retail/ Swipe</text:p>
          </table:table-cell>
          <table:table-cell office:value-type="string">
            <text:p>4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8.50 </text:p>
          </table:table-cell>
          <table:table-cell office:value-type="float" office:value="0.89">
            <text:p>0.8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25">
            <text:p>25</text:p>
          </table:table-cell>
          <table:table-cell office:value-type="string">
            <text:p>option b phone swipe 8788291024667</text:p>
          </table:table-cell>
        </table:table-row>
        <table:table-row table:style-name="ro2">
          <table:table-cell office:value-type="float" office:value="47951507">
            <text:p>47951507</text:p>
          </table:table-cell>
          <table:table-cell office:value-type="string">
            <text:p>DARREN CHURCH</text:p>
          </table:table-cell>
          <table:table-cell office:value-type="string">
            <text:p>5/31/2012 18:42</text:p>
          </table:table-cell>
          <table:table-cell office:value-type="string">
            <text:p>6/5/2012 17:19</text:p>
          </table:table-cell>
          <table:table-cell office:value-type="string">
            <text:p>6/5/2012 17:20</text:p>
          </table:table-cell>
          <table:table-cell office:value-type="string">
            <text:p>DARREN CHURCH</text:p>
          </table:table-cell>
          <table:table-cell office:value-type="string">
            <text:p>(479)220-1086</text:p>
          </table:table-cell>
          <table:table-cell/>
          <table:table-cell office:value-type="string">
            <text:p>darrenchurch76@gmail.com</text:p>
          </table:table-cell>
          <table:table-cell office:value-type="string">
            <text:p>Self Gen</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2"/>
        </table:table-row>
        <table:table-row table:style-name="ro1">
          <table:table-cell office:value-type="float" office:value="47938143">
            <text:p>47938143</text:p>
          </table:table-cell>
          <table:table-cell office:value-type="string">
            <text:p>Jonathan Dickinson</text:p>
          </table:table-cell>
          <table:table-cell office:value-type="string">
            <text:p>5/31/2012 16:11</text:p>
          </table:table-cell>
          <table:table-cell table:number-columns-repeated="2" office:value-type="string">
            <text:p>6/4/2012 15:20</text:p>
          </table:table-cell>
          <table:table-cell office:value-type="string">
            <text:p>Jonathan Dickinson</text:p>
          </table:table-cell>
          <table:table-cell table:number-columns-repeated="2" office:value-type="string">
            <text:p>(405)250-1300</text:p>
          </table:table-cell>
          <table:table-cell office:value-type="string">
            <text:p>jonpat.dickinson@yahoo.com</text:p>
          </table:table-cell>
          <table:table-cell office:value-type="string">
            <text:p>Self Gen</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2"/>
        </table:table-row>
        <table:table-row table:style-name="ro2">
          <table:table-cell office:value-type="float" office:value="47870365">
            <text:p>47870365</text:p>
          </table:table-cell>
          <table:table-cell office:value-type="string">
            <text:p>MICHAEL LOSH</text:p>
          </table:table-cell>
          <table:table-cell office:value-type="string">
            <text:p>5/30/2012 21:19</text:p>
          </table:table-cell>
          <table:table-cell office:value-type="string">
            <text:p>6/4/2012 15:19</text:p>
          </table:table-cell>
          <table:table-cell office:value-type="string">
            <text:p>6/4/2012 15:20</text:p>
          </table:table-cell>
          <table:table-cell office:value-type="string">
            <text:p>MICHAEL LOSH</text:p>
          </table:table-cell>
          <table:table-cell table:number-columns-repeated="2" office:value-type="string">
            <text:p>(479)599-9664</text:p>
          </table:table-cell>
          <table:table-cell office:value-type="string">
            <text:p>LOSHMIKE@HOTMAIL.COM</text:p>
          </table:table-cell>
          <table:table-cell office:value-type="string">
            <text:p>Self Gen</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2"/>
        </table:table-row>
        <table:table-row table:style-name="ro1">
          <table:table-cell office:value-type="float" office:value="47851229">
            <text:p>47851229</text:p>
          </table:table-cell>
          <table:table-cell office:value-type="string">
            <text:p>ERIC COLE MINISTRIES</text:p>
          </table:table-cell>
          <table:table-cell office:value-type="string">
            <text:p>5/30/2012 17:42</text:p>
          </table:table-cell>
          <table:table-cell table:number-columns-repeated="2" office:value-type="string">
            <text:p>6/11/2012 20:33</text:p>
          </table:table-cell>
          <table:table-cell office:value-type="string">
            <text:p>ERIC MARC COLE</text:p>
          </table:table-cell>
          <table:table-cell office:value-type="string">
            <text:p>(336) 254-2569</text:p>
          </table:table-cell>
          <table:table-cell office:value-type="string">
            <text:p>(336) 272-4463</text:p>
          </table:table-cell>
          <table:table-cell office:value-type="string">
            <text:p>SHALOMWORD@AOL.COM</text:p>
          </table:table-cell>
          <table:table-cell office:value-type="string">
            <text:p>Self Gen</text:p>
          </table:table-cell>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5.95 </text:p>
          </table:table-cell>
          <table:table-cell office:value-type="float" office:value="0.3">
            <text:p>0.3</text:p>
          </table:table-cell>
          <table:table-cell office:value-type="float" office:value="0.08">
            <text:p>0.08</text:p>
          </table:table-cell>
          <table:table-cell office:value-type="string">
            <text:p>Waived</text:p>
          </table:table-cell>
          <table:table-cell office:value-type="float" office:value="79.95">
            <text:p>79.95</text:p>
          </table:table-cell>
          <table:table-cell table:number-columns-repeated="4"/>
          <table:table-cell office:value-type="float" office:value="200">
            <text:p>200</text:p>
          </table:table-cell>
          <table:table-cell office:value-type="string">
            <text:p>OPTION B MID 8788291024385&lt;br&gt;&lt;br&gt;Password for Ecwid is 323464 (his MID)&lt;br&gt;</text:p>
          </table:table-cell>
        </table:table-row>
        <table:table-row table:style-name="ro1">
          <table:table-cell office:value-type="float" office:value="47729675">
            <text:p>47729675</text:p>
          </table:table-cell>
          <table:table-cell office:value-type="string">
            <text:p>Professional Cross Connects</text:p>
          </table:table-cell>
          <table:table-cell office:value-type="string">
            <text:p>5/29/2012 21:04</text:p>
          </table:table-cell>
          <table:table-cell office:value-type="string">
            <text:p>8/22/2012 14:56</text:p>
          </table:table-cell>
          <table:table-cell office:value-type="string">
            <text:p>7/17/2012 15:06</text:p>
          </table:table-cell>
          <table:table-cell office:value-type="string">
            <text:p>Candice Johnson-Tippitt</text:p>
          </table:table-cell>
          <table:table-cell table:number-columns-repeated="2" office:value-type="string">
            <text:p>(615) 612-9155</text:p>
          </table:table-cell>
          <table:table-cell office:value-type="string">
            <text:p>info@professionalcrossconnects.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Sell</text:p>
          </table:table-cell>
          <table:table-cell office:value-type="string">
            <text:p>Phone Swipe</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150">
            <text:p>150</text:p>
          </table:table-cell>
          <table:table-cell office:value-type="string">
            <text:p>I am trying something new on this one to see if I can trick infocenter even more. We will purchase a swiper from ppt at $50.00, blair gets $100.00 on this account, and we will get the other 100 in addition to the 100 for no equip needed, hopefully banking us $150 on this account. &lt;br&gt;</text:p>
          </table:table-cell>
        </table:table-row>
        <table:table-row table:style-name="ro1">
          <table:table-cell office:value-type="float" office:value="47695163">
            <text:p>47695163</text:p>
          </table:table-cell>
          <table:table-cell office:value-type="string">
            <text:p>AB Interior</text:p>
          </table:table-cell>
          <table:table-cell office:value-type="string">
            <text:p>5/29/2012 17:13</text:p>
          </table:table-cell>
          <table:table-cell office:value-type="string">
            <text:p>7/18/2012 10:27</text:p>
          </table:table-cell>
          <table:table-cell office:value-type="string">
            <text:p>7/2/2012 17:48</text:p>
          </table:table-cell>
          <table:table-cell office:value-type="string">
            <text:p>Isaac Benitez</text:p>
          </table:table-cell>
          <table:table-cell office:value-type="string">
            <text:p>(615) 364-1784</text:p>
          </table:table-cell>
          <table:table-cell/>
          <table:table-cell office:value-type="string">
            <text:p>ab1213@live.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5">
            <text:p>0.5</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float" office:value="29">
            <text:p>29</text:p>
          </table:table-cell>
          <table:table-cell office:value-type="string">
            <text:p>95.00 setup and a $30.00 Shipping charge (cost $26.00)- we get $25.00 from the startup and $4.00 for the shipping charge. &lt;br&gt;</text:p>
          </table:table-cell>
        </table:table-row>
        <table:table-row table:style-name="ro1">
          <table:table-cell office:value-type="float" office:value="47524454">
            <text:p>47524454</text:p>
          </table:table-cell>
          <table:table-cell office:value-type="string">
            <text:p>MGY Electrical Systems LLC</text:p>
          </table:table-cell>
          <table:table-cell office:value-type="string">
            <text:p>5/25/2012 22:45</text:p>
          </table:table-cell>
          <table:table-cell table:number-columns-repeated="2" office:value-type="string">
            <text:p>5/30/2012 13:35</text:p>
          </table:table-cell>
          <table:table-cell office:value-type="string">
            <text:p>Mike Yanez</text:p>
          </table:table-cell>
          <table:table-cell office:value-type="string">
            <text:p>(210) 923-2505</text:p>
          </table:table-cell>
          <table:table-cell office:value-type="string">
            <text:p>(210) 683-2047</text:p>
          </table:table-cell>
          <table:table-cell office:value-type="string">
            <text:p>MGYelectricalsys@att.net</text:p>
          </table:table-cell>
          <table:table-cell office:value-type="string">
            <text:p>Self Gen</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2"/>
        </table:table-row>
        <table:table-row table:style-name="ro1">
          <table:table-cell office:value-type="float" office:value="47513001">
            <text:p>47513001</text:p>
          </table:table-cell>
          <table:table-cell office:value-type="string">
            <text:p>VELVET HAIR AND SKIN</text:p>
          </table:table-cell>
          <table:table-cell office:value-type="string">
            <text:p>5/25/2012 21:58</text:p>
          </table:table-cell>
          <table:table-cell office:value-type="string">
            <text:p>8/23/2012 19:26</text:p>
          </table:table-cell>
          <table:table-cell office:value-type="string">
            <text:p>7/2/2012 19:11</text:p>
          </table:table-cell>
          <table:table-cell office:value-type="string">
            <text:p>CARMA PLESHETTE</text:p>
          </table:table-cell>
          <table:table-cell table:number-columns-repeated="2" office:value-type="string">
            <text:p>(214) 662-6731</text:p>
          </table:table-cell>
          <table:table-cell office:value-type="string">
            <text:p>CARMA.GRIFFIN23@GMAIL.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Sell</text:p>
          </table:table-cell>
          <table:table-cell office:value-type="string">
            <text:p>Auth.net Retail</text:p>
          </table:table-cell>
          <table:table-cell office:value-type="string">
            <text:p>No Debit</text:p>
          </table:table-cell>
          <table:table-cell office:value-type="string">
            <text:p>$5.95 </text:p>
          </table:table-cell>
          <table:table-cell office:value-type="float" office:value="0.65">
            <text:p>0.65</text:p>
          </table:table-cell>
          <table:table-cell office:value-type="float" office:value="0.08">
            <text:p>0.08</text:p>
          </table:table-cell>
          <table:table-cell office:value-type="string">
            <text:p>Waived</text:p>
          </table:table-cell>
          <table:table-cell office:value-type="float" office:value="0">
            <text:p>0</text:p>
          </table:table-cell>
          <table:table-cell table:number-columns-repeated="4"/>
          <table:table-cell office:value-type="float" office:value="250">
            <text:p>250</text:p>
          </table:table-cell>
          <table:table-cell office:value-type="string">
            <text:p>this is for Carma's salon. &lt;br&gt;</text:p>
          </table:table-cell>
        </table:table-row>
        <table:table-row table:style-name="ro1">
          <table:table-cell office:value-type="float" office:value="47490479">
            <text:p>47490479</text:p>
          </table:table-cell>
          <table:table-cell office:value-type="string">
            <text:p>Wood-Land Unfinished Furniture</text:p>
          </table:table-cell>
          <table:table-cell office:value-type="string">
            <text:p>5/25/2012 20:17</text:p>
          </table:table-cell>
          <table:table-cell office:value-type="string">
            <text:p>8/6/2012 21:12</text:p>
          </table:table-cell>
          <table:table-cell office:value-type="string">
            <text:p>6/28/2012 19:35</text:p>
          </table:table-cell>
          <table:table-cell office:value-type="string">
            <text:p>Kennith Dunlap</text:p>
          </table:table-cell>
          <table:table-cell office:value-type="string">
            <text:p>(972) 599-1700</text:p>
          </table:table-cell>
          <table:table-cell office:value-type="string">
            <text:p>(972) 727-8071/ 214.801.2954</text:p>
          </table:table-cell>
          <table:table-cell office:value-type="string">
            <text:p>tdunlap@plywoodcompany</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8.50 </text:p>
          </table:table-cell>
          <table:table-cell office:value-type="float" office:value="0.3">
            <text:p>0.3</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6"/>
        </table:table-row>
        <table:table-row table:style-name="ro1">
          <table:table-cell office:value-type="float" office:value="47482503">
            <text:p>47482503</text:p>
          </table:table-cell>
          <table:table-cell office:value-type="string">
            <text:p>Karen Steele</text:p>
          </table:table-cell>
          <table:table-cell office:value-type="string">
            <text:p>5/25/2012 18:54</text:p>
          </table:table-cell>
          <table:table-cell office:value-type="string">
            <text:p>8/29/2012 16:17</text:p>
          </table:table-cell>
          <table:table-cell office:value-type="string">
            <text:p>5/30/2012 13:36</text:p>
          </table:table-cell>
          <table:table-cell office:value-type="string">
            <text:p>Karen Steele</text:p>
          </table:table-cell>
          <table:table-cell office:value-type="string">
            <text:p>480-220-0855</text:p>
          </table:table-cell>
          <table:table-cell/>
          <table:table-cell office:value-type="string">
            <text:p>karensteeleinteriordesign@gmail.com</text:p>
          </table:table-cell>
          <table:table-cell office:value-type="string">
            <text:p>Self Gen</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lt;br&gt;</text:p>
          </table:table-cell>
        </table:table-row>
        <table:table-row table:style-name="ro1">
          <table:table-cell office:value-type="float" office:value="47481072">
            <text:p>47481072</text:p>
          </table:table-cell>
          <table:table-cell office:value-type="string">
            <text:p>KELLY HILL</text:p>
          </table:table-cell>
          <table:table-cell office:value-type="string">
            <text:p>5/25/2012 18:27</text:p>
          </table:table-cell>
          <table:table-cell office:value-type="string">
            <text:p>8/3/2012 16:51</text:p>
          </table:table-cell>
          <table:table-cell office:value-type="string">
            <text:p>6/13/2012 17:33</text:p>
          </table:table-cell>
          <table:table-cell office:value-type="string">
            <text:p>KELLY HILL</text:p>
          </table:table-cell>
          <table:table-cell office:value-type="string">
            <text:p>(209) 752-0426</text:p>
          </table:table-cell>
          <table:table-cell/>
          <table:table-cell office:value-type="string">
            <text:p>andersonsstkn@yahoo.com</text:p>
          </table:table-cell>
          <table:table-cell office:value-type="string">
            <text:p>PPG Appt</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2"/>
        </table:table-row>
        <table:table-row table:style-name="ro1">
          <table:table-cell office:value-type="float" office:value="47475823">
            <text:p>47475823</text:p>
          </table:table-cell>
          <table:table-cell office:value-type="string">
            <text:p>Andersons Towing</text:p>
          </table:table-cell>
          <table:table-cell office:value-type="string">
            <text:p>5/25/2012 18:02</text:p>
          </table:table-cell>
          <table:table-cell office:value-type="string">
            <text:p>8/24/2012 16:30</text:p>
          </table:table-cell>
          <table:table-cell office:value-type="string">
            <text:p>8/24/2012 16:38</text:p>
          </table:table-cell>
          <table:table-cell office:value-type="string">
            <text:p>Kelly Hill</text:p>
          </table:table-cell>
          <table:table-cell office:value-type="string">
            <text:p>(209) 946-9661</text:p>
          </table:table-cell>
          <table:table-cell office:value-type="string">
            <text:p>(209) 752-0426</text:p>
          </table:table-cell>
          <table:table-cell office:value-type="string">
            <text:p>andersonsstkn@yahoo.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35">
            <text:p>0.35</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7465407">
            <text:p>47465407</text:p>
          </table:table-cell>
          <table:table-cell office:value-type="string">
            <text:p>MEGAN DAVIDSON</text:p>
          </table:table-cell>
          <table:table-cell office:value-type="string">
            <text:p>5/25/2012 15:45</text:p>
          </table:table-cell>
          <table:table-cell office:value-type="string">
            <text:p>7/9/2012 18:55</text:p>
          </table:table-cell>
          <table:table-cell office:value-type="string">
            <text:p>5/29/2012 16:07</text:p>
          </table:table-cell>
          <table:table-cell office:value-type="string">
            <text:p>MEGAN DAVIDSON</text:p>
          </table:table-cell>
          <table:table-cell office:value-type="string">
            <text:p>(209)522-7297</text:p>
          </table:table-cell>
          <table:table-cell/>
          <table:table-cell office:value-type="string">
            <text:p>BARGAINCENTER1@HOTMAIL.CO</text:p>
          </table:table-cell>
          <table:table-cell office:value-type="string">
            <text:p>PPG Appt</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2"/>
        </table:table-row>
        <table:table-row table:style-name="ro1">
          <table:table-cell office:value-type="float" office:value="47405162">
            <text:p>47405162</text:p>
          </table:table-cell>
          <table:table-cell office:value-type="string">
            <text:p>GEORGE ELROD</text:p>
          </table:table-cell>
          <table:table-cell office:value-type="string">
            <text:p>5/24/2012 23:04</text:p>
          </table:table-cell>
          <table:table-cell table:number-columns-repeated="2" office:value-type="string">
            <text:p>5/29/2012 16:09</text:p>
          </table:table-cell>
          <table:table-cell office:value-type="string">
            <text:p>GEORGE ELROD</text:p>
          </table:table-cell>
          <table:table-cell office:value-type="string">
            <text:p>(209)356-5345</text:p>
          </table:table-cell>
          <table:table-cell/>
          <table:table-cell office:value-type="string">
            <text:p>SERVANTGEORGE@MSN.COM</text:p>
          </table:table-cell>
          <table:table-cell office:value-type="string">
            <text:p>PPG Appt</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table:number-columns-repeated="12"/>
        </table:table-row>
        <table:table-row table:style-name="ro1">
          <table:table-cell office:value-type="float" office:value="47301513">
            <text:p>47301513</text:p>
          </table:table-cell>
          <table:table-cell office:value-type="string">
            <text:p>RIKKIS HAIR STUDIO (4)</text:p>
          </table:table-cell>
          <table:table-cell office:value-type="string">
            <text:p>5/23/2012 19:35</text:p>
          </table:table-cell>
          <table:table-cell table:number-columns-repeated="2" office:value-type="string">
            <text:p>5/30/2012 13:34</text:p>
          </table:table-cell>
          <table:table-cell office:value-type="string">
            <text:p>Rhonda Kempfer</text:p>
          </table:table-cell>
          <table:table-cell office:value-type="string">
            <text:p>(314) 471-4745</text:p>
          </table:table-cell>
          <table:table-cell table:number-columns-repeated="2"/>
          <table:table-cell office:value-type="string">
            <text:p>PPG Appt</text:p>
          </table:table-cell>
          <table:table-cell office:value-type="string">
            <text:p>Retail/ Swipe</text:p>
          </table:table-cell>
          <table:table-cell office:value-type="string">
            <text:p>4 tier</text:p>
          </table:table-cell>
          <table:table-cell office:value-type="string">
            <text:p>Reprogram</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75">
            <text:p>0.75</text:p>
          </table:table-cell>
          <table:table-cell office:value-type="float" office:value="0.1">
            <text:p>0.1</text:p>
          </table:table-cell>
          <table:table-cell office:value-type="string">
            <text:p>Waived</text:p>
          </table:table-cell>
          <table:table-cell office:value-type="float" office:value="39.95">
            <text:p>39.95</text:p>
          </table:table-cell>
          <table:table-cell table:number-columns-repeated="4"/>
          <table:table-cell office:value-type="float" office:value="100">
            <text:p>100</text:p>
          </table:table-cell>
          <table:table-cell office:value-type="string">
            <text:p>Add-on to master account &lt;span40-6721044-47005451' class='x-item-view-value'&gt;8788290322883&lt;/span&gt;</text:p>
          </table:table-cell>
        </table:table-row>
        <table:table-row table:style-name="ro1">
          <table:table-cell office:value-type="float" office:value="47298826">
            <text:p>47298826</text:p>
          </table:table-cell>
          <table:table-cell office:value-type="string">
            <text:p>CARMA PLESHETTE</text:p>
          </table:table-cell>
          <table:table-cell office:value-type="string">
            <text:p>5/23/2012 18:56</text:p>
          </table:table-cell>
          <table:table-cell office:value-type="string">
            <text:p>7/13/2012 16:57</text:p>
          </table:table-cell>
          <table:table-cell office:value-type="string">
            <text:p>5/24/2012 15:24</text:p>
          </table:table-cell>
          <table:table-cell office:value-type="string">
            <text:p>CARMA PLESHETTE</text:p>
          </table:table-cell>
          <table:table-cell office:value-type="string">
            <text:p>(214)662-6731</text:p>
          </table:table-cell>
          <table:table-cell/>
          <table:table-cell office:value-type="string">
            <text:p>trucarma1@gmail.com</text:p>
          </table:table-cell>
          <table:table-cell office:value-type="string">
            <text:p>Self Gen</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lt;br&gt;</text:p>
          </table:table-cell>
        </table:table-row>
        <table:table-row table:style-name="ro2">
          <table:table-cell office:value-type="float" office:value="47298601">
            <text:p>47298601</text:p>
          </table:table-cell>
          <table:table-cell office:value-type="string">
            <text:p>PARTY BUS</text:p>
          </table:table-cell>
          <table:table-cell office:value-type="string">
            <text:p>5/23/2012 18:52</text:p>
          </table:table-cell>
          <table:table-cell office:value-type="string">
            <text:p>7/17/2012 16:42</text:p>
          </table:table-cell>
          <table:table-cell office:value-type="string">
            <text:p>7/17/2012 16:43</text:p>
          </table:table-cell>
          <table:table-cell office:value-type="string">
            <text:p>NEAL CLARK</text:p>
          </table:table-cell>
          <table:table-cell table:number-columns-repeated="2" office:value-type="string">
            <text:p>(209) 484-5790</text:p>
          </table:table-cell>
          <table:table-cell office:value-type="string">
            <text:p>JENITACLARK@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1">
          <table:table-cell office:value-type="float" office:value="47298355">
            <text:p>47298355</text:p>
          </table:table-cell>
          <table:table-cell office:value-type="string">
            <text:p>PARTY BUS</text:p>
          </table:table-cell>
          <table:table-cell office:value-type="string">
            <text:p>5/23/2012 18:48</text:p>
          </table:table-cell>
          <table:table-cell table:number-columns-repeated="2" office:value-type="string">
            <text:p>7/17/2012 16:42</text:p>
          </table:table-cell>
          <table:table-cell office:value-type="string">
            <text:p>NEAL CLARK</text:p>
          </table:table-cell>
          <table:table-cell table:number-columns-repeated="2" office:value-type="string">
            <text:p>(209) 484-5790</text:p>
          </table:table-cell>
          <table:table-cell office:value-type="string">
            <text:p>JENITACLARK@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35">
            <text:p>35</text:p>
          </table:table-cell>
          <table:table-cell office:value-type="string">
            <text:p>$35.00 wireless setup fee (our cost is 0)&lt;br&gt;</text:p>
          </table:table-cell>
        </table:table-row>
        <table:table-row table:style-name="ro1">
          <table:table-cell office:value-type="float" office:value="47287529">
            <text:p>47287529</text:p>
          </table:table-cell>
          <table:table-cell office:value-type="string">
            <text:p>RIKKIS HAIR STUDIO (3)</text:p>
          </table:table-cell>
          <table:table-cell office:value-type="string">
            <text:p>5/23/2012 17:43</text:p>
          </table:table-cell>
          <table:table-cell office:value-type="string">
            <text:p>7/6/2012 19:43</text:p>
          </table:table-cell>
          <table:table-cell office:value-type="string">
            <text:p>5/30/2012 13:34</text:p>
          </table:table-cell>
          <table:table-cell office:value-type="string">
            <text:p>Sarah Schaefer</text:p>
          </table:table-cell>
          <table:table-cell office:value-type="string">
            <text:p>(314) 304-3363</text:p>
          </table:table-cell>
          <table:table-cell/>
          <table:table-cell office:value-type="string">
            <text:p>iluvmymom18@aol.com</text:p>
          </table:table-cell>
          <table:table-cell office:value-type="string">
            <text:p>PPG Appt</text:p>
          </table:table-cell>
          <table:table-cell office:value-type="string">
            <text:p>Retail/ Swipe</text:p>
          </table:table-cell>
          <table:table-cell office:value-type="string">
            <text:p>4 tier</text:p>
          </table:table-cell>
          <table:table-cell office:value-type="string">
            <text:p>Reprogram</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75">
            <text:p>0.75</text:p>
          </table:table-cell>
          <table:table-cell office:value-type="float" office:value="0.1">
            <text:p>0.1</text:p>
          </table:table-cell>
          <table:table-cell office:value-type="string">
            <text:p>Waived</text:p>
          </table:table-cell>
          <table:table-cell office:value-type="float" office:value="39.95">
            <text:p>39.95</text:p>
          </table:table-cell>
          <table:table-cell table:number-columns-repeated="4"/>
          <table:table-cell office:value-type="float" office:value="100">
            <text:p>100</text:p>
          </table:table-cell>
          <table:table-cell office:value-type="string">
            <text:p>This an an add-on account to Master Account &lt;span40-6721044-47005451' class='x-item-view-value'&gt;8788290322883&lt;/span&gt;</text:p>
          </table:table-cell>
        </table:table-row>
        <table:table-row table:style-name="ro1">
          <table:table-cell office:value-type="float" office:value="47287302">
            <text:p>47287302</text:p>
          </table:table-cell>
          <table:table-cell office:value-type="string">
            <text:p>RIKKIS HAIR STUDIO (2)</text:p>
          </table:table-cell>
          <table:table-cell office:value-type="string">
            <text:p>5/23/2012 17:39</text:p>
          </table:table-cell>
          <table:table-cell office:value-type="string">
            <text:p>7/6/2012 19:43</text:p>
          </table:table-cell>
          <table:table-cell office:value-type="string">
            <text:p>5/30/2012 13:35</text:p>
          </table:table-cell>
          <table:table-cell office:value-type="string">
            <text:p>Katy Brummett</text:p>
          </table:table-cell>
          <table:table-cell office:value-type="string">
            <text:p>(314) 954-1998</text:p>
          </table:table-cell>
          <table:table-cell/>
          <table:table-cell office:value-type="string">
            <text:p>juskate32@gmail.com</text:p>
          </table:table-cell>
          <table:table-cell office:value-type="string">
            <text:p>PPG Appt</text:p>
          </table:table-cell>
          <table:table-cell office:value-type="string">
            <text:p>Retail/ Swipe</text:p>
          </table:table-cell>
          <table:table-cell office:value-type="string">
            <text:p>4 tier</text:p>
          </table:table-cell>
          <table:table-cell office:value-type="string">
            <text:p>Reprogram</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75">
            <text:p>0.75</text:p>
          </table:table-cell>
          <table:table-cell office:value-type="float" office:value="0.1">
            <text:p>0.1</text:p>
          </table:table-cell>
          <table:table-cell office:value-type="string">
            <text:p>Waived</text:p>
          </table:table-cell>
          <table:table-cell office:value-type="float" office:value="39.95">
            <text:p>39.95</text:p>
          </table:table-cell>
          <table:table-cell table:number-columns-repeated="4"/>
          <table:table-cell office:value-type="float" office:value="100">
            <text:p>100</text:p>
          </table:table-cell>
          <table:table-cell office:value-type="string">
            <text:p>This is a Multi add on to Master account 8788290322883&lt;br&gt;$100.00 payout for Brad on Multo add on files. &lt;br&gt;</text:p>
          </table:table-cell>
        </table:table-row>
        <table:table-row table:style-name="ro1">
          <table:table-cell office:value-type="float" office:value="47233588">
            <text:p>47233588</text:p>
          </table:table-cell>
          <table:table-cell office:value-type="string">
            <text:p>FINISHING TOUCH NAILS AND SPA</text:p>
          </table:table-cell>
          <table:table-cell office:value-type="string">
            <text:p>5/22/2012 21:40</text:p>
          </table:table-cell>
          <table:table-cell office:value-type="string">
            <text:p>8/22/2012 21:08</text:p>
          </table:table-cell>
          <table:table-cell office:value-type="string">
            <text:p>8/22/2012 21:18</text:p>
          </table:table-cell>
          <table:table-cell office:value-type="string">
            <text:p>MINHTHUC DO (goes by Tee)</text:p>
          </table:table-cell>
          <table:table-cell office:value-type="string">
            <text:p>(209) 368-4888</text:p>
          </table:table-cell>
          <table:table-cell office:value-type="string">
            <text:p>(209) 610-1948</text:p>
          </table:table-cell>
          <table:table-cell office:value-type="string">
            <text:p>DO.MINHTHUC@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float" office:value="9.5">
            <text:p>9.5</text:p>
          </table:table-cell>
          <table:table-cell office:value-type="float" office:value="1.19">
            <text:p>1.19</text:p>
          </table:table-cell>
          <table:table-cell office:value-type="float" office:value="0.1">
            <text:p>0.1</text:p>
          </table:table-cell>
          <table:table-cell office:value-type="string">
            <text:p>Other See Notes</text:p>
          </table:table-cell>
          <table:table-cell office:value-type="float" office:value="89.95">
            <text:p>89.95</text:p>
          </table:table-cell>
          <table:table-cell table:number-columns-repeated="4"/>
          <table:table-cell office:value-type="float" office:value="50">
            <text:p>50</text:p>
          </table:table-cell>
          <table:table-cell office:value-type="string">
            <text:p>$150.00 setup fee&lt;br&gt;</text:p>
          </table:table-cell>
        </table:table-row>
        <table:table-row table:style-name="ro1">
          <table:table-cell office:value-type="float" office:value="47231693">
            <text:p>47231693</text:p>
          </table:table-cell>
          <table:table-cell office:value-type="string">
            <text:p>DogHouse Computers</text:p>
          </table:table-cell>
          <table:table-cell office:value-type="string">
            <text:p>5/22/2012 21:19</text:p>
          </table:table-cell>
          <table:table-cell table:number-columns-repeated="2" office:value-type="string">
            <text:p>8/31/2012 16:53</text:p>
          </table:table-cell>
          <table:table-cell office:value-type="string">
            <text:p>Taylor Rather/ Joann</text:p>
          </table:table-cell>
          <table:table-cell office:value-type="string">
            <text:p>(931) 645-2322 x104 is Joann</text:p>
          </table:table-cell>
          <table:table-cell office:value-type="string">
            <text:p>(931) 320-1417/ 931-801-2243</text:p>
          </table:table-cell>
          <table:table-cell office:value-type="string">
            <text:p>jdenney@dogg.com</text:p>
          </table:table-cell>
          <table:table-cell office:value-type="string">
            <text:p>Self Gen</text:p>
          </table:table-cell>
          <table:table-cell office:value-type="string">
            <text:p>Retail/ Swipe</text:p>
          </table:table-cell>
          <table:table-cell office:value-type="string">
            <text:p>4 tier</text:p>
          </table:table-cell>
          <table:table-cell office:value-type="string">
            <text:p>Sell</text:p>
          </table:table-cell>
          <table:table-cell office:value-type="string">
            <text:p>Other See Notes</text:p>
          </table:table-cell>
          <table:table-cell office:value-type="string">
            <text:p>No Debit</text:p>
          </table:table-cell>
          <table:table-cell office:value-type="string">
            <text:p>$8.50 </text:p>
          </table:table-cell>
          <table:table-cell office:value-type="float" office:value="0.55">
            <text:p>0.55</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float" office:value="100">
            <text:p>100</text:p>
          </table:table-cell>
          <table:table-cell office:value-type="string">
            <text:p>This one will require the charge anywhere plugin for QB&lt;br&gt;Quickbooks 2011 PRO&lt;br&gt;</text:p>
          </table:table-cell>
        </table:table-row>
        <table:table-row table:style-name="ro1">
          <table:table-cell office:value-type="float" office:value="47016761">
            <text:p>47016761</text:p>
          </table:table-cell>
          <table:table-cell office:value-type="string">
            <text:p>Kastway Products</text:p>
          </table:table-cell>
          <table:table-cell office:value-type="string">
            <text:p>5/21/2012 19:51</text:p>
          </table:table-cell>
          <table:table-cell office:value-type="string">
            <text:p>8/2/2012 16:50</text:p>
          </table:table-cell>
          <table:table-cell office:value-type="string">
            <text:p>6/7/2012 20:39</text:p>
          </table:table-cell>
          <table:table-cell office:value-type="string">
            <text:p>Rick Kastner</text:p>
          </table:table-cell>
          <table:table-cell office:value-type="string">
            <text:p>(817) 602-4762</text:p>
          </table:table-cell>
          <table:table-cell table:number-columns-repeated="2"/>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Wireless</text:p>
          </table:table-cell>
          <table:table-cell office:value-type="string">
            <text:p>No Debit</text:p>
          </table:table-cell>
          <table:table-cell office:value-type="float" office:value="5">
            <text:p>5</text:p>
          </table:table-cell>
          <table:table-cell office:value-type="float" office:value="0.25">
            <text:p>0.25</text:p>
          </table:table-cell>
          <table:table-cell office:value-type="float" office:value="0.1">
            <text:p>0.1</text:p>
          </table:table-cell>
          <table:table-cell office:value-type="string">
            <text:p>Waived</text:p>
          </table:table-cell>
          <table:table-cell office:value-type="float" office:value="0">
            <text:p>0</text:p>
          </table:table-cell>
          <table:table-cell table:number-columns-repeated="6"/>
        </table:table-row>
        <table:table-row table:style-name="ro1">
          <table:table-cell office:value-type="float" office:value="47005451">
            <text:p>47005451</text:p>
          </table:table-cell>
          <table:table-cell office:value-type="string">
            <text:p>RIKKIS HAIR STUDIO</text:p>
          </table:table-cell>
          <table:table-cell office:value-type="string">
            <text:p>5/21/2012 17:34</text:p>
          </table:table-cell>
          <table:table-cell office:value-type="string">
            <text:p>7/6/2012 18:20</text:p>
          </table:table-cell>
          <table:table-cell office:value-type="string">
            <text:p>5/31/2012 15:39</text:p>
          </table:table-cell>
          <table:table-cell office:value-type="string">
            <text:p>Rikki Zarbo</text:p>
          </table:table-cell>
          <table:table-cell office:value-type="string">
            <text:p>(636) 677-5050</text:p>
          </table:table-cell>
          <table:table-cell office:value-type="string">
            <text:p>(314) 799-0382</text:p>
          </table:table-cell>
          <table:table-cell office:value-type="string">
            <text:p>rikkizarbo@hotmail.com</text:p>
          </table:table-cell>
          <table:table-cell office:value-type="string">
            <text:p>PPG Appt</text:p>
          </table:table-cell>
          <table:table-cell office:value-type="string">
            <text:p>Retail/ Swipe</text:p>
          </table:table-cell>
          <table:table-cell office:value-type="string">
            <text:p>4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75">
            <text:p>0.75</text:p>
          </table:table-cell>
          <table:table-cell office:value-type="float" office:value="0.1">
            <text:p>0.1</text:p>
          </table:table-cell>
          <table:table-cell office:value-type="string">
            <text:p>Waived</text:p>
          </table:table-cell>
          <table:table-cell office:value-type="float" office:value="79.95">
            <text:p>79.95</text:p>
          </table:table-cell>
          <table:table-cell table:number-columns-repeated="4"/>
          <table:table-cell office:value-type="string">
            <text:p>$50 </text:p>
          </table:table-cell>
          <table:table-cell/>
        </table:table-row>
        <table:table-row table:style-name="ro2">
          <table:table-cell office:value-type="float" office:value="46647773">
            <text:p>46647773</text:p>
          </table:table-cell>
          <table:table-cell office:value-type="string">
            <text:p>BROTHERS NEW YORK PIZZA &amp; PASTA</text:p>
          </table:table-cell>
          <table:table-cell office:value-type="string">
            <text:p>5/18/2012 18:59</text:p>
          </table:table-cell>
          <table:table-cell office:value-type="string">
            <text:p>7/30/2012 17:45</text:p>
          </table:table-cell>
          <table:table-cell office:value-type="string">
            <text:p>5/24/2012 15:24</text:p>
          </table:table-cell>
          <table:table-cell office:value-type="string">
            <text:p>AGRON SULEJMANI Ronnie</text:p>
          </table:table-cell>
          <table:table-cell office:value-type="string">
            <text:p>(214) 219-5200</text:p>
          </table:table-cell>
          <table:table-cell office:value-type="string">
            <text:p>(214) 202-7637</text:p>
          </table:table-cell>
          <table:table-cell office:value-type="string">
            <text:p>KSULEJMANI@PFGC.COM</text:p>
          </table:table-cell>
          <table:table-cell office:value-type="string">
            <text:p>Self Gen</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2"/>
        </table:table-row>
        <table:table-row table:style-name="ro1">
          <table:table-cell office:value-type="float" office:value="46638935">
            <text:p>46638935</text:p>
          </table:table-cell>
          <table:table-cell office:value-type="string">
            <text:p>Ladybugs</text:p>
          </table:table-cell>
          <table:table-cell office:value-type="string">
            <text:p>5/18/2012 17:59</text:p>
          </table:table-cell>
          <table:table-cell office:value-type="string">
            <text:p>6/8/2012 19:48</text:p>
          </table:table-cell>
          <table:table-cell office:value-type="string">
            <text:p>5/29/2012 16:08</text:p>
          </table:table-cell>
          <table:table-cell office:value-type="string">
            <text:p>Gretchen Gerber</text:p>
          </table:table-cell>
          <table:table-cell office:value-type="string">
            <text:p>(314) 962-5239</text:p>
          </table:table-cell>
          <table:table-cell office:value-type="string">
            <text:p>(314) 822-9757</text:p>
          </table:table-cell>
          <table:table-cell office:value-type="string">
            <text:p>grtchng@aol.com</text:p>
          </table:table-cell>
          <table:table-cell office:value-type="string">
            <text:p>PPG Appt</text:p>
          </table:table-cell>
          <table:table-cell office:value-type="string">
            <text:p>Retail/ Swipe</text:p>
          </table:table-cell>
          <table:table-cell office:value-type="string">
            <text:p>4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75">
            <text:p>0.75</text:p>
          </table:table-cell>
          <table:table-cell office:value-type="float" office:value="0.1">
            <text:p>0.1</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4 tiers of pricing, .75% sig debit and 1.59% qual credit. &lt;br&gt;&lt;br&gt;amex Account info is already in file. &lt;br&gt;</text:p>
          </table:table-cell>
        </table:table-row>
        <table:table-row table:style-name="ro1">
          <table:table-cell office:value-type="float" office:value="46494092">
            <text:p>46494092</text:p>
          </table:table-cell>
          <table:table-cell office:value-type="string">
            <text:p>The Hart Guild</text:p>
          </table:table-cell>
          <table:table-cell office:value-type="string">
            <text:p>5/17/2012 16:44</text:p>
          </table:table-cell>
          <table:table-cell office:value-type="string">
            <text:p>5/30/2012 19:52</text:p>
          </table:table-cell>
          <table:table-cell office:value-type="string">
            <text:p>5/30/2012 22:29</text:p>
          </table:table-cell>
          <table:table-cell office:value-type="string">
            <text:p>Tasha Hart</text:p>
          </table:table-cell>
          <table:table-cell office:value-type="string">
            <text:p>615-480-0098</text:p>
          </table:table-cell>
          <table:table-cell office:value-type="string">
            <text:p>(731)664-3080</text:p>
          </table:table-cell>
          <table:table-cell office:value-type="string">
            <text:p>thehartguild@yahoo.com</text:p>
          </table:table-cell>
          <table:table-cell office:value-type="string">
            <text:p>Self Gen</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11"/>
          <table:table-cell office:value-type="string">
            <text:p>&lt;br&gt;</text:p>
          </table:table-cell>
        </table:table-row>
        <table:table-row table:style-name="ro1">
          <table:table-cell office:value-type="float" office:value="46443448">
            <text:p>46443448</text:p>
          </table:table-cell>
          <table:table-cell office:value-type="string">
            <text:p>THE WINE AND EASEL</text:p>
          </table:table-cell>
          <table:table-cell office:value-type="string">
            <text:p>5/16/2012 21:04</text:p>
          </table:table-cell>
          <table:table-cell office:value-type="string">
            <text:p>5/30/2012 15:04</text:p>
          </table:table-cell>
          <table:table-cell office:value-type="string">
            <text:p>5/30/2012 15:15</text:p>
          </table:table-cell>
          <table:table-cell office:value-type="string">
            <text:p>SCOTT FARRELL</text:p>
          </table:table-cell>
          <table:table-cell office:value-type="string">
            <text:p>(615) 678-8785</text:p>
          </table:table-cell>
          <table:table-cell office:value-type="string">
            <text:p>(615) 804-1017</text:p>
          </table:table-cell>
          <table:table-cell office:value-type="string">
            <text:p>SCOTTRFARRELL@COMCAST.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8.50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6443241">
            <text:p>46443241</text:p>
          </table:table-cell>
          <table:table-cell office:value-type="string">
            <text:p>The Wine and Easel</text:p>
          </table:table-cell>
          <table:table-cell office:value-type="string">
            <text:p>5/16/2012 20:58</text:p>
          </table:table-cell>
          <table:table-cell office:value-type="string">
            <text:p>5/30/2012 15:08</text:p>
          </table:table-cell>
          <table:table-cell office:value-type="string">
            <text:p>5/30/2012 19:49</text:p>
          </table:table-cell>
          <table:table-cell office:value-type="string">
            <text:p>Scott Farrell</text:p>
          </table:table-cell>
          <table:table-cell office:value-type="string">
            <text:p>(615) 678-8784</text:p>
          </table:table-cell>
          <table:table-cell/>
          <table:table-cell office:value-type="string">
            <text:p>scottrfarrell@comcast.net</text:p>
          </table:table-cell>
          <table:table-cell office:value-type="string">
            <text:p>PPG Appt</text:p>
          </table:table-cell>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8.50 </text:p>
          </table:table-cell>
          <table:table-cell office:value-type="float" office:value="0.5">
            <text:p>0.5</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2">
          <table:table-cell office:value-type="float" office:value="46443121">
            <text:p>46443121</text:p>
          </table:table-cell>
          <table:table-cell office:value-type="string">
            <text:p>REGGIE H PERRY CPA</text:p>
          </table:table-cell>
          <table:table-cell office:value-type="string">
            <text:p>5/16/2012 20:56</text:p>
          </table:table-cell>
          <table:table-cell office:value-type="string">
            <text:p>5/23/2012 20:09</text:p>
          </table:table-cell>
          <table:table-cell office:value-type="string">
            <text:p>5/23/2012 20:10</text:p>
          </table:table-cell>
          <table:table-cell office:value-type="string">
            <text:p>Reggie H Perry</text:p>
          </table:table-cell>
          <table:table-cell office:value-type="string">
            <text:p>(615) 373-9931</text:p>
          </table:table-cell>
          <table:table-cell office:value-type="string">
            <text:p>(615) 775-1474</text:p>
          </table:table-cell>
          <table:table-cell office:value-type="string">
            <text:p>REGGIE.PERRY@YMAIL.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0.5">
            <text:p>0.5</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table:table-row>
        <table:table-row table:style-name="ro1">
          <table:table-cell office:value-type="float" office:value="46436121">
            <text:p>46436121</text:p>
          </table:table-cell>
          <table:table-cell office:value-type="string">
            <text:p>FOOD ALLERGY AWARENESS COACHING &amp; TRAINING</text:p>
          </table:table-cell>
          <table:table-cell office:value-type="string">
            <text:p>5/16/2012 19:13</text:p>
          </table:table-cell>
          <table:table-cell office:value-type="string">
            <text:p>7/2/2012 17:35</text:p>
          </table:table-cell>
          <table:table-cell office:value-type="string">
            <text:p>7/2/2012 15:13</text:p>
          </table:table-cell>
          <table:table-cell office:value-type="string">
            <text:p>Tammy Thum</text:p>
          </table:table-cell>
          <table:table-cell table:number-columns-repeated="2" office:value-type="string">
            <text:p>(314) 961-2520</text:p>
          </table:table-cell>
          <table:table-cell office:value-type="string">
            <text:p>tammythum@yahoo.com</text:p>
          </table:table-cell>
          <table:table-cell office:value-type="string">
            <text:p>PPG Appt</text:p>
          </table:table-cell>
          <table:table-cell office:value-type="string">
            <text:p>MOTO</text:p>
          </table:table-cell>
          <table:table-cell office:value-type="string">
            <text:p>3 tier</text:p>
          </table:table-cell>
          <table:table-cell office:value-type="string">
            <text:p>Sell</text:p>
          </table:table-cell>
          <table:table-cell office:value-type="string">
            <text:p>Other See Notes</text:p>
          </table:table-cell>
          <table:table-cell office:value-type="string">
            <text:p>No Debit</text:p>
          </table:table-cell>
          <table:table-cell office:value-type="string">
            <text:p>$5.95 </text:p>
          </table:table-cell>
          <table:table-cell office:value-type="float" office:value="2.08">
            <text:p>2.08</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float" office:value="0">
            <text:p>0</text:p>
          </table:table-cell>
          <table:table-cell office:value-type="string">
            <text:p>Charged her a $150.00 Startup, ran her Credit card for that at signup (receipt in emails). 100% of that goes to brad as we waived Monthly Min on the account. &lt;br&gt;&lt;br&gt;Setting up with a Plug and Pay gateway because there is a $0.00 startup fee on that&lt;br&gt;&lt;br&gt;Web Hosting at $30.00/month&lt;br&gt;&lt;br&gt;URL is faactmo.org&lt;br&gt;&lt;br&gt;gmail account or build is faactmo@gmail.com&lt;br&gt;Password is 3149612520&lt;br&gt;</text:p>
          </table:table-cell>
        </table:table-row>
        <table:table-row table:style-name="ro1">
          <table:table-cell office:value-type="float" office:value="46426377">
            <text:p>46426377</text:p>
          </table:table-cell>
          <table:table-cell office:value-type="string">
            <text:p>Curves for Women</text:p>
          </table:table-cell>
          <table:table-cell office:value-type="string">
            <text:p>5/16/2012 16:49</text:p>
          </table:table-cell>
          <table:table-cell office:value-type="string">
            <text:p>8/17/2012 17:53</text:p>
          </table:table-cell>
          <table:table-cell office:value-type="string">
            <text:p>8/10/2012 17:41</text:p>
          </table:table-cell>
          <table:table-cell office:value-type="string">
            <text:p>Donna Murphy</text:p>
          </table:table-cell>
          <table:table-cell office:value-type="string">
            <text:p>(615) 452-2973</text:p>
          </table:table-cell>
          <table:table-cell/>
          <table:table-cell office:value-type="string">
            <text:p>curveyladydlm@ao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6423011">
            <text:p>46423011</text:p>
          </table:table-cell>
          <table:table-cell office:value-type="string">
            <text:p>Vivian Carol Cox</text:p>
          </table:table-cell>
          <table:table-cell office:value-type="string">
            <text:p>5/16/2012 16:01</text:p>
          </table:table-cell>
          <table:table-cell office:value-type="string">
            <text:p>6/27/2012 18:21</text:p>
          </table:table-cell>
          <table:table-cell office:value-type="string">
            <text:p>5/24/2012 15:11</text:p>
          </table:table-cell>
          <table:table-cell office:value-type="string">
            <text:p>Vivian Cox</text:p>
          </table:table-cell>
          <table:table-cell office:value-type="string">
            <text:p>(602) 570-0434</text:p>
          </table:table-cell>
          <table:table-cell/>
          <table:table-cell office:value-type="string">
            <text:p>Viviancarol232@aol.com</text:p>
          </table:table-cell>
          <table:table-cell office:value-type="string">
            <text:p>Self Gen</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table:number-columns-repeated="11"/>
          <table:table-cell office:value-type="string">
            <text:p>&lt;br&gt;</text:p>
          </table:table-cell>
        </table:table-row>
        <table:table-row table:style-name="ro1">
          <table:table-cell office:value-type="float" office:value="46353132">
            <text:p>46353132</text:p>
          </table:table-cell>
          <table:table-cell office:value-type="string">
            <text:p>INTERNATIONAL CAR CARE</text:p>
          </table:table-cell>
          <table:table-cell office:value-type="string">
            <text:p>5/15/2012 19:12</text:p>
          </table:table-cell>
          <table:table-cell office:value-type="string">
            <text:p>8/6/2012 16:49</text:p>
          </table:table-cell>
          <table:table-cell office:value-type="string">
            <text:p>7/26/2012 19:50</text:p>
          </table:table-cell>
          <table:table-cell office:value-type="string">
            <text:p>KIETH YOUTH</text:p>
          </table:table-cell>
          <table:table-cell office:value-type="string">
            <text:p>(209) 365-0570</text:p>
          </table:table-cell>
          <table:table-cell/>
          <table:table-cell office:value-type="string">
            <text:p>CAPTAINEO32@HOT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6270539">
            <text:p>46270539</text:p>
          </table:table-cell>
          <table:table-cell office:value-type="string">
            <text:p>BARGAIN CENTER</text:p>
          </table:table-cell>
          <table:table-cell office:value-type="string">
            <text:p>5/14/2012 20:26</text:p>
          </table:table-cell>
          <table:table-cell office:value-type="string">
            <text:p>8/16/2012 17:37</text:p>
          </table:table-cell>
          <table:table-cell office:value-type="string">
            <text:p>8/16/2012 18:12</text:p>
          </table:table-cell>
          <table:table-cell office:value-type="string">
            <text:p>MEGAN DAVIDSON</text:p>
          </table:table-cell>
          <table:table-cell office:value-type="string">
            <text:p>(209) 522-7297</text:p>
          </table:table-cell>
          <table:table-cell office:value-type="string">
            <text:p>(209) 402-6320</text:p>
          </table:table-cell>
          <table:table-cell office:value-type="string">
            <text:p>BARGAINCENTER1@HOTMAIL.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External Free Placement</text:p>
          </table:table-cell>
          <table:table-cell office:value-type="string">
            <text:p>$5.95 </text:p>
          </table:table-cell>
          <table:table-cell office:value-type="float" office:value="0.25">
            <text:p>0.25</text:p>
          </table:table-cell>
          <table:table-cell office:value-type="float" office:value="0.08">
            <text:p>0.08</text:p>
          </table:table-cell>
          <table:table-cell office:value-type="string">
            <text:p>Other See Notes</text:p>
          </table:table-cell>
          <table:table-cell office:value-type="float" office:value="79.95">
            <text:p>79.95</text:p>
          </table:table-cell>
          <table:table-cell table:number-columns-repeated="4"/>
          <table:table-cell office:value-type="float" office:value="50">
            <text:p>50</text:p>
          </table:table-cell>
          <table:table-cell office:value-type="string">
            <text:p>145.00 setup fee, to cover pin pads. &lt;br&gt;</text:p>
          </table:table-cell>
        </table:table-row>
        <table:table-row table:style-name="ro2">
          <table:table-cell office:value-type="float" office:value="46096266">
            <text:p>46096266</text:p>
          </table:table-cell>
          <table:table-cell office:value-type="string">
            <text:p>JANITA CLARK</text:p>
          </table:table-cell>
          <table:table-cell office:value-type="string">
            <text:p>5/11/2012 16:37</text:p>
          </table:table-cell>
          <table:table-cell office:value-type="string">
            <text:p>7/9/2012 18:59</text:p>
          </table:table-cell>
          <table:table-cell office:value-type="string">
            <text:p>5/24/2012 15:22</text:p>
          </table:table-cell>
          <table:table-cell office:value-type="string">
            <text:p>JANITA CLARK</text:p>
          </table:table-cell>
          <table:table-cell office:value-type="string">
            <text:p>(209)735-0358</text:p>
          </table:table-cell>
          <table:table-cell/>
          <table:table-cell office:value-type="string">
            <text:p>JANITACLARK@YAHOO.COM</text:p>
          </table:table-cell>
          <table:table-cell office:value-type="string">
            <text:p>Self Gen</text:p>
          </table:table-cell>
          <table:table-cell office:value-type="string">
            <text:p>Pay As You Go</text:p>
          </table:table-cell>
          <table:table-cell table:number-columns-repeated="2"/>
          <table:table-cell office:value-type="string">
            <text:p>Phone Swipe</text:p>
          </table:table-cell>
          <table:table-cell table:number-columns-repeated="12"/>
        </table:table-row>
        <table:table-row table:style-name="ro2">
          <table:table-cell office:value-type="float" office:value="46095791">
            <text:p>46095791</text:p>
          </table:table-cell>
          <table:table-cell office:value-type="string">
            <text:p>SHE BOTIQUE</text:p>
          </table:table-cell>
          <table:table-cell office:value-type="string">
            <text:p>5/11/2012 16:32</text:p>
          </table:table-cell>
          <table:table-cell office:value-type="string">
            <text:p>7/16/2012 18:04</text:p>
          </table:table-cell>
          <table:table-cell office:value-type="string">
            <text:p>7/16/2012 20:29</text:p>
          </table:table-cell>
          <table:table-cell office:value-type="string">
            <text:p>JENITA CLARK</text:p>
          </table:table-cell>
          <table:table-cell office:value-type="string">
            <text:p>(209) 572-2997</text:p>
          </table:table-cell>
          <table:table-cell office:value-type="string">
            <text:p>(209) 735-0358</text:p>
          </table:table-cell>
          <table:table-cell office:value-type="string">
            <text:p>JENITACLARK@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Internal Pin Pad</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table:table-row>
        <table:table-row table:style-name="ro2">
          <table:table-cell office:value-type="float" office:value="46095618">
            <text:p>46095618</text:p>
          </table:table-cell>
          <table:table-cell office:value-type="string">
            <text:p>BROTHERS NEW YORK PIZZA &amp; PASTA</text:p>
          </table:table-cell>
          <table:table-cell office:value-type="string">
            <text:p>5/11/2012 16:29</text:p>
          </table:table-cell>
          <table:table-cell office:value-type="string">
            <text:p>7/31/2012 19:21</text:p>
          </table:table-cell>
          <table:table-cell office:value-type="string">
            <text:p>7/31/2012 19:22</text:p>
          </table:table-cell>
          <table:table-cell office:value-type="string">
            <text:p>AGRON SULEJMANI <text:s/>Ronnie</text:p>
          </table:table-cell>
          <table:table-cell office:value-type="string">
            <text:p>(214) 219-5200</text:p>
          </table:table-cell>
          <table:table-cell office:value-type="string">
            <text:p>(214) 202-7637</text:p>
          </table:table-cell>
          <table:table-cell office:value-type="string">
            <text:p>KSULEJMANI@PFGC.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8.50 </text:p>
          </table:table-cell>
          <table:table-cell office:value-type="float" office:value="0.45">
            <text:p>0.45</text:p>
          </table:table-cell>
          <table:table-cell office:value-type="float" office:value="0.08">
            <text:p>0.08</text:p>
          </table:table-cell>
          <table:table-cell office:value-type="string">
            <text:p>$95.00 </text:p>
          </table:table-cell>
          <table:table-cell office:value-type="float" office:value="50">
            <text:p>50</text:p>
          </table:table-cell>
          <table:table-cell table:number-columns-repeated="4"/>
          <table:table-cell office:value-type="float" office:value="25">
            <text:p>25</text:p>
          </table:table-cell>
          <table:table-cell/>
        </table:table-row>
        <table:table-row table:style-name="ro1">
          <table:table-cell office:value-type="float" office:value="46001330">
            <text:p>46001330</text:p>
          </table:table-cell>
          <table:table-cell office:value-type="string">
            <text:p>Marksman Airsport</text:p>
          </table:table-cell>
          <table:table-cell office:value-type="string">
            <text:p>5/10/2012 19:08</text:p>
          </table:table-cell>
          <table:table-cell table:number-columns-repeated="2" office:value-type="string">
            <text:p>8/14/2012 15:18</text:p>
          </table:table-cell>
          <table:table-cell office:value-type="string">
            <text:p>Barry Marks</text:p>
          </table:table-cell>
          <table:table-cell office:value-type="string">
            <text:p>(817) 909-0542</text:p>
          </table:table-cell>
          <table:table-cell/>
          <table:table-cell office:value-type="string">
            <text:p>skram1022@yahoo.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External Free Placement</text:p>
          </table:table-cell>
          <table:table-cell office:value-type="string">
            <text:p>$5.95 </text:p>
          </table:table-cell>
          <table:table-cell office:value-type="float" office:value="0.65">
            <text:p>0.65</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185">
            <text:p>185</text:p>
          </table:table-cell>
          <table:table-cell office:value-type="string">
            <text:p>taking the $15.00 encryption out of our pay&lt;br&gt;</text:p>
          </table:table-cell>
        </table:table-row>
        <table:table-row table:style-name="ro1">
          <table:table-cell office:value-type="float" office:value="45940987">
            <text:p>45940987</text:p>
          </table:table-cell>
          <table:table-cell office:value-type="string">
            <text:p>MOORE'S OFFICE SUPPLIES</text:p>
          </table:table-cell>
          <table:table-cell office:value-type="string">
            <text:p>5/9/2012 20:28</text:p>
          </table:table-cell>
          <table:table-cell office:value-type="string">
            <text:p>8/20/2012 19:06</text:p>
          </table:table-cell>
          <table:table-cell office:value-type="string">
            <text:p>8/20/2012 19:09</text:p>
          </table:table-cell>
          <table:table-cell office:value-type="string">
            <text:p>Jeffrey d. Moore/ ROSE is contact there</text:p>
          </table:table-cell>
          <table:table-cell office:value-type="string">
            <text:p>(931) 645-7200</text:p>
          </table:table-cell>
          <table:table-cell office:value-type="string">
            <text:p>(931) 216-2767</text:p>
          </table:table-cell>
          <table:table-cell office:value-type="string">
            <text:p>2JMOORE@BELLSOUTH.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float" office:value="9.5">
            <text:p>9.5</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5926317">
            <text:p>45926317</text:p>
          </table:table-cell>
          <table:table-cell office:value-type="string">
            <text:p>Kimberly Taylor</text:p>
          </table:table-cell>
          <table:table-cell office:value-type="string">
            <text:p>5/9/2012 18:10</text:p>
          </table:table-cell>
          <table:table-cell office:value-type="string">
            <text:p>5/24/2012 15:21</text:p>
          </table:table-cell>
          <table:table-cell office:value-type="string">
            <text:p>5/24/2012 15:22</text:p>
          </table:table-cell>
          <table:table-cell office:value-type="string">
            <text:p>Kimberly Taylor</text:p>
          </table:table-cell>
          <table:table-cell office:value-type="string">
            <text:p>(931) 905-0776</text:p>
          </table:table-cell>
          <table:table-cell/>
          <table:table-cell office:value-type="string">
            <text:p>bookkeepingplus12@yahoo.com</text:p>
          </table:table-cell>
          <table:table-cell office:value-type="string">
            <text:p>PPG Appt</text:p>
          </table:table-cell>
          <table:table-cell office:value-type="string">
            <text:p>Pay As You Go</text:p>
          </table:table-cell>
          <table:table-cell/>
          <table:table-cell office:value-type="string">
            <text:p>Free Placement</text:p>
          </table:table-cell>
          <table:table-cell office:value-type="string">
            <text:p>Phone Swipe</text:p>
          </table:table-cell>
          <table:table-cell table:number-columns-repeated="2"/>
          <table:table-cell office:value-type="float" office:value="2.69">
            <text:p>2.69</text:p>
          </table:table-cell>
          <table:table-cell/>
          <table:table-cell office:value-type="string">
            <text:p>Waived</text:p>
          </table:table-cell>
          <table:table-cell table:number-columns-repeated="5"/>
          <table:table-cell office:value-type="float" office:value="0">
            <text:p>0</text:p>
          </table:table-cell>
          <table:table-cell office:value-type="string">
            <text:p>&lt;br&gt;</text:p>
          </table:table-cell>
        </table:table-row>
        <table:table-row table:style-name="ro1">
          <table:table-cell office:value-type="float" office:value="45916302">
            <text:p>45916302</text:p>
          </table:table-cell>
          <table:table-cell office:value-type="string">
            <text:p>Crown Tent and Events</text:p>
          </table:table-cell>
          <table:table-cell office:value-type="string">
            <text:p>5/9/2012 15:50</text:p>
          </table:table-cell>
          <table:table-cell office:value-type="string">
            <text:p>6/7/2012 17:36</text:p>
          </table:table-cell>
          <table:table-cell office:value-type="string">
            <text:p>6/7/2012 18:29</text:p>
          </table:table-cell>
          <table:table-cell office:value-type="string">
            <text:p>Waldemar Zurawicki</text:p>
          </table:table-cell>
          <table:table-cell office:value-type="string">
            <text:p>(615) 256-0411</text:p>
          </table:table-cell>
          <table:table-cell office:value-type="string">
            <text:p>(615) 476-1250</text:p>
          </table:table-cell>
          <table:table-cell office:value-type="string">
            <text:p>karen@crowntentandevents.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No Debit</text:p>
          </table:table-cell>
          <table:table-cell office:value-type="float" office:value="9.5">
            <text:p>9.5</text:p>
          </table:table-cell>
          <table:table-cell office:value-type="float" office:value="0.45">
            <text:p>0.45</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100">
            <text:p>100</text:p>
          </table:table-cell>
          <table:table-cell office:value-type="string">
            <text:p>This is the ADD on account to Master account &lt;span40-6721044-45916137' class='x-item-view-value'&gt;8788290322105&lt;/span&gt;</text:p>
          </table:table-cell>
        </table:table-row>
        <table:table-row table:style-name="ro1">
          <table:table-cell office:value-type="float" office:value="45916137">
            <text:p>45916137</text:p>
          </table:table-cell>
          <table:table-cell office:value-type="string">
            <text:p>Crown Awning and Signs</text:p>
          </table:table-cell>
          <table:table-cell office:value-type="string">
            <text:p>5/9/2012 15:47</text:p>
          </table:table-cell>
          <table:table-cell office:value-type="string">
            <text:p>6/7/2012 17:28</text:p>
          </table:table-cell>
          <table:table-cell office:value-type="string">
            <text:p>6/5/2012 16:39</text:p>
          </table:table-cell>
          <table:table-cell office:value-type="string">
            <text:p>Waldemar Zurawicki <text:s/>Walter</text:p>
          </table:table-cell>
          <table:table-cell office:value-type="string">
            <text:p>(615) 256-0485</text:p>
          </table:table-cell>
          <table:table-cell office:value-type="string">
            <text:p>(615) 476-1250</text:p>
          </table:table-cell>
          <table:table-cell office:value-type="string">
            <text:p>karen@crowntentandevents.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No Debit</text:p>
          </table:table-cell>
          <table:table-cell office:value-type="float" office:value="9.5">
            <text:p>9.5</text:p>
          </table:table-cell>
          <table:table-cell office:value-type="float" office:value="0.45">
            <text:p>0.45</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25">
            <text:p>25</text:p>
          </table:table-cell>
          <table:table-cell office:value-type="string">
            <text:p>This is the Master account for MID 8788290322105</text:p>
          </table:table-cell>
        </table:table-row>
        <table:table-row table:style-name="ro1">
          <table:table-cell office:value-type="float" office:value="45792465">
            <text:p>45792465</text:p>
          </table:table-cell>
          <table:table-cell office:value-type="string">
            <text:p>KF CUSTOM LAWNS</text:p>
          </table:table-cell>
          <table:table-cell office:value-type="string">
            <text:p>5/8/2012 17:54</text:p>
          </table:table-cell>
          <table:table-cell office:value-type="string">
            <text:p>6/12/2012 16:59</text:p>
          </table:table-cell>
          <table:table-cell office:value-type="string">
            <text:p>6/6/2012 15:24</text:p>
          </table:table-cell>
          <table:table-cell office:value-type="string">
            <text:p>Ryan Fitzmaurice</text:p>
          </table:table-cell>
          <table:table-cell office:value-type="string">
            <text:p>(314) 226-4052</text:p>
          </table:table-cell>
          <table:table-cell office:value-type="string">
            <text:p>(636) 293-3214</text:p>
          </table:table-cell>
          <table:table-cell office:value-type="string">
            <text:p>karie@kfcustomlawns.com</text:p>
          </table:table-cell>
          <table:table-cell office:value-type="string">
            <text:p>PPG Appt</text:p>
          </table:table-cell>
          <table:table-cell office:value-type="string">
            <text:p>MOTO</text:p>
          </table:table-cell>
          <table:table-cell office:value-type="string">
            <text:p>3 tier</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5.95 </text:p>
          </table:table-cell>
          <table:table-cell office:value-type="float" office:value="2.08">
            <text:p>2.08</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this lady is going to want to set up reoccurring billing with auth.net. &lt;br&gt;</text:p>
          </table:table-cell>
        </table:table-row>
        <table:table-row table:style-name="ro1">
          <table:table-cell office:value-type="float" office:value="45695650">
            <text:p>45695650</text:p>
          </table:table-cell>
          <table:table-cell office:value-type="string">
            <text:p>Art in the Vine</text:p>
          </table:table-cell>
          <table:table-cell office:value-type="string">
            <text:p>5/7/2012 20:12</text:p>
          </table:table-cell>
          <table:table-cell office:value-type="string">
            <text:p>8/6/2012 16:50</text:p>
          </table:table-cell>
          <table:table-cell office:value-type="string">
            <text:p>6/4/2012 15:24</text:p>
          </table:table-cell>
          <table:table-cell office:value-type="string">
            <text:p>REBECCA WINTER</text:p>
          </table:table-cell>
          <table:table-cell office:value-type="string">
            <text:p>(817) 706-4585</text:p>
          </table:table-cell>
          <table:table-cell office:value-type="string">
            <text:p>(817) 919-9464</text:p>
          </table:table-cell>
          <table:table-cell office:value-type="string">
            <text:p>rebecca@artinthevine.com</text:p>
          </table:table-cell>
          <table:table-cell office:value-type="string">
            <text:p>PPG Appt</text:p>
          </table:table-cell>
          <table:table-cell office:value-type="string">
            <text:p>MOTO</text:p>
          </table:table-cell>
          <table:table-cell office:value-type="string">
            <text:p>3 tier</text:p>
          </table:table-cell>
          <table:table-cell office:value-type="string">
            <text:p>Free Placement</text:p>
          </table:table-cell>
          <table:table-cell office:value-type="string">
            <text:p>Auth.net MOTO</text:p>
          </table:table-cell>
          <table:table-cell office:value-type="string">
            <text:p>No Debit</text:p>
          </table:table-cell>
          <table:table-cell office:value-type="float" office:value="9.5">
            <text:p>9.5</text:p>
          </table:table-cell>
          <table:table-cell office:value-type="float" office:value="2.08">
            <text:p>2.08</text:p>
          </table:table-cell>
          <table:table-cell office:value-type="float" office:value="0.12">
            <text:p>0.12</text:p>
          </table:table-cell>
          <table:table-cell office:value-type="string">
            <text:p>Waived</text:p>
          </table:table-cell>
          <table:table-cell office:value-type="float" office:value="39.95">
            <text:p>39.95</text:p>
          </table:table-cell>
          <table:table-cell table:number-columns-repeated="4"/>
          <table:table-cell office:value-type="float" office:value="50">
            <text:p>50</text:p>
          </table:table-cell>
          <table:table-cell/>
        </table:table-row>
        <table:table-row table:style-name="ro1">
          <table:table-cell office:value-type="float" office:value="45694172">
            <text:p>45694172</text:p>
          </table:table-cell>
          <table:table-cell office:value-type="string">
            <text:p>REBECCA WINTER</text:p>
          </table:table-cell>
          <table:table-cell office:value-type="string">
            <text:p>5/7/2012 19:47</text:p>
          </table:table-cell>
          <table:table-cell office:value-type="string">
            <text:p>5/30/2012 14:57</text:p>
          </table:table-cell>
          <table:table-cell office:value-type="string">
            <text:p>5/24/2012 15:21</text:p>
          </table:table-cell>
          <table:table-cell office:value-type="string">
            <text:p>REBECCA WINTER</text:p>
          </table:table-cell>
          <table:table-cell office:value-type="string">
            <text:p>(817) 706-4585</text:p>
          </table:table-cell>
          <table:table-cell office:value-type="string">
            <text:p>(817) 919-9464</text:p>
          </table:table-cell>
          <table:table-cell office:value-type="string">
            <text:p>rebecca@artinthevine.com</text:p>
          </table:table-cell>
          <table:table-cell office:value-type="string">
            <text:p>PPG Appt</text:p>
          </table:table-cell>
          <table:table-cell office:value-type="string">
            <text:p>Pay As You Go</text:p>
          </table:table-cell>
          <table:table-cell table:number-columns-repeated="2"/>
          <table:table-cell office:value-type="string">
            <text:p>Phone Swipe</text:p>
          </table:table-cell>
          <table:table-cell table:number-columns-repeated="11"/>
          <table:table-cell office:value-type="string">
            <text:p>&lt;br&gt;</text:p>
          </table:table-cell>
        </table:table-row>
        <table:table-row table:style-name="ro1">
          <table:table-cell office:value-type="float" office:value="45693098">
            <text:p>45693098</text:p>
          </table:table-cell>
          <table:table-cell office:value-type="string">
            <text:p>Art in the Vine</text:p>
          </table:table-cell>
          <table:table-cell office:value-type="string">
            <text:p>5/7/2012 19:24</text:p>
          </table:table-cell>
          <table:table-cell office:value-type="string">
            <text:p>8/6/2012 16:51</text:p>
          </table:table-cell>
          <table:table-cell office:value-type="string">
            <text:p>5/31/2012 15:41</text:p>
          </table:table-cell>
          <table:table-cell office:value-type="string">
            <text:p>REBECCA WINTER</text:p>
          </table:table-cell>
          <table:table-cell office:value-type="string">
            <text:p>(817) 706-4585</text:p>
          </table:table-cell>
          <table:table-cell office:value-type="string">
            <text:p>(817) 919-9464</text:p>
          </table:table-cell>
          <table:table-cell office:value-type="string">
            <text:p>rebecca@artinthevine.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float" office:value="9.5">
            <text:p>9.5</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5658894">
            <text:p>45658894</text:p>
          </table:table-cell>
          <table:table-cell office:value-type="string">
            <text:p>Tips N Toes</text:p>
          </table:table-cell>
          <table:table-cell office:value-type="string">
            <text:p>5/7/2012 16:13</text:p>
          </table:table-cell>
          <table:table-cell office:value-type="string">
            <text:p>7/13/2012 18:13</text:p>
          </table:table-cell>
          <table:table-cell office:value-type="string">
            <text:p>7/11/2012 19:12</text:p>
          </table:table-cell>
          <table:table-cell office:value-type="string">
            <text:p>Crista Moye</text:p>
          </table:table-cell>
          <table:table-cell office:value-type="string">
            <text:p>(209) 675-4895</text:p>
          </table:table-cell>
          <table:table-cell/>
          <table:table-cell office:value-type="string">
            <text:p>cristashands@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
            <text:p>0.1</text:p>
          </table:table-cell>
          <table:table-cell office:value-type="string">
            <text:p>Waived</text:p>
          </table:table-cell>
          <table:table-cell office:value-type="float" office:value="0">
            <text:p>0</text:p>
          </table:table-cell>
          <table:table-cell table:number-columns-repeated="4"/>
          <table:table-cell office:value-type="float" office:value="100">
            <text:p>100</text:p>
          </table:table-cell>
          <table:table-cell office:value-type="string">
            <text:p>Option b phone swipe 8788291024700</text:p>
          </table:table-cell>
        </table:table-row>
        <table:table-row table:style-name="ro1">
          <table:table-cell office:value-type="float" office:value="45658219">
            <text:p>45658219</text:p>
          </table:table-cell>
          <table:table-cell office:value-type="string">
            <text:p>Tips N Toes</text:p>
          </table:table-cell>
          <table:table-cell office:value-type="string">
            <text:p>5/7/2012 16:01</text:p>
          </table:table-cell>
          <table:table-cell office:value-type="string">
            <text:p>7/13/2012 18:13</text:p>
          </table:table-cell>
          <table:table-cell office:value-type="string">
            <text:p>6/8/2012 16:22</text:p>
          </table:table-cell>
          <table:table-cell office:value-type="string">
            <text:p>Laura Bland</text:p>
          </table:table-cell>
          <table:table-cell office:value-type="string">
            <text:p>(209) 756-6366</text:p>
          </table:table-cell>
          <table:table-cell/>
          <table:table-cell office:value-type="string">
            <text:p>britt4nier93@ao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
            <text:p>0.1</text:p>
          </table:table-cell>
          <table:table-cell office:value-type="string">
            <text:p>Waived</text:p>
          </table:table-cell>
          <table:table-cell office:value-type="float" office:value="0">
            <text:p>0</text:p>
          </table:table-cell>
          <table:table-cell table:number-columns-repeated="4"/>
          <table:table-cell office:value-type="float" office:value="50">
            <text:p>50</text:p>
          </table:table-cell>
          <table:table-cell office:value-type="string">
            <text:p>option b phone swipe 8788291024699</text:p>
          </table:table-cell>
        </table:table-row>
        <table:table-row table:style-name="ro1">
          <table:table-cell office:value-type="float" office:value="45557526">
            <text:p>45557526</text:p>
          </table:table-cell>
          <table:table-cell office:value-type="string">
            <text:p>Speedee Oil Change &amp; Tune Up</text:p>
          </table:table-cell>
          <table:table-cell office:value-type="string">
            <text:p>5/4/2012 20:05</text:p>
          </table:table-cell>
          <table:table-cell office:value-type="string">
            <text:p>7/9/2012 18:47</text:p>
          </table:table-cell>
          <table:table-cell office:value-type="string">
            <text:p>5/24/2012 15:21</text:p>
          </table:table-cell>
          <table:table-cell office:value-type="string">
            <text:p>Nabil Husseini</text:p>
          </table:table-cell>
          <table:table-cell office:value-type="string">
            <text:p>(510) 402-7620</text:p>
          </table:table-cell>
          <table:table-cell/>
          <table:table-cell office:value-type="string">
            <text:p>skybound07@yahoo.com</text:p>
          </table:table-cell>
          <table:table-cell office:value-type="string">
            <text:p>PPG Appt</text:p>
          </table:table-cell>
          <table:table-cell office:value-type="string">
            <text:p>Pay As You Go</text:p>
          </table:table-cell>
          <table:table-cell table:number-columns-repeated="14"/>
          <table:table-cell office:value-type="string">
            <text:p>&lt;br&gt;</text:p>
          </table:table-cell>
        </table:table-row>
        <table:table-row table:style-name="ro1">
          <table:table-cell office:value-type="float" office:value="45493430">
            <text:p>45493430</text:p>
          </table:table-cell>
          <table:table-cell office:value-type="string">
            <text:p>BrightDart</text:p>
          </table:table-cell>
          <table:table-cell office:value-type="string">
            <text:p>5/4/2012 18:04</text:p>
          </table:table-cell>
          <table:table-cell office:value-type="string">
            <text:p>7/9/2012 19:02</text:p>
          </table:table-cell>
          <table:table-cell office:value-type="string">
            <text:p>5/14/2012 18:08</text:p>
          </table:table-cell>
          <table:table-cell office:value-type="string">
            <text:p>Sharee Sok</text:p>
          </table:table-cell>
          <table:table-cell office:value-type="string">
            <text:p>(209) 385-3800</text:p>
          </table:table-cell>
          <table:table-cell/>
          <table:table-cell office:value-type="string">
            <text:p>melissa@brightdart.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4">
            <text:p>1.14</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5480464">
            <text:p>45480464</text:p>
          </table:table-cell>
          <table:table-cell office:value-type="string">
            <text:p>C&amp;C APPLIANCE REPAIR</text:p>
          </table:table-cell>
          <table:table-cell office:value-type="string">
            <text:p>5/4/2012 16:37</text:p>
          </table:table-cell>
          <table:table-cell office:value-type="string">
            <text:p>6/11/2012 15:48</text:p>
          </table:table-cell>
          <table:table-cell office:value-type="string">
            <text:p>6/11/2012 15:31</text:p>
          </table:table-cell>
          <table:table-cell office:value-type="string">
            <text:p>JAMES COOK</text:p>
          </table:table-cell>
          <table:table-cell office:value-type="string">
            <text:p>(615) 650-3800</text:p>
          </table:table-cell>
          <table:table-cell/>
          <table:table-cell office:value-type="string">
            <text:p>TEDDIEC1947@YAHOO.COM</text:p>
          </table:table-cell>
          <table:table-cell office:value-type="string">
            <text:p>PPG Appt</text:p>
          </table:table-cell>
          <table:table-cell office:value-type="string">
            <text:p>MOTO</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2.08">
            <text:p>2.08</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float" office:value="50">
            <text:p>50</text:p>
          </table:table-cell>
          <table:table-cell office:value-type="string">
            <text:p>50.00 setup fee charged&lt;br&gt;</text:p>
          </table:table-cell>
        </table:table-row>
        <table:table-row table:style-name="ro1">
          <table:table-cell office:value-type="float" office:value="45411893">
            <text:p>45411893</text:p>
          </table:table-cell>
          <table:table-cell office:value-type="string">
            <text:p>Vivian Carol Cox</text:p>
          </table:table-cell>
          <table:table-cell office:value-type="string">
            <text:p>5/3/2012 22:08</text:p>
          </table:table-cell>
          <table:table-cell office:value-type="string">
            <text:p>6/27/2012 18:21</text:p>
          </table:table-cell>
          <table:table-cell office:value-type="string">
            <text:p>5/17/2012 15:12</text:p>
          </table:table-cell>
          <table:table-cell office:value-type="string">
            <text:p>vivian cox</text:p>
          </table:table-cell>
          <table:table-cell office:value-type="string">
            <text:p>(602) 570-0434</text:p>
          </table:table-cell>
          <table:table-cell/>
          <table:table-cell office:value-type="string">
            <text:p>Viviancarol232@aol.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
            <text:p>0.1</text:p>
          </table:table-cell>
          <table:table-cell office:value-type="string">
            <text:p>Waived</text:p>
          </table:table-cell>
          <table:table-cell office:value-type="float" office:value="0">
            <text:p>0</text:p>
          </table:table-cell>
          <table:table-cell table:number-columns-repeated="4"/>
          <table:table-cell office:value-type="float" office:value="200">
            <text:p>200</text:p>
          </table:table-cell>
          <table:table-cell office:value-type="string">
            <text:p>This is a friend I went to high school with. &lt;br&gt;</text:p>
          </table:table-cell>
        </table:table-row>
        <table:table-row table:style-name="ro1">
          <table:table-cell office:value-type="float" office:value="45406316">
            <text:p>45406316</text:p>
          </table:table-cell>
          <table:table-cell office:value-type="string">
            <text:p>DAJUAN BERNETT</text:p>
          </table:table-cell>
          <table:table-cell office:value-type="string">
            <text:p>5/3/2012 20:44</text:p>
          </table:table-cell>
          <table:table-cell office:value-type="string">
            <text:p>8/6/2012 18:35</text:p>
          </table:table-cell>
          <table:table-cell office:value-type="string">
            <text:p>5/24/2012 15:23</text:p>
          </table:table-cell>
          <table:table-cell office:value-type="string">
            <text:p>DAJUAN BERNETT</text:p>
          </table:table-cell>
          <table:table-cell office:value-type="string">
            <text:p>314-265-8797</text:p>
          </table:table-cell>
          <table:table-cell/>
          <table:table-cell office:value-type="string">
            <text:p>dburnent@gmail.com</text:p>
          </table:table-cell>
          <table:table-cell office:value-type="string">
            <text:p>Self Gen</text:p>
          </table:table-cell>
          <table:table-cell office:value-type="string">
            <text:p>Pay As You Go</text:p>
          </table:table-cell>
          <table:table-cell table:number-columns-repeated="14"/>
          <table:table-cell office:value-type="string">
            <text:p>&lt;br&gt;</text:p>
          </table:table-cell>
        </table:table-row>
        <table:table-row table:style-name="ro1">
          <table:table-cell office:value-type="float" office:value="45401099">
            <text:p>45401099</text:p>
          </table:table-cell>
          <table:table-cell office:value-type="string">
            <text:p>Philip Elrod</text:p>
          </table:table-cell>
          <table:table-cell office:value-type="string">
            <text:p>5/3/2012 19:46</text:p>
          </table:table-cell>
          <table:table-cell office:value-type="string">
            <text:p>8/16/2012 16:36</text:p>
          </table:table-cell>
          <table:table-cell office:value-type="string">
            <text:p>5/4/2012 15:55</text:p>
          </table:table-cell>
          <table:table-cell office:value-type="string">
            <text:p>Philip Elrod</text:p>
          </table:table-cell>
          <table:table-cell office:value-type="string">
            <text:p>209-518-9158</text:p>
          </table:table-cell>
          <table:table-cell/>
          <table:table-cell office:value-type="string">
            <text:p>pelrod@patriotpaymentgroup.com</text:p>
          </table:table-cell>
          <table:table-cell office:value-type="string">
            <text:p>Self Gen</text:p>
          </table:table-cell>
          <table:table-cell office:value-type="string">
            <text:p>Pay As You Go</text:p>
          </table:table-cell>
          <table:table-cell table:number-columns-repeated="14"/>
          <table:table-cell office:value-type="string">
            <text:p>&lt;br&gt;</text:p>
          </table:table-cell>
        </table:table-row>
        <table:table-row table:style-name="ro1">
          <table:table-cell office:value-type="float" office:value="45394001">
            <text:p>45394001</text:p>
          </table:table-cell>
          <table:table-cell office:value-type="string">
            <text:p>Supreme Clientele</text:p>
          </table:table-cell>
          <table:table-cell office:value-type="string">
            <text:p>5/3/2012 18:54</text:p>
          </table:table-cell>
          <table:table-cell office:value-type="string">
            <text:p>8/6/2012 18:34</text:p>
          </table:table-cell>
          <table:table-cell office:value-type="string">
            <text:p>5/31/2012 15:38</text:p>
          </table:table-cell>
          <table:table-cell office:value-type="string">
            <text:p>Dajuan Bernett</text:p>
          </table:table-cell>
          <table:table-cell office:value-type="string">
            <text:p>(314) 265-8797</text:p>
          </table:table-cell>
          <table:table-cell/>
          <table:table-cell office:value-type="string">
            <text:p>dburnent@gmail.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table:table-row>
        <table:table-row table:style-name="ro1">
          <table:table-cell office:value-type="float" office:value="45392314">
            <text:p>45392314</text:p>
          </table:table-cell>
          <table:table-cell office:value-type="string">
            <text:p>Speedee oil change &amp; tune up</text:p>
          </table:table-cell>
          <table:table-cell office:value-type="string">
            <text:p>5/3/2012 18:24</text:p>
          </table:table-cell>
          <table:table-cell table:number-columns-repeated="2" office:value-type="string">
            <text:p>7/11/2012 15:23</text:p>
          </table:table-cell>
          <table:table-cell office:value-type="string">
            <text:p>nabil husseini/ Fred is father (both very nice guys)</text:p>
          </table:table-cell>
          <table:table-cell office:value-type="string">
            <text:p>(209) 538-3999</text:p>
          </table:table-cell>
          <table:table-cell office:value-type="string">
            <text:p>(510) 402-7620</text:p>
          </table:table-cell>
          <table:table-cell office:value-type="string">
            <text:p>skybound07@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External Swap</text:p>
          </table:table-cell>
          <table:table-cell office:value-type="float" office:value="9.5">
            <text:p>9.5</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5382392">
            <text:p>45382392</text:p>
          </table:table-cell>
          <table:table-cell office:value-type="string">
            <text:p>Lois Elrod</text:p>
          </table:table-cell>
          <table:table-cell office:value-type="string">
            <text:p>5/3/2012 15:54</text:p>
          </table:table-cell>
          <table:table-cell office:value-type="string">
            <text:p>7/9/2012 18:58</text:p>
          </table:table-cell>
          <table:table-cell office:value-type="string">
            <text:p>5/24/2012 15:21</text:p>
          </table:table-cell>
          <table:table-cell office:value-type="string">
            <text:p>Lois Elrod</text:p>
          </table:table-cell>
          <table:table-cell office:value-type="string">
            <text:p>817-808-8074</text:p>
          </table:table-cell>
          <table:table-cell table:number-columns-repeated="2"/>
          <table:table-cell office:value-type="string">
            <text:p>Self Gen</text:p>
          </table:table-cell>
          <table:table-cell office:value-type="string">
            <text:p>Pay As You Go</text:p>
          </table:table-cell>
          <table:table-cell table:number-columns-repeated="15"/>
        </table:table-row>
        <table:table-row table:style-name="ro1">
          <table:table-cell office:value-type="float" office:value="45382081">
            <text:p>45382081</text:p>
          </table:table-cell>
          <table:table-cell office:value-type="string">
            <text:p>Beverly Willis</text:p>
          </table:table-cell>
          <table:table-cell office:value-type="string">
            <text:p>5/3/2012 15:49</text:p>
          </table:table-cell>
          <table:table-cell office:value-type="string">
            <text:p>8/16/2012 16:36</text:p>
          </table:table-cell>
          <table:table-cell office:value-type="string">
            <text:p>5/29/2012 16:19</text:p>
          </table:table-cell>
          <table:table-cell office:value-type="string">
            <text:p>Beverly Willis</text:p>
          </table:table-cell>
          <table:table-cell office:value-type="string">
            <text:p>209-277-4570</text:p>
          </table:table-cell>
          <table:table-cell/>
          <table:table-cell office:value-type="string">
            <text:p>thebookshopcafe@yahoo.com</text:p>
          </table:table-cell>
          <table:table-cell office:value-type="string">
            <text:p>Self Gen</text:p>
          </table:table-cell>
          <table:table-cell office:value-type="string">
            <text:p>Pay As You Go</text:p>
          </table:table-cell>
          <table:table-cell table:number-columns-repeated="15"/>
        </table:table-row>
        <table:table-row table:style-name="ro1">
          <table:table-cell office:value-type="float" office:value="45381653">
            <text:p>45381653</text:p>
          </table:table-cell>
          <table:table-cell office:value-type="string">
            <text:p>NOR CAL OVERHEAD DOORS</text:p>
          </table:table-cell>
          <table:table-cell office:value-type="string">
            <text:p>5/3/2012 15:45</text:p>
          </table:table-cell>
          <table:table-cell office:value-type="string">
            <text:p>8/30/2012 20:04</text:p>
          </table:table-cell>
          <table:table-cell office:value-type="string">
            <text:p>8/30/2012 18:21</text:p>
          </table:table-cell>
          <table:table-cell office:value-type="string">
            <text:p>Paul Minear</text:p>
          </table:table-cell>
          <table:table-cell office:value-type="string">
            <text:p>209-495-9555</text:p>
          </table:table-cell>
          <table:table-cell office:value-type="string">
            <text:p>209-656-9560 Paul Cell</text:p>
          </table:table-cell>
          <table:table-cell office:value-type="string">
            <text:p>norcaldoors@gmail.com</text:p>
          </table:table-cell>
          <table:table-cell office:value-type="string">
            <text:p>Self Gen</text:p>
          </table:table-cell>
          <table:table-cell office:value-type="string">
            <text:p>Pay As You Go</text:p>
          </table:table-cell>
          <table:table-cell table:number-columns-repeated="15"/>
        </table:table-row>
        <table:table-row table:style-name="ro1">
          <table:table-cell office:value-type="float" office:value="45380783">
            <text:p>45380783</text:p>
          </table:table-cell>
          <table:table-cell office:value-type="string">
            <text:p>The Book Shop Cafe</text:p>
          </table:table-cell>
          <table:table-cell office:value-type="string">
            <text:p>5/3/2012 15:39</text:p>
          </table:table-cell>
          <table:table-cell office:value-type="string">
            <text:p>8/16/2012 16:36</text:p>
          </table:table-cell>
          <table:table-cell office:value-type="string">
            <text:p>8/10/2012 17:44</text:p>
          </table:table-cell>
          <table:table-cell office:value-type="string">
            <text:p>Beverly Willis</text:p>
          </table:table-cell>
          <table:table-cell table:number-columns-repeated="2" office:value-type="string">
            <text:p>(209) 277-4570</text:p>
          </table:table-cell>
          <table:table-cell office:value-type="string">
            <text:p>thebookshopcafe@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office:value-type="string">
            <text:p>this machine is shipping here to the office, and we are going to hold it for them for a couple weeks until they are ready. &lt;br&gt;&lt;br&gt;Pushed Annual fee back to month 7&lt;br&gt;</text:p>
          </table:table-cell>
        </table:table-row>
        <table:table-row table:style-name="ro1">
          <table:table-cell office:value-type="float" office:value="45341392">
            <text:p>45341392</text:p>
          </table:table-cell>
          <table:table-cell office:value-type="string">
            <text:p>Billy Golden</text:p>
          </table:table-cell>
          <table:table-cell office:value-type="string">
            <text:p>5/2/2012 22:12</text:p>
          </table:table-cell>
          <table:table-cell office:value-type="string">
            <text:p>6/5/2012 17:22</text:p>
          </table:table-cell>
          <table:table-cell office:value-type="string">
            <text:p>5/24/2012 15:24</text:p>
          </table:table-cell>
          <table:table-cell office:value-type="string">
            <text:p>Billy Golden</text:p>
          </table:table-cell>
          <table:table-cell office:value-type="string">
            <text:p>(615) 506-5460</text:p>
          </table:table-cell>
          <table:table-cell office:value-type="string">
            <text:p>(615) 202-3284</text:p>
          </table:table-cell>
          <table:table-cell office:value-type="string">
            <text:p>PGOLDEN@COMDATA.COM</text:p>
          </table:table-cell>
          <table:table-cell office:value-type="string">
            <text:p>PPG Appt</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table:table-cell office:value-type="string">
            <text:p>Waived</text:p>
          </table:table-cell>
          <table:table-cell office:value-type="float" office:value="0">
            <text:p>0</text:p>
          </table:table-cell>
          <table:table-cell table:number-columns-repeated="4"/>
          <table:table-cell office:value-type="float" office:value="0">
            <text:p>0</text:p>
          </table:table-cell>
          <table:table-cell/>
        </table:table-row>
        <table:table-row table:style-name="ro1">
          <table:table-cell office:value-type="float" office:value="45341291">
            <text:p>45341291</text:p>
          </table:table-cell>
          <table:table-cell office:value-type="string">
            <text:p>GOLDEN AUTO REPAIR</text:p>
          </table:table-cell>
          <table:table-cell office:value-type="string">
            <text:p>5/2/2012 22:08</text:p>
          </table:table-cell>
          <table:table-cell table:number-columns-repeated="2" office:value-type="string">
            <text:p>6/7/2012 15:32</text:p>
          </table:table-cell>
          <table:table-cell office:value-type="string">
            <text:p>Billy Golden</text:p>
          </table:table-cell>
          <table:table-cell office:value-type="string">
            <text:p>(615) 506-5460</text:p>
          </table:table-cell>
          <table:table-cell office:value-type="string">
            <text:p>(615) 202-3284</text:p>
          </table:table-cell>
          <table:table-cell office:value-type="string">
            <text:p>PGOLDEN@COMDATA.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5297844">
            <text:p>45297844</text:p>
          </table:table-cell>
          <table:table-cell office:value-type="string">
            <text:p>HANA HANA Florist</text:p>
          </table:table-cell>
          <table:table-cell office:value-type="string">
            <text:p>5/2/2012 16:02</text:p>
          </table:table-cell>
          <table:table-cell office:value-type="string">
            <text:p>5/7/2012 15:49</text:p>
          </table:table-cell>
          <table:table-cell office:value-type="string">
            <text:p>5/7/2012 15:51</text:p>
          </table:table-cell>
          <table:table-cell office:value-type="string">
            <text:p>JAY RELITZ</text:p>
          </table:table-cell>
          <table:table-cell table:number-columns-repeated="2" office:value-type="string">
            <text:p>(210) 347-5262</text:p>
          </table:table-cell>
          <table:table-cell office:value-type="string">
            <text:p>DRELITZ@SATX.RR.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1.29">
            <text:p>1.29</text:p>
          </table:table-cell>
          <table:table-cell office:value-type="float" office:value="0.1">
            <text:p>0.1</text:p>
          </table:table-cell>
          <table:table-cell office:value-type="string">
            <text:p>$95.00 </text:p>
          </table:table-cell>
          <table:table-cell office:value-type="float" office:value="79.95">
            <text:p>79.95</text:p>
          </table:table-cell>
          <table:table-cell table:number-columns-repeated="4"/>
          <table:table-cell office:value-type="float" office:value="290">
            <text:p>290</text:p>
          </table:table-cell>
          <table:table-cell office:value-type="string">
            <text:p>&lt;br&gt;</text:p>
          </table:table-cell>
        </table:table-row>
        <table:table-row table:style-name="ro2">
          <table:table-cell office:value-type="float" office:value="45169855">
            <text:p>45169855</text:p>
          </table:table-cell>
          <table:table-cell office:value-type="string">
            <text:p>PUPPY PALACE GROOMING</text:p>
          </table:table-cell>
          <table:table-cell office:value-type="string">
            <text:p>5/1/2012 20:34</text:p>
          </table:table-cell>
          <table:table-cell office:value-type="string">
            <text:p>8/16/2012 20:48</text:p>
          </table:table-cell>
          <table:table-cell office:value-type="string">
            <text:p>8/6/2012 16:27</text:p>
          </table:table-cell>
          <table:table-cell office:value-type="string">
            <text:p>VICKIE HARGIS</text:p>
          </table:table-cell>
          <table:table-cell table:number-columns-repeated="2" office:value-type="string">
            <text:p>(615) 944-7428</text:p>
          </table:table-cell>
          <table:table-cell office:value-type="string">
            <text:p>VIC.HARGIS@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1">
          <table:table-cell office:value-type="float" office:value="45149170">
            <text:p>45149170</text:p>
          </table:table-cell>
          <table:table-cell office:value-type="string">
            <text:p>Cosmetic Procedures Clinic</text:p>
          </table:table-cell>
          <table:table-cell office:value-type="string">
            <text:p>5/1/2012 15:38</text:p>
          </table:table-cell>
          <table:table-cell office:value-type="string">
            <text:p>8/14/2012 15:59</text:p>
          </table:table-cell>
          <table:table-cell office:value-type="string">
            <text:p>8/14/2012 16:02</text:p>
          </table:table-cell>
          <table:table-cell office:value-type="string">
            <text:p>Amber Roberts</text:p>
          </table:table-cell>
          <table:table-cell office:value-type="string">
            <text:p>(214) 631-5664</text:p>
          </table:table-cell>
          <table:table-cell office:value-type="string">
            <text:p>(214) 931-3490</text:p>
          </table:table-cell>
          <table:table-cell office:value-type="string">
            <text:p>nathanlongmd@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External Free Placemen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the Mid above is replacing the previous one: 8788290321494</text:p>
          </table:table-cell>
        </table:table-row>
        <table:table-row table:style-name="ro1">
          <table:table-cell office:value-type="float" office:value="44979900">
            <text:p>44979900</text:p>
          </table:table-cell>
          <table:table-cell office:value-type="string">
            <text:p>Sierra Muffler &amp; Radiators</text:p>
          </table:table-cell>
          <table:table-cell office:value-type="string">
            <text:p>4/30/2012 23:46</text:p>
          </table:table-cell>
          <table:table-cell office:value-type="string">
            <text:p>7/9/2012 18:49</text:p>
          </table:table-cell>
          <table:table-cell office:value-type="string">
            <text:p>5/17/2012 19:57</text:p>
          </table:table-cell>
          <table:table-cell office:value-type="string">
            <text:p>Vanessa Mendez</text:p>
          </table:table-cell>
          <table:table-cell office:value-type="string">
            <text:p>(209) 580-4093</text:p>
          </table:table-cell>
          <table:table-cell office:value-type="string">
            <text:p>(209) 535-3344</text:p>
          </table:table-cell>
          <table:table-cell office:value-type="string">
            <text:p>guera0714@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Reprogram</text:p>
          </table:table-cell>
          <table:table-cell office:value-type="string">
            <text:p>Dial Up Only</text:p>
          </table:table-cell>
          <table:table-cell office:value-type="string">
            <text:p>No Debit</text:p>
          </table:table-cell>
          <table:table-cell office:value-type="float" office:value="9.5">
            <text:p>9.5</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4924991">
            <text:p>44924991</text:p>
          </table:table-cell>
          <table:table-cell office:value-type="string">
            <text:p>Coates &amp; Wright Floor covering</text:p>
          </table:table-cell>
          <table:table-cell office:value-type="string">
            <text:p>4/30/2012 18:55</text:p>
          </table:table-cell>
          <table:table-cell office:value-type="string">
            <text:p>8/27/2012 18:01</text:p>
          </table:table-cell>
          <table:table-cell office:value-type="string">
            <text:p>8/27/2012 18:08</text:p>
          </table:table-cell>
          <table:table-cell office:value-type="string">
            <text:p>Bert Vander Veen</text:p>
          </table:table-cell>
          <table:table-cell office:value-type="string">
            <text:p>(209) 527-2100</text:p>
          </table:table-cell>
          <table:table-cell office:value-type="string">
            <text:p>(209) 996-1765</text:p>
          </table:table-cell>
          <table:table-cell office:value-type="string">
            <text:p>coateswright@sbcglobal.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Reprogram</text:p>
          </table:table-cell>
          <table:table-cell office:value-type="string">
            <text:p>Dial Up Only</text:p>
          </table:table-cell>
          <table:table-cell office:value-type="string">
            <text:p>No Debit</text:p>
          </table:table-cell>
          <table:table-cell office:value-type="string">
            <text:p>$8.50 </text:p>
          </table:table-cell>
          <table:table-cell office:value-type="float" office:value="1.14">
            <text:p>1.14</text:p>
          </table:table-cell>
          <table:table-cell office:value-type="float" office:value="0.1">
            <text:p>0.1</text:p>
          </table:table-cell>
          <table:table-cell office:value-type="string">
            <text:p>Other See Notes</text:p>
          </table:table-cell>
          <table:table-cell office:value-type="float" office:value="49.95">
            <text:p>49.95</text:p>
          </table:table-cell>
          <table:table-cell table:number-columns-repeated="4"/>
          <table:table-cell office:value-type="float" office:value="50">
            <text:p>50</text:p>
          </table:table-cell>
          <table:table-cell office:value-type="string">
            <text:p>$25.00 SETUP FEE&lt;br&gt;REPROGRAM OMNI 3200&lt;br&gt;&lt;br&gt;Could not reprogram the Omni 3200 as PPT does not support.&amp;nbsp; Sent free equip.&lt;br&gt;</text:p>
          </table:table-cell>
        </table:table-row>
        <table:table-row table:style-name="ro1">
          <table:table-cell office:value-type="float" office:value="44923776">
            <text:p>44923776</text:p>
          </table:table-cell>
          <table:table-cell office:value-type="string">
            <text:p>Tire Xpress</text:p>
          </table:table-cell>
          <table:table-cell office:value-type="string">
            <text:p>4/30/2012 18:52</text:p>
          </table:table-cell>
          <table:table-cell office:value-type="string">
            <text:p>7/10/2012 15:15</text:p>
          </table:table-cell>
          <table:table-cell office:value-type="string">
            <text:p>7/10/2012 15:16</text:p>
          </table:table-cell>
          <table:table-cell office:value-type="string">
            <text:p>Jacob Oyervidez</text:p>
          </table:table-cell>
          <table:table-cell office:value-type="string">
            <text:p>(940) 808-0990</text:p>
          </table:table-cell>
          <table:table-cell office:value-type="string">
            <text:p>(940) 594-3270</text:p>
          </table:table-cell>
          <table:table-cell office:value-type="string">
            <text:p>internationalafs@hotmail.com</text:p>
          </table:table-cell>
          <table:table-cell office:value-type="string">
            <text:p>PPG Appt</text:p>
          </table:table-cell>
          <table:table-cell office:value-type="string">
            <text:p>MOTO</text:p>
          </table:table-cell>
          <table:table-cell office:value-type="string">
            <text:p>3 tier</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5.95 </text:p>
          </table:table-cell>
          <table:table-cell office:value-type="float" office:value="2.09">
            <text:p>2.09</text:p>
          </table:table-cell>
          <table:table-cell office:value-type="float" office:value="0.12">
            <text:p>0.12</text:p>
          </table:table-cell>
          <table:table-cell office:value-type="string">
            <text:p>Waived</text:p>
          </table:table-cell>
          <table:table-cell office:value-type="float" office:value="0">
            <text:p>0</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4915063">
            <text:p>44915063</text:p>
          </table:table-cell>
          <table:table-cell office:value-type="string">
            <text:p>INTEGRATED HEALTH COMMUNITY</text:p>
          </table:table-cell>
          <table:table-cell office:value-type="string">
            <text:p>4/30/2012 17:52</text:p>
          </table:table-cell>
          <table:table-cell office:value-type="string">
            <text:p>7/9/2012 18:12</text:p>
          </table:table-cell>
          <table:table-cell office:value-type="string">
            <text:p>5/24/2012 15:22</text:p>
          </table:table-cell>
          <table:table-cell office:value-type="string">
            <text:p>ARTHUR R CUSHMAN</text:p>
          </table:table-cell>
          <table:table-cell office:value-type="string">
            <text:p>(615) 859-9840</text:p>
          </table:table-cell>
          <table:table-cell office:value-type="string">
            <text:p>(615) 426-4413</text:p>
          </table:table-cell>
          <table:table-cell office:value-type="string">
            <text:p>helentnneuro@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09">
            <text:p>1.09</text:p>
          </table:table-cell>
          <table:table-cell office:value-type="float" office:value="0.1">
            <text:p>0.1</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4913665">
            <text:p>44913665</text:p>
          </table:table-cell>
          <table:table-cell office:value-type="string">
            <text:p>RIVERGATE MED SPA</text:p>
          </table:table-cell>
          <table:table-cell office:value-type="string">
            <text:p>4/30/2012 17:34</text:p>
          </table:table-cell>
          <table:table-cell office:value-type="string">
            <text:p>7/9/2012 18:11</text:p>
          </table:table-cell>
          <table:table-cell office:value-type="string">
            <text:p>5/8/2012 16:07</text:p>
          </table:table-cell>
          <table:table-cell office:value-type="string">
            <text:p>ARTHUR R CUSHMAN</text:p>
          </table:table-cell>
          <table:table-cell office:value-type="string">
            <text:p>(615) 859-9840</text:p>
          </table:table-cell>
          <table:table-cell office:value-type="string">
            <text:p>(615) 426-4413</text:p>
          </table:table-cell>
          <table:table-cell office:value-type="string">
            <text:p>helentnneuro@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09">
            <text:p>1.09</text:p>
          </table:table-cell>
          <table:table-cell office:value-type="float" office:value="0.1">
            <text:p>0.1</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this is the master account to a multi merchant. &lt;br&gt;</text:p>
          </table:table-cell>
        </table:table-row>
        <table:table-row table:style-name="ro1">
          <table:table-cell office:value-type="float" office:value="44878505">
            <text:p>44878505</text:p>
          </table:table-cell>
          <table:table-cell office:value-type="string">
            <text:p>Tire Xpress</text:p>
          </table:table-cell>
          <table:table-cell office:value-type="string">
            <text:p>4/30/2012 15:05</text:p>
          </table:table-cell>
          <table:table-cell office:value-type="string">
            <text:p>8/6/2012 16:49</text:p>
          </table:table-cell>
          <table:table-cell office:value-type="string">
            <text:p>5/17/2012 19:41</text:p>
          </table:table-cell>
          <table:table-cell office:value-type="string">
            <text:p>Jacob Oyervidez</text:p>
          </table:table-cell>
          <table:table-cell/>
          <table:table-cell office:value-type="string">
            <text:p>(940) 594-3270</text:p>
          </table:table-cell>
          <table:table-cell office:value-type="string">
            <text:p>internationalafs@hot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4772916">
            <text:p>44772916</text:p>
          </table:table-cell>
          <table:table-cell office:value-type="string">
            <text:p>WAL-STAR SUPPLY &amp; SERVICE</text:p>
          </table:table-cell>
          <table:table-cell office:value-type="string">
            <text:p>4/27/2012 19:18</text:p>
          </table:table-cell>
          <table:table-cell office:value-type="string">
            <text:p>5/8/2012 15:51</text:p>
          </table:table-cell>
          <table:table-cell office:value-type="string">
            <text:p>8/8/2012 18:16</text:p>
          </table:table-cell>
          <table:table-cell office:value-type="string">
            <text:p>KRYSTYNA ZURAWICKI</text:p>
          </table:table-cell>
          <table:table-cell office:value-type="string">
            <text:p>(615) 612-4492</text:p>
          </table:table-cell>
          <table:table-cell office:value-type="string">
            <text:p>(615) 476-2848</text:p>
          </table:table-cell>
          <table:table-cell office:value-type="string">
            <text:p>WALSTAR@COMCAST.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4745840">
            <text:p>44745840</text:p>
          </table:table-cell>
          <table:table-cell office:value-type="string">
            <text:p>Heroes</text:p>
          </table:table-cell>
          <table:table-cell office:value-type="string">
            <text:p>4/27/2012 16:21</text:p>
          </table:table-cell>
          <table:table-cell office:value-type="string">
            <text:p>8/14/2012 20:05</text:p>
          </table:table-cell>
          <table:table-cell office:value-type="string">
            <text:p>7/13/2012 19:16</text:p>
          </table:table-cell>
          <table:table-cell office:value-type="string">
            <text:p>Alex Lopez</text:p>
          </table:table-cell>
          <table:table-cell office:value-type="string">
            <text:p>(972) 724-2900</text:p>
          </table:table-cell>
          <table:table-cell office:value-type="string">
            <text:p>(214) 906-7151</text:p>
          </table:table-cell>
          <table:table-cell office:value-type="string">
            <text:p>info@heroesthestore.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External Swap</text:p>
          </table:table-cell>
          <table:table-cell office:value-type="string">
            <text:p>$8.50 </text:p>
          </table:table-cell>
          <table:table-cell office:value-type="float" office:value="0.25">
            <text:p>0.25</text:p>
          </table:table-cell>
          <table:table-cell office:value-type="float" office:value="0.1">
            <text:p>0.1</text:p>
          </table:table-cell>
          <table:table-cell office:value-type="string">
            <text:p>Waived</text:p>
          </table:table-cell>
          <table:table-cell office:value-type="float" office:value="89.95">
            <text:p>89.95</text:p>
          </table:table-cell>
          <table:table-cell table:number-columns-repeated="4"/>
          <table:table-cell office:value-type="float" office:value="300">
            <text:p>300</text:p>
          </table:table-cell>
          <table:table-cell office:value-type="string">
            <text:p>This will replace MID &lt;span40-6721044-37580764' class='x-item-view-value'&gt;8788290314738&lt;/span&gt;</text:p>
          </table:table-cell>
        </table:table-row>
        <table:table-row table:style-name="ro1">
          <table:table-cell office:value-type="float" office:value="44686202">
            <text:p>44686202</text:p>
          </table:table-cell>
          <table:table-cell office:value-type="string">
            <text:p>Heroes</text:p>
          </table:table-cell>
          <table:table-cell office:value-type="string">
            <text:p>4/26/2012 21:44</text:p>
          </table:table-cell>
          <table:table-cell office:value-type="string">
            <text:p>8/14/2012 20:46</text:p>
          </table:table-cell>
          <table:table-cell office:value-type="string">
            <text:p>8/3/2012 20:29</text:p>
          </table:table-cell>
          <table:table-cell office:value-type="string">
            <text:p>Alex Lopez</text:p>
          </table:table-cell>
          <table:table-cell office:value-type="string">
            <text:p>(972) 724-2900</text:p>
          </table:table-cell>
          <table:table-cell office:value-type="string">
            <text:p>(214) 906-7151</text:p>
          </table:table-cell>
          <table:table-cell office:value-type="string">
            <text:p>info@heroesthestore.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External Swap</text:p>
          </table:table-cell>
          <table:table-cell office:value-type="string">
            <text:p>$8.50 </text:p>
          </table:table-cell>
          <table:table-cell office:value-type="float" office:value="0.25">
            <text:p>0.25</text:p>
          </table:table-cell>
          <table:table-cell office:value-type="float" office:value="0.1">
            <text:p>0.1</text:p>
          </table:table-cell>
          <table:table-cell office:value-type="string">
            <text:p>Waived</text:p>
          </table:table-cell>
          <table:table-cell office:value-type="float" office:value="89.95">
            <text:p>89.95</text:p>
          </table:table-cell>
          <table:table-cell table:number-columns-repeated="4"/>
          <table:table-cell office:value-type="float" office:value="300">
            <text:p>300</text:p>
          </table:table-cell>
          <table:table-cell office:value-type="string">
            <text:p>Microsoft Dynamics POS system&lt;br&gt;</text:p>
          </table:table-cell>
        </table:table-row>
        <table:table-row table:style-name="ro1">
          <table:table-cell office:value-type="float" office:value="44681502">
            <text:p>44681502</text:p>
          </table:table-cell>
          <table:table-cell office:value-type="string">
            <text:p>IMPACT COLLISION CENTER</text:p>
          </table:table-cell>
          <table:table-cell office:value-type="string">
            <text:p>4/26/2012 20:33</text:p>
          </table:table-cell>
          <table:table-cell office:value-type="string">
            <text:p>8/14/2012 15:29</text:p>
          </table:table-cell>
          <table:table-cell office:value-type="string">
            <text:p>8/14/2012 15:37</text:p>
          </table:table-cell>
          <table:table-cell/>
          <table:table-cell office:value-type="string">
            <text:p>(615) 860-4445</text:p>
          </table:table-cell>
          <table:table-cell/>
          <table:table-cell office:value-type="string">
            <text:p>impactcollision5@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
            <text:p>0.1</text:p>
          </table:table-cell>
          <table:table-cell office:value-type="string">
            <text:p>Waived</text:p>
          </table:table-cell>
          <table:table-cell office:value-type="float" office:value="69.95">
            <text:p>69.95</text:p>
          </table:table-cell>
          <table:table-cell table:number-columns-repeated="4"/>
          <table:table-cell office:value-type="float" office:value="50">
            <text:p>50</text:p>
          </table:table-cell>
          <table:table-cell/>
        </table:table-row>
        <table:table-row table:style-name="ro1">
          <table:table-cell office:value-type="float" office:value="44677409">
            <text:p>44677409</text:p>
          </table:table-cell>
          <table:table-cell office:value-type="string">
            <text:p>Sure Cut West</text:p>
          </table:table-cell>
          <table:table-cell office:value-type="string">
            <text:p>4/26/2012 19:21</text:p>
          </table:table-cell>
          <table:table-cell office:value-type="string">
            <text:p>8/6/2012 18:35</text:p>
          </table:table-cell>
          <table:table-cell office:value-type="string">
            <text:p>6/8/2012 16:23</text:p>
          </table:table-cell>
          <table:table-cell office:value-type="string">
            <text:p>Jimmy Grayson</text:p>
          </table:table-cell>
          <table:table-cell office:value-type="string">
            <text:p>(314) 752-4747</text:p>
          </table:table-cell>
          <table:table-cell office:value-type="string">
            <text:p>(314) 873-2479</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4662513">
            <text:p>44662513</text:p>
          </table:table-cell>
          <table:table-cell office:value-type="string">
            <text:p>GEORGE DUDLEY</text:p>
          </table:table-cell>
          <table:table-cell office:value-type="string">
            <text:p>4/26/2012 16:34</text:p>
          </table:table-cell>
          <table:table-cell office:value-type="string">
            <text:p>6/4/2012 15:27</text:p>
          </table:table-cell>
          <table:table-cell office:value-type="string">
            <text:p>4/30/2012 15:42</text:p>
          </table:table-cell>
          <table:table-cell office:value-type="string">
            <text:p>GEORGE DUDLEY</text:p>
          </table:table-cell>
          <table:table-cell table:number-columns-repeated="2" office:value-type="string">
            <text:p>615-330-8917</text:p>
          </table:table-cell>
          <table:table-cell office:value-type="string">
            <text:p>GBLAIRDUDLEY@GMAIL.COM</text:p>
          </table:table-cell>
          <table:table-cell office:value-type="string">
            <text:p>Self Gen</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table:number-columns-repeated="2"/>
          <table:table-cell office:value-type="float" office:value="2.69">
            <text:p>2.69</text:p>
          </table:table-cell>
          <table:table-cell/>
          <table:table-cell office:value-type="string">
            <text:p>Waived</text:p>
          </table:table-cell>
          <table:table-cell office:value-type="float" office:value="0">
            <text:p>0</text:p>
          </table:table-cell>
          <table:table-cell table:number-columns-repeated="4"/>
          <table:table-cell office:value-type="float" office:value="0">
            <text:p>0</text:p>
          </table:table-cell>
          <table:table-cell office:value-type="string">
            <text:p>&lt;br&gt;</text:p>
          </table:table-cell>
        </table:table-row>
        <table:table-row table:style-name="ro1">
          <table:table-cell office:value-type="float" office:value="44596585">
            <text:p>44596585</text:p>
          </table:table-cell>
          <table:table-cell office:value-type="string">
            <text:p>FW CLEMENS</text:p>
          </table:table-cell>
          <table:table-cell office:value-type="string">
            <text:p>4/25/2012 21:03</text:p>
          </table:table-cell>
          <table:table-cell office:value-type="string">
            <text:p>5/7/2012 15:38</text:p>
          </table:table-cell>
          <table:table-cell office:value-type="string">
            <text:p>5/7/2012 15:47</text:p>
          </table:table-cell>
          <table:table-cell office:value-type="string">
            <text:p>Michael Mitra/ Ray sparrow (contact)</text:p>
          </table:table-cell>
          <table:table-cell office:value-type="string">
            <text:p>(314) 776-0195</text:p>
          </table:table-cell>
          <table:table-cell office:value-type="string">
            <text:p>(314) 322-3065</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08">
            <text:p>0.08</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4565110">
            <text:p>44565110</text:p>
          </table:table-cell>
          <table:table-cell office:value-type="string">
            <text:p>Fat Sassy's</text:p>
          </table:table-cell>
          <table:table-cell office:value-type="string">
            <text:p>4/25/2012 17:28</text:p>
          </table:table-cell>
          <table:table-cell office:value-type="string">
            <text:p>8/31/2012 17:49</text:p>
          </table:table-cell>
          <table:table-cell office:value-type="string">
            <text:p>8/31/2012 17:51</text:p>
          </table:table-cell>
          <table:table-cell office:value-type="string">
            <text:p>MarK Luedde</text:p>
          </table:table-cell>
          <table:table-cell office:value-type="string">
            <text:p>(314) 588-7400</text:p>
          </table:table-cell>
          <table:table-cell/>
          <table:table-cell office:value-type="string">
            <text:p>fatsassys@sbcglobal.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Internal Pin Pad</text:p>
          </table:table-cell>
          <table:table-cell office:value-type="string">
            <text:p>$5.95 </text:p>
          </table:table-cell>
          <table:table-cell office:value-type="float" office:value="0.25">
            <text:p>0.25</text:p>
          </table:table-cell>
          <table:table-cell office:value-type="float" office:value="0.08">
            <text:p>0.08</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4499555">
            <text:p>44499555</text:p>
          </table:table-cell>
          <table:table-cell office:value-type="string">
            <text:p>GERVAIS ELECTRIC</text:p>
          </table:table-cell>
          <table:table-cell office:value-type="string">
            <text:p>4/24/2012 22:40</text:p>
          </table:table-cell>
          <table:table-cell office:value-type="string">
            <text:p>8/27/2012 15:05</text:p>
          </table:table-cell>
          <table:table-cell office:value-type="string">
            <text:p>8/21/2012 16:47</text:p>
          </table:table-cell>
          <table:table-cell office:value-type="string">
            <text:p>PAUL GERVAIS</text:p>
          </table:table-cell>
          <table:table-cell table:number-columns-repeated="2" office:value-type="string">
            <text:p>(615) 584-3151</text:p>
          </table:table-cell>
          <table:table-cell office:value-type="string">
            <text:p>KKGERVAIS@YAHOO.COM</text:p>
          </table:table-cell>
          <table:table-cell office:value-type="string">
            <text:p>PPG Appt</text:p>
          </table:table-cell>
          <table:table-cell office:value-type="string">
            <text:p>MOTO</text:p>
          </table:table-cell>
          <table:table-cell office:value-type="string">
            <text:p>3 tier</text:p>
          </table:table-cell>
          <table:table-cell office:value-type="string">
            <text:p>Sell</text:p>
          </table:table-cell>
          <table:table-cell office:value-type="string">
            <text:p>Other See Notes</text:p>
          </table:table-cell>
          <table:table-cell office:value-type="string">
            <text:p>No Debit</text:p>
          </table:table-cell>
          <table:table-cell office:value-type="string">
            <text:p>$5.95 </text:p>
          </table:table-cell>
          <table:table-cell office:value-type="float" office:value="2.09">
            <text:p>2.0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office:value-type="string">
            <text:p>voice auth only. waive monthly min fee&lt;br&gt;</text:p>
          </table:table-cell>
        </table:table-row>
        <table:table-row table:style-name="ro1">
          <table:table-cell office:value-type="float" office:value="44492451">
            <text:p>44492451</text:p>
          </table:table-cell>
          <table:table-cell office:value-type="string">
            <text:p>HOLIDAY NAILS</text:p>
          </table:table-cell>
          <table:table-cell office:value-type="string">
            <text:p>4/24/2012 20:34</text:p>
          </table:table-cell>
          <table:table-cell office:value-type="string">
            <text:p>7/25/2012 17:28</text:p>
          </table:table-cell>
          <table:table-cell office:value-type="string">
            <text:p>5/8/2012 15:59</text:p>
          </table:table-cell>
          <table:table-cell office:value-type="string">
            <text:p>SON TONG</text:p>
          </table:table-cell>
          <table:table-cell table:number-columns-repeated="2" office:value-type="string">
            <text:p>(615) 886-9911</text:p>
          </table:table-cell>
          <table:table-cell office:value-type="string">
            <text:p>SUANTN615@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09">
            <text:p>1.09</text:p>
          </table:table-cell>
          <table:table-cell office:value-type="float" office:value="0.08">
            <text:p>0.08</text:p>
          </table:table-cell>
          <table:table-cell office:value-type="string">
            <text:p>Waived</text:p>
          </table:table-cell>
          <table:table-cell office:value-type="float" office:value="0">
            <text:p>0</text:p>
          </table:table-cell>
          <table:table-cell table:number-columns-repeated="4"/>
          <table:table-cell office:value-type="float" office:value="50">
            <text:p>50</text:p>
          </table:table-cell>
          <table:table-cell/>
        </table:table-row>
        <table:table-row table:style-name="ro1">
          <table:table-cell office:value-type="float" office:value="44479118">
            <text:p>44479118</text:p>
          </table:table-cell>
          <table:table-cell office:value-type="string">
            <text:p>The Maids Home Services</text:p>
          </table:table-cell>
          <table:table-cell office:value-type="string">
            <text:p>4/24/2012 18:09</text:p>
          </table:table-cell>
          <table:table-cell office:value-type="string">
            <text:p>7/26/2012 16:06</text:p>
          </table:table-cell>
          <table:table-cell office:value-type="string">
            <text:p>7/26/2012 16:08</text:p>
          </table:table-cell>
          <table:table-cell office:value-type="string">
            <text:p>Joseph sai</text:p>
          </table:table-cell>
          <table:table-cell office:value-type="string">
            <text:p>(209) 579-9290</text:p>
          </table:table-cell>
          <table:table-cell office:value-type="string">
            <text:p>(209) 740-2164</text:p>
          </table:table-cell>
          <table:table-cell office:value-type="string">
            <text:p>joe5960@att.net</text:p>
          </table:table-cell>
          <table:table-cell office:value-type="string">
            <text:p>PPG Appt</text:p>
          </table:table-cell>
          <table:table-cell office:value-type="string">
            <text:p>MOTO</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8.50 </text:p>
          </table:table-cell>
          <table:table-cell office:value-type="float" office:value="2.08">
            <text:p>2.08</text:p>
          </table:table-cell>
          <table:table-cell office:value-type="float" office:value="0.12">
            <text:p>0.12</text:p>
          </table:table-cell>
          <table:table-cell office:value-type="string">
            <text:p>$95.00 </text:p>
          </table:table-cell>
          <table:table-cell office:value-type="float" office:value="69.95">
            <text:p>6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4373321">
            <text:p>44373321</text:p>
          </table:table-cell>
          <table:table-cell office:value-type="string">
            <text:p>A-Z WIRELESS</text:p>
          </table:table-cell>
          <table:table-cell office:value-type="string">
            <text:p>4/23/2012 16:35</text:p>
          </table:table-cell>
          <table:table-cell office:value-type="string">
            <text:p>8/3/2012 3:38</text:p>
          </table:table-cell>
          <table:table-cell office:value-type="string">
            <text:p>8/2/2012 15:42</text:p>
          </table:table-cell>
          <table:table-cell office:value-type="string">
            <text:p>mane ahmedou</text:p>
          </table:table-cell>
          <table:table-cell office:value-type="string">
            <text:p>(314) 385-4888</text:p>
          </table:table-cell>
          <table:table-cell office:value-type="string">
            <text:p>(314) 761-6200</text:p>
          </table:table-cell>
          <table:table-cell office:value-type="string">
            <text:p>mannyahmedou@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8.50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THIS TERMINAL IS SUPPOSED TO BE ON IP. &lt;br&gt;</text:p>
          </table:table-cell>
        </table:table-row>
        <table:table-row table:style-name="ro2">
          <table:table-cell office:value-type="float" office:value="44365695">
            <text:p>44365695</text:p>
          </table:table-cell>
          <table:table-cell office:value-type="string">
            <text:p>Out of the Past Antiques</text:p>
          </table:table-cell>
          <table:table-cell office:value-type="string">
            <text:p>4/23/2012 15:17</text:p>
          </table:table-cell>
          <table:table-cell office:value-type="string">
            <text:p>5/18/2012 19:30</text:p>
          </table:table-cell>
          <table:table-cell office:value-type="string">
            <text:p>4/30/2012 19:22</text:p>
          </table:table-cell>
          <table:table-cell office:value-type="string">
            <text:p>LARRY W. GOLDSTON</text:p>
          </table:table-cell>
          <table:table-cell office:value-type="string">
            <text:p>(865) 882-9756</text:p>
          </table:table-cell>
          <table:table-cell office:value-type="string">
            <text:p>(865) 607-3667</text:p>
          </table:table-cell>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1">
          <table:table-cell office:value-type="float" office:value="44196673">
            <text:p>44196673</text:p>
          </table:table-cell>
          <table:table-cell office:value-type="string">
            <text:p>Valutax</text:p>
          </table:table-cell>
          <table:table-cell office:value-type="string">
            <text:p>4/20/2012 17:42</text:p>
          </table:table-cell>
          <table:table-cell office:value-type="string">
            <text:p>6/8/2012 15:51</text:p>
          </table:table-cell>
          <table:table-cell office:value-type="string">
            <text:p>6/8/2012 16:16</text:p>
          </table:table-cell>
          <table:table-cell office:value-type="string">
            <text:p>Clarence Barnett</text:p>
          </table:table-cell>
          <table:table-cell office:value-type="string">
            <text:p>(615) 730-5506</text:p>
          </table:table-cell>
          <table:table-cell office:value-type="string">
            <text:p>(615) 485-9058</text:p>
          </table:table-cell>
          <table:table-cell office:value-type="string">
            <text:p>cbarnett@valutax.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Sell</text:p>
          </table:table-cell>
          <table:table-cell office:value-type="string">
            <text:p>Auth.net MOTO</text:p>
          </table:table-cell>
          <table:table-cell office:value-type="string">
            <text:p>No Debit</text:p>
          </table:table-cell>
          <table:table-cell office:value-type="float" office:value="5">
            <text:p>5</text:p>
          </table:table-cell>
          <table:table-cell office:value-type="float" office:value="2.09">
            <text:p>2.0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office:value-type="string">
            <text:p>This is blairs buddy, we waived the monthly min. I charged him the $25.00 for the auth.net setup, and there is 0 payout for this&lt;br&gt;</text:p>
          </table:table-cell>
        </table:table-row>
        <table:table-row table:style-name="ro1">
          <table:table-cell office:value-type="float" office:value="44118729">
            <text:p>44118729</text:p>
          </table:table-cell>
          <table:table-cell office:value-type="string">
            <text:p>J'S PACKAGE LIQUOR</text:p>
          </table:table-cell>
          <table:table-cell office:value-type="string">
            <text:p>4/19/2012 16:48</text:p>
          </table:table-cell>
          <table:table-cell office:value-type="string">
            <text:p>6/15/2012 0:29</text:p>
          </table:table-cell>
          <table:table-cell office:value-type="string">
            <text:p>5/23/2012 15:17</text:p>
          </table:table-cell>
          <table:table-cell office:value-type="string">
            <text:p>safal patel</text:p>
          </table:table-cell>
          <table:table-cell office:value-type="string">
            <text:p>(314) 869-8438</text:p>
          </table:table-cell>
          <table:table-cell office:value-type="string">
            <text:p>(314) 479-7012</text:p>
          </table:table-cell>
          <table:table-cell office:value-type="string">
            <text:p>safalpatel@aim.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External Swap</text:p>
          </table:table-cell>
          <table:table-cell office:value-type="string">
            <text:p>$8.50 </text:p>
          </table:table-cell>
          <table:table-cell office:value-type="float" office:value="1.09">
            <text:p>1.09</text:p>
          </table:table-cell>
          <table:table-cell office:value-type="float" office:value="0.1">
            <text:p>0.1</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reprogramming a nurit. on first data because pin deb is very low and our cost there is lower. Taking the $15.00 debit encrypt out of brads $95.00&lt;br&gt;</text:p>
          </table:table-cell>
        </table:table-row>
        <table:table-row table:style-name="ro1">
          <table:table-cell office:value-type="float" office:value="43971293">
            <text:p>43971293</text:p>
          </table:table-cell>
          <table:table-cell office:value-type="string">
            <text:p>Ace Coffee Bar</text:p>
          </table:table-cell>
          <table:table-cell office:value-type="string">
            <text:p>4/18/2012 19:32</text:p>
          </table:table-cell>
          <table:table-cell office:value-type="string">
            <text:p>8/31/2012 16:31</text:p>
          </table:table-cell>
          <table:table-cell office:value-type="string">
            <text:p>8/31/2012 17:19</text:p>
          </table:table-cell>
          <table:table-cell office:value-type="string">
            <text:p>Stacey glowinski</text:p>
          </table:table-cell>
          <table:table-cell/>
          <table:table-cell office:value-type="string">
            <text:p>(630) 233-2800</text:p>
          </table:table-cell>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Wireless</text:p>
          </table:table-cell>
          <table:table-cell office:value-type="string">
            <text:p>No Debit</text:p>
          </table:table-cell>
          <table:table-cell office:value-type="float" office:value="9.5">
            <text:p>9.5</text:p>
          </table:table-cell>
          <table:table-cell office:value-type="float" office:value="0.25">
            <text:p>0.25</text:p>
          </table:table-cell>
          <table:table-cell office:value-type="float" office:value="0.08">
            <text:p>0.08</text:p>
          </table:table-cell>
          <table:table-cell office:value-type="string">
            <text:p>$95.00 </text:p>
          </table:table-cell>
          <table:table-cell office:value-type="float" office:value="79.95">
            <text:p>79.95</text:p>
          </table:table-cell>
          <table:table-cell table:number-columns-repeated="5"/>
          <table:table-cell office:value-type="string">
            <text:p>This is the wireless terminal. &lt;br&gt;</text:p>
          </table:table-cell>
        </table:table-row>
        <table:table-row table:style-name="ro1">
          <table:table-cell office:value-type="float" office:value="43967330">
            <text:p>43967330</text:p>
          </table:table-cell>
          <table:table-cell office:value-type="string">
            <text:p>IRENES FACE &amp; BODY STUDIO</text:p>
          </table:table-cell>
          <table:table-cell office:value-type="string">
            <text:p>4/18/2012 19:26</text:p>
          </table:table-cell>
          <table:table-cell office:value-type="string">
            <text:p>5/4/2012 16:53</text:p>
          </table:table-cell>
          <table:table-cell office:value-type="string">
            <text:p>5/3/2012 17:37</text:p>
          </table:table-cell>
          <table:table-cell office:value-type="string">
            <text:p>IRENE POPA</text:p>
          </table:table-cell>
          <table:table-cell office:value-type="string">
            <text:p>(615) 292-2202</text:p>
          </table:table-cell>
          <table:table-cell office:value-type="string">
            <text:p>(615) 479-3043</text:p>
          </table:table-cell>
          <table:table-cell office:value-type="string">
            <text:p>IRENESSPA@GMAIL.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float" office:value="9.5">
            <text:p>9.5</text:p>
          </table:table-cell>
          <table:table-cell office:value-type="float" office:value="0.5">
            <text:p>0.5</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has option b phone swipe too MID 8788291015558</text:p>
          </table:table-cell>
        </table:table-row>
        <table:table-row table:style-name="ro1">
          <table:table-cell office:value-type="float" office:value="43785522">
            <text:p>43785522</text:p>
          </table:table-cell>
          <table:table-cell office:value-type="string">
            <text:p>TOTAL BODY BEAUTIFUL FITNESS LLC</text:p>
          </table:table-cell>
          <table:table-cell office:value-type="string">
            <text:p>4/17/2012 22:20</text:p>
          </table:table-cell>
          <table:table-cell office:value-type="string">
            <text:p>8/2/2012 17:33</text:p>
          </table:table-cell>
          <table:table-cell office:value-type="string">
            <text:p>8/2/2012 17:34</text:p>
          </table:table-cell>
          <table:table-cell office:value-type="string">
            <text:p>GEORGIA WALLS</text:p>
          </table:table-cell>
          <table:table-cell table:number-columns-repeated="2" office:value-type="string">
            <text:p>(314) 378-3127</text:p>
          </table:table-cell>
          <table:table-cell office:value-type="string">
            <text:p>totalbodybeautiful@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3773829">
            <text:p>43773829</text:p>
          </table:table-cell>
          <table:table-cell office:value-type="string">
            <text:p>Harbor Entertainment</text:p>
          </table:table-cell>
          <table:table-cell office:value-type="string">
            <text:p>4/17/2012 19:17</text:p>
          </table:table-cell>
          <table:table-cell table:number-columns-repeated="2" office:value-type="string">
            <text:p>5/7/2012 17:38</text:p>
          </table:table-cell>
          <table:table-cell office:value-type="string">
            <text:p>Andrew Dedo</text:p>
          </table:table-cell>
          <table:table-cell table:number-columns-repeated="2" office:value-type="string">
            <text:p>(615) 891-1219</text:p>
          </table:table-cell>
          <table:table-cell office:value-type="string">
            <text:p>info@harbor-entertainment.com</text:p>
          </table:table-cell>
          <table:table-cell office:value-type="string">
            <text:p>PPG Appt</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table:table-cell office:value-type="string">
            <text:p>Waived</text:p>
          </table:table-cell>
          <table:table-cell office:value-type="float" office:value="0">
            <text:p>0</text:p>
          </table:table-cell>
          <table:table-cell table:number-columns-repeated="5"/>
          <table:table-cell office:value-type="string">
            <text:p>&lt;br&gt;</text:p>
          </table:table-cell>
        </table:table-row>
        <table:table-row table:style-name="ro1">
          <table:table-cell office:value-type="float" office:value="43700781">
            <text:p>43700781</text:p>
          </table:table-cell>
          <table:table-cell office:value-type="string">
            <text:p>PRISTINE CLEANERS</text:p>
          </table:table-cell>
          <table:table-cell office:value-type="string">
            <text:p>4/16/2012 20:57</text:p>
          </table:table-cell>
          <table:table-cell office:value-type="string">
            <text:p>4/30/2012 18:23</text:p>
          </table:table-cell>
          <table:table-cell office:value-type="string">
            <text:p>4/30/2012 18:24</text:p>
          </table:table-cell>
          <table:table-cell office:value-type="string">
            <text:p>CHONG KIM</text:p>
          </table:table-cell>
          <table:table-cell office:value-type="string">
            <text:p>(615) 355-3020</text:p>
          </table:table-cell>
          <table:table-cell office:value-type="string">
            <text:p>(615) 428-3449</text:p>
          </table:table-cell>
          <table:table-cell office:value-type="string">
            <text:p>CMKIM0127@YAHOO.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25">
            <text:p>0.25</text:p>
          </table:table-cell>
          <table:table-cell office:value-type="string">
            <text:p>Other See Notes</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04 AUTH&lt;br&gt;</text:p>
          </table:table-cell>
        </table:table-row>
        <table:table-row table:style-name="ro1">
          <table:table-cell office:value-type="float" office:value="43562486">
            <text:p>43562486</text:p>
          </table:table-cell>
          <table:table-cell office:value-type="string">
            <text:p>Rad RAGS</text:p>
          </table:table-cell>
          <table:table-cell office:value-type="string">
            <text:p>4/13/2012 18:45</text:p>
          </table:table-cell>
          <table:table-cell office:value-type="string">
            <text:p>7/9/2012 18:52</text:p>
          </table:table-cell>
          <table:table-cell office:value-type="string">
            <text:p>4/25/2012 15:03</text:p>
          </table:table-cell>
          <table:table-cell office:value-type="string">
            <text:p>susan baker</text:p>
          </table:table-cell>
          <table:table-cell table:number-columns-repeated="2" office:value-type="string">
            <text:p>(209) 668-6802</text:p>
          </table:table-cell>
          <table:table-cell office:value-type="string">
            <text:p>susielbaker@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This is the Phone swipe account. Annual fee charged on month 5&lt;br&gt;</text:p>
          </table:table-cell>
        </table:table-row>
        <table:table-row table:style-name="ro1">
          <table:table-cell office:value-type="float" office:value="43562341">
            <text:p>43562341</text:p>
          </table:table-cell>
          <table:table-cell office:value-type="string">
            <text:p>Rad RAGS</text:p>
          </table:table-cell>
          <table:table-cell office:value-type="string">
            <text:p>4/13/2012 18:42</text:p>
          </table:table-cell>
          <table:table-cell office:value-type="string">
            <text:p>7/9/2012 18:51</text:p>
          </table:table-cell>
          <table:table-cell office:value-type="string">
            <text:p>5/16/2012 18:34</text:p>
          </table:table-cell>
          <table:table-cell office:value-type="string">
            <text:p>susan baker</text:p>
          </table:table-cell>
          <table:table-cell table:number-columns-repeated="2" office:value-type="string">
            <text:p>(209) 485-4068</text:p>
          </table:table-cell>
          <table:table-cell office:value-type="string">
            <text:p>susielbaker@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This MID is for the terminal. Annual fee charged on month 5&lt;br&gt;</text:p>
          </table:table-cell>
        </table:table-row>
        <table:table-row table:style-name="ro1">
          <table:table-cell office:value-type="float" office:value="43544364">
            <text:p>43544364</text:p>
          </table:table-cell>
          <table:table-cell office:value-type="string">
            <text:p>Bast Auto Repair</text:p>
          </table:table-cell>
          <table:table-cell office:value-type="string">
            <text:p>4/13/2012 16:29</text:p>
          </table:table-cell>
          <table:table-cell office:value-type="string">
            <text:p>6/26/2012 20:52</text:p>
          </table:table-cell>
          <table:table-cell office:value-type="string">
            <text:p>5/3/2012 22:24</text:p>
          </table:table-cell>
          <table:table-cell office:value-type="string">
            <text:p>Shawn Bast</text:p>
          </table:table-cell>
          <table:table-cell office:value-type="string">
            <text:p>(618) 443-1030</text:p>
          </table:table-cell>
          <table:table-cell office:value-type="string">
            <text:p>(618) 317-7982</text:p>
          </table:table-cell>
          <table:table-cell office:value-type="string">
            <text:p>bastautorepair@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Sell</text:p>
          </table:table-cell>
          <table:table-cell office:value-type="string">
            <text:p>Auth.net Retail</text:p>
          </table:table-cell>
          <table:table-cell office:value-type="string">
            <text:p>No Debit</text:p>
          </table:table-cell>
          <table:table-cell office:value-type="string">
            <text:p>$8.50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charged merchant 70.00 for swiper and we will get the extra $100.00 for auth.net retail account. &lt;br&gt;</text:p>
          </table:table-cell>
        </table:table-row>
        <table:table-row table:style-name="ro1">
          <table:table-cell office:value-type="float" office:value="43436678">
            <text:p>43436678</text:p>
          </table:table-cell>
          <table:table-cell office:value-type="string">
            <text:p>SW Beer &amp; Wine Beverage</text:p>
          </table:table-cell>
          <table:table-cell office:value-type="string">
            <text:p>4/12/2012 20:49</text:p>
          </table:table-cell>
          <table:table-cell office:value-type="string">
            <text:p>8/10/2012 15:20</text:p>
          </table:table-cell>
          <table:table-cell office:value-type="string">
            <text:p>8/10/2012 17:55</text:p>
          </table:table-cell>
          <table:table-cell office:value-type="string">
            <text:p>Ermias Yoseph</text:p>
          </table:table-cell>
          <table:table-cell office:value-type="string">
            <text:p>(972) 353-9900</text:p>
          </table:table-cell>
          <table:table-cell office:value-type="string">
            <text:p>(214) 378-9908</text:p>
          </table:table-cell>
          <table:table-cell office:value-type="string">
            <text:p>swmart4u@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69.95">
            <text:p>69.95</text:p>
          </table:table-cell>
          <table:table-cell table:number-columns-repeated="4"/>
          <table:table-cell office:value-type="float" office:value="50">
            <text:p>50</text:p>
          </table:table-cell>
          <table:table-cell/>
        </table:table-row>
        <table:table-row table:style-name="ro1">
          <table:table-cell office:value-type="float" office:value="43334914">
            <text:p>43334914</text:p>
          </table:table-cell>
          <table:table-cell office:value-type="string">
            <text:p>City Firearms, LLC</text:p>
          </table:table-cell>
          <table:table-cell office:value-type="string">
            <text:p>4/11/2012 21:32</text:p>
          </table:table-cell>
          <table:table-cell office:value-type="string">
            <text:p>8/1/2012 17:15</text:p>
          </table:table-cell>
          <table:table-cell office:value-type="string">
            <text:p>8/1/2012 19:00</text:p>
          </table:table-cell>
          <table:table-cell office:value-type="string">
            <text:p>TERRY BAST</text:p>
          </table:table-cell>
          <table:table-cell table:number-columns-repeated="2" office:value-type="string">
            <text:p>(314) 664-0800</text:p>
          </table:table-cell>
          <table:table-cell office:value-type="string">
            <text:p>cityfirearms@swbell.net</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100">
            <text:p>100</text:p>
          </table:table-cell>
          <table:table-cell office:value-type="string">
            <text:p>&lt;br&gt;</text:p>
          </table:table-cell>
        </table:table-row>
        <table:table-row table:style-name="ro1">
          <table:table-cell office:value-type="float" office:value="43322152">
            <text:p>43322152</text:p>
          </table:table-cell>
          <table:table-cell office:value-type="string">
            <text:p>City Graphics</text:p>
          </table:table-cell>
          <table:table-cell office:value-type="string">
            <text:p>4/11/2012 20:20</text:p>
          </table:table-cell>
          <table:table-cell office:value-type="string">
            <text:p>8/9/2012 21:30</text:p>
          </table:table-cell>
          <table:table-cell office:value-type="string">
            <text:p>8/3/2012 16:59</text:p>
          </table:table-cell>
          <table:table-cell office:value-type="string">
            <text:p>TERRY BAST</text:p>
          </table:table-cell>
          <table:table-cell office:value-type="string">
            <text:p>(314) 664-0800</text:p>
          </table:table-cell>
          <table:table-cell/>
          <table:table-cell office:value-type="string">
            <text:p>citygraphics@swbell.net</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100">
            <text:p>100</text:p>
          </table:table-cell>
          <table:table-cell office:value-type="string">
            <text:p>I found a way to trick elap into paying us the full $200.00 on a phone swipe. &lt;br&gt;</text:p>
          </table:table-cell>
        </table:table-row>
        <table:table-row table:style-name="ro1">
          <table:table-cell office:value-type="float" office:value="43310773">
            <text:p>43310773</text:p>
          </table:table-cell>
          <table:table-cell office:value-type="string">
            <text:p>ENCHANTED FAERIE</text:p>
          </table:table-cell>
          <table:table-cell office:value-type="string">
            <text:p>4/11/2012 18:43</text:p>
          </table:table-cell>
          <table:table-cell office:value-type="string">
            <text:p>6/1/2012 0:04</text:p>
          </table:table-cell>
          <table:table-cell office:value-type="string">
            <text:p>5/17/2012 17:01</text:p>
          </table:table-cell>
          <table:table-cell office:value-type="string">
            <text:p>ARTHUR CUSHMAN/ SONYA</text:p>
          </table:table-cell>
          <table:table-cell office:value-type="string">
            <text:p>(615) 859-8055</text:p>
          </table:table-cell>
          <table:table-cell office:value-type="string">
            <text:p>(615) 426-4413</text:p>
          </table:table-cell>
          <table:table-cell office:value-type="string">
            <text:p>ENCHANTED_FAERIE@BELLSOUTH.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float" office:value="50">
            <text:p>50</text:p>
          </table:table-cell>
          <table:table-cell office:value-type="string">
            <text:p>50.00 setup fee&lt;br&gt;</text:p>
          </table:table-cell>
        </table:table-row>
        <table:table-row table:style-name="ro1">
          <table:table-cell office:value-type="float" office:value="43303143">
            <text:p>43303143</text:p>
          </table:table-cell>
          <table:table-cell office:value-type="string">
            <text:p>GOODFELLAS</text:p>
          </table:table-cell>
          <table:table-cell office:value-type="string">
            <text:p>4/11/2012 16:59</text:p>
          </table:table-cell>
          <table:table-cell office:value-type="string">
            <text:p>8/6/2012 21:40</text:p>
          </table:table-cell>
          <table:table-cell office:value-type="string">
            <text:p>5/16/2012 21:47</text:p>
          </table:table-cell>
          <table:table-cell office:value-type="string">
            <text:p>FRANK RANDAZZO</text:p>
          </table:table-cell>
          <table:table-cell office:value-type="string">
            <text:p>(409) 861-2500</text:p>
          </table:table-cell>
          <table:table-cell office:value-type="string">
            <text:p>(409) 363-2052</text:p>
          </table:table-cell>
          <table:table-cell office:value-type="string">
            <text:p>MADISONSOFTEXAS@AOL.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Other See Notes</text:p>
          </table:table-cell>
          <table:table-cell office:value-type="string">
            <text:p>No Debit</text:p>
          </table:table-cell>
          <table:table-cell office:value-type="float" office:value="9.5">
            <text:p>9.5</text:p>
          </table:table-cell>
          <table:table-cell office:value-type="float" office:value="0.25">
            <text:p>0.25</text:p>
          </table:table-cell>
          <table:table-cell office:value-type="float" office:value="0.08">
            <text:p>0.08</text:p>
          </table:table-cell>
          <table:table-cell office:value-type="string">
            <text:p>$95.00 </text:p>
          </table:table-cell>
          <table:table-cell office:value-type="float" office:value="79.95">
            <text:p>79.95</text:p>
          </table:table-cell>
          <table:table-cell table:number-columns-repeated="4"/>
          <table:table-cell office:value-type="float" office:value="25">
            <text:p>25</text:p>
          </table:table-cell>
          <table:table-cell office:value-type="string">
            <text:p>Michelle- 409-454-0981&lt;br&gt;&lt;br&gt;VAR sheet to go to TEXAS POS 713-896-0187&lt;br&gt;&lt;br&gt;ALOHA POS SYSTEM ON FD&lt;br&gt;</text:p>
          </table:table-cell>
        </table:table-row>
        <table:table-row table:style-name="ro1">
          <table:table-cell office:value-type="float" office:value="43234730">
            <text:p>43234730</text:p>
          </table:table-cell>
          <table:table-cell office:value-type="string">
            <text:p>STRICKER AUTO CENTER LLC</text:p>
          </table:table-cell>
          <table:table-cell office:value-type="string">
            <text:p>4/10/2012 22:58</text:p>
          </table:table-cell>
          <table:table-cell table:number-columns-repeated="2" office:value-type="string">
            <text:p>7/2/2012 18:17</text:p>
          </table:table-cell>
          <table:table-cell office:value-type="string">
            <text:p>Deborah Kroghan</text:p>
          </table:table-cell>
          <table:table-cell office:value-type="string">
            <text:p>(314) 781-6070</text:p>
          </table:table-cell>
          <table:table-cell office:value-type="string">
            <text:p>(314) 651-7652</text:p>
          </table:table-cell>
          <table:table-cell office:value-type="string">
            <text:p>strickerautocenter@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Reprogram</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6"/>
        </table:table-row>
        <table:table-row table:style-name="ro1">
          <table:table-cell office:value-type="float" office:value="43181019">
            <text:p>43181019</text:p>
          </table:table-cell>
          <table:table-cell office:value-type="string">
            <text:p>NEVER A DULL MOMENT</text:p>
          </table:table-cell>
          <table:table-cell office:value-type="string">
            <text:p>4/10/2012 17:12</text:p>
          </table:table-cell>
          <table:table-cell office:value-type="string">
            <text:p>6/4/2012 18:37</text:p>
          </table:table-cell>
          <table:table-cell office:value-type="string">
            <text:p>6/4/2012 18:38</text:p>
          </table:table-cell>
          <table:table-cell office:value-type="string">
            <text:p>DAVID NELSON</text:p>
          </table:table-cell>
          <table:table-cell office:value-type="string">
            <text:p>(469) 744-1500</text:p>
          </table:table-cell>
          <table:table-cell table:number-columns-repeated="2"/>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table:number-columns-repeated="10"/>
          <table:table-cell office:value-type="float" office:value="50">
            <text:p>50</text:p>
          </table:table-cell>
          <table:table-cell office:value-type="string">
            <text:p>This is a multi merchant add on for Cheeps and Critters. We get $200 on this, Matt gets $150. &lt;br&gt;</text:p>
          </table:table-cell>
        </table:table-row>
        <table:table-row table:style-name="ro1">
          <table:table-cell office:value-type="float" office:value="42982695">
            <text:p>42982695</text:p>
          </table:table-cell>
          <table:table-cell office:value-type="string">
            <text:p>Singhs Payless Auto Repair &amp; Tires</text:p>
          </table:table-cell>
          <table:table-cell office:value-type="string">
            <text:p>4/9/2012 16:58</text:p>
          </table:table-cell>
          <table:table-cell office:value-type="string">
            <text:p>7/9/2012 18:48</text:p>
          </table:table-cell>
          <table:table-cell office:value-type="string">
            <text:p>4/18/2012 15:57</text:p>
          </table:table-cell>
          <table:table-cell office:value-type="string">
            <text:p>baljeet singh</text:p>
          </table:table-cell>
          <table:table-cell office:value-type="string">
            <text:p>(209) 408-8955</text:p>
          </table:table-cell>
          <table:table-cell office:value-type="string">
            <text:p>(209) 595-2996</text:p>
          </table:table-cell>
          <table:table-cell office:value-type="string">
            <text:p>fijisingh209@gmail.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0">
            <text:p>0</text:p>
          </table:table-cell>
          <table:table-cell/>
        </table:table-row>
        <table:table-row table:style-name="ro1">
          <table:table-cell office:value-type="float" office:value="42852505">
            <text:p>42852505</text:p>
          </table:table-cell>
          <table:table-cell office:value-type="string">
            <text:p>CHEEPS AND CRITTERS</text:p>
          </table:table-cell>
          <table:table-cell office:value-type="string">
            <text:p>4/6/2012 19:47</text:p>
          </table:table-cell>
          <table:table-cell office:value-type="string">
            <text:p>6/4/2012 18:36</text:p>
          </table:table-cell>
          <table:table-cell office:value-type="string">
            <text:p>6/4/2012 18:37</text:p>
          </table:table-cell>
          <table:table-cell office:value-type="string">
            <text:p>DAVID NELSON</text:p>
          </table:table-cell>
          <table:table-cell office:value-type="string">
            <text:p>(940) 387-6151</text:p>
          </table:table-cell>
          <table:table-cell office:value-type="string">
            <text:p>(469) 744-1500</text:p>
          </table:table-cell>
          <table:table-cell office:value-type="string">
            <text:p>M.NELSONM25@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42834555">
            <text:p>42834555</text:p>
          </table:table-cell>
          <table:table-cell office:value-type="string">
            <text:p>East Side Health Management</text:p>
          </table:table-cell>
          <table:table-cell office:value-type="string">
            <text:p>4/6/2012 16:34</text:p>
          </table:table-cell>
          <table:table-cell office:value-type="string">
            <text:p>7/9/2012 19:01</text:p>
          </table:table-cell>
          <table:table-cell office:value-type="string">
            <text:p>4/26/2012 16:18</text:p>
          </table:table-cell>
          <table:table-cell office:value-type="string">
            <text:p>Jim Byerle</text:p>
          </table:table-cell>
          <table:table-cell office:value-type="string">
            <text:p>(209) 769-0042</text:p>
          </table:table-cell>
          <table:table-cell/>
          <table:table-cell office:value-type="string">
            <text:p>docbye@sbcglobal.net</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Other See Notes</text:p>
          </table:table-cell>
          <table:table-cell office:value-type="float" office:value="1.29">
            <text:p>1.29</text:p>
          </table:table-cell>
          <table:table-cell office:value-type="float" office:value="0.12">
            <text:p>0.12</text:p>
          </table:table-cell>
          <table:table-cell office:value-type="string">
            <text:p>Other See Notes</text:p>
          </table:table-cell>
          <table:table-cell office:value-type="float" office:value="0">
            <text:p>0</text:p>
          </table:table-cell>
          <table:table-cell table:number-columns-repeated="4"/>
          <table:table-cell office:value-type="float" office:value="40">
            <text:p>40</text:p>
          </table:table-cell>
          <table:table-cell office:value-type="string">
            <text:p>did the merchant account at 5.95/month, and then added a phone swipe option a for 15.00/month to the account. elaped free machine and free swiper, but if they kick it back to needing to buy the swiper, take it out of Philips commission. Had to waive annual fee because this was a referral from Johnsons.&lt;br&gt;&lt;br&gt;$95 setup fee + $20 for swiper.&amp;nbsp; PPG due $40, balance due to Philip &lt;br&gt;</text:p>
          </table:table-cell>
        </table:table-row>
        <table:table-row table:style-name="ro2">
          <table:table-cell office:value-type="float" office:value="42792476">
            <text:p>42792476</text:p>
          </table:table-cell>
          <table:table-cell office:value-type="string">
            <text:p>PHONES 4 LESS</text:p>
          </table:table-cell>
          <table:table-cell office:value-type="string">
            <text:p>4/5/2012 23:58</text:p>
          </table:table-cell>
          <table:table-cell office:value-type="string">
            <text:p>8/14/2012 15:33</text:p>
          </table:table-cell>
          <table:table-cell office:value-type="string">
            <text:p>8/14/2012 15:51</text:p>
          </table:table-cell>
          <table:table-cell office:value-type="string">
            <text:p>SOHAIB LATEEF</text:p>
          </table:table-cell>
          <table:table-cell office:value-type="string">
            <text:p>(314) 440-9469</text:p>
          </table:table-cell>
          <table:table-cell/>
          <table:table-cell office:value-type="string">
            <text:p>paperplate100@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float" office:value="9.5">
            <text:p>9.5</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25">
            <text:p>25</text:p>
          </table:table-cell>
          <table:table-cell/>
        </table:table-row>
        <table:table-row table:style-name="ro1">
          <table:table-cell office:value-type="float" office:value="42789718">
            <text:p>42789718</text:p>
          </table:table-cell>
          <table:table-cell office:value-type="string">
            <text:p>BT'S BARBER SHOP</text:p>
          </table:table-cell>
          <table:table-cell office:value-type="string">
            <text:p>4/5/2012 22:15</text:p>
          </table:table-cell>
          <table:table-cell office:value-type="string">
            <text:p>8/8/2012 23:25</text:p>
          </table:table-cell>
          <table:table-cell office:value-type="string">
            <text:p>4/27/2012 18:48</text:p>
          </table:table-cell>
          <table:table-cell office:value-type="string">
            <text:p>BARBARA BATES</text:p>
          </table:table-cell>
          <table:table-cell office:value-type="string">
            <text:p>(314) 968-8266</text:p>
          </table:table-cell>
          <table:table-cell office:value-type="string">
            <text:p>(314) 423-2748</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2773638">
            <text:p>42773638</text:p>
          </table:table-cell>
          <table:table-cell office:value-type="string">
            <text:p>Delta Liquor</text:p>
          </table:table-cell>
          <table:table-cell office:value-type="string">
            <text:p>4/5/2012 18:43</text:p>
          </table:table-cell>
          <table:table-cell table:number-columns-repeated="2" office:value-type="string">
            <text:p>7/13/2012 19:16</text:p>
          </table:table-cell>
          <table:table-cell office:value-type="string">
            <text:p>Amrik Singh</text:p>
          </table:table-cell>
          <table:table-cell office:value-type="string">
            <text:p>(209) 465-8791</text:p>
          </table:table-cell>
          <table:table-cell office:value-type="string">
            <text:p>(317) 446-8940</text:p>
          </table:table-cell>
          <table:table-cell office:value-type="string">
            <text:p>amriksparmar@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External Free Placement</text:p>
          </table:table-cell>
          <table:table-cell office:value-type="string">
            <text:p>$8.50 </text:p>
          </table:table-cell>
          <table:table-cell office:value-type="float" office:value="1.09">
            <text:p>1.09</text:p>
          </table:table-cell>
          <table:table-cell office:value-type="float" office:value="0.12">
            <text:p>0.12</text:p>
          </table:table-cell>
          <table:table-cell office:value-type="string">
            <text:p>Other See Notes</text:p>
          </table:table-cell>
          <table:table-cell office:value-type="float" office:value="0">
            <text:p>0</text:p>
          </table:table-cell>
          <table:table-cell table:number-columns-repeated="4"/>
          <table:table-cell office:value-type="float" office:value="50">
            <text:p>50</text:p>
          </table:table-cell>
          <table:table-cell/>
        </table:table-row>
        <table:table-row table:style-name="ro1">
          <table:table-cell office:value-type="float" office:value="42669416">
            <text:p>42669416</text:p>
          </table:table-cell>
          <table:table-cell office:value-type="string">
            <text:p>Anthony Brown</text:p>
          </table:table-cell>
          <table:table-cell office:value-type="string">
            <text:p>4/4/2012 21:36</text:p>
          </table:table-cell>
          <table:table-cell office:value-type="string">
            <text:p>4/27/2012 16:51</text:p>
          </table:table-cell>
          <table:table-cell office:value-type="string">
            <text:p>4/27/2012 18:31</text:p>
          </table:table-cell>
          <table:table-cell office:value-type="string">
            <text:p>Anthony Brown</text:p>
          </table:table-cell>
          <table:table-cell table:number-columns-repeated="2" office:value-type="string">
            <text:p>(314)532-3302</text:p>
          </table:table-cell>
          <table:table-cell office:value-type="string">
            <text:p>abro6277uptown@yahoo.com</text:p>
          </table:table-cell>
          <table:table-cell office:value-type="string">
            <text:p>PPG Appt</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office:value-type="float" office:value="0.19">
            <text:p>0.19</text:p>
          </table:table-cell>
          <table:table-cell office:value-type="string">
            <text:p>Waived</text:p>
          </table:table-cell>
          <table:table-cell office:value-type="float" office:value="0">
            <text:p>0</text:p>
          </table:table-cell>
          <table:table-cell table:number-columns-repeated="4"/>
          <table:table-cell office:value-type="float" office:value="0">
            <text:p>0</text:p>
          </table:table-cell>
          <table:table-cell/>
        </table:table-row>
        <table:table-row table:style-name="ro1">
          <table:table-cell office:value-type="float" office:value="42667362">
            <text:p>42667362</text:p>
          </table:table-cell>
          <table:table-cell office:value-type="string">
            <text:p>Designs by Kay</text:p>
          </table:table-cell>
          <table:table-cell office:value-type="string">
            <text:p>4/4/2012 21:31</text:p>
          </table:table-cell>
          <table:table-cell table:number-columns-repeated="2" office:value-type="string">
            <text:p>6/18/2012 15:19</text:p>
          </table:table-cell>
          <table:table-cell office:value-type="string">
            <text:p>NEELY MEYERS</text:p>
          </table:table-cell>
          <table:table-cell office:value-type="string">
            <text:p>(817) 421-1001</text:p>
          </table:table-cell>
          <table:table-cell office:value-type="string">
            <text:p>(214) 212-9700</text:p>
          </table:table-cell>
          <table:table-cell office:value-type="string">
            <text:p>ACCOUNTING@INTERIORDESIGNSBYK.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Other See Notes</text:p>
          </table:table-cell>
          <table:table-cell office:value-type="string">
            <text:p>No Debit</text:p>
          </table:table-cell>
          <table:table-cell office:value-type="string">
            <text:p>$5.95 </text:p>
          </table:table-cell>
          <table:table-cell office:value-type="float" office:value="0.3">
            <text:p>0.3</text:p>
          </table:table-cell>
          <table:table-cell office:value-type="float" office:value="0.08">
            <text:p>0.08</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Global Transport Quick Books pro 2010 plugin&lt;br&gt;</text:p>
          </table:table-cell>
        </table:table-row>
        <table:table-row table:style-name="ro1">
          <table:table-cell office:value-type="float" office:value="42484097">
            <text:p>42484097</text:p>
          </table:table-cell>
          <table:table-cell office:value-type="string">
            <text:p>PRIM &amp; PAPER</text:p>
          </table:table-cell>
          <table:table-cell office:value-type="string">
            <text:p>4/2/2012 21:44</text:p>
          </table:table-cell>
          <table:table-cell office:value-type="string">
            <text:p>7/17/2012 16:46</text:p>
          </table:table-cell>
          <table:table-cell office:value-type="string">
            <text:p>7/3/2012 15:14</text:p>
          </table:table-cell>
          <table:table-cell office:value-type="string">
            <text:p>Melissa Sledge</text:p>
          </table:table-cell>
          <table:table-cell office:value-type="string">
            <text:p>(615) 599-0667</text:p>
          </table:table-cell>
          <table:table-cell office:value-type="string">
            <text:p>(615) 627-7827</text:p>
          </table:table-cell>
          <table:table-cell office:value-type="string">
            <text:p>primprintshop@comcast.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office:value-type="string">
            <text:p>not to ship until next week. &lt;br&gt;</text:p>
          </table:table-cell>
        </table:table-row>
        <table:table-row table:style-name="ro1">
          <table:table-cell office:value-type="float" office:value="42349204">
            <text:p>42349204</text:p>
          </table:table-cell>
          <table:table-cell office:value-type="string">
            <text:p>NORTH TEXAS AUTO</text:p>
          </table:table-cell>
          <table:table-cell office:value-type="string">
            <text:p>3/30/2012 22:06</text:p>
          </table:table-cell>
          <table:table-cell table:number-columns-repeated="2" office:value-type="string">
            <text:p>4/2/2012 21:33</text:p>
          </table:table-cell>
          <table:table-cell office:value-type="string">
            <text:p>ANDY NOWAK</text:p>
          </table:table-cell>
          <table:table-cell table:number-columns-repeated="2" office:value-type="string">
            <text:p>(817) 478-5000</text:p>
          </table:table-cell>
          <table:table-cell office:value-type="string">
            <text:p>NOWAKAM@SBCGLOBAL.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09">
            <text:p>1.0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table:table-row>
        <table:table-row table:style-name="ro1">
          <table:table-cell office:value-type="float" office:value="42349103">
            <text:p>42349103</text:p>
          </table:table-cell>
          <table:table-cell office:value-type="string">
            <text:p>ALECXANDER MEDICAL SPA</text:p>
          </table:table-cell>
          <table:table-cell office:value-type="string">
            <text:p>3/30/2012 22:02</text:p>
          </table:table-cell>
          <table:table-cell office:value-type="string">
            <text:p>4/18/2012 16:29</text:p>
          </table:table-cell>
          <table:table-cell office:value-type="string">
            <text:p>4/17/2012 21:59</text:p>
          </table:table-cell>
          <table:table-cell office:value-type="string">
            <text:p>STACY PENA HUYNH</text:p>
          </table:table-cell>
          <table:table-cell table:number-columns-repeated="2" office:value-type="string">
            <text:p>(817) 451-2336</text:p>
          </table:table-cell>
          <table:table-cell office:value-type="string">
            <text:p>ALECXANDER@Y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table:table-row>
        <table:table-row table:style-name="ro1">
          <table:table-cell office:value-type="float" office:value="42348872">
            <text:p>42348872</text:p>
          </table:table-cell>
          <table:table-cell office:value-type="string">
            <text:p>Ramirez Decadent Pets</text:p>
          </table:table-cell>
          <table:table-cell office:value-type="string">
            <text:p>3/30/2012 21:56</text:p>
          </table:table-cell>
          <table:table-cell office:value-type="string">
            <text:p>8/16/2012 21:44</text:p>
          </table:table-cell>
          <table:table-cell office:value-type="string">
            <text:p>5/3/2012 17:38</text:p>
          </table:table-cell>
          <table:table-cell office:value-type="string">
            <text:p>Crystal Ramirez</text:p>
          </table:table-cell>
          <table:table-cell office:value-type="string">
            <text:p>(209) 834-8067</text:p>
          </table:table-cell>
          <table:table-cell office:value-type="string">
            <text:p>(209) 221-5489</text:p>
          </table:table-cell>
          <table:table-cell office:value-type="string">
            <text:p>crystalramirez74@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39">
            <text:p>1.3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table:table-row>
        <table:table-row table:style-name="ro2">
          <table:table-cell office:value-type="float" office:value="42272028">
            <text:p>42272028</text:p>
          </table:table-cell>
          <table:table-cell office:value-type="string">
            <text:p>MATT FRUGE</text:p>
          </table:table-cell>
          <table:table-cell office:value-type="string">
            <text:p>3/29/2012 22:09</text:p>
          </table:table-cell>
          <table:table-cell office:value-type="string">
            <text:p>4/12/2012 4:39</text:p>
          </table:table-cell>
          <table:table-cell office:value-type="string">
            <text:p>4/9/2012 15:55</text:p>
          </table:table-cell>
          <table:table-cell office:value-type="string">
            <text:p>MATT FRUGE</text:p>
          </table:table-cell>
          <table:table-cell office:value-type="string">
            <text:p>214-425-1956</text:p>
          </table:table-cell>
          <table:table-cell/>
          <table:table-cell office:value-type="string">
            <text:p>MFRUGE3981@GMAIL.COM</text:p>
          </table:table-cell>
          <table:table-cell office:value-type="string">
            <text:p>Self Gen</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office:value-type="float" office:value="0.19">
            <text:p>0.19</text:p>
          </table:table-cell>
          <table:table-cell office:value-type="string">
            <text:p>Waived</text:p>
          </table:table-cell>
          <table:table-cell office:value-type="float" office:value="0">
            <text:p>0</text:p>
          </table:table-cell>
          <table:table-cell table:number-columns-repeated="4"/>
          <table:table-cell office:value-type="float" office:value="0">
            <text:p>0</text:p>
          </table:table-cell>
          <table:table-cell/>
        </table:table-row>
        <table:table-row table:style-name="ro1">
          <table:table-cell office:value-type="float" office:value="42270239">
            <text:p>42270239</text:p>
          </table:table-cell>
          <table:table-cell office:value-type="string">
            <text:p>LUXURY NAILS</text:p>
          </table:table-cell>
          <table:table-cell office:value-type="string">
            <text:p>3/29/2012 21:42</text:p>
          </table:table-cell>
          <table:table-cell office:value-type="string">
            <text:p>4/4/2012 15:48</text:p>
          </table:table-cell>
          <table:table-cell office:value-type="string">
            <text:p>4/3/2012 18:39</text:p>
          </table:table-cell>
          <table:table-cell office:value-type="string">
            <text:p>GIAO DUONG/ Steve</text:p>
          </table:table-cell>
          <table:table-cell office:value-type="string">
            <text:p>(972) 899-5028</text:p>
          </table:table-cell>
          <table:table-cell office:value-type="string">
            <text:p>(626) 315-6620 use this (husband who speaks english)</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External Free Placement</text:p>
          </table:table-cell>
          <table:table-cell office:value-type="string">
            <text:p>$5.95 </text:p>
          </table:table-cell>
          <table:table-cell office:value-type="float" office:value="1.29">
            <text:p>1.29</text:p>
          </table:table-cell>
          <table:table-cell office:value-type="float" office:value="0.1">
            <text:p>0.1</text:p>
          </table:table-cell>
          <table:table-cell office:value-type="string">
            <text:p>Other See Notes</text:p>
          </table:table-cell>
          <table:table-cell office:value-type="float" office:value="79.95">
            <text:p>79.95</text:p>
          </table:table-cell>
          <table:table-cell table:number-columns-repeated="4"/>
          <table:table-cell office:value-type="float" office:value="240">
            <text:p>240</text:p>
          </table:table-cell>
          <table:table-cell office:value-type="string">
            <text:p>$45.00 setup fee. &lt;br&gt;</text:p>
          </table:table-cell>
        </table:table-row>
        <table:table-row table:style-name="ro1">
          <table:table-cell office:value-type="float" office:value="42255278">
            <text:p>42255278</text:p>
          </table:table-cell>
          <table:table-cell office:value-type="string">
            <text:p>S&amp;S Tires</text:p>
          </table:table-cell>
          <table:table-cell office:value-type="string">
            <text:p>3/29/2012 18:41</text:p>
          </table:table-cell>
          <table:table-cell office:value-type="string">
            <text:p>5/15/2012 22:05</text:p>
          </table:table-cell>
          <table:table-cell office:value-type="string">
            <text:p>4/10/2012 18:37</text:p>
          </table:table-cell>
          <table:table-cell office:value-type="string">
            <text:p>Stanley Shoemaker III</text:p>
          </table:table-cell>
          <table:table-cell office:value-type="string">
            <text:p>(615) 357-0544</text:p>
          </table:table-cell>
          <table:table-cell office:value-type="string">
            <text:p>(615) 578-3589</text:p>
          </table:table-cell>
          <table:table-cell office:value-type="string">
            <text:p>Oldhickorymotors@hotmail.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office:value-type="string">
            <text:p>Charged merchant for $15.00 encryption&lt;br&gt;asked for dial on dc terminal&lt;br&gt;</text:p>
          </table:table-cell>
        </table:table-row>
        <table:table-row table:style-name="ro1">
          <table:table-cell office:value-type="float" office:value="42243327">
            <text:p>42243327</text:p>
          </table:table-cell>
          <table:table-cell office:value-type="string">
            <text:p>CUSTOM BEDSPREADS</text:p>
          </table:table-cell>
          <table:table-cell office:value-type="string">
            <text:p>3/29/2012 16:51</text:p>
          </table:table-cell>
          <table:table-cell table:number-columns-repeated="2" office:value-type="string">
            <text:p>4/5/2012 19:58</text:p>
          </table:table-cell>
          <table:table-cell office:value-type="string">
            <text:p>ROXANNE MURPHY</text:p>
          </table:table-cell>
          <table:table-cell office:value-type="string">
            <text:p>(817) 590-0202</text:p>
          </table:table-cell>
          <table:table-cell office:value-type="string">
            <text:p>(817) 282-0082</text:p>
          </table:table-cell>
          <table:table-cell office:value-type="string">
            <text:p>CUSTOMBEDSPREADS@ATT.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float" office:value="5">
            <text:p>5</text:p>
          </table:table-cell>
          <table:table-cell office:value-type="float" office:value="1.49">
            <text:p>1.4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table:table-row>
        <table:table-row table:style-name="ro1">
          <table:table-cell office:value-type="float" office:value="42236662">
            <text:p>42236662</text:p>
          </table:table-cell>
          <table:table-cell office:value-type="string">
            <text:p>OIL DEPOT</text:p>
          </table:table-cell>
          <table:table-cell office:value-type="string">
            <text:p>3/29/2012 15:35</text:p>
          </table:table-cell>
          <table:table-cell office:value-type="string">
            <text:p>3/29/2012 22:16</text:p>
          </table:table-cell>
          <table:table-cell office:value-type="string">
            <text:p>3/29/2012 22:17</text:p>
          </table:table-cell>
          <table:table-cell office:value-type="string">
            <text:p>KAL HINDI</text:p>
          </table:table-cell>
          <table:table-cell table:number-columns-repeated="2" office:value-type="string">
            <text:p>(214) 361-5823</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External Free Placement</text:p>
          </table:table-cell>
          <table:table-cell office:value-type="string">
            <text:p>$5.95 </text:p>
          </table:table-cell>
          <table:table-cell office:value-type="float" office:value="1.09">
            <text:p>1.0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office:value-type="string">
            <text:p>Charge annual fee on month 5, so we can hopefully get the remaining 3 locations. &lt;br&gt;</text:p>
          </table:table-cell>
        </table:table-row>
        <table:table-row table:style-name="ro1">
          <table:table-cell office:value-type="float" office:value="42234170">
            <text:p>42234170</text:p>
          </table:table-cell>
          <table:table-cell office:value-type="string">
            <text:p>HAIR IN MOTION</text:p>
          </table:table-cell>
          <table:table-cell office:value-type="string">
            <text:p>3/29/2012 15:07</text:p>
          </table:table-cell>
          <table:table-cell office:value-type="string">
            <text:p>8/9/2012 17:54</text:p>
          </table:table-cell>
          <table:table-cell office:value-type="string">
            <text:p>8/9/2012 18:18</text:p>
          </table:table-cell>
          <table:table-cell office:value-type="string">
            <text:p>Susan Garland</text:p>
          </table:table-cell>
          <table:table-cell office:value-type="string">
            <text:p>(314) 731-0707</text:p>
          </table:table-cell>
          <table:table-cell office:value-type="string">
            <text:p>(314) 348-7135</text:p>
          </table:table-cell>
          <table:table-cell office:value-type="string">
            <text:p>suescissorhands@att.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office:value-type="string">
            <text:p>reprogram on FD machine FD50&lt;br&gt;</text:p>
          </table:table-cell>
        </table:table-row>
        <table:table-row table:style-name="ro1">
          <table:table-cell office:value-type="float" office:value="42159873">
            <text:p>42159873</text:p>
          </table:table-cell>
          <table:table-cell office:value-type="string">
            <text:p>Gilbert Ewing</text:p>
          </table:table-cell>
          <table:table-cell office:value-type="string">
            <text:p>3/28/2012 20:46</text:p>
          </table:table-cell>
          <table:table-cell office:value-type="string">
            <text:p>5/1/2012 16:06</text:p>
          </table:table-cell>
          <table:table-cell office:value-type="string">
            <text:p>5/1/2012 16:57</text:p>
          </table:table-cell>
          <table:table-cell office:value-type="string">
            <text:p>Gilbert Ewing</text:p>
          </table:table-cell>
          <table:table-cell office:value-type="string">
            <text:p>314-629-8436</text:p>
          </table:table-cell>
          <table:table-cell/>
          <table:table-cell office:value-type="string">
            <text:p>autark@sbcglobal.net</text:p>
          </table:table-cell>
          <table:table-cell office:value-type="string">
            <text:p>PPG Appt</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office:value-type="float" office:value="0.19">
            <text:p>0.19</text:p>
          </table:table-cell>
          <table:table-cell office:value-type="string">
            <text:p>Other See Notes</text:p>
          </table:table-cell>
          <table:table-cell office:value-type="float" office:value="89.95">
            <text:p>89.95</text:p>
          </table:table-cell>
          <table:table-cell table:number-columns-repeated="5"/>
          <table:table-cell office:value-type="string">
            <text:p>99.95 setup fee charged 100% to Brad&lt;br&gt;</text:p>
          </table:table-cell>
        </table:table-row>
        <table:table-row table:style-name="ro1">
          <table:table-cell office:value-type="float" office:value="42006924">
            <text:p>42006924</text:p>
          </table:table-cell>
          <table:table-cell office:value-type="string">
            <text:p>Titan Auto Care</text:p>
          </table:table-cell>
          <table:table-cell office:value-type="string">
            <text:p>3/27/2012 18:51</text:p>
          </table:table-cell>
          <table:table-cell office:value-type="string">
            <text:p>4/11/2012 16:12</text:p>
          </table:table-cell>
          <table:table-cell office:value-type="string">
            <text:p>4/10/2012 21:44</text:p>
          </table:table-cell>
          <table:table-cell office:value-type="string">
            <text:p>DOMINICK BATES</text:p>
          </table:table-cell>
          <table:table-cell office:value-type="string">
            <text:p>(615) 230-9909</text:p>
          </table:table-cell>
          <table:table-cell office:value-type="string">
            <text:p>(615) 513-0111</text:p>
          </table:table-cell>
          <table:table-cell office:value-type="string">
            <text:p>TITANAUTOCARE@USA.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External Swap</text:p>
          </table:table-cell>
          <table:table-cell office:value-type="string">
            <text:p>$5.95 </text:p>
          </table:table-cell>
          <table:table-cell office:value-type="float" office:value="1.19">
            <text:p>1.19</text:p>
          </table:table-cell>
          <table:table-cell office:value-type="float" office:value="0.1">
            <text:p>0.1</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1995296">
            <text:p>41995296</text:p>
          </table:table-cell>
          <table:table-cell office:value-type="string">
            <text:p>VINTAGE BARBERSHOP</text:p>
          </table:table-cell>
          <table:table-cell office:value-type="string">
            <text:p>3/27/2012 16:25</text:p>
          </table:table-cell>
          <table:table-cell office:value-type="string">
            <text:p>6/13/2012 15:42</text:p>
          </table:table-cell>
          <table:table-cell office:value-type="string">
            <text:p>6/13/2012 16:10</text:p>
          </table:table-cell>
          <table:table-cell office:value-type="string">
            <text:p>HOLLY HEFLIN</text:p>
          </table:table-cell>
          <table:table-cell office:value-type="string">
            <text:p>(682) 518-0999</text:p>
          </table:table-cell>
          <table:table-cell office:value-type="string">
            <text:p>(682) 558-9604</text:p>
          </table:table-cell>
          <table:table-cell office:value-type="string">
            <text:p>HOLLYHEFLIN@ATT.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float" office:value="9.5">
            <text:p>9.5</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1990001">
            <text:p>41990001</text:p>
          </table:table-cell>
          <table:table-cell office:value-type="string">
            <text:p>Brentwood Plumbing</text:p>
          </table:table-cell>
          <table:table-cell office:value-type="string">
            <text:p>3/27/2012 15:16</text:p>
          </table:table-cell>
          <table:table-cell office:value-type="string">
            <text:p>6/26/2012 17:04</text:p>
          </table:table-cell>
          <table:table-cell office:value-type="string">
            <text:p>6/26/2012 17:05</text:p>
          </table:table-cell>
          <table:table-cell office:value-type="string">
            <text:p>Jonathan Duvall</text:p>
          </table:table-cell>
          <table:table-cell office:value-type="string">
            <text:p>(615) 837-3331</text:p>
          </table:table-cell>
          <table:table-cell office:value-type="string">
            <text:p>(615) 533-7947</text:p>
          </table:table-cell>
          <table:table-cell office:value-type="string">
            <text:p>brentwoodplumbingco@yahoo.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Auth.net Retail</text:p>
          </table:table-cell>
          <table:table-cell office:value-type="string">
            <text:p>No Debit</text:p>
          </table:table-cell>
          <table:table-cell office:value-type="string">
            <text:p>$5.95 </text:p>
          </table:table-cell>
          <table:table-cell office:value-type="float" office:value="0.6">
            <text:p>0.6</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100">
            <text:p>100</text:p>
          </table:table-cell>
          <table:table-cell office:value-type="string">
            <text:p>because it is cost plus, I set it up on retail so we get a little extra. Merchant might even get a phone swiper down the road. &lt;br&gt;</text:p>
          </table:table-cell>
        </table:table-row>
        <table:table-row table:style-name="ro1">
          <table:table-cell office:value-type="float" office:value="41900360">
            <text:p>41900360</text:p>
          </table:table-cell>
          <table:table-cell office:value-type="string">
            <text:p>C&amp;W Specialists</text:p>
          </table:table-cell>
          <table:table-cell office:value-type="string">
            <text:p>3/26/2012 16:55</text:p>
          </table:table-cell>
          <table:table-cell office:value-type="string">
            <text:p>5/9/2012 16:03</text:p>
          </table:table-cell>
          <table:table-cell office:value-type="string">
            <text:p>5/8/2012 19:20</text:p>
          </table:table-cell>
          <table:table-cell office:value-type="string">
            <text:p>Robert Darah</text:p>
          </table:table-cell>
          <table:table-cell table:number-columns-repeated="2" office:value-type="string">
            <text:p>(214) 755-2100</text:p>
          </table:table-cell>
          <table:table-cell office:value-type="string">
            <text:p>robertanthonydarrah@hotmail.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5.95 </text:p>
          </table:table-cell>
          <table:table-cell office:value-type="float" office:value="0.45">
            <text:p>0.45</text:p>
          </table:table-cell>
          <table:table-cell office:value-type="float" office:value="0.15">
            <text:p>0.15</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1734089">
            <text:p>41734089</text:p>
          </table:table-cell>
          <table:table-cell office:value-type="string">
            <text:p>Home Styles Furniture</text:p>
          </table:table-cell>
          <table:table-cell office:value-type="string">
            <text:p>3/23/2012 19:27</text:p>
          </table:table-cell>
          <table:table-cell office:value-type="string">
            <text:p>7/9/2012 19:00</text:p>
          </table:table-cell>
          <table:table-cell office:value-type="string">
            <text:p>3/31/2012 18:30</text:p>
          </table:table-cell>
          <table:table-cell office:value-type="string">
            <text:p>Emmie Jimenez</text:p>
          </table:table-cell>
          <table:table-cell office:value-type="string">
            <text:p>(209) 462-9922</text:p>
          </table:table-cell>
          <table:table-cell office:value-type="string">
            <text:p>(209) 814-8354</text:p>
          </table:table-cell>
          <table:table-cell office:value-type="string">
            <text:p>ev-jimenez@hot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office:value-type="string">
            <text:p>External Swap</text:p>
          </table:table-cell>
          <table:table-cell office:value-type="string">
            <text:p>$8.50 </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on FD, reprogram 2 FD 200 machines. &lt;br&gt;</text:p>
          </table:table-cell>
        </table:table-row>
        <table:table-row table:style-name="ro1">
          <table:table-cell office:value-type="float" office:value="41732917">
            <text:p>41732917</text:p>
          </table:table-cell>
          <table:table-cell office:value-type="string">
            <text:p>Johns Hobby Shop</text:p>
          </table:table-cell>
          <table:table-cell office:value-type="string">
            <text:p>3/23/2012 19:17</text:p>
          </table:table-cell>
          <table:table-cell office:value-type="string">
            <text:p>8/29/2012 16:17</text:p>
          </table:table-cell>
          <table:table-cell office:value-type="string">
            <text:p>8/29/2012 16:29</text:p>
          </table:table-cell>
          <table:table-cell office:value-type="string">
            <text:p>John Biel</text:p>
          </table:table-cell>
          <table:table-cell table:number-columns-repeated="2" office:value-type="string">
            <text:p>(817) 472-6251</text:p>
          </table:table-cell>
          <table:table-cell office:value-type="string">
            <text:p>john_biel@hot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Auth.net Retail</text:p>
          </table:table-cell>
          <table:table-cell office:value-type="string">
            <text:p>No Debit</text:p>
          </table:table-cell>
          <table:table-cell office:value-type="string">
            <text:p>$5.95 </text:p>
          </table:table-cell>
          <table:table-cell office:value-type="float" office:value="1.44">
            <text:p>1.44</text:p>
          </table:table-cell>
          <table:table-cell office:value-type="float" office:value="0.15">
            <text:p>0.15</text:p>
          </table:table-cell>
          <table:table-cell office:value-type="string">
            <text:p>$95.00 </text:p>
          </table:table-cell>
          <table:table-cell office:value-type="float" office:value="89.95">
            <text:p>89.95</text:p>
          </table:table-cell>
          <table:table-cell table:number-columns-repeated="4"/>
          <table:table-cell office:value-type="float" office:value="100">
            <text:p>100</text:p>
          </table:table-cell>
          <table:table-cell office:value-type="string">
            <text:p>auth.net. Will get a swiper down the road. Just not right now. &lt;br&gt;&lt;br&gt;</text:p>
          </table:table-cell>
        </table:table-row>
        <table:table-row table:style-name="ro1">
          <table:table-cell office:value-type="float" office:value="41718274">
            <text:p>41718274</text:p>
          </table:table-cell>
          <table:table-cell office:value-type="string">
            <text:p>PREFERRED AUTO CARE</text:p>
          </table:table-cell>
          <table:table-cell office:value-type="string">
            <text:p>3/23/2012 16:30</text:p>
          </table:table-cell>
          <table:table-cell office:value-type="string">
            <text:p>6/19/2012 16:22</text:p>
          </table:table-cell>
          <table:table-cell office:value-type="string">
            <text:p>6/19/2012 16:43</text:p>
          </table:table-cell>
          <table:table-cell office:value-type="string">
            <text:p>EDDIE BRYANT</text:p>
          </table:table-cell>
          <table:table-cell office:value-type="string">
            <text:p>(972) 723-8655</text:p>
          </table:table-cell>
          <table:table-cell office:value-type="string">
            <text:p>(972) 989-4411</text:p>
          </table:table-cell>
          <table:table-cell office:value-type="string">
            <text:p>HARRINGTONMRS09@AO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Cash Advance as well for 12k&lt;br&gt;</text:p>
          </table:table-cell>
        </table:table-row>
        <table:table-row table:style-name="ro1">
          <table:table-cell office:value-type="float" office:value="41658646">
            <text:p>41658646</text:p>
          </table:table-cell>
          <table:table-cell office:value-type="string">
            <text:p>JJ's Original Pizza and Burgers</text:p>
          </table:table-cell>
          <table:table-cell office:value-type="string">
            <text:p>3/22/2012 22:28</text:p>
          </table:table-cell>
          <table:table-cell office:value-type="string">
            <text:p>3/27/2012 18:55</text:p>
          </table:table-cell>
          <table:table-cell office:value-type="string">
            <text:p>3/27/2012 18:58</text:p>
          </table:table-cell>
          <table:table-cell office:value-type="string">
            <text:p>Ronnie Gentry</text:p>
          </table:table-cell>
          <table:table-cell office:value-type="string">
            <text:p>(817) 280-0037</text:p>
          </table:table-cell>
          <table:table-cell office:value-type="string">
            <text:p>(817) 602-1136</text:p>
          </table:table-cell>
          <table:table-cell office:value-type="string">
            <text:p>ronnielgentry@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39">
            <text:p>1.39</text:p>
          </table:table-cell>
          <table:table-cell office:value-type="string">
            <text:p>Other See Notes</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09 cent auth fee. &lt;br&gt;</text:p>
          </table:table-cell>
        </table:table-row>
        <table:table-row table:style-name="ro1">
          <table:table-cell office:value-type="float" office:value="41650715">
            <text:p>41650715</text:p>
          </table:table-cell>
          <table:table-cell office:value-type="string">
            <text:p>GIFT HOUSE</text:p>
          </table:table-cell>
          <table:table-cell office:value-type="string">
            <text:p>3/22/2012 20:36</text:p>
          </table:table-cell>
          <table:table-cell office:value-type="string">
            <text:p>8/3/2012 15:50</text:p>
          </table:table-cell>
          <table:table-cell office:value-type="string">
            <text:p>8/3/2012 16:10</text:p>
          </table:table-cell>
          <table:table-cell office:value-type="string">
            <text:p>SOYON KEUM</text:p>
          </table:table-cell>
          <table:table-cell office:value-type="string">
            <text:p>(615) 778-0521</text:p>
          </table:table-cell>
          <table:table-cell office:value-type="string">
            <text:p>(931) 338-9081</text:p>
          </table:table-cell>
          <table:table-cell office:value-type="string">
            <text:p>SOYONKEUM77@YAHOO.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5">
            <text:p>0.5</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office:value-type="string">
            <text:p>&lt;br&gt;</text:p>
          </table:table-cell>
        </table:table-row>
        <table:table-row table:style-name="ro1">
          <table:table-cell office:value-type="float" office:value="41649166">
            <text:p>41649166</text:p>
          </table:table-cell>
          <table:table-cell office:value-type="string">
            <text:p>BULLETS &amp; MULLETS</text:p>
          </table:table-cell>
          <table:table-cell office:value-type="string">
            <text:p>3/22/2012 20:13</text:p>
          </table:table-cell>
          <table:table-cell office:value-type="string">
            <text:p>7/2/2012 19:46</text:p>
          </table:table-cell>
          <table:table-cell office:value-type="string">
            <text:p>4/30/2012 18:50</text:p>
          </table:table-cell>
          <table:table-cell office:value-type="string">
            <text:p>SOYON KEUM</text:p>
          </table:table-cell>
          <table:table-cell office:value-type="string">
            <text:p>(615) 678-7631</text:p>
          </table:table-cell>
          <table:table-cell office:value-type="string">
            <text:p>(931) 338-9081</text:p>
          </table:table-cell>
          <table:table-cell office:value-type="string">
            <text:p>SOYONKEUM77@YAHOO.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5">
            <text:p>0.5</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office:value-type="string">
            <text:p>&lt;br&gt;</text:p>
          </table:table-cell>
        </table:table-row>
        <table:table-row table:style-name="ro2">
          <table:table-cell office:value-type="float" office:value="41648129">
            <text:p>41648129</text:p>
          </table:table-cell>
          <table:table-cell office:value-type="string">
            <text:p>BULLETS &amp; MULLETS</text:p>
          </table:table-cell>
          <table:table-cell office:value-type="string">
            <text:p>3/22/2012 19:59</text:p>
          </table:table-cell>
          <table:table-cell office:value-type="string">
            <text:p>8/1/2012 20:18</text:p>
          </table:table-cell>
          <table:table-cell office:value-type="string">
            <text:p>4/26/2012 18:01</text:p>
          </table:table-cell>
          <table:table-cell office:value-type="string">
            <text:p>SOYON KEUM</text:p>
          </table:table-cell>
          <table:table-cell table:number-columns-repeated="2" office:value-type="string">
            <text:p>(931) 338-9081</text:p>
          </table:table-cell>
          <table:table-cell office:value-type="string">
            <text:p>soyonkeum77@yahoo.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5">
            <text:p>0.5</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table:table-row>
        <table:table-row table:style-name="ro1">
          <table:table-cell office:value-type="float" office:value="41627799">
            <text:p>41627799</text:p>
          </table:table-cell>
          <table:table-cell office:value-type="string">
            <text:p>BJS AUTOMOTIVE</text:p>
          </table:table-cell>
          <table:table-cell office:value-type="string">
            <text:p>3/22/2012 16:16</text:p>
          </table:table-cell>
          <table:table-cell table:number-columns-repeated="2" office:value-type="string">
            <text:p>4/24/2012 21:04</text:p>
          </table:table-cell>
          <table:table-cell office:value-type="string">
            <text:p>BILLY JOE MCCART</text:p>
          </table:table-cell>
          <table:table-cell table:number-columns-repeated="2" office:value-type="string">
            <text:p>(615) 969-4202</text:p>
          </table:table-cell>
          <table:table-cell office:value-type="string">
            <text:p>JESS.MCCART@ATT.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Other See Notes</text:p>
          </table:table-cell>
          <table:table-cell office:value-type="float" office:value="89.95">
            <text:p>89.95</text:p>
          </table:table-cell>
          <table:table-cell table:number-columns-repeated="4"/>
          <table:table-cell office:value-type="float" office:value="50">
            <text:p>50</text:p>
          </table:table-cell>
          <table:table-cell office:value-type="string">
            <text:p>50.00 setup fee charged&lt;br&gt;</text:p>
          </table:table-cell>
        </table:table-row>
        <table:table-row table:style-name="ro1">
          <table:table-cell office:value-type="float" office:value="41580004">
            <text:p>41580004</text:p>
          </table:table-cell>
          <table:table-cell office:value-type="string">
            <text:p>UTOPIA Salon and Spa, LLC</text:p>
          </table:table-cell>
          <table:table-cell office:value-type="string">
            <text:p>3/21/2012 22:04</text:p>
          </table:table-cell>
          <table:table-cell office:value-type="string">
            <text:p>4/12/2012 14:48</text:p>
          </table:table-cell>
          <table:table-cell office:value-type="string">
            <text:p>4/12/2012 15:41</text:p>
          </table:table-cell>
          <table:table-cell office:value-type="string">
            <text:p>Glenn Cherryhomes</text:p>
          </table:table-cell>
          <table:table-cell office:value-type="string">
            <text:p>(314) 531-0400</text:p>
          </table:table-cell>
          <table:table-cell office:value-type="string">
            <text:p>(314) 401-5000</text:p>
          </table:table-cell>
          <table:table-cell office:value-type="string">
            <text:p>glenn@utopiahairstyling.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Dial Up Only</text:p>
          </table:table-cell>
          <table:table-cell office:value-type="string">
            <text:p>No Debit</text:p>
          </table:table-cell>
          <table:table-cell office:value-type="float" office:value="9.5">
            <text:p>9.5</text:p>
          </table:table-cell>
          <table:table-cell office:value-type="float" office:value="0.5">
            <text:p>0.5</text:p>
          </table:table-cell>
          <table:table-cell office:value-type="float" office:value="0.08">
            <text:p>0.08</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reprogram vx510 dial up only. &lt;br&gt;</text:p>
          </table:table-cell>
        </table:table-row>
        <table:table-row table:style-name="ro1">
          <table:table-cell office:value-type="float" office:value="41571875">
            <text:p>41571875</text:p>
          </table:table-cell>
          <table:table-cell office:value-type="string">
            <text:p>SERENITY HAIR STUDIO</text:p>
          </table:table-cell>
          <table:table-cell office:value-type="string">
            <text:p>3/21/2012 20:06</text:p>
          </table:table-cell>
          <table:table-cell office:value-type="string">
            <text:p>4/5/2012 16:15</text:p>
          </table:table-cell>
          <table:table-cell office:value-type="string">
            <text:p>4/5/2012 16:19</text:p>
          </table:table-cell>
          <table:table-cell office:value-type="string">
            <text:p>SANDRA COOPER</text:p>
          </table:table-cell>
          <table:table-cell office:value-type="string">
            <text:p>(615) 771-9379</text:p>
          </table:table-cell>
          <table:table-cell office:value-type="string">
            <text:p>(615) 969-6981</text:p>
          </table:table-cell>
          <table:table-cell office:value-type="string">
            <text:p>SHCOOPER1@BELLSOUTH.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float" office:value="9.5">
            <text:p>9.5</text:p>
          </table:table-cell>
          <table:table-cell office:value-type="float" office:value="1.39">
            <text:p>1.3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shipping 2 day air&lt;br&gt;</text:p>
          </table:table-cell>
        </table:table-row>
        <table:table-row table:style-name="ro1">
          <table:table-cell office:value-type="float" office:value="41543429">
            <text:p>41543429</text:p>
          </table:table-cell>
          <table:table-cell office:value-type="string">
            <text:p>PAISLEY AND COMPANY</text:p>
          </table:table-cell>
          <table:table-cell office:value-type="string">
            <text:p>3/21/2012 15:04</text:p>
          </table:table-cell>
          <table:table-cell office:value-type="string">
            <text:p>8/15/2012 19:30</text:p>
          </table:table-cell>
          <table:table-cell office:value-type="string">
            <text:p>8/15/2012 19:32</text:p>
          </table:table-cell>
          <table:table-cell office:value-type="string">
            <text:p>MORGAN MCCLAIN TURGEMAN</text:p>
          </table:table-cell>
          <table:table-cell table:number-columns-repeated="2" office:value-type="string">
            <text:p>(615) 545-8555</text:p>
          </table:table-cell>
          <table:table-cell office:value-type="string">
            <text:p>theyellowpaisley@gmail.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Wireless</text:p>
          </table:table-cell>
          <table:table-cell office:value-type="string">
            <text:p>No Debit</text:p>
          </table:table-cell>
          <table:table-cell office:value-type="string">
            <text:p>$5.95 </text:p>
          </table:table-cell>
          <table:table-cell office:value-type="float" office:value="0.6">
            <text:p>0.6</text:p>
          </table:table-cell>
          <table:table-cell office:value-type="float" office:value="0.12">
            <text:p>0.12</text:p>
          </table:table-cell>
          <table:table-cell office:value-type="string">
            <text:p>Waived</text:p>
          </table:table-cell>
          <table:table-cell office:value-type="float" office:value="59.95">
            <text:p>59.95</text:p>
          </table:table-cell>
          <table:table-cell table:number-columns-repeated="4"/>
          <table:table-cell office:value-type="float" office:value="0">
            <text:p>0</text:p>
          </table:table-cell>
          <table:table-cell/>
        </table:table-row>
        <table:table-row table:style-name="ro1">
          <table:table-cell office:value-type="float" office:value="41364196">
            <text:p>41364196</text:p>
          </table:table-cell>
          <table:table-cell office:value-type="string">
            <text:p>COMIC CITY TOO</text:p>
          </table:table-cell>
          <table:table-cell office:value-type="string">
            <text:p>3/19/2012 22:21</text:p>
          </table:table-cell>
          <table:table-cell office:value-type="string">
            <text:p>8/27/2012 21:21</text:p>
          </table:table-cell>
          <table:table-cell office:value-type="string">
            <text:p>3/26/2012 15:52</text:p>
          </table:table-cell>
          <table:table-cell office:value-type="string">
            <text:p>ALEC MARK ANGELL</text:p>
          </table:table-cell>
          <table:table-cell office:value-type="string">
            <text:p>(615) 868-3339</text:p>
          </table:table-cell>
          <table:table-cell office:value-type="string">
            <text:p>(615) 424-0155</text:p>
          </table:table-cell>
          <table:table-cell office:value-type="string">
            <text:p>COMIXCITYTOO@BELLSOUTH.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External Free Placement</text:p>
          </table:table-cell>
          <table:table-cell office:value-type="string">
            <text:p>Other See Notes</text:p>
          </table:table-cell>
          <table:table-cell office:value-type="float" office:value="0.6">
            <text:p>0.6</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5.00/ MONTH + 5.00/ MONTH FOR PIN DEBIT ALSO. TAKE $15.00 otp OUT OF 95.00 SETUP&lt;br&gt;</text:p>
          </table:table-cell>
        </table:table-row>
        <table:table-row table:style-name="ro1">
          <table:table-cell office:value-type="float" office:value="41355502">
            <text:p>41355502</text:p>
          </table:table-cell>
          <table:table-cell office:value-type="string">
            <text:p>CHECKPOINT CARD TECHNOLOGY</text:p>
          </table:table-cell>
          <table:table-cell office:value-type="string">
            <text:p>3/19/2012 21:11</text:p>
          </table:table-cell>
          <table:table-cell office:value-type="string">
            <text:p>7/12/2012 17:25</text:p>
          </table:table-cell>
          <table:table-cell office:value-type="string">
            <text:p>7/12/2012 14:43</text:p>
          </table:table-cell>
          <table:table-cell office:value-type="string">
            <text:p>MICHAEL SWIECICKI/ ERICA</text:p>
          </table:table-cell>
          <table:table-cell office:value-type="string">
            <text:p>(615) 837-1100</text:p>
          </table:table-cell>
          <table:table-cell office:value-type="string">
            <text:p>(615) 969-3154</text:p>
          </table:table-cell>
          <table:table-cell office:value-type="string">
            <text:p>EKILGORE@CPCARDTECH.COM</text:p>
          </table:table-cell>
          <table:table-cell office:value-type="string">
            <text:p>PPG Appt</text:p>
          </table:table-cell>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office:value-type="float" office:value="9.5">
            <text:p>9.5</text:p>
          </table:table-cell>
          <table:table-cell office:value-type="float" office:value="0.17">
            <text:p>0.17</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1338093">
            <text:p>41338093</text:p>
          </table:table-cell>
          <table:table-cell office:value-type="string">
            <text:p>TIRES &amp; MORE</text:p>
          </table:table-cell>
          <table:table-cell office:value-type="string">
            <text:p>3/19/2012 19:35</text:p>
          </table:table-cell>
          <table:table-cell table:number-columns-repeated="2" office:value-type="string">
            <text:p>8/31/2012 21:12</text:p>
          </table:table-cell>
          <table:table-cell office:value-type="string">
            <text:p>MIKE HARNIST</text:p>
          </table:table-cell>
          <table:table-cell office:value-type="string">
            <text:p>(615) 781-8177</text:p>
          </table:table-cell>
          <table:table-cell office:value-type="string">
            <text:p>(615) 972-8813</text:p>
          </table:table-cell>
          <table:table-cell office:value-type="string">
            <text:p>Mharnist6@aol.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0.4">
            <text:p>0.4</text:p>
          </table:table-cell>
          <table:table-cell office:value-type="float" office:value="0.1">
            <text:p>0.1</text:p>
          </table:table-cell>
          <table:table-cell office:value-type="string">
            <text:p>Other See Notes</text:p>
          </table:table-cell>
          <table:table-cell office:value-type="float" office:value="89.95">
            <text:p>89.95</text:p>
          </table:table-cell>
          <table:table-cell table:number-columns-repeated="4"/>
          <table:table-cell office:value-type="float" office:value="30.95">
            <text:p>30.95</text:p>
          </table:table-cell>
          <table:table-cell office:value-type="string">
            <text:p>50.00 setup fee and charged 16.95 for shipping (shipping cost= 11.00)&lt;br&gt;</text:p>
          </table:table-cell>
        </table:table-row>
        <table:table-row table:style-name="ro1">
          <table:table-cell office:value-type="float" office:value="41231197">
            <text:p>41231197</text:p>
          </table:table-cell>
          <table:table-cell office:value-type="string">
            <text:p>QUICKSTOP BRAKE AND MUFFLER</text:p>
          </table:table-cell>
          <table:table-cell office:value-type="string">
            <text:p>3/16/2012 23:21</text:p>
          </table:table-cell>
          <table:table-cell office:value-type="string">
            <text:p>8/3/2012 4:25</text:p>
          </table:table-cell>
          <table:table-cell office:value-type="string">
            <text:p>4/30/2012 15:54</text:p>
          </table:table-cell>
          <table:table-cell office:value-type="string">
            <text:p>ROBERT KNAPP</text:p>
          </table:table-cell>
          <table:table-cell office:value-type="string">
            <text:p>214-363-7390</text:p>
          </table:table-cell>
          <table:table-cell office:value-type="string">
            <text:p>214-597-8394</text:p>
          </table:table-cell>
          <table:table-cell office:value-type="string">
            <text:p>KNAPP.ROBERT@SBCGLOBAL.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1225579">
            <text:p>41225579</text:p>
          </table:table-cell>
          <table:table-cell office:value-type="string">
            <text:p>CONSCIOUS SEDATION CONSULTING</text:p>
          </table:table-cell>
          <table:table-cell office:value-type="string">
            <text:p>3/16/2012 22:49</text:p>
          </table:table-cell>
          <table:table-cell office:value-type="string">
            <text:p>6/5/2012 16:12</text:p>
          </table:table-cell>
          <table:table-cell office:value-type="string">
            <text:p>5/8/2012 19:25</text:p>
          </table:table-cell>
          <table:table-cell office:value-type="string">
            <text:p>Randy Pigg</text:p>
          </table:table-cell>
          <table:table-cell office:value-type="string">
            <text:p>(888) 581-4448</text:p>
          </table:table-cell>
          <table:table-cell office:value-type="string">
            <text:p>(636) 689-2504</text:p>
          </table:table-cell>
          <table:table-cell office:value-type="string">
            <text:p>Randy@sedationconsulting.com</text:p>
          </table:table-cell>
          <table:table-cell office:value-type="string">
            <text:p>Self Gen</text:p>
          </table:table-cell>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8.50 </text:p>
          </table:table-cell>
          <table:table-cell office:value-type="float" office:value="0.6">
            <text:p>0.6</text:p>
          </table:table-cell>
          <table:table-cell office:value-type="float" office:value="0.15">
            <text:p>0.15</text:p>
          </table:table-cell>
          <table:table-cell office:value-type="string">
            <text:p>$95.00 </text:p>
          </table:table-cell>
          <table:table-cell office:value-type="float" office:value="89.95">
            <text:p>89.95</text:p>
          </table:table-cell>
          <table:table-cell table:number-columns-repeated="4"/>
          <table:table-cell office:value-type="float" office:value="25">
            <text:p>25</text:p>
          </table:table-cell>
          <table:table-cell office:value-type="string">
            <text:p>&lt;br&gt;</text:p>
          </table:table-cell>
        </table:table-row>
        <table:table-row table:style-name="ro1">
          <table:table-cell office:value-type="float" office:value="41174831">
            <text:p>41174831</text:p>
          </table:table-cell>
          <table:table-cell office:value-type="string">
            <text:p>Kayla's Florist Gifts and Boutique</text:p>
          </table:table-cell>
          <table:table-cell office:value-type="string">
            <text:p>3/16/2012 19:41</text:p>
          </table:table-cell>
          <table:table-cell office:value-type="string">
            <text:p>5/15/2012 16:55</text:p>
          </table:table-cell>
          <table:table-cell office:value-type="string">
            <text:p>5/8/2012 21:31</text:p>
          </table:table-cell>
          <table:table-cell office:value-type="string">
            <text:p>Larry Sanders/ Karen</text:p>
          </table:table-cell>
          <table:table-cell office:value-type="string">
            <text:p>(618) 610-0935</text:p>
          </table:table-cell>
          <table:table-cell office:value-type="string">
            <text:p>(618) 218-8446</text:p>
          </table:table-cell>
          <table:table-cell office:value-type="string">
            <text:p>karenusanders@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Reprogram</text:p>
          </table:table-cell>
          <table:table-cell office:value-type="string">
            <text:p>Wireless</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5"/>
          <table:table-cell office:value-type="string">
            <text:p>REPROGRAM HYPERCOM WIRELESS T4230&lt;br&gt;Order SIM card to O/N to merchant for terminal.&amp;nbsp; Take out of upfront payout to the rep.&amp;nbsp; Owe rep $276&lt;br&gt;</text:p>
          </table:table-cell>
        </table:table-row>
        <table:table-row table:style-name="ro1">
          <table:table-cell office:value-type="float" office:value="41174492">
            <text:p>41174492</text:p>
          </table:table-cell>
          <table:table-cell office:value-type="string">
            <text:p>Italia Express</text:p>
          </table:table-cell>
          <table:table-cell office:value-type="string">
            <text:p>3/16/2012 19:32</text:p>
          </table:table-cell>
          <table:table-cell table:number-columns-repeated="2" office:value-type="string">
            <text:p>9/1/2012 16:37</text:p>
          </table:table-cell>
          <table:table-cell office:value-type="string">
            <text:p>Mo Burge</text:p>
          </table:table-cell>
          <table:table-cell office:value-type="string">
            <text:p>(972) 291-0503</text:p>
          </table:table-cell>
          <table:table-cell office:value-type="string">
            <text:p>(214) 766-2560</text:p>
          </table:table-cell>
          <table:table-cell office:value-type="string">
            <text:p>moitaliaexpress@gmail.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45">
            <text:p>0.45</text:p>
          </table:table-cell>
          <table:table-cell office:value-type="float" office:value="0.08">
            <text:p>0.08</text:p>
          </table:table-cell>
          <table:table-cell office:value-type="string">
            <text:p>$95.00 </text:p>
          </table:table-cell>
          <table:table-cell office:value-type="float" office:value="49.95">
            <text:p>49.95</text:p>
          </table:table-cell>
          <table:table-cell table:number-columns-repeated="4"/>
          <table:table-cell office:value-type="float" office:value="25">
            <text:p>25</text:p>
          </table:table-cell>
          <table:table-cell office:value-type="string">
            <text:p>ON FIRST DATA&lt;br&gt;&lt;br&gt;Philips brothers number is 469-324-8894&lt;br&gt;</text:p>
          </table:table-cell>
        </table:table-row>
        <table:table-row table:style-name="ro1">
          <table:table-cell office:value-type="float" office:value="41174233">
            <text:p>41174233</text:p>
          </table:table-cell>
          <table:table-cell office:value-type="string">
            <text:p>TBS TREES BUSHES AND SHRUBS LC</text:p>
          </table:table-cell>
          <table:table-cell office:value-type="string">
            <text:p>3/16/2012 19:27</text:p>
          </table:table-cell>
          <table:table-cell office:value-type="string">
            <text:p>8/3/2012 18:02</text:p>
          </table:table-cell>
          <table:table-cell office:value-type="string">
            <text:p>8/2/2012 20:49</text:p>
          </table:table-cell>
          <table:table-cell office:value-type="string">
            <text:p>GREG JENNINGS</text:p>
          </table:table-cell>
          <table:table-cell table:number-columns-repeated="2" office:value-type="string">
            <text:p>(636) 578-2366</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Sell</text:p>
          </table:table-cell>
          <table:table-cell office:value-type="string">
            <text:p>Wireless</text:p>
          </table:table-cell>
          <table:table-cell office:value-type="string">
            <text:p>No Debit</text:p>
          </table:table-cell>
          <table:table-cell office:value-type="string">
            <text:p>$5.95 </text:p>
          </table:table-cell>
          <table:table-cell office:value-type="float" office:value="1.49">
            <text:p>1.49</text:p>
          </table:table-cell>
          <table:table-cell office:value-type="float" office:value="0.15">
            <text:p>0.15</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office:value-type="string">
            <text:p>SOLD WIRELESS MACHINE FOR $359.00/ NEED TO BUY ONE FROM TASQ&lt;br&gt;</text:p>
          </table:table-cell>
        </table:table-row>
        <table:table-row table:style-name="ro1">
          <table:table-cell office:value-type="float" office:value="41174039">
            <text:p>41174039</text:p>
          </table:table-cell>
          <table:table-cell office:value-type="string">
            <text:p>UPTOWN POPCORN</text:p>
          </table:table-cell>
          <table:table-cell office:value-type="string">
            <text:p>3/16/2012 19:21</text:p>
          </table:table-cell>
          <table:table-cell office:value-type="string">
            <text:p>8/4/2012 3:17</text:p>
          </table:table-cell>
          <table:table-cell office:value-type="string">
            <text:p>3/28/2012 19:19</text:p>
          </table:table-cell>
          <table:table-cell office:value-type="string">
            <text:p>ROBERT SHANKLE</text:p>
          </table:table-cell>
          <table:table-cell/>
          <table:table-cell office:value-type="string">
            <text:p>(830) 377-1660</text:p>
          </table:table-cell>
          <table:table-cell office:value-type="string">
            <text:p>BROOKS@UPTOWNPOPCORN.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No Debit</text:p>
          </table:table-cell>
          <table:table-cell office:value-type="float" office:value="9.5">
            <text:p>9.5</text:p>
          </table:table-cell>
          <table:table-cell office:value-type="float" office:value="0.25">
            <text:p>0.25</text:p>
          </table:table-cell>
          <table:table-cell office:value-type="float" office:value="0.08">
            <text:p>0.08</text:p>
          </table:table-cell>
          <table:table-cell office:value-type="string">
            <text:p>$95.00 </text:p>
          </table:table-cell>
          <table:table-cell office:value-type="float" office:value="89.95">
            <text:p>89.95</text:p>
          </table:table-cell>
          <table:table-cell table:number-columns-repeated="4"/>
          <table:table-cell office:value-type="float" office:value="395">
            <text:p>395</text:p>
          </table:table-cell>
          <table:table-cell office:value-type="string">
            <text:p>Reprogram Micros e7 pos on VITAL&lt;br&gt;</text:p>
          </table:table-cell>
        </table:table-row>
        <table:table-row table:style-name="ro1">
          <table:table-cell office:value-type="float" office:value="41173715">
            <text:p>41173715</text:p>
          </table:table-cell>
          <table:table-cell office:value-type="string">
            <text:p>UPTOWN POPCORN</text:p>
          </table:table-cell>
          <table:table-cell office:value-type="string">
            <text:p>3/16/2012 19:15</text:p>
          </table:table-cell>
          <table:table-cell office:value-type="string">
            <text:p>8/4/2012 3:18</text:p>
          </table:table-cell>
          <table:table-cell office:value-type="string">
            <text:p>3/28/2012 19:19</text:p>
          </table:table-cell>
          <table:table-cell office:value-type="string">
            <text:p>ROBERT SHANKLE</text:p>
          </table:table-cell>
          <table:table-cell office:value-type="string">
            <text:p>(972) 291-4767</text:p>
          </table:table-cell>
          <table:table-cell office:value-type="string">
            <text:p>(830) 377-1660</text:p>
          </table:table-cell>
          <table:table-cell office:value-type="string">
            <text:p>BROOKS@UPTOWNPOPCORN.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No Debit</text:p>
          </table:table-cell>
          <table:table-cell office:value-type="float" office:value="9.5">
            <text:p>9.5</text:p>
          </table:table-cell>
          <table:table-cell office:value-type="float" office:value="0.25">
            <text:p>0.25</text:p>
          </table:table-cell>
          <table:table-cell office:value-type="float" office:value="0.08">
            <text:p>0.08</text:p>
          </table:table-cell>
          <table:table-cell office:value-type="string">
            <text:p>Waived</text:p>
          </table:table-cell>
          <table:table-cell office:value-type="float" office:value="89.95">
            <text:p>89.95</text:p>
          </table:table-cell>
          <table:table-cell table:number-columns-repeated="4"/>
          <table:table-cell office:value-type="float" office:value="300">
            <text:p>300</text:p>
          </table:table-cell>
          <table:table-cell office:value-type="string">
            <text:p>Reprogram Micros E7 POS on VITAL&lt;br&gt;</text:p>
          </table:table-cell>
        </table:table-row>
        <table:table-row table:style-name="ro1">
          <table:table-cell office:value-type="float" office:value="41173463">
            <text:p>41173463</text:p>
          </table:table-cell>
          <table:table-cell office:value-type="string">
            <text:p>UPTOWN POPCORN</text:p>
          </table:table-cell>
          <table:table-cell office:value-type="string">
            <text:p>3/16/2012 19:10</text:p>
          </table:table-cell>
          <table:table-cell office:value-type="string">
            <text:p>5/25/2012 23:03</text:p>
          </table:table-cell>
          <table:table-cell office:value-type="string">
            <text:p>4/27/2012 15:35</text:p>
          </table:table-cell>
          <table:table-cell office:value-type="string">
            <text:p>ROBERT SHANKLE</text:p>
          </table:table-cell>
          <table:table-cell office:value-type="string">
            <text:p>(972) 549-4135</text:p>
          </table:table-cell>
          <table:table-cell office:value-type="string">
            <text:p>(830) 377-1660</text:p>
          </table:table-cell>
          <table:table-cell office:value-type="string">
            <text:p>BROOKS@UPTOWNPOPCORN.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Other See Notes</text:p>
          </table:table-cell>
          <table:table-cell office:value-type="string">
            <text:p>No Debit</text:p>
          </table:table-cell>
          <table:table-cell office:value-type="float" office:value="9.5">
            <text:p>9.5</text:p>
          </table:table-cell>
          <table:table-cell office:value-type="float" office:value="0.25">
            <text:p>0.25</text:p>
          </table:table-cell>
          <table:table-cell office:value-type="float" office:value="0.08">
            <text:p>0.08</text:p>
          </table:table-cell>
          <table:table-cell office:value-type="string">
            <text:p>Other See Notes</text:p>
          </table:table-cell>
          <table:table-cell office:value-type="float" office:value="89.95">
            <text:p>89.95</text:p>
          </table:table-cell>
          <table:table-cell table:number-columns-repeated="4"/>
          <table:table-cell office:value-type="float" office:value="300">
            <text:p>300</text:p>
          </table:table-cell>
          <table:table-cell office:value-type="string">
            <text:p>Reprogram Micros e7 on VITAL&lt;br&gt;</text:p>
          </table:table-cell>
        </table:table-row>
        <table:table-row table:style-name="ro1">
          <table:table-cell office:value-type="float" office:value="41172624">
            <text:p>41172624</text:p>
          </table:table-cell>
          <table:table-cell office:value-type="string">
            <text:p>UPTOWN POPCORN</text:p>
          </table:table-cell>
          <table:table-cell office:value-type="string">
            <text:p>3/16/2012 18:54</text:p>
          </table:table-cell>
          <table:table-cell office:value-type="string">
            <text:p>5/17/2012 16:17</text:p>
          </table:table-cell>
          <table:table-cell office:value-type="string">
            <text:p>5/15/2012 15:53</text:p>
          </table:table-cell>
          <table:table-cell office:value-type="string">
            <text:p>ROBERT SHANKLE</text:p>
          </table:table-cell>
          <table:table-cell office:value-type="string">
            <text:p>(972) 272-9790</text:p>
          </table:table-cell>
          <table:table-cell office:value-type="string">
            <text:p>(830) 377-1660</text:p>
          </table:table-cell>
          <table:table-cell office:value-type="string">
            <text:p>BROOKS@UPTOWNPOPCORN.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Other See Notes</text:p>
          </table:table-cell>
          <table:table-cell office:value-type="string">
            <text:p>No Debit</text:p>
          </table:table-cell>
          <table:table-cell office:value-type="float" office:value="9.5">
            <text:p>9.5</text:p>
          </table:table-cell>
          <table:table-cell office:value-type="float" office:value="0.25">
            <text:p>0.25</text:p>
          </table:table-cell>
          <table:table-cell office:value-type="float" office:value="0.08">
            <text:p>0.08</text:p>
          </table:table-cell>
          <table:table-cell office:value-type="string">
            <text:p>Waived</text:p>
          </table:table-cell>
          <table:table-cell office:value-type="float" office:value="89.95">
            <text:p>89.95</text:p>
          </table:table-cell>
          <table:table-cell table:number-columns-repeated="4"/>
          <table:table-cell office:value-type="float" office:value="300">
            <text:p>300</text:p>
          </table:table-cell>
          <table:table-cell office:value-type="string">
            <text:p>Reprogram Micros e7 pos on VITAL&lt;br&gt;</text:p>
          </table:table-cell>
        </table:table-row>
        <table:table-row table:style-name="ro1">
          <table:table-cell office:value-type="float" office:value="41171874">
            <text:p>41171874</text:p>
          </table:table-cell>
          <table:table-cell office:value-type="string">
            <text:p>UPTOWN POPCORN Auth.net</text:p>
          </table:table-cell>
          <table:table-cell office:value-type="string">
            <text:p>3/16/2012 18:47</text:p>
          </table:table-cell>
          <table:table-cell table:number-columns-repeated="2" office:value-type="string">
            <text:p>7/2/2012 15:11</text:p>
          </table:table-cell>
          <table:table-cell office:value-type="string">
            <text:p>ROBERT SHANKLE (BROOKS)</text:p>
          </table:table-cell>
          <table:table-cell office:value-type="string">
            <text:p>(972) 272-9790</text:p>
          </table:table-cell>
          <table:table-cell office:value-type="string">
            <text:p>(830) 377-1660</text:p>
          </table:table-cell>
          <table:table-cell office:value-type="string">
            <text:p>BROOKS@UPTOWNPOPCORN.COM</text:p>
          </table:table-cell>
          <table:table-cell office:value-type="string">
            <text:p>PPG Appt</text:p>
          </table:table-cell>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office:value-type="float" office:value="9.5">
            <text:p>9.5</text:p>
          </table:table-cell>
          <table:table-cell office:value-type="float" office:value="0.25">
            <text:p>0.25</text:p>
          </table:table-cell>
          <table:table-cell office:value-type="float" office:value="0.08">
            <text:p>0.08</text:p>
          </table:table-cell>
          <table:table-cell office:value-type="string">
            <text:p>Waived</text:p>
          </table:table-cell>
          <table:table-cell office:value-type="float" office:value="89.95">
            <text:p>89.95</text:p>
          </table:table-cell>
          <table:table-cell table:number-columns-repeated="4"/>
          <table:table-cell office:value-type="float" office:value="200">
            <text:p>200</text:p>
          </table:table-cell>
          <table:table-cell office:value-type="string">
            <text:p>&lt;br&gt;</text:p>
          </table:table-cell>
        </table:table-row>
        <table:table-row table:style-name="ro1">
          <table:table-cell office:value-type="float" office:value="41171497">
            <text:p>41171497</text:p>
          </table:table-cell>
          <table:table-cell office:value-type="string">
            <text:p>Italia Express</text:p>
          </table:table-cell>
          <table:table-cell office:value-type="string">
            <text:p>3/16/2012 18:40</text:p>
          </table:table-cell>
          <table:table-cell office:value-type="string">
            <text:p>9/1/2012 16:36</text:p>
          </table:table-cell>
          <table:table-cell office:value-type="string">
            <text:p>4/9/2012 15:55</text:p>
          </table:table-cell>
          <table:table-cell office:value-type="string">
            <text:p>Mo Burge</text:p>
          </table:table-cell>
          <table:table-cell office:value-type="string">
            <text:p>(972) 291-0503</text:p>
          </table:table-cell>
          <table:table-cell office:value-type="string">
            <text:p>(214) 766-2560</text:p>
          </table:table-cell>
          <table:table-cell office:value-type="string">
            <text:p>moitaliaexpress@gmail.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Phone Swipe</text:p>
          </table:table-cell>
          <table:table-cell office:value-type="string">
            <text:p>No Debit</text:p>
          </table:table-cell>
          <table:table-cell office:value-type="float" office:value="5">
            <text:p>5</text:p>
          </table:table-cell>
          <table:table-cell office:value-type="float" office:value="0.45">
            <text:p>0.45</text:p>
          </table:table-cell>
          <table:table-cell office:value-type="float" office:value="0.08">
            <text:p>0.08</text:p>
          </table:table-cell>
          <table:table-cell office:value-type="string">
            <text:p>Other See Notes</text:p>
          </table:table-cell>
          <table:table-cell office:value-type="float" office:value="0">
            <text:p>0</text:p>
          </table:table-cell>
          <table:table-cell table:number-columns-repeated="4"/>
          <table:table-cell office:value-type="float" office:value="100">
            <text:p>100</text:p>
          </table:table-cell>
          <table:table-cell office:value-type="string">
            <text:p>$20.00 setup fee, we take $100.00 for option A phone swipe, not paying Philip on that&lt;br&gt;</text:p>
          </table:table-cell>
        </table:table-row>
        <table:table-row table:style-name="ro1">
          <table:table-cell office:value-type="float" office:value="41171264">
            <text:p>41171264</text:p>
          </table:table-cell>
          <table:table-cell office:value-type="string">
            <text:p>Unique Edible Bouquets</text:p>
          </table:table-cell>
          <table:table-cell office:value-type="string">
            <text:p>3/16/2012 18:35</text:p>
          </table:table-cell>
          <table:table-cell office:value-type="string">
            <text:p>7/9/2012 18:45</text:p>
          </table:table-cell>
          <table:table-cell office:value-type="string">
            <text:p>5/16/2012 16:41</text:p>
          </table:table-cell>
          <table:table-cell office:value-type="string">
            <text:p>Marina Castro</text:p>
          </table:table-cell>
          <table:table-cell table:number-columns-repeated="2" office:value-type="string">
            <text:p>(972) 480-1241</text:p>
          </table:table-cell>
          <table:table-cell office:value-type="string">
            <text:p>marinacastro70@aol.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5">
            <text:p>0.5</text:p>
          </table:table-cell>
          <table:table-cell office:value-type="float" office:value="0.15">
            <text:p>0.15</text:p>
          </table:table-cell>
          <table:table-cell office:value-type="string">
            <text:p>Waived</text:p>
          </table:table-cell>
          <table:table-cell office:value-type="float" office:value="0">
            <text:p>0</text:p>
          </table:table-cell>
          <table:table-cell table:number-columns-repeated="4"/>
          <table:table-cell office:value-type="float" office:value="0">
            <text:p>0</text:p>
          </table:table-cell>
          <table:table-cell office:value-type="string">
            <text:p>&lt;br&gt;</text:p>
          </table:table-cell>
        </table:table-row>
        <table:table-row table:style-name="ro1">
          <table:table-cell office:value-type="float" office:value="41034716">
            <text:p>41034716</text:p>
          </table:table-cell>
          <table:table-cell office:value-type="string">
            <text:p>Look, Feel, and Live Healthy</text:p>
          </table:table-cell>
          <table:table-cell office:value-type="string">
            <text:p>3/14/2012 23:34</text:p>
          </table:table-cell>
          <table:table-cell office:value-type="string">
            <text:p>4/19/2012 18:44</text:p>
          </table:table-cell>
          <table:table-cell office:value-type="string">
            <text:p>3/20/2012 18:01</text:p>
          </table:table-cell>
          <table:table-cell office:value-type="string">
            <text:p>Denise Ibarra</text:p>
          </table:table-cell>
          <table:table-cell office:value-type="string">
            <text:p>469-471-2959</text:p>
          </table:table-cell>
          <table:table-cell table:number-columns-repeated="2"/>
          <table:table-cell office:value-type="string">
            <text:p>PPG Appt</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office:value-type="float" office:value="0.19">
            <text:p>0.19</text:p>
          </table:table-cell>
          <table:table-cell office:value-type="string">
            <text:p>Other See Notes</text:p>
          </table:table-cell>
          <table:table-cell office:value-type="float" office:value="49.95">
            <text:p>49.95</text:p>
          </table:table-cell>
          <table:table-cell table:number-columns-repeated="4"/>
          <table:table-cell office:value-type="float" office:value="0">
            <text:p>0</text:p>
          </table:table-cell>
          <table:table-cell office:value-type="string">
            <text:p>Kyle Agent&lt;br&gt;$59.00 to Kyle&lt;br&gt;&lt;br&gt;</text:p>
          </table:table-cell>
        </table:table-row>
        <table:table-row table:style-name="ro1">
          <table:table-cell office:value-type="float" office:value="41032308">
            <text:p>41032308</text:p>
          </table:table-cell>
          <table:table-cell office:value-type="string">
            <text:p>SAN MARTIN TIRE SHOP</text:p>
          </table:table-cell>
          <table:table-cell office:value-type="string">
            <text:p>3/14/2012 22:43</text:p>
          </table:table-cell>
          <table:table-cell office:value-type="string">
            <text:p>7/11/2012 17:34</text:p>
          </table:table-cell>
          <table:table-cell office:value-type="string">
            <text:p>4/5/2012 16:13</text:p>
          </table:table-cell>
          <table:table-cell office:value-type="string">
            <text:p>AXEL PEREZ</text:p>
          </table:table-cell>
          <table:table-cell office:value-type="string">
            <text:p>(615) 883-1166</text:p>
          </table:table-cell>
          <table:table-cell office:value-type="string">
            <text:p>(615) 474-1306</text:p>
          </table:table-cell>
          <table:table-cell office:value-type="string">
            <text:p>AXEL495@HOTMAIL.COM</text:p>
          </table:table-cell>
          <table:table-cell office:value-type="string">
            <text:p>PPG Appt</text:p>
          </table:table-cell>
          <table:table-cell office:value-type="string">
            <text:p>Retail/ Swipe</text:p>
          </table:table-cell>
          <table:table-cell office:value-type="string">
            <text:p>4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8.50 </text:p>
          </table:table-cell>
          <table:table-cell office:value-type="float" office:value="0.89">
            <text:p>0.8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office:value-type="string">
            <text:p>$20.00 setup fee. &lt;br&gt;</text:p>
          </table:table-cell>
        </table:table-row>
        <table:table-row table:style-name="ro1">
          <table:table-cell office:value-type="float" office:value="41032103">
            <text:p>41032103</text:p>
          </table:table-cell>
          <table:table-cell office:value-type="string">
            <text:p>Tijeritas Salon &amp; Spa</text:p>
          </table:table-cell>
          <table:table-cell office:value-type="string">
            <text:p>3/14/2012 22:40</text:p>
          </table:table-cell>
          <table:table-cell office:value-type="string">
            <text:p>5/24/2012 17:47</text:p>
          </table:table-cell>
          <table:table-cell office:value-type="string">
            <text:p>4/9/2012 17:43</text:p>
          </table:table-cell>
          <table:table-cell office:value-type="string">
            <text:p>Nelly Uribe</text:p>
          </table:table-cell>
          <table:table-cell office:value-type="string">
            <text:p>(972) 315-8715</text:p>
          </table:table-cell>
          <table:table-cell office:value-type="string">
            <text:p>(972) 897-1637</text:p>
          </table:table-cell>
          <table:table-cell office:value-type="string">
            <text:p>uribe_49@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49.95">
            <text:p>49.95</text:p>
          </table:table-cell>
          <table:table-cell table:number-columns-repeated="4"/>
          <table:table-cell office:value-type="float" office:value="50">
            <text:p>50</text:p>
          </table:table-cell>
          <table:table-cell office:value-type="string">
            <text:p>Agent Kyle &lt;br&gt;</text:p>
          </table:table-cell>
        </table:table-row>
        <table:table-row table:style-name="ro1">
          <table:table-cell office:value-type="float" office:value="41012814">
            <text:p>41012814</text:p>
          </table:table-cell>
          <table:table-cell office:value-type="string">
            <text:p>NASHVILLE HYDRAULICS INC</text:p>
          </table:table-cell>
          <table:table-cell office:value-type="string">
            <text:p>3/14/2012 19:18</text:p>
          </table:table-cell>
          <table:table-cell office:value-type="string">
            <text:p>8/30/2012 17:10</text:p>
          </table:table-cell>
          <table:table-cell office:value-type="string">
            <text:p>4/5/2012 17:57</text:p>
          </table:table-cell>
          <table:table-cell office:value-type="string">
            <text:p>GOLDEN HAND</text:p>
          </table:table-cell>
          <table:table-cell office:value-type="string">
            <text:p>(615) 383-4547</text:p>
          </table:table-cell>
          <table:table-cell office:value-type="string">
            <text:p>615-383-1187</text:p>
          </table:table-cell>
          <table:table-cell office:value-type="string">
            <text:p>nashvillehydraulics@yahoo.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Other See Notes</text:p>
          </table:table-cell>
          <table:table-cell office:value-type="float" office:value="0.4">
            <text:p>0.4</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9.50/ month&lt;br&gt;$95.00 setup fee not charged until day 45 &lt;br&gt;</text:p>
          </table:table-cell>
        </table:table-row>
        <table:table-row table:style-name="ro1">
          <table:table-cell office:value-type="float" office:value="41002555">
            <text:p>41002555</text:p>
          </table:table-cell>
          <table:table-cell office:value-type="string">
            <text:p>TruCarma</text:p>
          </table:table-cell>
          <table:table-cell office:value-type="string">
            <text:p>3/14/2012 18:28</text:p>
          </table:table-cell>
          <table:table-cell office:value-type="string">
            <text:p>8/17/2012 16:20</text:p>
          </table:table-cell>
          <table:table-cell office:value-type="string">
            <text:p>8/17/2012 16:23</text:p>
          </table:table-cell>
          <table:table-cell office:value-type="string">
            <text:p>Carma</text:p>
          </table:table-cell>
          <table:table-cell office:value-type="string">
            <text:p>214-662-6731</text:p>
          </table:table-cell>
          <table:table-cell office:value-type="string">
            <text:p>(214) 662-6731</text:p>
          </table:table-cell>
          <table:table-cell office:value-type="string">
            <text:p>trucarma1@gmail.com</text:p>
          </table:table-cell>
          <table:table-cell office:value-type="string">
            <text:p>PPG Appt</text:p>
          </table:table-cell>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5.95 </text:p>
          </table:table-cell>
          <table:table-cell office:value-type="float" office:value="0.65">
            <text:p>0.65</text:p>
          </table:table-cell>
          <table:table-cell office:value-type="float" office:value="0.08">
            <text:p>0.08</text:p>
          </table:table-cell>
          <table:table-cell office:value-type="string">
            <text:p>Waived</text:p>
          </table:table-cell>
          <table:table-cell office:value-type="float" office:value="79.95">
            <text:p>79.95</text:p>
          </table:table-cell>
          <table:table-cell table:number-columns-repeated="4"/>
          <table:table-cell office:value-type="float" office:value="200">
            <text:p>200</text:p>
          </table:table-cell>
          <table:table-cell office:value-type="string">
            <text:p>ECWID LOGIN-&lt;br&gt;&lt;br&gt;jsteele@patriotpaymentgroup.com&lt;br&gt;pass: trucarma1&lt;br&gt;&lt;br&gt;&lt;br&gt;&lt;br&gt;auth.net login&lt;br&gt;Trucarma214- login&lt;br&gt;Trucarma$1- Password&lt;br&gt;&lt;br&gt;&lt;br&gt;$550.00 Web design on Wix.com&lt;br&gt;Paypal shopping cart for now. &lt;br&gt;Merchant Account Soon&lt;br&gt;&lt;br&gt;$55.00/ monthly hosting&lt;br&gt;gmail account setup to link to wix&lt;br&gt;6626731@gmail.com&lt;br&gt;password: carma1&lt;br&gt;&lt;br&gt;&lt;br&gt;</text:p>
          </table:table-cell>
        </table:table-row>
        <table:table-row table:style-name="ro1">
          <table:table-cell office:value-type="float" office:value="40980459">
            <text:p>40980459</text:p>
          </table:table-cell>
          <table:table-cell office:value-type="string">
            <text:p>Wine Tours to Go</text:p>
          </table:table-cell>
          <table:table-cell office:value-type="string">
            <text:p>3/14/2012 16:03</text:p>
          </table:table-cell>
          <table:table-cell table:number-columns-repeated="2" office:value-type="string">
            <text:p>8/7/2012 15:11</text:p>
          </table:table-cell>
          <table:table-cell office:value-type="string">
            <text:p>Celeste Lareau</text:p>
          </table:table-cell>
          <table:table-cell office:value-type="string">
            <text:p>877-986-9463</text:p>
          </table:table-cell>
          <table:table-cell office:value-type="string">
            <text:p>(615) 485-1730</text:p>
          </table:table-cell>
          <table:table-cell office:value-type="string">
            <text:p>celeste@winetourstogo.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Auth.net Retail</text:p>
          </table:table-cell>
          <table:table-cell office:value-type="string">
            <text:p>No Debit</text:p>
          </table:table-cell>
          <table:table-cell office:value-type="string">
            <text:p>$5.95 </text:p>
          </table:table-cell>
          <table:table-cell office:value-type="float" office:value="0.5">
            <text:p>0.5</text:p>
          </table:table-cell>
          <table:table-cell office:value-type="float" office:value="0.12">
            <text:p>0.12</text:p>
          </table:table-cell>
          <table:table-cell office:value-type="string">
            <text:p>Waived</text:p>
          </table:table-cell>
          <table:table-cell office:value-type="float" office:value="0">
            <text:p>0</text:p>
          </table:table-cell>
          <table:table-cell table:number-columns-repeated="4"/>
          <table:table-cell office:value-type="float" office:value="50">
            <text:p>50</text:p>
          </table:table-cell>
          <table:table-cell/>
        </table:table-row>
        <table:table-row table:style-name="ro1">
          <table:table-cell office:value-type="float" office:value="40928128">
            <text:p>40928128</text:p>
          </table:table-cell>
          <table:table-cell office:value-type="string">
            <text:p>J Tronics</text:p>
          </table:table-cell>
          <table:table-cell office:value-type="string">
            <text:p>3/13/2012 20:46</text:p>
          </table:table-cell>
          <table:table-cell office:value-type="string">
            <text:p>6/4/2012 17:27</text:p>
          </table:table-cell>
          <table:table-cell office:value-type="string">
            <text:p>4/9/2012 15:22</text:p>
          </table:table-cell>
          <table:table-cell office:value-type="string">
            <text:p>Jae Yang</text:p>
          </table:table-cell>
          <table:table-cell office:value-type="string">
            <text:p>972-398-9933</text:p>
          </table:table-cell>
          <table:table-cell office:value-type="string">
            <text:p>214-724-6433</text:p>
          </table:table-cell>
          <table:table-cell office:value-type="string">
            <text:p>jaeyang75025@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9.95 </text:p>
          </table:table-cell>
          <table:table-cell office:value-type="float" office:value="1.39">
            <text:p>1.3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0927909">
            <text:p>40927909</text:p>
          </table:table-cell>
          <table:table-cell office:value-type="string">
            <text:p>Cultural Festivals</text:p>
          </table:table-cell>
          <table:table-cell office:value-type="string">
            <text:p>3/13/2012 20:42</text:p>
          </table:table-cell>
          <table:table-cell office:value-type="string">
            <text:p>4/9/2012 15:59</text:p>
          </table:table-cell>
          <table:table-cell office:value-type="string">
            <text:p>3/22/2012 15:56</text:p>
          </table:table-cell>
          <table:table-cell office:value-type="string">
            <text:p>Cindy Lerick</text:p>
          </table:table-cell>
          <table:table-cell office:value-type="string">
            <text:p>314-863-4485</text:p>
          </table:table-cell>
          <table:table-cell office:value-type="string">
            <text:p>314-614-7152</text:p>
          </table:table-cell>
          <table:table-cell office:value-type="string">
            <text:p>clerick@culturalfestivals.com</text:p>
          </table:table-cell>
          <table:table-cell office:value-type="string">
            <text:p>PPG Appt</text:p>
          </table:table-cell>
          <table:table-cell office:value-type="string">
            <text:p>MOTO</text:p>
          </table:table-cell>
          <table:table-cell office:value-type="string">
            <text:p>3 tier</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9.95 </text:p>
          </table:table-cell>
          <table:table-cell office:value-type="float" office:value="2.08">
            <text:p>2.08</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40481614">
            <text:p>40481614</text:p>
          </table:table-cell>
          <table:table-cell office:value-type="string">
            <text:p>Fire Finch</text:p>
          </table:table-cell>
          <table:table-cell office:value-type="string">
            <text:p>3/9/2012 0:00</text:p>
          </table:table-cell>
          <table:table-cell office:value-type="string">
            <text:p>8/28/2012 15:27</text:p>
          </table:table-cell>
          <table:table-cell office:value-type="string">
            <text:p>8/28/2012 15:40</text:p>
          </table:table-cell>
          <table:table-cell office:value-type="string">
            <text:p>Susan Castle</text:p>
          </table:table-cell>
          <table:table-cell office:value-type="string">
            <text:p>(615) 385-5090</text:p>
          </table:table-cell>
          <table:table-cell office:value-type="string">
            <text:p>(615) 400-6526</text:p>
          </table:table-cell>
          <table:table-cell office:value-type="string">
            <text:p>firefinch@firefinch.net</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Wireless</text:p>
          </table:table-cell>
          <table:table-cell office:value-type="string">
            <text:p>Internal Pin Pad</text:p>
          </table:table-cell>
          <table:table-cell office:value-type="string">
            <text:p>Other See Notes</text:p>
          </table:table-cell>
          <table:table-cell office:value-type="float" office:value="0.25">
            <text:p>0.25</text:p>
          </table:table-cell>
          <table:table-cell office:value-type="float" office:value="0.1">
            <text:p>0.1</text:p>
          </table:table-cell>
          <table:table-cell office:value-type="string">
            <text:p>Other See Notes</text:p>
          </table:table-cell>
          <table:table-cell office:value-type="float" office:value="89.95">
            <text:p>89.95</text:p>
          </table:table-cell>
          <table:table-cell table:number-columns-repeated="4"/>
          <table:table-cell office:value-type="float" office:value="100">
            <text:p>100</text:p>
          </table:table-cell>
          <table:table-cell office:value-type="string">
            <text:p>2 locations 2nd MID in the email tags&lt;br&gt;Monthly 9.50&lt;br&gt;100.00 total- sold her on $50.00 per location&lt;br&gt;Annual Waived on 2nd location&lt;br&gt;</text:p>
          </table:table-cell>
        </table:table-row>
        <table:table-row table:style-name="ro1">
          <table:table-cell office:value-type="float" office:value="40468285">
            <text:p>40468285</text:p>
          </table:table-cell>
          <table:table-cell office:value-type="string">
            <text:p>Scenic Lawn and Landscape</text:p>
          </table:table-cell>
          <table:table-cell office:value-type="string">
            <text:p>3/8/2012 19:51</text:p>
          </table:table-cell>
          <table:table-cell office:value-type="string">
            <text:p>4/16/2012 15:13</text:p>
          </table:table-cell>
          <table:table-cell office:value-type="string">
            <text:p>4/12/2012 19:22</text:p>
          </table:table-cell>
          <table:table-cell office:value-type="string">
            <text:p>Scott Jones</text:p>
          </table:table-cell>
          <table:table-cell office:value-type="string">
            <text:p>(972) 436-0523</text:p>
          </table:table-cell>
          <table:table-cell office:value-type="string">
            <text:p>972-877-8059</text:p>
          </table:table-cell>
          <table:table-cell office:value-type="string">
            <text:p>jonesscott1975@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Sell</text:p>
          </table:table-cell>
          <table:table-cell office:value-type="string">
            <text:p>Auth.net Retail</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5">
            <text:p>0.15</text:p>
          </table:table-cell>
          <table:table-cell office:value-type="string">
            <text:p>$95.00 </text:p>
          </table:table-cell>
          <table:table-cell office:value-type="float" office:value="89.95">
            <text:p>89.95</text:p>
          </table:table-cell>
          <table:table-cell table:number-columns-repeated="4"/>
          <table:table-cell office:value-type="string">
            <text:p>100.00 auth.net</text:p>
          </table:table-cell>
          <table:table-cell office:value-type="string">
            <text:p>&lt;br&gt;</text:p>
          </table:table-cell>
        </table:table-row>
        <table:table-row table:style-name="ro1">
          <table:table-cell office:value-type="float" office:value="40402613">
            <text:p>40402613</text:p>
          </table:table-cell>
          <table:table-cell office:value-type="string">
            <text:p>S &amp; J INTERNATIONAL COFFEE AND TEA</text:p>
          </table:table-cell>
          <table:table-cell office:value-type="string">
            <text:p>3/7/2012 22:33</text:p>
          </table:table-cell>
          <table:table-cell office:value-type="string">
            <text:p>8/27/2012 15:03</text:p>
          </table:table-cell>
          <table:table-cell office:value-type="string">
            <text:p>8/27/2012 16:31</text:p>
          </table:table-cell>
          <table:table-cell office:value-type="string">
            <text:p>Sarah Jones</text:p>
          </table:table-cell>
          <table:table-cell office:value-type="string">
            <text:p>(209) 942-1142</text:p>
          </table:table-cell>
          <table:table-cell office:value-type="string">
            <text:p>(209) 204-3749</text:p>
          </table:table-cell>
          <table:table-cell office:value-type="string">
            <text:p>jayjones47@msn.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table:table-row>
        <table:table-row table:style-name="ro1">
          <table:table-cell office:value-type="float" office:value="40402477">
            <text:p>40402477</text:p>
          </table:table-cell>
          <table:table-cell office:value-type="string">
            <text:p>sams pizza</text:p>
          </table:table-cell>
          <table:table-cell office:value-type="string">
            <text:p>3/7/2012 22:30</text:p>
          </table:table-cell>
          <table:table-cell office:value-type="string">
            <text:p>7/9/2012 18:50</text:p>
          </table:table-cell>
          <table:table-cell office:value-type="string">
            <text:p>5/4/2012 18:43</text:p>
          </table:table-cell>
          <table:table-cell office:value-type="string">
            <text:p>sam rith</text:p>
          </table:table-cell>
          <table:table-cell office:value-type="string">
            <text:p>(209) 463-7470</text:p>
          </table:table-cell>
          <table:table-cell office:value-type="string">
            <text:p>(209) 629-1230</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
            <text:p>0.1</text:p>
          </table:table-cell>
          <table:table-cell office:value-type="string">
            <text:p>Waived</text:p>
          </table:table-cell>
          <table:table-cell office:value-type="float" office:value="79.95">
            <text:p>79.95</text:p>
          </table:table-cell>
          <table:table-cell table:number-columns-repeated="4"/>
          <table:table-cell office:value-type="float" office:value="50">
            <text:p>50</text:p>
          </table:table-cell>
          <table:table-cell office:value-type="string">
            <text:p>Annual fee pushed out to month 5&lt;br&gt;</text:p>
          </table:table-cell>
        </table:table-row>
        <table:table-row table:style-name="ro1">
          <table:table-cell office:value-type="float" office:value="40335918">
            <text:p>40335918</text:p>
          </table:table-cell>
          <table:table-cell office:value-type="string">
            <text:p>pascua automotive &amp; performance</text:p>
          </table:table-cell>
          <table:table-cell office:value-type="string">
            <text:p>3/6/2012 22:39</text:p>
          </table:table-cell>
          <table:table-cell office:value-type="string">
            <text:p>7/9/2012 18:53</text:p>
          </table:table-cell>
          <table:table-cell office:value-type="string">
            <text:p>4/18/2012 17:31</text:p>
          </table:table-cell>
          <table:table-cell office:value-type="string">
            <text:p>robert pascua</text:p>
          </table:table-cell>
          <table:table-cell office:value-type="string">
            <text:p>(209) 948-4101</text:p>
          </table:table-cell>
          <table:table-cell office:value-type="string">
            <text:p>(209) 594-8922</text:p>
          </table:table-cell>
          <table:table-cell office:value-type="string">
            <text:p>pascuaauto@att.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1.29">
            <text:p>1.29</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string">
            <text:p>50.00+ 50% lease</text:p>
          </table:table-cell>
          <table:table-cell office:value-type="string">
            <text:p>90.00 setup fee. &lt;br&gt;90 days same as cash&lt;br&gt;</text:p>
          </table:table-cell>
        </table:table-row>
        <table:table-row table:style-name="ro2">
          <table:table-cell office:value-type="float" office:value="40287439">
            <text:p>40287439</text:p>
          </table:table-cell>
          <table:table-cell office:value-type="string">
            <text:p>Ace Coffee Bar 7</text:p>
          </table:table-cell>
          <table:table-cell office:value-type="string">
            <text:p>3/6/2012 16:41</text:p>
          </table:table-cell>
          <table:table-cell office:value-type="string">
            <text:p>8/21/2012 18:46</text:p>
          </table:table-cell>
          <table:table-cell office:value-type="string">
            <text:p>3/28/2012 19:17</text:p>
          </table:table-cell>
          <table:table-cell table:number-columns-repeated="4"/>
          <table:table-cell office:value-type="string">
            <text:p>Self Gen</text:p>
          </table:table-cell>
          <table:table-cell table:number-columns-repeated="16"/>
        </table:table-row>
        <table:table-row table:style-name="ro2">
          <table:table-cell office:value-type="float" office:value="40287363">
            <text:p>40287363</text:p>
          </table:table-cell>
          <table:table-cell office:value-type="string">
            <text:p>Ace Coffee Bar 6</text:p>
          </table:table-cell>
          <table:table-cell office:value-type="string">
            <text:p>3/6/2012 16:40</text:p>
          </table:table-cell>
          <table:table-cell office:value-type="string">
            <text:p>8/21/2012 18:46</text:p>
          </table:table-cell>
          <table:table-cell office:value-type="string">
            <text:p>3/28/2012 19:17</text:p>
          </table:table-cell>
          <table:table-cell table:number-columns-repeated="4"/>
          <table:table-cell office:value-type="string">
            <text:p>Self Gen</text:p>
          </table:table-cell>
          <table:table-cell table:number-columns-repeated="16"/>
        </table:table-row>
        <table:table-row table:style-name="ro2">
          <table:table-cell office:value-type="float" office:value="40287268">
            <text:p>40287268</text:p>
          </table:table-cell>
          <table:table-cell office:value-type="string">
            <text:p>Ace Coffee Bar 5</text:p>
          </table:table-cell>
          <table:table-cell office:value-type="string">
            <text:p>3/6/2012 16:39</text:p>
          </table:table-cell>
          <table:table-cell office:value-type="string">
            <text:p>8/21/2012 18:45</text:p>
          </table:table-cell>
          <table:table-cell office:value-type="string">
            <text:p>3/28/2012 19:17</text:p>
          </table:table-cell>
          <table:table-cell table:number-columns-repeated="4"/>
          <table:table-cell office:value-type="string">
            <text:p>Self Gen</text:p>
          </table:table-cell>
          <table:table-cell table:number-columns-repeated="16"/>
        </table:table-row>
        <table:table-row table:style-name="ro1">
          <table:table-cell office:value-type="float" office:value="40287166">
            <text:p>40287166</text:p>
          </table:table-cell>
          <table:table-cell office:value-type="string">
            <text:p>Ace Coffee Bar 4</text:p>
          </table:table-cell>
          <table:table-cell office:value-type="string">
            <text:p>3/6/2012 16:38</text:p>
          </table:table-cell>
          <table:table-cell office:value-type="string">
            <text:p>8/21/2012 18:45</text:p>
          </table:table-cell>
          <table:table-cell office:value-type="string">
            <text:p>7/23/2012 17:55</text:p>
          </table:table-cell>
          <table:table-cell table:number-columns-repeated="4"/>
          <table:table-cell office:value-type="string">
            <text:p>Self Gen</text:p>
          </table:table-cell>
          <table:table-cell table:number-columns-repeated="15"/>
          <table:table-cell office:value-type="string">
            <text:p>&lt;br&gt;</text:p>
          </table:table-cell>
        </table:table-row>
        <table:table-row table:style-name="ro2">
          <table:table-cell office:value-type="float" office:value="40287058">
            <text:p>40287058</text:p>
          </table:table-cell>
          <table:table-cell office:value-type="string">
            <text:p>Ace Coffee Bar 3</text:p>
          </table:table-cell>
          <table:table-cell office:value-type="string">
            <text:p>3/6/2012 16:37</text:p>
          </table:table-cell>
          <table:table-cell office:value-type="string">
            <text:p>8/21/2012 18:45</text:p>
          </table:table-cell>
          <table:table-cell office:value-type="string">
            <text:p>8/14/2012 15:49</text:p>
          </table:table-cell>
          <table:table-cell table:number-columns-repeated="4"/>
          <table:table-cell office:value-type="string">
            <text:p>Self Gen</text:p>
          </table:table-cell>
          <table:table-cell table:number-columns-repeated="16"/>
        </table:table-row>
        <table:table-row table:style-name="ro1">
          <table:table-cell office:value-type="float" office:value="39877842">
            <text:p>39877842</text:p>
          </table:table-cell>
          <table:table-cell office:value-type="string">
            <text:p>STREET SMART URBAN PHOTOGRAPY</text:p>
          </table:table-cell>
          <table:table-cell office:value-type="string">
            <text:p>3/2/2012 18:55</text:p>
          </table:table-cell>
          <table:table-cell office:value-type="string">
            <text:p>5/3/2012 20:08</text:p>
          </table:table-cell>
          <table:table-cell office:value-type="string">
            <text:p>3/20/2012 18:01</text:p>
          </table:table-cell>
          <table:table-cell office:value-type="string">
            <text:p>CHRISTOPHER BEY</text:p>
          </table:table-cell>
          <table:table-cell office:value-type="string">
            <text:p>217-474-6864</text:p>
          </table:table-cell>
          <table:table-cell/>
          <table:table-cell office:value-type="string">
            <text:p>2CB1231503@YAHOO.COM</text:p>
          </table:table-cell>
          <table:table-cell office:value-type="string">
            <text:p>Self Gen</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office:value-type="float" office:value="0.19">
            <text:p>0.19</text:p>
          </table:table-cell>
          <table:table-cell office:value-type="string">
            <text:p>Waived</text:p>
          </table:table-cell>
          <table:table-cell office:value-type="float" office:value="0">
            <text:p>0</text:p>
          </table:table-cell>
          <table:table-cell table:number-columns-repeated="5"/>
          <table:table-cell office:value-type="string">
            <text:p>&lt;br&gt;</text:p>
          </table:table-cell>
        </table:table-row>
        <table:table-row table:style-name="ro1">
          <table:table-cell office:value-type="float" office:value="39791276">
            <text:p>39791276</text:p>
          </table:table-cell>
          <table:table-cell office:value-type="string">
            <text:p>The Book Exchange</text:p>
          </table:table-cell>
          <table:table-cell office:value-type="string">
            <text:p>3/1/2012 22:26</text:p>
          </table:table-cell>
          <table:table-cell office:value-type="string">
            <text:p>7/9/2012 18:47</text:p>
          </table:table-cell>
          <table:table-cell office:value-type="string">
            <text:p>5/9/2012 14:50</text:p>
          </table:table-cell>
          <table:table-cell office:value-type="string">
            <text:p>Cheryl Lovering</text:p>
          </table:table-cell>
          <table:table-cell office:value-type="string">
            <text:p>(209) 823-2938</text:p>
          </table:table-cell>
          <table:table-cell office:value-type="string">
            <text:p>(530) 885-2412</text:p>
          </table:table-cell>
          <table:table-cell office:value-type="string">
            <text:p>bookldy@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office:value-type="string">
            <text:p>External Swap</text:p>
          </table:table-cell>
          <table:table-cell office:value-type="string">
            <text:p>$9.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49.95">
            <text:p>49.95</text:p>
          </table:table-cell>
          <table:table-cell table:number-columns-repeated="4"/>
          <table:table-cell office:value-type="float" office:value="50">
            <text:p>50</text:p>
          </table:table-cell>
          <table:table-cell office:value-type="string">
            <text:p>reprogram hypercom quantum 2000&lt;br&gt;swap hyp p1300&lt;br&gt;&lt;br&gt;</text:p>
          </table:table-cell>
        </table:table-row>
        <table:table-row table:style-name="ro1">
          <table:table-cell office:value-type="float" office:value="39786028">
            <text:p>39786028</text:p>
          </table:table-cell>
          <table:table-cell office:value-type="string">
            <text:p>BULOW BIOTECH PROSTHETICS</text:p>
          </table:table-cell>
          <table:table-cell office:value-type="string">
            <text:p>3/1/2012 21:11</text:p>
          </table:table-cell>
          <table:table-cell office:value-type="string">
            <text:p>5/3/2012 16:06</text:p>
          </table:table-cell>
          <table:table-cell office:value-type="string">
            <text:p>5/2/2012 16:21</text:p>
          </table:table-cell>
          <table:table-cell office:value-type="string">
            <text:p>Anna Anderjack</text:p>
          </table:table-cell>
          <table:table-cell office:value-type="string">
            <text:p>615-712-7261</text:p>
          </table:table-cell>
          <table:table-cell office:value-type="string">
            <text:p>615-425-6495 anna direct(SHE PREFERS WE USE THIS NUMBER)</text:p>
          </table:table-cell>
          <table:table-cell office:value-type="string">
            <text:p>anna.anderjack@bulowbiotech.com</text:p>
          </table:table-cell>
          <table:table-cell office:value-type="string">
            <text:p>PPG Appt</text:p>
          </table:table-cell>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5.95 </text:p>
          </table:table-cell>
          <table:table-cell office:value-type="float" office:value="0.25">
            <text:p>0.25</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39763150">
            <text:p>39763150</text:p>
          </table:table-cell>
          <table:table-cell office:value-type="string">
            <text:p>Ace Coffee Bar 2</text:p>
          </table:table-cell>
          <table:table-cell office:value-type="string">
            <text:p>3/1/2012 18:40</text:p>
          </table:table-cell>
          <table:table-cell office:value-type="string">
            <text:p>8/31/2012 15:19</text:p>
          </table:table-cell>
          <table:table-cell office:value-type="string">
            <text:p>7/16/2012 15:17</text:p>
          </table:table-cell>
          <table:table-cell office:value-type="string">
            <text:p>Stacey Glowinski</text:p>
          </table:table-cell>
          <table:table-cell table:number-columns-repeated="3"/>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Other See Notes</text:p>
          </table:table-cell>
          <table:table-cell office:value-type="string">
            <text:p>No Debit</text:p>
          </table:table-cell>
          <table:table-cell office:value-type="string">
            <text:p>$9.95 </text:p>
          </table:table-cell>
          <table:table-cell office:value-type="float" office:value="0.15">
            <text:p>0.15</text:p>
          </table:table-cell>
          <table:table-cell office:value-type="string">
            <text:p>Other See Notes</text:p>
          </table:table-cell>
          <table:table-cell office:value-type="string">
            <text:p>Waived</text:p>
          </table:table-cell>
          <table:table-cell office:value-type="float" office:value="89.95">
            <text:p>89.95</text:p>
          </table:table-cell>
          <table:table-cell table:number-columns-repeated="4"/>
          <table:table-cell office:value-type="float" office:value="200">
            <text:p>200</text:p>
          </table:table-cell>
          <table:table-cell office:value-type="string">
            <text:p>PC Charge setup, so they do not get a .05 cent surcharge on their transactions. &lt;br&gt;.09 cent auth fee&lt;br&gt;&lt;br&gt;</text:p>
          </table:table-cell>
        </table:table-row>
        <table:table-row table:style-name="ro1">
          <table:table-cell office:value-type="float" office:value="39693773">
            <text:p>39693773</text:p>
          </table:table-cell>
          <table:table-cell office:value-type="string">
            <text:p>The Church at Turlock</text:p>
          </table:table-cell>
          <table:table-cell office:value-type="string">
            <text:p>2/29/2012 22:23</text:p>
          </table:table-cell>
          <table:table-cell office:value-type="string">
            <text:p>7/9/2012 18:46</text:p>
          </table:table-cell>
          <table:table-cell office:value-type="string">
            <text:p>5/14/2012 20:41</text:p>
          </table:table-cell>
          <table:table-cell office:value-type="string">
            <text:p>Jan Elrod</text:p>
          </table:table-cell>
          <table:table-cell office:value-type="string">
            <text:p>(209) 585-9997</text:p>
          </table:table-cell>
          <table:table-cell office:value-type="string">
            <text:p>(209) 356-8978</text:p>
          </table:table-cell>
          <table:table-cell office:value-type="string">
            <text:p>jan@thecat.us</text:p>
          </table:table-cell>
          <table:table-cell office:value-type="string">
            <text:p>Self Gen</text:p>
          </table:table-cell>
          <table:table-cell office:value-type="string">
            <text:p>Retail/ Swipe</text:p>
          </table:table-cell>
          <table:table-cell office:value-type="string">
            <text:p>3 tier</text:p>
          </table:table-cell>
          <table:table-cell office:value-type="string">
            <text:p>Sell</text:p>
          </table:table-cell>
          <table:table-cell office:value-type="string">
            <text:p>Auth.net Retail</text:p>
          </table:table-cell>
          <table:table-cell office:value-type="string">
            <text:p>No Debit</text:p>
          </table:table-cell>
          <table:table-cell office:value-type="float" office:value="5">
            <text:p>5</text:p>
          </table:table-cell>
          <table:table-cell office:value-type="float" office:value="1.09">
            <text:p>1.09</text:p>
          </table:table-cell>
          <table:table-cell office:value-type="float" office:value="0.12">
            <text:p>0.12</text:p>
          </table:table-cell>
          <table:table-cell office:value-type="string">
            <text:p>Waived</text:p>
          </table:table-cell>
          <table:table-cell office:value-type="float" office:value="0">
            <text:p>0</text:p>
          </table:table-cell>
          <table:table-cell table:number-columns-repeated="4"/>
          <table:table-cell office:value-type="float" office:value="0">
            <text:p>0</text:p>
          </table:table-cell>
          <table:table-cell office:value-type="string">
            <text:p>Paid 49.00 for auth.net and also paid $60.00 for a swiper. to get them off tasq. &lt;br&gt;</text:p>
          </table:table-cell>
        </table:table-row>
        <table:table-row table:style-name="ro1">
          <table:table-cell office:value-type="float" office:value="39558278">
            <text:p>39558278</text:p>
          </table:table-cell>
          <table:table-cell office:value-type="string">
            <text:p>City Graphics</text:p>
          </table:table-cell>
          <table:table-cell office:value-type="string">
            <text:p>2/28/2012 19:24</text:p>
          </table:table-cell>
          <table:table-cell office:value-type="string">
            <text:p>8/9/2012 21:30</text:p>
          </table:table-cell>
          <table:table-cell office:value-type="string">
            <text:p>4/25/2012 15:05</text:p>
          </table:table-cell>
          <table:table-cell office:value-type="string">
            <text:p>Terry</text:p>
          </table:table-cell>
          <table:table-cell office:value-type="string">
            <text:p>314-664-0800</text:p>
          </table:table-cell>
          <table:table-cell table:number-columns-repeated="2"/>
          <table:table-cell office:value-type="string">
            <text:p>Self Gen</text:p>
          </table:table-cell>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office:value-type="string">
            <text:p>No Debit</text:p>
          </table:table-cell>
          <table:table-cell office:value-type="string">
            <text:p>$9.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5"/>
          <table:table-cell office:value-type="string">
            <text:p>mid bump- 1.2%&lt;br&gt;Non Bump- 1.76&lt;br&gt;&lt;br&gt;</text:p>
          </table:table-cell>
        </table:table-row>
        <table:table-row table:style-name="ro1">
          <table:table-cell office:value-type="float" office:value="39431563">
            <text:p>39431563</text:p>
          </table:table-cell>
          <table:table-cell office:value-type="string">
            <text:p>Keller Williams Realty</text:p>
          </table:table-cell>
          <table:table-cell office:value-type="string">
            <text:p>2/27/2012 19:16</text:p>
          </table:table-cell>
          <table:table-cell office:value-type="string">
            <text:p>5/2/2012 19:14</text:p>
          </table:table-cell>
          <table:table-cell office:value-type="string">
            <text:p>5/2/2012 20:24</text:p>
          </table:table-cell>
          <table:table-cell office:value-type="string">
            <text:p>Colleen Kelley</text:p>
          </table:table-cell>
          <table:table-cell office:value-type="string">
            <text:p>(940)484-9411</text:p>
          </table:table-cell>
          <table:table-cell/>
          <table:table-cell office:value-type="string">
            <text:p>klrw87@kw.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39183732">
            <text:p>39183732</text:p>
          </table:table-cell>
          <table:table-cell office:value-type="string">
            <text:p>MGN AUTOMOTIVE</text:p>
          </table:table-cell>
          <table:table-cell office:value-type="string">
            <text:p>2/24/2012 16:57</text:p>
          </table:table-cell>
          <table:table-cell office:value-type="string">
            <text:p>4/5/2012 18:22</text:p>
          </table:table-cell>
          <table:table-cell office:value-type="string">
            <text:p>3/2/2012 20:37</text:p>
          </table:table-cell>
          <table:table-cell office:value-type="string">
            <text:p>MARCO HERNANDEZ</text:p>
          </table:table-cell>
          <table:table-cell office:value-type="string">
            <text:p>817-334-7907</text:p>
          </table:table-cell>
          <table:table-cell office:value-type="string">
            <text:p>817-317-1162</text:p>
          </table:table-cell>
          <table:table-cell office:value-type="string">
            <text:p>MGNAUTO@HOT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39115287">
            <text:p>39115287</text:p>
          </table:table-cell>
          <table:table-cell office:value-type="string">
            <text:p>DC Starter Service</text:p>
          </table:table-cell>
          <table:table-cell office:value-type="string">
            <text:p>2/23/2012 22:23</text:p>
          </table:table-cell>
          <table:table-cell office:value-type="string">
            <text:p>8/22/2012 15:28</text:p>
          </table:table-cell>
          <table:table-cell office:value-type="string">
            <text:p>8/22/2012 15:30</text:p>
          </table:table-cell>
          <table:table-cell office:value-type="string">
            <text:p>Michael Birk</text:p>
          </table:table-cell>
          <table:table-cell office:value-type="string">
            <text:p>(940) 484-6691</text:p>
          </table:table-cell>
          <table:table-cell office:value-type="string">
            <text:p>(940) 382-7207</text:p>
          </table:table-cell>
          <table:table-cell office:value-type="string">
            <text:p>dcstarter@verizon.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19">
            <text:p>1.19</text:p>
          </table:table-cell>
          <table:table-cell office:value-type="float" office:value="0.1">
            <text:p>0.1</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38959842">
            <text:p>38959842</text:p>
          </table:table-cell>
          <table:table-cell office:value-type="string">
            <text:p>Grease Masters LLC</text:p>
          </table:table-cell>
          <table:table-cell office:value-type="string">
            <text:p>2/22/2012 22:33</text:p>
          </table:table-cell>
          <table:table-cell office:value-type="string">
            <text:p>3/29/2012 16:03</text:p>
          </table:table-cell>
          <table:table-cell office:value-type="string">
            <text:p>3/29/2012 16:04</text:p>
          </table:table-cell>
          <table:table-cell office:value-type="string">
            <text:p>Pam Remstedt</text:p>
          </table:table-cell>
          <table:table-cell office:value-type="string">
            <text:p>(636) 916-3115</text:p>
          </table:table-cell>
          <table:table-cell office:value-type="string">
            <text:p>(636) 734-5158</text:p>
          </table:table-cell>
          <table:table-cell office:value-type="string">
            <text:p>pam@greasemastersllc.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Other See Notes</text:p>
          </table:table-cell>
          <table:table-cell office:value-type="string">
            <text:p>No Debit</text:p>
          </table:table-cell>
          <table:table-cell office:value-type="string">
            <text:p>$8.50 </text:p>
          </table:table-cell>
          <table:table-cell office:value-type="float" office:value="1.14">
            <text:p>1.14</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office:value-type="string">
            <text:p>Quickbooks enterprize 2011 plugin required&lt;br&gt;</text:p>
          </table:table-cell>
        </table:table-row>
        <table:table-row table:style-name="ro1">
          <table:table-cell office:value-type="float" office:value="38953532">
            <text:p>38953532</text:p>
          </table:table-cell>
          <table:table-cell office:value-type="string">
            <text:p>CROCKETT CONSTRUCTION</text:p>
          </table:table-cell>
          <table:table-cell office:value-type="string">
            <text:p>2/22/2012 21:51</text:p>
          </table:table-cell>
          <table:table-cell office:value-type="string">
            <text:p>3/14/2012 21:02</text:p>
          </table:table-cell>
          <table:table-cell office:value-type="string">
            <text:p>2/22/2012 21:54</text:p>
          </table:table-cell>
          <table:table-cell office:value-type="string">
            <text:p>MARCO MONTEMAYOR</text:p>
          </table:table-cell>
          <table:table-cell office:value-type="string">
            <text:p>214-791-1093</text:p>
          </table:table-cell>
          <table:table-cell/>
          <table:table-cell office:value-type="string">
            <text:p>MMTRI777@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25">
            <text:p>25</text:p>
          </table:table-cell>
          <table:table-cell/>
        </table:table-row>
        <table:table-row table:style-name="ro1">
          <table:table-cell office:value-type="float" office:value="38953334">
            <text:p>38953334</text:p>
          </table:table-cell>
          <table:table-cell office:value-type="string">
            <text:p>Hollywood Hair Salon</text:p>
          </table:table-cell>
          <table:table-cell office:value-type="string">
            <text:p>2/22/2012 21:47</text:p>
          </table:table-cell>
          <table:table-cell office:value-type="string">
            <text:p>8/16/2012 16:36</text:p>
          </table:table-cell>
          <table:table-cell office:value-type="string">
            <text:p>4/24/2012 18:31</text:p>
          </table:table-cell>
          <table:table-cell office:value-type="string">
            <text:p>Chisti Zehr</text:p>
          </table:table-cell>
          <table:table-cell office:value-type="string">
            <text:p>209-847-1751</text:p>
          </table:table-cell>
          <table:table-cell/>
          <table:table-cell office:value-type="string">
            <text:p>criszehr@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4">
            <text:p>1.24</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38858437">
            <text:p>38858437</text:p>
          </table:table-cell>
          <table:table-cell office:value-type="string">
            <text:p>Automotive Scope Applications</text:p>
          </table:table-cell>
          <table:table-cell office:value-type="string">
            <text:p>2/22/2012 1:18</text:p>
          </table:table-cell>
          <table:table-cell office:value-type="string">
            <text:p>6/13/2012 20:15</text:p>
          </table:table-cell>
          <table:table-cell office:value-type="string">
            <text:p>3/2/2012 17:02</text:p>
          </table:table-cell>
          <table:table-cell office:value-type="string">
            <text:p>Barry Gersten</text:p>
          </table:table-cell>
          <table:table-cell office:value-type="string">
            <text:p>(770) 717-1333</text:p>
          </table:table-cell>
          <table:table-cell/>
          <table:table-cell office:value-type="string">
            <text:p>QBQS@aol.com</text:p>
          </table:table-cell>
          <table:table-cell office:value-type="string">
            <text:p>PPG Appt</text:p>
          </table:table-cell>
          <table:table-cell office:value-type="string">
            <text:p>MOTO</text:p>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9.95 </text:p>
          </table:table-cell>
          <table:table-cell office:value-type="float" office:value="0.4">
            <text:p>0.4</text:p>
          </table:table-cell>
          <table:table-cell office:value-type="float" office:value="0.1">
            <text:p>0.1</text:p>
          </table:table-cell>
          <table:table-cell office:value-type="string">
            <text:p>$95.00 </text:p>
          </table:table-cell>
          <table:table-cell office:value-type="float" office:value="89.95">
            <text:p>89.95</text:p>
          </table:table-cell>
          <table:table-cell table:number-columns-repeated="4"/>
          <table:table-cell office:value-type="float" office:value="290">
            <text:p>290</text:p>
          </table:table-cell>
          <table:table-cell office:value-type="string">
            <text:p>Lani sold this one on the phone, all I had to do was call and lock it down and do the app. &lt;br&gt;</text:p>
          </table:table-cell>
        </table:table-row>
        <table:table-row table:style-name="ro1">
          <table:table-cell office:value-type="float" office:value="38851824">
            <text:p>38851824</text:p>
          </table:table-cell>
          <table:table-cell office:value-type="string">
            <text:p>Roland's Garage &amp; Towing</text:p>
          </table:table-cell>
          <table:table-cell office:value-type="string">
            <text:p>2/21/2012 23:11</text:p>
          </table:table-cell>
          <table:table-cell office:value-type="string">
            <text:p>5/10/2012 1:37</text:p>
          </table:table-cell>
          <table:table-cell office:value-type="string">
            <text:p>4/9/2012 19:28</text:p>
          </table:table-cell>
          <table:table-cell office:value-type="string">
            <text:p>Roland Clubb</text:p>
          </table:table-cell>
          <table:table-cell office:value-type="string">
            <text:p>(314) 383-8426</text:p>
          </table:table-cell>
          <table:table-cell office:value-type="string">
            <text:p>(314) 614-6490</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table:table-row>
        <table:table-row table:style-name="ro1">
          <table:table-cell office:value-type="float" office:value="38824599">
            <text:p>38824599</text:p>
          </table:table-cell>
          <table:table-cell office:value-type="string">
            <text:p>BES Audio</text:p>
          </table:table-cell>
          <table:table-cell office:value-type="string">
            <text:p>2/21/2012 19:49</text:p>
          </table:table-cell>
          <table:table-cell office:value-type="string">
            <text:p>4/12/2012 20:20</text:p>
          </table:table-cell>
          <table:table-cell office:value-type="string">
            <text:p>4/12/2012 19:57</text:p>
          </table:table-cell>
          <table:table-cell office:value-type="string">
            <text:p>Solomon Tsao</text:p>
          </table:table-cell>
          <table:table-cell office:value-type="string">
            <text:p>(972) 535-8618</text:p>
          </table:table-cell>
          <table:table-cell office:value-type="string">
            <text:p>(415) 992-1394</text:p>
          </table:table-cell>
          <table:table-cell office:value-type="string">
            <text:p>solomon.tsao@besaudi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38809464">
            <text:p>38809464</text:p>
          </table:table-cell>
          <table:table-cell office:value-type="string">
            <text:p>E W SERVICES</text:p>
          </table:table-cell>
          <table:table-cell office:value-type="string">
            <text:p>2/21/2012 17:41</text:p>
          </table:table-cell>
          <table:table-cell table:number-columns-repeated="2" office:value-type="string">
            <text:p>3/21/2012 19:30</text:p>
          </table:table-cell>
          <table:table-cell office:value-type="string">
            <text:p>EUGENE WEYKER</text:p>
          </table:table-cell>
          <table:table-cell office:value-type="string">
            <text:p>214-230-0385</text:p>
          </table:table-cell>
          <table:table-cell office:value-type="string">
            <text:p>972-891-2684</text:p>
          </table:table-cell>
          <table:table-cell office:value-type="string">
            <text:p>ELWSERVICES@Y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interested in 90 days same as cash program. &lt;br&gt;</text:p>
          </table:table-cell>
        </table:table-row>
        <table:table-row table:style-name="ro1">
          <table:table-cell office:value-type="float" office:value="38576141">
            <text:p>38576141</text:p>
          </table:table-cell>
          <table:table-cell office:value-type="string">
            <text:p>Jenesis Barber Shop</text:p>
          </table:table-cell>
          <table:table-cell office:value-type="string">
            <text:p>2/17/2012 23:33</text:p>
          </table:table-cell>
          <table:table-cell office:value-type="string">
            <text:p>5/31/2012 19:19</text:p>
          </table:table-cell>
          <table:table-cell office:value-type="string">
            <text:p>5/31/2012 19:20</text:p>
          </table:table-cell>
          <table:table-cell office:value-type="string">
            <text:p>Jamaine Williamson</text:p>
          </table:table-cell>
          <table:table-cell office:value-type="string">
            <text:p>(940) 268-8883</text:p>
          </table:table-cell>
          <table:table-cell/>
          <table:table-cell office:value-type="string">
            <text:p>dabarber4856@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Auth.net Retail</text:p>
          </table:table-cell>
          <table:table-cell office:value-type="string">
            <text:p>No Debit</text:p>
          </table:table-cell>
          <table:table-cell office:value-type="string">
            <text:p>$9.95 </text:p>
          </table:table-cell>
          <table:table-cell office:value-type="float" office:value="1.35">
            <text:p>1.35</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120">
            <text:p>120</text:p>
          </table:table-cell>
          <table:table-cell office:value-type="string">
            <text:p>Got the extra $50.00 via auth.net setup no free equipment&lt;br&gt;ACHed an additional $70.00, need to purchase him a swiper for Auth.net. &lt;br&gt;&lt;br&gt;</text:p>
          </table:table-cell>
        </table:table-row>
        <table:table-row table:style-name="ro1">
          <table:table-cell office:value-type="float" office:value="38559070">
            <text:p>38559070</text:p>
          </table:table-cell>
          <table:table-cell office:value-type="string">
            <text:p>VALENTINE AUTOMOTIVE</text:p>
          </table:table-cell>
          <table:table-cell office:value-type="string">
            <text:p>2/17/2012 19:19</text:p>
          </table:table-cell>
          <table:table-cell office:value-type="string">
            <text:p>5/15/2012 15:53</text:p>
          </table:table-cell>
          <table:table-cell office:value-type="string">
            <text:p>2/20/2012 22:40</text:p>
          </table:table-cell>
          <table:table-cell office:value-type="string">
            <text:p>MICHAEL VALENTINE</text:p>
          </table:table-cell>
          <table:table-cell office:value-type="string">
            <text:p>214-403-3104</text:p>
          </table:table-cell>
          <table:table-cell/>
          <table:table-cell office:value-type="string">
            <text:p>NATHAN@VALENTINEAUTOMOTIVE.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float" office:value="50">
            <text:p>50</text:p>
          </table:table-cell>
          <table:table-cell office:value-type="string">
            <text:p>$65.00 One Time Setup Fee&lt;br&gt;</text:p>
          </table:table-cell>
        </table:table-row>
        <table:table-row table:style-name="ro1">
          <table:table-cell office:value-type="float" office:value="38502484">
            <text:p>38502484</text:p>
          </table:table-cell>
          <table:table-cell office:value-type="string">
            <text:p>F R Fletcher Inc</text:p>
          </table:table-cell>
          <table:table-cell office:value-type="string">
            <text:p>2/17/2012 6:25</text:p>
          </table:table-cell>
          <table:table-cell office:value-type="string">
            <text:p>2/17/2012 16:11</text:p>
          </table:table-cell>
          <table:table-cell office:value-type="string">
            <text:p>2/17/2012 16:03</text:p>
          </table:table-cell>
          <table:table-cell office:value-type="string">
            <text:p>Fred <text:s/>Fletcher </text:p>
          </table:table-cell>
          <table:table-cell office:value-type="float" office:value="3142910700">
            <text:p>3142910700</text:p>
          </table:table-cell>
          <table:table-cell table:number-columns-repeated="18"/>
          <table:table-cell office:value-type="string">
            <text:p>john nation (owner), yes <text:s/>address, yes statement, <text:s/>monday @ noon </text:p>
          </table:table-cell>
        </table:table-row>
        <table:table-row table:style-name="ro1">
          <table:table-cell office:value-type="float" office:value="38502485">
            <text:p>38502485</text:p>
          </table:table-cell>
          <table:table-cell office:value-type="string">
            <text:p>Powers Automotive and Diesel</text:p>
          </table:table-cell>
          <table:table-cell office:value-type="string">
            <text:p>2/17/2012 6:25</text:p>
          </table:table-cell>
          <table:table-cell office:value-type="string">
            <text:p>4/13/2012 21:28</text:p>
          </table:table-cell>
          <table:table-cell office:value-type="string">
            <text:p>3/21/2012 21:51</text:p>
          </table:table-cell>
          <table:table-cell office:value-type="string">
            <text:p>Thomas Powers</text:p>
          </table:table-cell>
          <table:table-cell office:value-type="string">
            <text:p>615-876-0120</text:p>
          </table:table-cell>
          <table:table-cell office:value-type="string">
            <text:p>(615) 852-9992</text:p>
          </table:table-cell>
          <table:table-cell office:value-type="string">
            <text:p>powersdiesel@live.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09">
            <text:p>1.09</text:p>
          </table:table-cell>
          <table:table-cell office:value-type="float" office:value="0.1">
            <text:p>0.1</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office:value-type="string">
            <text:p>FLEET CARDS, on first Data platform, Voyager. Have all the stuff for it. &lt;br&gt;Also got a cash advance app&lt;br&gt;</text:p>
          </table:table-cell>
        </table:table-row>
        <table:table-row table:style-name="ro3">
          <table:table-cell office:value-type="float" office:value="38502483">
            <text:p>38502483</text:p>
          </table:table-cell>
          <table:table-cell office:value-type="string">
            <text:p>Dances With Glass</text:p>
          </table:table-cell>
          <table:table-cell office:value-type="string">
            <text:p>2/17/2012 6:25</text:p>
          </table:table-cell>
          <table:table-cell office:value-type="string">
            <text:p>3/16/2012 21:22</text:p>
          </table:table-cell>
          <table:table-cell office:value-type="string">
            <text:p>2/17/2012 16:08</text:p>
          </table:table-cell>
          <table:table-cell office:value-type="string">
            <text:p>- <text:s/>- </text:p>
          </table:table-cell>
          <table:table-cell office:value-type="float" office:value="3149935405">
            <text:p>3149935405</text:p>
          </table:table-cell>
          <table:table-cell table:number-columns-repeated="18"/>
          <table:table-cell office:value-type="string">
            <text:p>12 Bon Aire Dr</text:p>
            <text:p>Brad 2/17 12:15</text:p>
            <text:p>will try to have a statement <text:s/>if she can find it </text:p>
          </table:table-cell>
        </table:table-row>
        <table:table-row table:style-name="ro1">
          <table:table-cell office:value-type="float" office:value="38502487">
            <text:p>38502487</text:p>
          </table:table-cell>
          <table:table-cell office:value-type="string">
            <text:p>SOS Auto Service</text:p>
          </table:table-cell>
          <table:table-cell office:value-type="string">
            <text:p>2/17/2012 6:25</text:p>
          </table:table-cell>
          <table:table-cell office:value-type="string">
            <text:p>4/13/2012 21:28</text:p>
          </table:table-cell>
          <table:table-cell office:value-type="string">
            <text:p>2/17/2012 16:09</text:p>
          </table:table-cell>
          <table:table-cell office:value-type="string">
            <text:p>Ted <text:s/>Jackson </text:p>
          </table:table-cell>
          <table:table-cell office:value-type="float" office:value="6152236720">
            <text:p>6152236720</text:p>
          </table:table-cell>
          <table:table-cell table:number-columns-repeated="18"/>
          <table:table-cell office:value-type="string">
            <text:p>John Gilbert 50 north lowry <text:s/>st 37167 yes statement <text:s/>10am tuesday with blair </text:p>
          </table:table-cell>
        </table:table-row>
        <table:table-row table:style-name="ro1">
          <table:table-cell office:value-type="float" office:value="38502486">
            <text:p>38502486</text:p>
          </table:table-cell>
          <table:table-cell office:value-type="string">
            <text:p>Reality Records LLC</text:p>
          </table:table-cell>
          <table:table-cell office:value-type="string">
            <text:p>2/17/2012 6:25</text:p>
          </table:table-cell>
          <table:table-cell office:value-type="string">
            <text:p>4/13/2012 21:28</text:p>
          </table:table-cell>
          <table:table-cell office:value-type="string">
            <text:p>2/17/2012 6:27</text:p>
          </table:table-cell>
          <table:table-cell office:value-type="string">
            <text:p>Philip <text:s/>Lemacks </text:p>
          </table:table-cell>
          <table:table-cell office:value-type="float" office:value="6158127811">
            <text:p>6158127811</text:p>
          </table:table-cell>
          <table:table-cell table:number-columns-repeated="18"/>
          <table:table-cell office:value-type="string">
            <text:p>apt. at 1:00pm <text:s/>statementavail.Phillip owner </text:p>
          </table:table-cell>
        </table:table-row>
        <table:table-row table:style-name="ro4">
          <table:table-cell office:value-type="float" office:value="38502481">
            <text:p>38502481</text:p>
          </table:table-cell>
          <table:table-cell office:value-type="string">
            <text:p>White Eagle Bgs Incorporated</text:p>
          </table:table-cell>
          <table:table-cell office:value-type="string">
            <text:p>2/17/2012 6:25</text:p>
          </table:table-cell>
          <table:table-cell office:value-type="string">
            <text:p>5/14/2012 18:12</text:p>
          </table:table-cell>
          <table:table-cell office:value-type="string">
            <text:p>2/17/2012 16:08</text:p>
          </table:table-cell>
          <table:table-cell office:value-type="string">
            <text:p>Able <text:s/>Nateras </text:p>
          </table:table-cell>
          <table:table-cell office:value-type="float" office:value="6784690105">
            <text:p>6784690105</text:p>
          </table:table-cell>
          <table:table-cell table:number-columns-repeated="18"/>
          <table:table-cell office:value-type="string">
            <text:p>Able Nateras</text:p>
            <text:p>1175 indiana trail Suite F <text:s/>(Mexican resturants)</text:p>
            <text:p>norcross, GA </text:p>
            <text:p>Does not accept credit <text:s/>cards <text:s/></text:p>
          </table:table-cell>
        </table:table-row>
        <table:table-row table:style-name="ro1">
          <table:table-cell office:value-type="float" office:value="38502482">
            <text:p>38502482</text:p>
          </table:table-cell>
          <table:table-cell office:value-type="string">
            <text:p>Exonerations Hair Gallery</text:p>
          </table:table-cell>
          <table:table-cell office:value-type="string">
            <text:p>2/17/2012 6:25</text:p>
          </table:table-cell>
          <table:table-cell office:value-type="string">
            <text:p>2/17/2012 22:35</text:p>
          </table:table-cell>
          <table:table-cell office:value-type="string">
            <text:p>2/17/2012 16:08</text:p>
          </table:table-cell>
          <table:table-cell office:value-type="string">
            <text:p>- <text:s/>- </text:p>
          </table:table-cell>
          <table:table-cell office:value-type="float" office:value="3147273733">
            <text:p>3147273733</text:p>
          </table:table-cell>
          <table:table-cell table:number-columns-repeated="18"/>
          <table:table-cell office:value-type="string">
            <text:p>- </text:p>
          </table:table-cell>
        </table:table-row>
        <table:table-row table:style-name="ro4">
          <table:table-cell office:value-type="float" office:value="38502478">
            <text:p>38502478</text:p>
          </table:table-cell>
          <table:table-cell office:value-type="string">
            <text:p>Nicholas M Lang</text:p>
          </table:table-cell>
          <table:table-cell office:value-type="string">
            <text:p>2/17/2012 6:25</text:p>
          </table:table-cell>
          <table:table-cell office:value-type="string">
            <text:p>8/16/2012 16:36</text:p>
          </table:table-cell>
          <table:table-cell office:value-type="string">
            <text:p>2/17/2012 6:32</text:p>
          </table:table-cell>
          <table:table-cell office:value-type="string">
            <text:p>John <text:s/>Leng </text:p>
          </table:table-cell>
          <table:table-cell office:value-type="float" office:value="2099821304">
            <text:p>2099821304</text:p>
          </table:table-cell>
          <table:table-cell table:number-columns-repeated="18"/>
          <table:table-cell office:value-type="string">
            <text:p>John Leng</text:p>
            <text:p>8288 S El Dorado st </text:p>
            <text:p>french camp ca 95231</text:p>
            <text:p>10 am Friday </text:p>
          </table:table-cell>
        </table:table-row>
        <table:table-row table:style-name="ro5">
          <table:table-cell office:value-type="float" office:value="38502475">
            <text:p>38502475</text:p>
          </table:table-cell>
          <table:table-cell office:value-type="string">
            <text:p>Leroy Avila</text:p>
          </table:table-cell>
          <table:table-cell office:value-type="string">
            <text:p>2/17/2012 6:25</text:p>
          </table:table-cell>
          <table:table-cell office:value-type="string">
            <text:p>8/16/2012 16:36</text:p>
          </table:table-cell>
          <table:table-cell office:value-type="string">
            <text:p>2/17/2012 6:39</text:p>
          </table:table-cell>
          <table:table-cell office:value-type="string">
            <text:p>Leroy <text:s/>Avila </text:p>
          </table:table-cell>
          <table:table-cell office:value-type="float" office:value="2096327411">
            <text:p>2096327411</text:p>
          </table:table-cell>
          <table:table-cell table:number-columns-repeated="18"/>
          <table:table-cell office:value-type="string">
            <text:p>Owner: Leroy</text:p>
            <text:p/>
            <text:p>Address: 8422 Lander Ave.</text:p>
            <text:p><text:s/>Hilmar, CA 95324</text:p>
            <text:p/>
            <text:p>Date: Monday 20th,2012 </text:p>
            <text:p/>
            <text:p>Time: 10am</text:p>
            <text:p/>
            <text:p>He just wanted some <text:s/>information from one of the <text:s/>consultants. </text:p>
          </table:table-cell>
        </table:table-row>
        <table:table-row table:style-name="ro6">
          <table:table-cell office:value-type="float" office:value="38502476">
            <text:p>38502476</text:p>
          </table:table-cell>
          <table:table-cell office:value-type="string">
            <text:p>E T H ENTERPRISES INC</text:p>
          </table:table-cell>
          <table:table-cell office:value-type="string">
            <text:p>2/17/2012 6:25</text:p>
          </table:table-cell>
          <table:table-cell office:value-type="string">
            <text:p>8/16/2012 16:36</text:p>
          </table:table-cell>
          <table:table-cell office:value-type="string">
            <text:p>2/17/2012 6:33</text:p>
          </table:table-cell>
          <table:table-cell office:value-type="string">
            <text:p>Eric <text:s/>Hazer </text:p>
          </table:table-cell>
          <table:table-cell office:value-type="float" office:value="2095451651">
            <text:p>2095451651</text:p>
          </table:table-cell>
          <table:table-cell table:number-columns-repeated="18"/>
          <table:table-cell office:value-type="string">
            <text:p>Eric Hazer </text:p>
            <text:p>confirmed address </text:p>
            <text:p>doesn't accept credit cards</text:p>
            <text:p>Tuesday 10am </text:p>
            <text:p>Have Philip call him before <text:s/>he leaves, he may or may <text:s/>not be able to keep the <text:s/>appointment <text:s/></text:p>
          </table:table-cell>
        </table:table-row>
        <table:table-row table:style-name="ro6">
          <table:table-cell office:value-type="float" office:value="38502477">
            <text:p>38502477</text:p>
          </table:table-cell>
          <table:table-cell office:value-type="string">
            <text:p>Broken Wheel Custom Cycle</text:p>
          </table:table-cell>
          <table:table-cell office:value-type="string">
            <text:p>2/17/2012 6:25</text:p>
          </table:table-cell>
          <table:table-cell office:value-type="string">
            <text:p>8/20/2012 15:28</text:p>
          </table:table-cell>
          <table:table-cell office:value-type="string">
            <text:p>2/17/2012 6:33</text:p>
          </table:table-cell>
          <table:table-cell office:value-type="string">
            <text:p>John <text:s/>Baslee </text:p>
          </table:table-cell>
          <table:table-cell office:value-type="float" office:value="2098471039">
            <text:p>2098471039</text:p>
          </table:table-cell>
          <table:table-cell table:number-columns-repeated="18"/>
          <table:table-cell office:value-type="string">
            <text:p>1. John Baslee</text:p>
            <text:p>2. Confirmed Adress</text:p>
            <text:p>3. 12pm Friday</text:p>
            <text:p>4. forgot to ask for C.C <text:s/>Statement</text:p>
            <text:p>5. Phillip </text:p>
          </table:table-cell>
        </table:table-row>
        <table:table-row table:style-name="ro2">
          <table:table-cell office:value-type="float" office:value="38502479">
            <text:p>38502479</text:p>
          </table:table-cell>
          <table:table-cell office:value-type="string">
            <text:p>Q P Roofing Solutions</text:p>
          </table:table-cell>
          <table:table-cell office:value-type="string">
            <text:p>2/17/2012 6:25</text:p>
          </table:table-cell>
          <table:table-cell office:value-type="string">
            <text:p>2/17/2012 16:04</text:p>
          </table:table-cell>
          <table:table-cell office:value-type="string">
            <text:p>2/17/2012 16:07</text:p>
          </table:table-cell>
          <table:table-cell office:value-type="string">
            <text:p>- <text:s/>- </text:p>
          </table:table-cell>
          <table:table-cell office:value-type="float" office:value="7703120578">
            <text:p>7703120578</text:p>
          </table:table-cell>
          <table:table-cell table:number-columns-repeated="18"/>
          <table:table-cell office:value-type="string">
            <text:p>- </text:p>
          </table:table-cell>
        </table:table-row>
        <table:table-row table:style-name="ro1">
          <table:table-cell office:value-type="float" office:value="38502480">
            <text:p>38502480</text:p>
          </table:table-cell>
          <table:table-cell office:value-type="string">
            <text:p>U S Cleaners and Tailoring</text:p>
          </table:table-cell>
          <table:table-cell office:value-type="string">
            <text:p>2/17/2012 6:25</text:p>
          </table:table-cell>
          <table:table-cell office:value-type="string">
            <text:p>2/17/2012 6:31</text:p>
          </table:table-cell>
          <table:table-cell office:value-type="string">
            <text:p>2/17/2012 6:32</text:p>
          </table:table-cell>
          <table:table-cell office:value-type="string">
            <text:p>Phuoc <text:s/>Duong </text:p>
          </table:table-cell>
          <table:table-cell office:value-type="float" office:value="7704762041">
            <text:p>7704762041</text:p>
          </table:table-cell>
          <table:table-cell table:number-columns-repeated="18"/>
          <table:table-cell office:value-type="string">
            <text:p>yes owner, yes statement, <text:s/>yes address, 10am for mike </text:p>
          </table:table-cell>
        </table:table-row>
        <table:table-row table:style-name="ro1">
          <table:table-cell office:value-type="float" office:value="38470082">
            <text:p>38470082</text:p>
          </table:table-cell>
          <table:table-cell office:value-type="string">
            <text:p>QUAKER STATE INSPECTION</text:p>
          </table:table-cell>
          <table:table-cell office:value-type="string">
            <text:p>2/16/2012 22:32</text:p>
          </table:table-cell>
          <table:table-cell table:number-columns-repeated="2" office:value-type="string">
            <text:p>8/22/2012 20:11</text:p>
          </table:table-cell>
          <table:table-cell office:value-type="string">
            <text:p>MOHAMMED NIJMEH</text:p>
          </table:table-cell>
          <table:table-cell office:value-type="string">
            <text:p>(972) 606-4809</text:p>
          </table:table-cell>
          <table:table-cell office:value-type="string">
            <text:p>8178089530 cell number</text:p>
          </table:table-cell>
          <table:table-cell office:value-type="string">
            <text:p>MONIJMEH@G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19">
            <text:p>1.19</text:p>
          </table:table-cell>
          <table:table-cell office:value-type="float" office:value="0.1">
            <text:p>0.1</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table:table-row>
        <table:table-row table:style-name="ro1">
          <table:table-cell office:value-type="float" office:value="38365620">
            <text:p>38365620</text:p>
          </table:table-cell>
          <table:table-cell office:value-type="string">
            <text:p>TRUCK BODY REPAIR</text:p>
          </table:table-cell>
          <table:table-cell office:value-type="string">
            <text:p>2/16/2012 16:32</text:p>
          </table:table-cell>
          <table:table-cell office:value-type="string">
            <text:p>5/15/2012 15:59</text:p>
          </table:table-cell>
          <table:table-cell office:value-type="string">
            <text:p>3/14/2012 21:33</text:p>
          </table:table-cell>
          <table:table-cell office:value-type="string">
            <text:p>BOBBY HERRIN</text:p>
          </table:table-cell>
          <table:table-cell office:value-type="string">
            <text:p>817-783-6298</text:p>
          </table:table-cell>
          <table:table-cell office:value-type="string">
            <text:p>817-301-6988</text:p>
          </table:table-cell>
          <table:table-cell office:value-type="string">
            <text:p>BHTRUCKBODYREPAIR@YAHOO.COM</text:p>
          </table:table-cell>
          <table:table-cell office:value-type="string">
            <text:p>PPG Appt</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office:value-type="string">
            <text:p>Other See Notes</text:p>
          </table:table-cell>
          <table:table-cell office:value-type="float" office:value="2.69">
            <text:p>2.69</text:p>
          </table:table-cell>
          <table:table-cell office:value-type="float" office:value="0.19">
            <text:p>0.19</text:p>
          </table:table-cell>
          <table:table-cell office:value-type="string">
            <text:p>Waived</text:p>
          </table:table-cell>
          <table:table-cell office:value-type="float" office:value="0">
            <text:p>0</text:p>
          </table:table-cell>
          <table:table-cell table:number-columns-repeated="5"/>
          <table:table-cell office:value-type="string">
            <text:p>plan b phone swipe, no monthly. &lt;br&gt;</text:p>
          </table:table-cell>
        </table:table-row>
        <table:table-row table:style-name="ro1">
          <table:table-cell office:value-type="float" office:value="38306237">
            <text:p>38306237</text:p>
          </table:table-cell>
          <table:table-cell office:value-type="string">
            <text:p>Spartan Imports</text:p>
          </table:table-cell>
          <table:table-cell office:value-type="string">
            <text:p>2/15/2012 23:29</text:p>
          </table:table-cell>
          <table:table-cell office:value-type="string">
            <text:p>5/15/2012 22:05</text:p>
          </table:table-cell>
          <table:table-cell office:value-type="string">
            <text:p>2/15/2012 23:38</text:p>
          </table:table-cell>
          <table:table-cell office:value-type="string">
            <text:p>Peter Ho</text:p>
          </table:table-cell>
          <table:table-cell office:value-type="string">
            <text:p>650 589 5501</text:p>
          </table:table-cell>
          <table:table-cell office:value-type="string">
            <text:p>650-483-3045</text:p>
          </table:table-cell>
          <table:table-cell office:value-type="string">
            <text:p>peter@spartanimports.com</text:p>
          </table:table-cell>
          <table:table-cell office:value-type="string">
            <text:p>Self Gen</text:p>
          </table:table-cell>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9.95 </text:p>
          </table:table-cell>
          <table:table-cell office:value-type="float" office:value="0.07">
            <text:p>0.07</text:p>
          </table:table-cell>
          <table:table-cell office:value-type="string">
            <text:p>Other See Notes</text:p>
          </table:table-cell>
          <table:table-cell office:value-type="string">
            <text:p>$40.00 </text:p>
          </table:table-cell>
          <table:table-cell office:value-type="float" office:value="49.95">
            <text:p>49.95</text:p>
          </table:table-cell>
          <table:table-cell table:number-columns-repeated="4"/>
          <table:table-cell office:value-type="float" office:value="40">
            <text:p>40</text:p>
          </table:table-cell>
          <table:table-cell office:value-type="string">
            <text:p>Auth Fee Waived. &lt;br&gt;</text:p>
          </table:table-cell>
        </table:table-row>
        <table:table-row table:style-name="ro1">
          <table:table-cell office:value-type="float" office:value="38259444">
            <text:p>38259444</text:p>
          </table:table-cell>
          <table:table-cell office:value-type="string">
            <text:p>Swan Cleaners</text:p>
          </table:table-cell>
          <table:table-cell office:value-type="string">
            <text:p>2/15/2012 20:14</text:p>
          </table:table-cell>
          <table:table-cell office:value-type="string">
            <text:p>7/18/2012 15:26</text:p>
          </table:table-cell>
          <table:table-cell office:value-type="string">
            <text:p>7/19/2012 16:06</text:p>
          </table:table-cell>
          <table:table-cell office:value-type="string">
            <text:p>Nick Mithani</text:p>
          </table:table-cell>
          <table:table-cell office:value-type="string">
            <text:p>972-221-8898</text:p>
          </table:table-cell>
          <table:table-cell table:number-columns-repeated="2"/>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Internal Pin Pad</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Other See Notes</text:p>
          </table:table-cell>
          <table:table-cell office:value-type="float" office:value="0">
            <text:p>0</text:p>
          </table:table-cell>
          <table:table-cell table:number-columns-repeated="4"/>
          <table:table-cell office:value-type="float" office:value="50">
            <text:p>50</text:p>
          </table:table-cell>
          <table:table-cell office:value-type="string">
            <text:p>$50.00 setup&lt;br&gt;</text:p>
          </table:table-cell>
        </table:table-row>
        <table:table-row table:style-name="ro1">
          <table:table-cell office:value-type="float" office:value="38168130">
            <text:p>38168130</text:p>
          </table:table-cell>
          <table:table-cell office:value-type="string">
            <text:p>BEST AUTO CARE</text:p>
          </table:table-cell>
          <table:table-cell office:value-type="string">
            <text:p>2/14/2012 23:36</text:p>
          </table:table-cell>
          <table:table-cell office:value-type="string">
            <text:p>5/23/2012 16:56</text:p>
          </table:table-cell>
          <table:table-cell office:value-type="string">
            <text:p>4/26/2012 19:53</text:p>
          </table:table-cell>
          <table:table-cell office:value-type="string">
            <text:p>LAZARO VARGAS</text:p>
          </table:table-cell>
          <table:table-cell office:value-type="string">
            <text:p>972-576-8880</text:p>
          </table:table-cell>
          <table:table-cell office:value-type="string">
            <text:p>972-748-1477</text:p>
          </table:table-cell>
          <table:table-cell office:value-type="string">
            <text:p>edgarvargas841@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
            <text:p>79</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38167892">
            <text:p>38167892</text:p>
          </table:table-cell>
          <table:table-cell office:value-type="string">
            <text:p>We Care Lawn Services</text:p>
          </table:table-cell>
          <table:table-cell office:value-type="string">
            <text:p>2/14/2012 23:27</text:p>
          </table:table-cell>
          <table:table-cell office:value-type="string">
            <text:p>8/2/2012 19:27</text:p>
          </table:table-cell>
          <table:table-cell office:value-type="string">
            <text:p>7/11/2012 15:15</text:p>
          </table:table-cell>
          <table:table-cell office:value-type="string">
            <text:p>Dennis Jensen</text:p>
          </table:table-cell>
          <table:table-cell office:value-type="string">
            <text:p>940-566-1871</text:p>
          </table:table-cell>
          <table:table-cell office:value-type="string">
            <text:p>940-206-0280</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Auth.net Retail</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39.95">
            <text:p>39.95</text:p>
          </table:table-cell>
          <table:table-cell table:number-columns-repeated="4"/>
          <table:table-cell office:value-type="float" office:value="100">
            <text:p>100</text:p>
          </table:table-cell>
          <table:table-cell office:value-type="string">
            <text:p>we are purchasing auth.net for merchant at $49.00 extra to get the extra $100.00 bonus&lt;br&gt;</text:p>
          </table:table-cell>
        </table:table-row>
        <table:table-row table:style-name="ro1">
          <table:table-cell office:value-type="float" office:value="38027916">
            <text:p>38027916</text:p>
          </table:table-cell>
          <table:table-cell office:value-type="string">
            <text:p>Lakewood Automotive</text:p>
          </table:table-cell>
          <table:table-cell office:value-type="string">
            <text:p>2/14/2012 3:59</text:p>
          </table:table-cell>
          <table:table-cell office:value-type="string">
            <text:p>7/17/2012 15:11</text:p>
          </table:table-cell>
          <table:table-cell office:value-type="string">
            <text:p>7/17/2012 20:59</text:p>
          </table:table-cell>
          <table:table-cell office:value-type="string">
            <text:p>Lewis Jackson/ Paul Jackson(son)</text:p>
          </table:table-cell>
          <table:table-cell office:value-type="string">
            <text:p>214-321-4441</text:p>
          </table:table-cell>
          <table:table-cell office:value-type="string">
            <text:p>972-679-9472</text:p>
          </table:table-cell>
          <table:table-cell office:value-type="string">
            <text:p>familyjax@yahoo.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Internal Pin Pad</text:p>
          </table:table-cell>
          <table:table-cell office:value-type="string">
            <text:p>$8.50 </text:p>
          </table:table-cell>
          <table:table-cell office:value-type="float" office:value="0.17">
            <text:p>0.17</text:p>
          </table:table-cell>
          <table:table-cell office:value-type="float" office:value="0.08">
            <text:p>0.08</text:p>
          </table:table-cell>
          <table:table-cell office:value-type="string">
            <text:p>$60.00 </text:p>
          </table:table-cell>
          <table:table-cell office:value-type="float" office:value="79">
            <text:p>79</text:p>
          </table:table-cell>
          <table:table-cell table:number-columns-repeated="4"/>
          <table:table-cell office:value-type="float" office:value="260">
            <text:p>260</text:p>
          </table:table-cell>
          <table:table-cell office:value-type="string">
            <text:p>submitted to FD side with bank statements to get him overnight deposits. new MId is 428207370886</text:p>
          </table:table-cell>
        </table:table-row>
        <table:table-row table:style-name="ro1">
          <table:table-cell office:value-type="float" office:value="38016363">
            <text:p>38016363</text:p>
          </table:table-cell>
          <table:table-cell office:value-type="string">
            <text:p>REDS BAR B Q FISH AND CHICKEN</text:p>
          </table:table-cell>
          <table:table-cell office:value-type="string">
            <text:p>2/14/2012 0:12</text:p>
          </table:table-cell>
          <table:table-cell office:value-type="string">
            <text:p>4/24/2012 16:15</text:p>
          </table:table-cell>
          <table:table-cell office:value-type="string">
            <text:p>4/17/2012 16:08</text:p>
          </table:table-cell>
          <table:table-cell office:value-type="string">
            <text:p>Elmer Augistine</text:p>
          </table:table-cell>
          <table:table-cell office:value-type="string">
            <text:p>314-385-1497</text:p>
          </table:table-cell>
          <table:table-cell office:value-type="string">
            <text:p>314-346-8621</text:p>
          </table:table-cell>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49">
            <text:p>1.49</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4"/>
          <table:table-cell office:value-type="float" office:value="25">
            <text:p>25</text:p>
          </table:table-cell>
          <table:table-cell office:value-type="string">
            <text:p>$150.00 setup fee on this one&lt;br&gt;</text:p>
          </table:table-cell>
        </table:table-row>
        <table:table-row table:style-name="ro1">
          <table:table-cell office:value-type="float" office:value="37974343">
            <text:p>37974343</text:p>
          </table:table-cell>
          <table:table-cell office:value-type="string">
            <text:p>CAR WORLD COLLISION</text:p>
          </table:table-cell>
          <table:table-cell office:value-type="string">
            <text:p>2/13/2012 18:18</text:p>
          </table:table-cell>
          <table:table-cell office:value-type="string">
            <text:p>7/30/2012 20:16</text:p>
          </table:table-cell>
          <table:table-cell office:value-type="string">
            <text:p>3/1/2012 16:49</text:p>
          </table:table-cell>
          <table:table-cell office:value-type="string">
            <text:p>ROBERT SANCHEZ</text:p>
          </table:table-cell>
          <table:table-cell office:value-type="string">
            <text:p>214-943-9799</text:p>
          </table:table-cell>
          <table:table-cell office:value-type="string">
            <text:p>214-670-2019</text:p>
          </table:table-cell>
          <table:table-cell office:value-type="string">
            <text:p>CARWORLD1967@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4"/>
          <table:table-cell office:value-type="float" office:value="50">
            <text:p>50</text:p>
          </table:table-cell>
          <table:table-cell/>
        </table:table-row>
        <table:table-row table:style-name="ro1">
          <table:table-cell office:value-type="float" office:value="37970101">
            <text:p>37970101</text:p>
          </table:table-cell>
          <table:table-cell office:value-type="string">
            <text:p>Alkebu-lan Images</text:p>
          </table:table-cell>
          <table:table-cell office:value-type="string">
            <text:p>2/13/2012 17:18</text:p>
          </table:table-cell>
          <table:table-cell office:value-type="string">
            <text:p>4/24/2012 15:45</text:p>
          </table:table-cell>
          <table:table-cell office:value-type="string">
            <text:p>3/6/2012 17:35</text:p>
          </table:table-cell>
          <table:table-cell office:value-type="string">
            <text:p>Yusef Harris</text:p>
          </table:table-cell>
          <table:table-cell office:value-type="string">
            <text:p>615-321-4111</text:p>
          </table:table-cell>
          <table:table-cell office:value-type="string">
            <text:p>615-293-7349</text:p>
          </table:table-cell>
          <table:table-cell office:value-type="string">
            <text:p>kenyatta36@ao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19">
            <text:p>1.19</text:p>
          </table:table-cell>
          <table:table-cell office:value-type="float" office:value="0.08">
            <text:p>0.08</text:p>
          </table:table-cell>
          <table:table-cell office:value-type="string">
            <text:p>$40.00 </text:p>
          </table:table-cell>
          <table:table-cell office:value-type="float" office:value="79">
            <text:p>79</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37889018">
            <text:p>37889018</text:p>
          </table:table-cell>
          <table:table-cell office:value-type="string">
            <text:p>AVI AUTO</text:p>
          </table:table-cell>
          <table:table-cell office:value-type="string">
            <text:p>2/12/2012 19:39</text:p>
          </table:table-cell>
          <table:table-cell table:number-columns-repeated="2" office:value-type="string">
            <text:p>4/30/2012 15:54</text:p>
          </table:table-cell>
          <table:table-cell office:value-type="string">
            <text:p>Alexander Gura/ Erina Gura</text:p>
          </table:table-cell>
          <table:table-cell office:value-type="string">
            <text:p>(636) 376-8680</text:p>
          </table:table-cell>
          <table:table-cell office:value-type="string">
            <text:p>314-723-9999</text:p>
          </table:table-cell>
          <table:table-cell office:value-type="string">
            <text:p>aviautollc@gmail.com</text:p>
          </table:table-cell>
          <table:table-cell office:value-type="string">
            <text:p>PPG Appt</text:p>
          </table:table-cell>
          <table:table-cell office:value-type="string">
            <text:p>Retail/ Swipe</text:p>
          </table:table-cell>
          <table:table-cell office:value-type="string">
            <text:p>4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99">
            <text:p>0.9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sig debit at .99% and Credit Tier 2 at 1.58%&lt;br&gt;</text:p>
          </table:table-cell>
        </table:table-row>
        <table:table-row table:style-name="ro1">
          <table:table-cell office:value-type="float" office:value="37829490">
            <text:p>37829490</text:p>
          </table:table-cell>
          <table:table-cell office:value-type="string">
            <text:p>Circle R Ranch</text:p>
          </table:table-cell>
          <table:table-cell office:value-type="string">
            <text:p>2/11/2012 0:39</text:p>
          </table:table-cell>
          <table:table-cell office:value-type="string">
            <text:p>7/26/2012 16:25</text:p>
          </table:table-cell>
          <table:table-cell office:value-type="string">
            <text:p>4/12/2012 19:44</text:p>
          </table:table-cell>
          <table:table-cell office:value-type="string">
            <text:p>Laura Johnson or Jason Roberts</text:p>
          </table:table-cell>
          <table:table-cell office:value-type="string">
            <text:p>817-430-1561</text:p>
          </table:table-cell>
          <table:table-cell office:value-type="string">
            <text:p>(817) 430-9060 Laura</text:p>
          </table:table-cell>
          <table:table-cell office:value-type="string">
            <text:p>laurajohnson@circlerranch.org</text:p>
          </table:table-cell>
          <table:table-cell office:value-type="string">
            <text:p>PPG Appt</text:p>
          </table:table-cell>
          <table:table-cell/>
          <table:table-cell office:value-type="string">
            <text:p>Cost Plus</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8.50 </text:p>
          </table:table-cell>
          <table:table-cell office:value-type="float" office:value="0.25">
            <text:p>0.25</text:p>
          </table:table-cell>
          <table:table-cell office:value-type="float" office:value="0.15">
            <text:p>0.15</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37799063">
            <text:p>37799063</text:p>
          </table:table-cell>
          <table:table-cell office:value-type="string">
            <text:p>CJ MUFFLERS</text:p>
          </table:table-cell>
          <table:table-cell office:value-type="string">
            <text:p>2/10/2012 19:32</text:p>
          </table:table-cell>
          <table:table-cell office:value-type="string">
            <text:p>4/5/2012 18:22</text:p>
          </table:table-cell>
          <table:table-cell office:value-type="string">
            <text:p>2/10/2012 19:39</text:p>
          </table:table-cell>
          <table:table-cell office:value-type="string">
            <text:p>JOSE VELAZCO</text:p>
          </table:table-cell>
          <table:table-cell office:value-type="string">
            <text:p>817-860-1887</text:p>
          </table:table-cell>
          <table:table-cell/>
          <table:table-cell office:value-type="string">
            <text:p>CJMUFFLERS@AO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60.00 </text:p>
          </table:table-cell>
          <table:table-cell office:value-type="float" office:value="0">
            <text:p>0</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37780165">
            <text:p>37780165</text:p>
          </table:table-cell>
          <table:table-cell office:value-type="string">
            <text:p>Grow Automotive</text:p>
          </table:table-cell>
          <table:table-cell office:value-type="string">
            <text:p>2/10/2012 16:04</text:p>
          </table:table-cell>
          <table:table-cell office:value-type="string">
            <text:p>3/9/2012 19:41</text:p>
          </table:table-cell>
          <table:table-cell office:value-type="string">
            <text:p>3/9/2012 19:46</text:p>
          </table:table-cell>
          <table:table-cell office:value-type="string">
            <text:p>David Wollaeger</text:p>
          </table:table-cell>
          <table:table-cell office:value-type="string">
            <text:p>314-932-1122</text:p>
          </table:table-cell>
          <table:table-cell/>
          <table:table-cell office:value-type="string">
            <text:p>david@growaut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60.00 </text:p>
          </table:table-cell>
          <table:table-cell office:value-type="float" office:value="89.95">
            <text:p>89.95</text:p>
          </table:table-cell>
          <table:table-cell table:number-columns-repeated="4"/>
          <table:table-cell office:value-type="float" office:value="50">
            <text:p>50</text:p>
          </table:table-cell>
          <table:table-cell/>
        </table:table-row>
        <table:table-row table:style-name="ro1">
          <table:table-cell office:value-type="float" office:value="37778773">
            <text:p>37778773</text:p>
          </table:table-cell>
          <table:table-cell office:value-type="string">
            <text:p>Lee Tailor</text:p>
          </table:table-cell>
          <table:table-cell office:value-type="string">
            <text:p>2/10/2012 16:00</text:p>
          </table:table-cell>
          <table:table-cell office:value-type="string">
            <text:p>8/20/2012 15:18</text:p>
          </table:table-cell>
          <table:table-cell office:value-type="string">
            <text:p>8/20/2012 15:23</text:p>
          </table:table-cell>
          <table:table-cell office:value-type="string">
            <text:p>UT Duong</text:p>
          </table:table-cell>
          <table:table-cell office:value-type="string">
            <text:p>972-899-8166</text:p>
          </table:table-cell>
          <table:table-cell office:value-type="string">
            <text:p>972-567-4461</text:p>
          </table:table-cell>
          <table:table-cell office:value-type="string">
            <text:p>huykhang34@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29">
            <text:p>1.29</text:p>
          </table:table-cell>
          <table:table-cell office:value-type="float" office:value="0.1">
            <text:p>0.1</text:p>
          </table:table-cell>
          <table:table-cell office:value-type="string">
            <text:p>Other See Notes</text:p>
          </table:table-cell>
          <table:table-cell office:value-type="float" office:value="0">
            <text:p>0</text:p>
          </table:table-cell>
          <table:table-cell table:number-columns-repeated="4"/>
          <table:table-cell office:value-type="string">
            <text:p>$25 </text:p>
          </table:table-cell>
          <table:table-cell office:value-type="string">
            <text:p>$45.00 setup fee&lt;br&gt;Pin debit at .19 cents. &lt;br&gt;&lt;br&gt;</text:p>
          </table:table-cell>
        </table:table-row>
        <table:table-row table:style-name="ro1">
          <table:table-cell office:value-type="float" office:value="37693761">
            <text:p>37693761</text:p>
          </table:table-cell>
          <table:table-cell office:value-type="string">
            <text:p>Aragon Transmission</text:p>
          </table:table-cell>
          <table:table-cell office:value-type="string">
            <text:p>2/9/2012 20:19</text:p>
          </table:table-cell>
          <table:table-cell office:value-type="string">
            <text:p>4/17/2012 16:05</text:p>
          </table:table-cell>
          <table:table-cell office:value-type="string">
            <text:p>4/17/2012 16:06</text:p>
          </table:table-cell>
          <table:table-cell office:value-type="string">
            <text:p>JOSE ARAGON</text:p>
          </table:table-cell>
          <table:table-cell office:value-type="string">
            <text:p>972-241-1127</text:p>
          </table:table-cell>
          <table:table-cell office:value-type="string">
            <text:p>214-517-8475</text:p>
          </table:table-cell>
          <table:table-cell office:value-type="string">
            <text:p>GLORIA.ARAGON82@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office:value-type="string">
            <text:p>Needs a phone splitter with terminal. &lt;br&gt;</text:p>
          </table:table-cell>
        </table:table-row>
        <table:table-row table:style-name="ro1">
          <table:table-cell office:value-type="float" office:value="37682032">
            <text:p>37682032</text:p>
          </table:table-cell>
          <table:table-cell office:value-type="string">
            <text:p>LG Auto Masters</text:p>
          </table:table-cell>
          <table:table-cell office:value-type="string">
            <text:p>2/9/2012 18:06</text:p>
          </table:table-cell>
          <table:table-cell office:value-type="string">
            <text:p>3/14/2012 15:13</text:p>
          </table:table-cell>
          <table:table-cell office:value-type="string">
            <text:p>2/10/2012 21:18</text:p>
          </table:table-cell>
          <table:table-cell office:value-type="string">
            <text:p>alfredo dominguez</text:p>
          </table:table-cell>
          <table:table-cell office:value-type="string">
            <text:p>214-951-7734</text:p>
          </table:table-cell>
          <table:table-cell office:value-type="string">
            <text:p>469-544-7261</text:p>
          </table:table-cell>
          <table:table-cell office:value-type="string">
            <text:p>alfredo@LFAUTOMASTERS.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Sell</text:p>
          </table:table-cell>
          <table:table-cell office:value-type="string">
            <text:p>Auth.net Retail</text:p>
          </table:table-cell>
          <table:table-cell office:value-type="string">
            <text:p>No Debit</text:p>
          </table:table-cell>
          <table:table-cell office:value-type="float" office:value="5">
            <text:p>5</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
            <text:p>79</text:p>
          </table:table-cell>
          <table:table-cell table:number-columns-repeated="4"/>
          <table:table-cell office:value-type="string">
            <text:p>$50.00 </text:p>
          </table:table-cell>
          <table:table-cell office:value-type="string">
            <text:p>guy will be using iphone with auth.net. Says he has a swiper that he purchased from Apple, told him we would try that with app ninjas and see how it works. Will be good to test if app ninjas is really propriatery or they are just saying that. &lt;br&gt;&lt;br&gt;Wants a call tomorrow to discuss how to cancel out his other credit card companies. &lt;br&gt;&lt;br&gt;Also told him we sell swipers if that does not work for 79.95&lt;br&gt;</text:p>
          </table:table-cell>
        </table:table-row>
        <table:table-row table:style-name="ro1">
          <table:table-cell office:value-type="float" office:value="37668665">
            <text:p>37668665</text:p>
          </table:table-cell>
          <table:table-cell office:value-type="string">
            <text:p>PRT Performance</text:p>
          </table:table-cell>
          <table:table-cell office:value-type="string">
            <text:p>2/9/2012 16:19</text:p>
          </table:table-cell>
          <table:table-cell office:value-type="string">
            <text:p>4/17/2012 3:49</text:p>
          </table:table-cell>
          <table:table-cell office:value-type="string">
            <text:p>4/12/2012 20:22</text:p>
          </table:table-cell>
          <table:table-cell office:value-type="string">
            <text:p>STEVEN KAN</text:p>
          </table:table-cell>
          <table:table-cell office:value-type="string">
            <text:p>817-823-7892</text:p>
          </table:table-cell>
          <table:table-cell office:value-type="string">
            <text:p>817-683-5715</text:p>
          </table:table-cell>
          <table:table-cell office:value-type="string">
            <text:p>STEVE@KANTUNING.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office:value-type="string">
            <text:p>Other See Notes</text:p>
          </table:table-cell>
          <table:table-cell office:value-type="float" office:value="1.09">
            <text:p>1.0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25">
            <text:p>25</text:p>
          </table:table-cell>
          <table:table-cell office:value-type="string">
            <text:p>14.95/ month phone swipe plan A&lt;br&gt;</text:p>
          </table:table-cell>
        </table:table-row>
        <table:table-row table:style-name="ro1">
          <table:table-cell office:value-type="float" office:value="37601388">
            <text:p>37601388</text:p>
          </table:table-cell>
          <table:table-cell office:value-type="string">
            <text:p>Serenity Spa</text:p>
          </table:table-cell>
          <table:table-cell office:value-type="string">
            <text:p>2/8/2012 21:59</text:p>
          </table:table-cell>
          <table:table-cell office:value-type="string">
            <text:p>8/16/2012 16:36</text:p>
          </table:table-cell>
          <table:table-cell office:value-type="string">
            <text:p>8/10/2012 15:23</text:p>
          </table:table-cell>
          <table:table-cell office:value-type="string">
            <text:p>LORI WALTERS</text:p>
          </table:table-cell>
          <table:table-cell office:value-type="string">
            <text:p>209-257-4744</text:p>
          </table:table-cell>
          <table:table-cell office:value-type="string">
            <text:p>209-261-9093</text:p>
          </table:table-cell>
          <table:table-cell office:value-type="string">
            <text:p>SRNTSPA@SBCGLOBAL.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
            <text:p>0.1</text:p>
          </table:table-cell>
          <table:table-cell office:value-type="string">
            <text:p>$95.00 </text:p>
          </table:table-cell>
          <table:table-cell office:value-type="float" office:value="49.95">
            <text:p>49.95</text:p>
          </table:table-cell>
          <table:table-cell table:number-columns-repeated="4"/>
          <table:table-cell office:value-type="float" office:value="50">
            <text:p>50</text:p>
          </table:table-cell>
          <table:table-cell/>
        </table:table-row>
        <table:table-row table:style-name="ro1">
          <table:table-cell office:value-type="float" office:value="37600931">
            <text:p>37600931</text:p>
          </table:table-cell>
          <table:table-cell office:value-type="string">
            <text:p>Lucky Days Barber Shop</text:p>
          </table:table-cell>
          <table:table-cell office:value-type="string">
            <text:p>2/8/2012 21:52</text:p>
          </table:table-cell>
          <table:table-cell office:value-type="string">
            <text:p>3/7/2012 18:30</text:p>
          </table:table-cell>
          <table:table-cell office:value-type="string">
            <text:p>3/7/2012 18:33</text:p>
          </table:table-cell>
          <table:table-cell office:value-type="string">
            <text:p>Timothy Petry</text:p>
          </table:table-cell>
          <table:table-cell office:value-type="string">
            <text:p>940-483-1300</text:p>
          </table:table-cell>
          <table:table-cell office:value-type="string">
            <text:p>940-230-9878</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09">
            <text:p>1.09</text:p>
          </table:table-cell>
          <table:table-cell office:value-type="float" office:value="0.12">
            <text:p>0.12</text:p>
          </table:table-cell>
          <table:table-cell office:value-type="string">
            <text:p>Other See Notes</text:p>
          </table:table-cell>
          <table:table-cell office:value-type="float" office:value="89.95">
            <text:p>89.95</text:p>
          </table:table-cell>
          <table:table-cell table:number-columns-repeated="6"/>
        </table:table-row>
        <table:table-row table:style-name="ro2">
          <table:table-cell office:value-type="float" office:value="37597775">
            <text:p>37597775</text:p>
          </table:table-cell>
          <table:table-cell office:value-type="string">
            <text:p>PC DUDE COMPUTER SOLUTIONS</text:p>
          </table:table-cell>
          <table:table-cell office:value-type="string">
            <text:p>2/8/2012 21:40</text:p>
          </table:table-cell>
          <table:table-cell table:number-columns-repeated="2" office:value-type="string">
            <text:p>5/3/2012 19:57</text:p>
          </table:table-cell>
          <table:table-cell office:value-type="string">
            <text:p>TED NEWMAN</text:p>
          </table:table-cell>
          <table:table-cell office:value-type="string">
            <text:p>615-882-9446</text:p>
          </table:table-cell>
          <table:table-cell office:value-type="string">
            <text:p>615-405-9669 cell</text:p>
          </table:table-cell>
          <table:table-cell office:value-type="string">
            <text:p>TNEWMAN@TNSCI.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15">
            <text:p>0.15</text:p>
          </table:table-cell>
          <table:table-cell office:value-type="float" office:value="0.08">
            <text:p>0.08</text:p>
          </table:table-cell>
          <table:table-cell office:value-type="string">
            <text:p>$95.00 </text:p>
          </table:table-cell>
          <table:table-cell office:value-type="float" office:value="89.95">
            <text:p>89.95</text:p>
          </table:table-cell>
          <table:table-cell table:number-columns-repeated="4"/>
          <table:table-cell office:value-type="float" office:value="25">
            <text:p>25</text:p>
          </table:table-cell>
          <table:table-cell/>
        </table:table-row>
        <table:table-row table:style-name="ro1">
          <table:table-cell office:value-type="float" office:value="37582172">
            <text:p>37582172</text:p>
          </table:table-cell>
          <table:table-cell office:value-type="string">
            <text:p>Q HYDRALICS</text:p>
          </table:table-cell>
          <table:table-cell office:value-type="string">
            <text:p>2/8/2012 19:58</text:p>
          </table:table-cell>
          <table:table-cell office:value-type="string">
            <text:p>5/15/2012 22:08</text:p>
          </table:table-cell>
          <table:table-cell office:value-type="string">
            <text:p>5/2/2012 15:29</text:p>
          </table:table-cell>
          <table:table-cell office:value-type="string">
            <text:p>ABUNDIO QUINTANILLA</text:p>
          </table:table-cell>
          <table:table-cell office:value-type="string">
            <text:p>214-905-0881</text:p>
          </table:table-cell>
          <table:table-cell/>
          <table:table-cell office:value-type="string">
            <text:p>QHINC@HOT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string">
            <text:p>$50.00 </text:p>
          </table:table-cell>
          <table:table-cell/>
        </table:table-row>
        <table:table-row table:style-name="ro1">
          <table:table-cell office:value-type="float" office:value="37581919">
            <text:p>37581919</text:p>
          </table:table-cell>
          <table:table-cell office:value-type="string">
            <text:p>CENTRAL AUTOHAUS</text:p>
          </table:table-cell>
          <table:table-cell office:value-type="string">
            <text:p>2/8/2012 19:55</text:p>
          </table:table-cell>
          <table:table-cell office:value-type="string">
            <text:p>7/18/2012 17:14</text:p>
          </table:table-cell>
          <table:table-cell office:value-type="string">
            <text:p>4/5/2012 17:48</text:p>
          </table:table-cell>
          <table:table-cell office:value-type="string">
            <text:p>MARYAM MADJIDI</text:p>
          </table:table-cell>
          <table:table-cell office:value-type="string">
            <text:p>972-437-5555</text:p>
          </table:table-cell>
          <table:table-cell/>
          <table:table-cell office:value-type="string">
            <text:p>CENTRALAUTOHAUS@GMAIL.COM</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25">
            <text:p>0.25</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string">
            <text:p>$50.00 </text:p>
          </table:table-cell>
          <table:table-cell office:value-type="string">
            <text:p>&lt;br&gt;</text:p>
          </table:table-cell>
        </table:table-row>
        <table:table-row table:style-name="ro1">
          <table:table-cell office:value-type="float" office:value="37580764">
            <text:p>37580764</text:p>
          </table:table-cell>
          <table:table-cell office:value-type="string">
            <text:p>Heroes The Store Inc</text:p>
          </table:table-cell>
          <table:table-cell office:value-type="string">
            <text:p>2/8/2012 19:36</text:p>
          </table:table-cell>
          <table:table-cell office:value-type="string">
            <text:p>8/14/2012 20:06</text:p>
          </table:table-cell>
          <table:table-cell office:value-type="string">
            <text:p>3/23/2012 21:09</text:p>
          </table:table-cell>
          <table:table-cell office:value-type="string">
            <text:p>Alex lopez</text:p>
          </table:table-cell>
          <table:table-cell office:value-type="string">
            <text:p>972-724-2900</text:p>
          </table:table-cell>
          <table:table-cell office:value-type="string">
            <text:p>214-906-7151</text:p>
          </table:table-cell>
          <table:table-cell/>
          <table:table-cell office:value-type="string">
            <text:p>Self Gen</text:p>
          </table:table-cell>
          <table:table-cell office:value-type="string">
            <text:p>Retail/ Swipe</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External Swap</text:p>
          </table:table-cell>
          <table:table-cell office:value-type="string">
            <text:p>$8.50 </text:p>
          </table:table-cell>
          <table:table-cell office:value-type="float" office:value="0.25">
            <text:p>0.25</text:p>
          </table:table-cell>
          <table:table-cell office:value-type="float" office:value="0.1">
            <text:p>0.1</text:p>
          </table:table-cell>
          <table:table-cell office:value-type="string">
            <text:p>Other See Notes</text:p>
          </table:table-cell>
          <table:table-cell office:value-type="float" office:value="89.95">
            <text:p>89.95</text:p>
          </table:table-cell>
          <table:table-cell table:number-columns-repeated="4"/>
          <table:table-cell office:value-type="string">
            <text:p>$700.00 </text:p>
          </table:table-cell>
          <table:table-cell office:value-type="string">
            <text:p>$45.00 annual fee on second location. &lt;br&gt;$100.00 setup fee on one location only. &lt;br&gt;MID FOR LOCATION 2- 8788290315240&lt;br&gt;V number for Heroes 70779941&lt;br&gt;number to check batches 800-552-8227&lt;br&gt;</text:p>
          </table:table-cell>
        </table:table-row>
        <table:table-row table:style-name="ro1">
          <table:table-cell office:value-type="float" office:value="37577402">
            <text:p>37577402</text:p>
          </table:table-cell>
          <table:table-cell office:value-type="string">
            <text:p>Renee Pope</text:p>
          </table:table-cell>
          <table:table-cell office:value-type="string">
            <text:p>2/8/2012 19:17</text:p>
          </table:table-cell>
          <table:table-cell office:value-type="string">
            <text:p>5/15/2012 15:59</text:p>
          </table:table-cell>
          <table:table-cell office:value-type="string">
            <text:p>2/10/2012 16:03</text:p>
          </table:table-cell>
          <table:table-cell office:value-type="string">
            <text:p>Renee Pope</text:p>
          </table:table-cell>
          <table:table-cell office:value-type="string">
            <text:p>615-238-7760</text:p>
          </table:table-cell>
          <table:table-cell/>
          <table:table-cell office:value-type="string">
            <text:p>RAIN@RAINSEWS.COM</text:p>
          </table:table-cell>
          <table:table-cell office:value-type="string">
            <text:p>PPG Appt</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office:value-type="string">
            <text:p>Other See Notes</text:p>
          </table:table-cell>
          <table:table-cell office:value-type="float" office:value="2.69">
            <text:p>2.69</text:p>
          </table:table-cell>
          <table:table-cell office:value-type="float" office:value="0.19">
            <text:p>0.19</text:p>
          </table:table-cell>
          <table:table-cell office:value-type="string">
            <text:p>Waived</text:p>
          </table:table-cell>
          <table:table-cell office:value-type="float" office:value="0">
            <text:p>0</text:p>
          </table:table-cell>
          <table:table-cell table:number-columns-repeated="4"/>
          <table:table-cell office:value-type="float" office:value="0">
            <text:p>0</text:p>
          </table:table-cell>
          <table:table-cell/>
        </table:table-row>
        <table:table-row table:style-name="ro1">
          <table:table-cell office:value-type="float" office:value="37495513">
            <text:p>37495513</text:p>
          </table:table-cell>
          <table:table-cell office:value-type="string">
            <text:p>Samuels Tree Service</text:p>
          </table:table-cell>
          <table:table-cell office:value-type="string">
            <text:p>2/8/2012 0:14</text:p>
          </table:table-cell>
          <table:table-cell office:value-type="string">
            <text:p>3/19/2012 22:30</text:p>
          </table:table-cell>
          <table:table-cell office:value-type="string">
            <text:p>3/15/2012 22:25</text:p>
          </table:table-cell>
          <table:table-cell office:value-type="string">
            <text:p>Marcus French</text:p>
          </table:table-cell>
          <table:table-cell office:value-type="string">
            <text:p>940-595-3335</text:p>
          </table:table-cell>
          <table:table-cell/>
          <table:table-cell office:value-type="string">
            <text:p>msfrench25@hotmail.com</text:p>
          </table:table-cell>
          <table:table-cell office:value-type="string">
            <text:p>PPG Appt</text:p>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office:value-type="float" office:value="0.19">
            <text:p>0.19</text:p>
          </table:table-cell>
          <table:table-cell office:value-type="string">
            <text:p>Waived</text:p>
          </table:table-cell>
          <table:table-cell office:value-type="float" office:value="0">
            <text:p>0</text:p>
          </table:table-cell>
          <table:table-cell table:number-columns-repeated="4"/>
          <table:table-cell office:value-type="string">
            <text:p>20.00 PPT is paying the frieght on this but I charged $20</text:p>
          </table:table-cell>
          <table:table-cell office:value-type="string">
            <text:p>wants to do an auth.net retail with a swiper, and no monthly min fee. &lt;br&gt;</text:p>
          </table:table-cell>
        </table:table-row>
        <table:table-row table:style-name="ro1">
          <table:table-cell office:value-type="float" office:value="37495278">
            <text:p>37495278</text:p>
          </table:table-cell>
          <table:table-cell office:value-type="string">
            <text:p>JK KOOLING</text:p>
          </table:table-cell>
          <table:table-cell office:value-type="string">
            <text:p>2/8/2012 0:08</text:p>
          </table:table-cell>
          <table:table-cell office:value-type="string">
            <text:p>5/21/2012 19:04</text:p>
          </table:table-cell>
          <table:table-cell office:value-type="string">
            <text:p>5/21/2012 19:06</text:p>
          </table:table-cell>
          <table:table-cell office:value-type="string">
            <text:p>WALTER KENT</text:p>
          </table:table-cell>
          <table:table-cell office:value-type="string">
            <text:p>972-748-8132</text:p>
          </table:table-cell>
          <table:table-cell/>
          <table:table-cell office:value-type="string">
            <text:p>KWALT88@HOTMAIL.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Internal Pin Pad</text:p>
          </table:table-cell>
          <table:table-cell office:value-type="float" office:value="5">
            <text:p>5</text:p>
          </table:table-cell>
          <table:table-cell office:value-type="float" office:value="1.19">
            <text:p>1.19</text:p>
          </table:table-cell>
          <table:table-cell office:value-type="float" office:value="0.19">
            <text:p>0.19</text:p>
          </table:table-cell>
          <table:table-cell office:value-type="string">
            <text:p>Other See Notes</text:p>
          </table:table-cell>
          <table:table-cell office:value-type="float" office:value="79">
            <text:p>79</text:p>
          </table:table-cell>
          <table:table-cell table:number-columns-repeated="4"/>
          <table:table-cell office:value-type="float" office:value="10">
            <text:p>10</text:p>
          </table:table-cell>
          <table:table-cell office:value-type="string">
            <text:p>TMS phonejack deal. &lt;br&gt;</text:p>
          </table:table-cell>
        </table:table-row>
        <table:table-row table:style-name="ro1">
          <table:table-cell office:value-type="float" office:value="37402949">
            <text:p>37402949</text:p>
          </table:table-cell>
          <table:table-cell office:value-type="string">
            <text:p>SOL BEAUTY SALON</text:p>
          </table:table-cell>
          <table:table-cell office:value-type="string">
            <text:p>2/7/2012 1:11</text:p>
          </table:table-cell>
          <table:table-cell office:value-type="string">
            <text:p>5/14/2012 20:21</text:p>
          </table:table-cell>
          <table:table-cell office:value-type="string">
            <text:p>5/14/2012 21:00</text:p>
          </table:table-cell>
          <table:table-cell office:value-type="string">
            <text:p>CRISTELA PERALES</text:p>
          </table:table-cell>
          <table:table-cell office:value-type="string">
            <text:p>972-602-9091</text:p>
          </table:table-cell>
          <table:table-cell table:number-columns-repeated="2"/>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No Debit</text:p>
          </table:table-cell>
          <table:table-cell office:value-type="string">
            <text:p>$5.95 </text:p>
          </table:table-cell>
          <table:table-cell office:value-type="float" office:value="1.09">
            <text:p>1.09</text:p>
          </table:table-cell>
          <table:table-cell office:value-type="float" office:value="0.12">
            <text:p>0.12</text:p>
          </table:table-cell>
          <table:table-cell office:value-type="string">
            <text:p>Waived</text:p>
          </table:table-cell>
          <table:table-cell office:value-type="float" office:value="79.95">
            <text:p>79.95</text:p>
          </table:table-cell>
          <table:table-cell table:number-columns-repeated="4"/>
          <table:table-cell office:value-type="float" office:value="0">
            <text:p>0</text:p>
          </table:table-cell>
          <table:table-cell office:value-type="string">
            <text:p>&lt;br&gt;</text:p>
          </table:table-cell>
        </table:table-row>
        <table:table-row table:style-name="ro1">
          <table:table-cell office:value-type="float" office:value="37372902">
            <text:p>37372902</text:p>
          </table:table-cell>
          <table:table-cell office:value-type="string">
            <text:p>Branching Out Even Florist</text:p>
          </table:table-cell>
          <table:table-cell office:value-type="string">
            <text:p>2/6/2012 20:38</text:p>
          </table:table-cell>
          <table:table-cell office:value-type="string">
            <text:p>5/22/2012 14:49</text:p>
          </table:table-cell>
          <table:table-cell office:value-type="string">
            <text:p>5/22/2012 15:03</text:p>
          </table:table-cell>
          <table:table-cell office:value-type="string">
            <text:p>Vicki Sanders</text:p>
          </table:table-cell>
          <table:table-cell office:value-type="string">
            <text:p>(615)915-0043</text:p>
          </table:table-cell>
          <table:table-cell office:value-type="string">
            <text:p>cell 6154566962</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37206802">
            <text:p>37206802</text:p>
          </table:table-cell>
          <table:table-cell office:value-type="string">
            <text:p>Victory Lane</text:p>
          </table:table-cell>
          <table:table-cell office:value-type="string">
            <text:p>2/3/2012 19:36</text:p>
          </table:table-cell>
          <table:table-cell office:value-type="string">
            <text:p>6/25/2012 17:14</text:p>
          </table:table-cell>
          <table:table-cell office:value-type="string">
            <text:p>2/3/2012 20:16</text:p>
          </table:table-cell>
          <table:table-cell office:value-type="string">
            <text:p>Ed Chamberlain</text:p>
          </table:table-cell>
          <table:table-cell office:value-type="string">
            <text:p>918-269-1639</text:p>
          </table:table-cell>
          <table:table-cell office:value-type="string">
            <text:p>918-493-1888</text:p>
          </table:table-cell>
          <table:table-cell office:value-type="string">
            <text:p>cetco_llc@hotmail.com</text:p>
          </table:table-cell>
          <table:table-cell table:number-columns-repeated="16"/>
          <table:table-cell office:value-type="string">
            <text:p>Need to get in contact with his POS company&lt;br&gt;it is ISI POS their phone number is 800-922-3099&lt;br&gt;&lt;br&gt;</text:p>
          </table:table-cell>
        </table:table-row>
        <table:table-row table:style-name="ro1">
          <table:table-cell office:value-type="float" office:value="37184065">
            <text:p>37184065</text:p>
          </table:table-cell>
          <table:table-cell office:value-type="string">
            <text:p>5 Star Auto Perfections</text:p>
          </table:table-cell>
          <table:table-cell office:value-type="string">
            <text:p>2/3/2012 16:44</text:p>
          </table:table-cell>
          <table:table-cell office:value-type="string">
            <text:p>8/31/2012 17:11</text:p>
          </table:table-cell>
          <table:table-cell office:value-type="string">
            <text:p>2/14/2012 22:18</text:p>
          </table:table-cell>
          <table:table-cell office:value-type="string">
            <text:p>Santa Jenkins (goes by Cory)</text:p>
          </table:table-cell>
          <table:table-cell office:value-type="string">
            <text:p>615-724-8884</text:p>
          </table:table-cell>
          <table:table-cell/>
          <table:table-cell office:value-type="string">
            <text:p>5STARAUTOPERFECTIONS@GMAIL.COM</text:p>
          </table:table-cell>
          <table:table-cell/>
          <table:table-cell office:value-type="string">
            <text:p>Retail/ Swipe</text:p>
          </table:table-cell>
          <table:table-cell office:value-type="string">
            <text:p>3 tier</text:p>
          </table:table-cell>
          <table:table-cell office:value-type="string">
            <text:p>Sell</text:p>
          </table:table-cell>
          <table:table-cell office:value-type="string">
            <text:p>Auth.net Retail</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4"/>
          <table:table-cell office:value-type="float" office:value="50">
            <text:p>50</text:p>
          </table:table-cell>
          <table:table-cell office:value-type="string">
            <text:p>&lt;br&gt;</text:p>
          </table:table-cell>
        </table:table-row>
        <table:table-row table:style-name="ro1">
          <table:table-cell office:value-type="float" office:value="37120882">
            <text:p>37120882</text:p>
          </table:table-cell>
          <table:table-cell office:value-type="string">
            <text:p>YVONNES BRIDAL</text:p>
          </table:table-cell>
          <table:table-cell office:value-type="string">
            <text:p>2/2/2012 23:49</text:p>
          </table:table-cell>
          <table:table-cell office:value-type="string">
            <text:p>8/30/2012 21:58</text:p>
          </table:table-cell>
          <table:table-cell office:value-type="string">
            <text:p>4/12/2012 17:12</text:p>
          </table:table-cell>
          <table:table-cell office:value-type="string">
            <text:p>YVONNE CROUCH</text:p>
          </table:table-cell>
          <table:table-cell office:value-type="string">
            <text:p>214-467-2870</text:p>
          </table:table-cell>
          <table:table-cell/>
          <table:table-cell office:value-type="string">
            <text:p>YCROUCH05@AOL.COM</text:p>
          </table:table-cell>
          <table:table-cell/>
          <table:table-cell office:value-type="string">
            <text:p>Retail/ Swipe</text:p>
          </table:table-cell>
          <table:table-cell office:value-type="string">
            <text:p>3 tier</text:p>
          </table:table-cell>
          <table:table-cell office:value-type="string">
            <text:p>Reprogram</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79">
            <text:p>79</text:p>
          </table:table-cell>
          <table:table-cell table:number-columns-repeated="5"/>
          <table:table-cell office:value-type="string">
            <text:p>&lt;br&gt;</text:p>
          </table:table-cell>
        </table:table-row>
        <table:table-row table:style-name="ro1">
          <table:table-cell office:value-type="float" office:value="37080044">
            <text:p>37080044</text:p>
          </table:table-cell>
          <table:table-cell office:value-type="string">
            <text:p>el mercadito market inc.</text:p>
          </table:table-cell>
          <table:table-cell office:value-type="string">
            <text:p>2/2/2012 19:42</text:p>
          </table:table-cell>
          <table:table-cell office:value-type="string">
            <text:p>7/9/2012 19:01</text:p>
          </table:table-cell>
          <table:table-cell office:value-type="string">
            <text:p>3/28/2012 19:23</text:p>
          </table:table-cell>
          <table:table-cell office:value-type="string">
            <text:p>Jose Garcia/ Alva</text:p>
          </table:table-cell>
          <table:table-cell office:value-type="string">
            <text:p>(209) 894-3107</text:p>
          </table:table-cell>
          <table:table-cell/>
          <table:table-cell office:value-type="string">
            <text:p>lichaavila@yahoo.com</text:p>
          </table:table-cell>
          <table:table-cell/>
          <table:table-cell office:value-type="string">
            <text:p>Retail/ Swipe</text:p>
          </table:table-cell>
          <table:table-cell office:value-type="string">
            <text:p>3 tier</text:p>
          </table:table-cell>
          <table:table-cell office:value-type="string">
            <text:p>Lease</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4">
            <text:p>1.24</text:p>
          </table:table-cell>
          <table:table-cell office:value-type="float" office:value="0.12">
            <text:p>0.12</text:p>
          </table:table-cell>
          <table:table-cell office:value-type="string">
            <text:p>Waived</text:p>
          </table:table-cell>
          <table:table-cell office:value-type="float" office:value="0">
            <text:p>0</text:p>
          </table:table-cell>
          <table:table-cell table:number-columns-repeated="5"/>
          <table:table-cell office:value-type="string">
            <text:p>leased through PDX for $25.00/month for 48 months&lt;br&gt;</text:p>
          </table:table-cell>
        </table:table-row>
        <table:table-row table:style-name="ro1">
          <table:table-cell office:value-type="float" office:value="37072021">
            <text:p>37072021</text:p>
          </table:table-cell>
          <table:table-cell office:value-type="string">
            <text:p>Fresh Perspectives Counceling</text:p>
          </table:table-cell>
          <table:table-cell office:value-type="string">
            <text:p>2/2/2012 18:21</text:p>
          </table:table-cell>
          <table:table-cell table:number-columns-repeated="2" office:value-type="string">
            <text:p>5/16/2012 16:40</text:p>
          </table:table-cell>
          <table:table-cell office:value-type="string">
            <text:p>Judy Dekuehn</text:p>
          </table:table-cell>
          <table:table-cell office:value-type="string">
            <text:p>940-380-1600</text:p>
          </table:table-cell>
          <table:table-cell office:value-type="string">
            <text:p>940-300-9933</text:p>
          </table:table-cell>
          <table:table-cell office:value-type="string">
            <text:p>counseling@fpcounseling.com</text:p>
          </table:table-cell>
          <table:table-cell/>
          <table:table-cell office:value-type="string">
            <text:p>Retail/ Swipe</text:p>
          </table:table-cell>
          <table:table-cell office:value-type="string">
            <text:p>3 tier</text:p>
          </table:table-cell>
          <table:table-cell office:value-type="string">
            <text:p>Reprogram</text:p>
          </table:table-cell>
          <table:table-cell office:value-type="string">
            <text:p>Dial Up Only</text:p>
          </table:table-cell>
          <table:table-cell office:value-type="string">
            <text:p>No Debit</text:p>
          </table:table-cell>
          <table:table-cell office:value-type="float" office:value="5">
            <text:p>5</text:p>
          </table:table-cell>
          <table:table-cell office:value-type="float" office:value="1.19">
            <text:p>1.19</text:p>
          </table:table-cell>
          <table:table-cell office:value-type="float" office:value="0.12">
            <text:p>0.12</text:p>
          </table:table-cell>
          <table:table-cell office:value-type="string">
            <text:p>Other See Notes</text:p>
          </table:table-cell>
          <table:table-cell office:value-type="float" office:value="89.95">
            <text:p>89.95</text:p>
          </table:table-cell>
          <table:table-cell table:number-columns-repeated="5"/>
          <table:table-cell office:value-type="string">
            <text:p>75.00 start up fee&lt;br&gt;</text:p>
          </table:table-cell>
        </table:table-row>
        <table:table-row table:style-name="ro1">
          <table:table-cell office:value-type="float" office:value="37070431">
            <text:p>37070431</text:p>
          </table:table-cell>
          <table:table-cell office:value-type="string">
            <text:p>JULIANS AUTO REPAIR</text:p>
          </table:table-cell>
          <table:table-cell office:value-type="string">
            <text:p>2/2/2012 18:12</text:p>
          </table:table-cell>
          <table:table-cell office:value-type="string">
            <text:p>5/15/2012 17:40</text:p>
          </table:table-cell>
          <table:table-cell office:value-type="string">
            <text:p>4/5/2012 17:54</text:p>
          </table:table-cell>
          <table:table-cell office:value-type="string">
            <text:p>JULIAN GARCIA</text:p>
          </table:table-cell>
          <table:table-cell office:value-type="string">
            <text:p>817-656-4573</text:p>
          </table:table-cell>
          <table:table-cell office:value-type="string">
            <text:p>817-798-8421</text:p>
          </table:table-cell>
          <table:table-cell office:value-type="string">
            <text:p>JJULIAN61@HOT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Other See Notes</text:p>
          </table:table-cell>
          <table:table-cell office:value-type="float" office:value="89.95">
            <text:p>89.95</text:p>
          </table:table-cell>
          <table:table-cell table:number-columns-repeated="4"/>
          <table:table-cell office:value-type="float" office:value="50">
            <text:p>50</text:p>
          </table:table-cell>
          <table:table-cell office:value-type="string">
            <text:p>50 setup fee&lt;br&gt;call in 30 days to review statement. &lt;br&gt;Are we waiting on something? Looks like it needs to be submitted&lt;br&gt;&lt;br&gt;</text:p>
          </table:table-cell>
        </table:table-row>
        <table:table-row table:style-name="ro1">
          <table:table-cell office:value-type="float" office:value="37062205">
            <text:p>37062205</text:p>
          </table:table-cell>
          <table:table-cell office:value-type="string">
            <text:p>Clark and Company Hair and Nail Salon</text:p>
          </table:table-cell>
          <table:table-cell office:value-type="string">
            <text:p>2/2/2012 17:16</text:p>
          </table:table-cell>
          <table:table-cell table:number-columns-repeated="2" office:value-type="string">
            <text:p>8/2/2012 15:48</text:p>
          </table:table-cell>
          <table:table-cell office:value-type="string">
            <text:p>Scott Clark</text:p>
          </table:table-cell>
          <table:table-cell office:value-type="string">
            <text:p>(615) 269-5599</text:p>
          </table:table-cell>
          <table:table-cell office:value-type="string">
            <text:p>(615) 300-5052</text:p>
          </table:table-cell>
          <table:table-cell office:value-type="string">
            <text:p>SCLARKANDCO@YAHOO.com</text:p>
          </table:table-cell>
          <table:table-cell/>
          <table:table-cell office:value-type="string">
            <text:p>Retail/ Swipe</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External Swap</text:p>
          </table:table-cell>
          <table:table-cell office:value-type="string">
            <text:p>$8.50 </text:p>
          </table:table-cell>
          <table:table-cell office:value-type="float" office:value="0.05">
            <text:p>0.05</text:p>
          </table:table-cell>
          <table:table-cell office:value-type="string">
            <text:p>Other See Notes</text:p>
          </table:table-cell>
          <table:table-cell office:value-type="string">
            <text:p>$95.00 </text:p>
          </table:table-cell>
          <table:table-cell office:value-type="float" office:value="89.95">
            <text:p>89.95</text:p>
          </table:table-cell>
          <table:table-cell table:number-columns-repeated="5"/>
          <table:table-cell office:value-type="string">
            <text:p>.06 cents auth&lt;br&gt;one time setup for debit is 29.95&lt;br&gt;this is 70/30 split&lt;br&gt;hypercom 4220 reprogram&lt;br&gt;</text:p>
          </table:table-cell>
        </table:table-row>
        <table:table-row table:style-name="ro1">
          <table:table-cell office:value-type="float" office:value="36999924">
            <text:p>36999924</text:p>
          </table:table-cell>
          <table:table-cell office:value-type="string">
            <text:p>Fitz It Auto Repair</text:p>
          </table:table-cell>
          <table:table-cell office:value-type="string">
            <text:p>2/1/2012 23:02</text:p>
          </table:table-cell>
          <table:table-cell office:value-type="string">
            <text:p>8/29/2012 15:39</text:p>
          </table:table-cell>
          <table:table-cell office:value-type="string">
            <text:p>8/29/2012 15:50</text:p>
          </table:table-cell>
          <table:table-cell office:value-type="string">
            <text:p>Ronnie Fitzgerald</text:p>
          </table:table-cell>
          <table:table-cell office:value-type="string">
            <text:p>(615) 948-2204</text:p>
          </table:table-cell>
          <table:table-cell/>
          <table:table-cell office:value-type="string">
            <text:p>fitzitautorepair@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Sell</text:p>
          </table:table-cell>
          <table:table-cell office:value-type="string">
            <text:p>Auth.net Retail</text:p>
          </table:table-cell>
          <table:table-cell table:number-columns-repeated="10"/>
          <table:table-cell office:value-type="float" office:value="50">
            <text:p>50</text:p>
          </table:table-cell>
          <table:table-cell office:value-type="string">
            <text:p>sold a swiper to him at $70.00. &lt;br&gt;</text:p>
          </table:table-cell>
        </table:table-row>
        <table:table-row table:style-name="ro1">
          <table:table-cell office:value-type="float" office:value="36998469">
            <text:p>36998469</text:p>
          </table:table-cell>
          <table:table-cell office:value-type="string">
            <text:p>Scales Funeral Home, Inc</text:p>
          </table:table-cell>
          <table:table-cell office:value-type="string">
            <text:p>2/1/2012 23:00</text:p>
          </table:table-cell>
          <table:table-cell office:value-type="string">
            <text:p>7/16/2012 21:22</text:p>
          </table:table-cell>
          <table:table-cell office:value-type="string">
            <text:p>7/16/2012 22:01</text:p>
          </table:table-cell>
          <table:table-cell office:value-type="string">
            <text:p>Brandon Stark</text:p>
          </table:table-cell>
          <table:table-cell office:value-type="string">
            <text:p>(615) 329-9880</text:p>
          </table:table-cell>
          <table:table-cell table:number-columns-repeated="2"/>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1.39">
            <text:p>1.3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6"/>
        </table:table-row>
        <table:table-row table:style-name="ro2">
          <table:table-cell office:value-type="float" office:value="36967358">
            <text:p>36967358</text:p>
          </table:table-cell>
          <table:table-cell office:value-type="string">
            <text:p>SOULS OF CHRIST APOSTOLIC CHURCH</text:p>
          </table:table-cell>
          <table:table-cell office:value-type="string">
            <text:p>2/1/2012 20:13</text:p>
          </table:table-cell>
          <table:table-cell office:value-type="string">
            <text:p>5/15/2012 22:05</text:p>
          </table:table-cell>
          <table:table-cell office:value-type="string">
            <text:p>2/7/2012 23:12</text:p>
          </table:table-cell>
          <table:table-cell office:value-type="string">
            <text:p>BESSIE ARCHIE</text:p>
          </table:table-cell>
          <table:table-cell office:value-type="string">
            <text:p>214-306-1643</text:p>
          </table:table-cell>
          <table:table-cell/>
          <table:table-cell office:value-type="string">
            <text:p>BESSIEARCHIE2@YAHOO.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09">
            <text:p>1.09</text:p>
          </table:table-cell>
          <table:table-cell office:value-type="float" office:value="0.12">
            <text:p>0.12</text:p>
          </table:table-cell>
          <table:table-cell office:value-type="string">
            <text:p>$95.00 </text:p>
          </table:table-cell>
          <table:table-cell office:value-type="float" office:value="79">
            <text:p>79</text:p>
          </table:table-cell>
          <table:table-cell table:number-columns-repeated="6"/>
        </table:table-row>
        <table:table-row table:style-name="ro1">
          <table:table-cell office:value-type="float" office:value="36962294">
            <text:p>36962294</text:p>
          </table:table-cell>
          <table:table-cell office:value-type="string">
            <text:p>sno-white drive in</text:p>
          </table:table-cell>
          <table:table-cell office:value-type="string">
            <text:p>2/1/2012 19:26</text:p>
          </table:table-cell>
          <table:table-cell office:value-type="string">
            <text:p>7/9/2012 18:48</text:p>
          </table:table-cell>
          <table:table-cell office:value-type="string">
            <text:p>3/13/2012 20:16</text:p>
          </table:table-cell>
          <table:table-cell office:value-type="string">
            <text:p>ashur youkhana</text:p>
          </table:table-cell>
          <table:table-cell office:value-type="string">
            <text:p>209-848-3908</text:p>
          </table:table-cell>
          <table:table-cell/>
          <table:table-cell office:value-type="string">
            <text:p>ashur1010@yahoo.com</text:p>
          </table:table-cell>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0.25">
            <text:p>0.25</text:p>
          </table:table-cell>
          <table:table-cell office:value-type="float" office:value="0.08">
            <text:p>0.08</text:p>
          </table:table-cell>
          <table:table-cell office:value-type="string">
            <text:p>Waived</text:p>
          </table:table-cell>
          <table:table-cell office:value-type="float" office:value="89.95">
            <text:p>89.95</text:p>
          </table:table-cell>
          <table:table-cell table:number-columns-repeated="5"/>
          <table:table-cell office:value-type="string">
            <text:p>Merchant send in all docs for Cash advance approval. I sent those docs to doug miller at PPT to get him approved. Must follow up with this.&lt;br&gt;Do not activate until cash advance is approved. 2/6/12 &lt;br&gt;</text:p>
          </table:table-cell>
        </table:table-row>
        <table:table-row table:style-name="ro1">
          <table:table-cell office:value-type="float" office:value="36961647">
            <text:p>36961647</text:p>
          </table:table-cell>
          <table:table-cell office:value-type="string">
            <text:p>Sho-off CAR WASH INC</text:p>
          </table:table-cell>
          <table:table-cell office:value-type="string">
            <text:p>2/1/2012 19:19</text:p>
          </table:table-cell>
          <table:table-cell office:value-type="string">
            <text:p>5/16/2012 20:52</text:p>
          </table:table-cell>
          <table:table-cell office:value-type="string">
            <text:p>5/16/2012 20:54</text:p>
          </table:table-cell>
          <table:table-cell office:value-type="string">
            <text:p>ERIC WALKER</text:p>
          </table:table-cell>
          <table:table-cell office:value-type="string">
            <text:p>314-369-9772</text:p>
          </table:table-cell>
          <table:table-cell office:value-type="string">
            <text:p>314-489-5456</text:p>
          </table:table-cell>
          <table:table-cell office:value-type="string">
            <text:p>ERIC@SHOOFF.COM</text:p>
          </table:table-cell>
          <table:table-cell/>
          <table:table-cell office:value-type="string">
            <text:p>Retail/ Swipe</text:p>
          </table:table-cell>
          <table:table-cell office:value-type="string">
            <text:p>Cost Plus</text:p>
          </table:table-cell>
          <table:table-cell office:value-type="string">
            <text:p>Reprogram</text:p>
          </table:table-cell>
          <table:table-cell office:value-type="string">
            <text:p>Wireless</text:p>
          </table:table-cell>
          <table:table-cell office:value-type="string">
            <text:p>No Debit</text:p>
          </table:table-cell>
          <table:table-cell office:value-type="string">
            <text:p>$5.95 </text:p>
          </table:table-cell>
          <table:table-cell office:value-type="float" office:value="0.25">
            <text:p>0.25</text:p>
          </table:table-cell>
          <table:table-cell office:value-type="float" office:value="0.1">
            <text:p>0.1</text:p>
          </table:table-cell>
          <table:table-cell office:value-type="string">
            <text:p>Other See Notes</text:p>
          </table:table-cell>
          <table:table-cell office:value-type="float" office:value="89.95">
            <text:p>89.95</text:p>
          </table:table-cell>
          <table:table-cell table:number-columns-repeated="5"/>
          <table:table-cell office:value-type="string">
            <text:p>$150.00 setup fee to cover the 3 locations wireless activation fee of 35 per location&lt;br&gt;</text:p>
          </table:table-cell>
        </table:table-row>
        <table:table-row table:style-name="ro1">
          <table:table-cell office:value-type="float" office:value="36961486">
            <text:p>36961486</text:p>
          </table:table-cell>
          <table:table-cell office:value-type="string">
            <text:p>PERFECT AUTO SERVICE</text:p>
          </table:table-cell>
          <table:table-cell office:value-type="string">
            <text:p>2/1/2012 19:15</text:p>
          </table:table-cell>
          <table:table-cell office:value-type="string">
            <text:p>4/16/2012 20:16</text:p>
          </table:table-cell>
          <table:table-cell office:value-type="string">
            <text:p>2/24/2012 15:36</text:p>
          </table:table-cell>
          <table:table-cell office:value-type="string">
            <text:p>TADEUSE KUS</text:p>
          </table:table-cell>
          <table:table-cell table:number-columns-repeated="2" office:value-type="string">
            <text:p>214-350-8900</text:p>
          </table:table-cell>
          <table:table-cell table:number-columns-repeated="2"/>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95.00 </text:p>
          </table:table-cell>
          <table:table-cell office:value-type="float" office:value="79">
            <text:p>79</text:p>
          </table:table-cell>
          <table:table-cell table:number-columns-repeated="5"/>
          <table:table-cell office:value-type="string">
            <text:p>They called and tried to cancel today (2/6/12) They want there rates lowered and possibly refund the 95 dollar set up fee.&amp;nbsp; &lt;br&gt;</text:p>
          </table:table-cell>
        </table:table-row>
        <table:table-row table:style-name="ro1">
          <table:table-cell office:value-type="float" office:value="36960869">
            <text:p>36960869</text:p>
          </table:table-cell>
          <table:table-cell office:value-type="string">
            <text:p>Americas Best Value Inn &amp; Suites</text:p>
          </table:table-cell>
          <table:table-cell office:value-type="string">
            <text:p>2/1/2012 19:09</text:p>
          </table:table-cell>
          <table:table-cell office:value-type="string">
            <text:p>7/24/2012 21:20</text:p>
          </table:table-cell>
          <table:table-cell office:value-type="string">
            <text:p>4/24/2012 17:39</text:p>
          </table:table-cell>
          <table:table-cell office:value-type="string">
            <text:p>Hanna Patel</text:p>
          </table:table-cell>
          <table:table-cell office:value-type="string">
            <text:p>636-947-5900</text:p>
          </table:table-cell>
          <table:table-cell table:number-columns-repeated="3"/>
          <table:table-cell office:value-type="string">
            <text:p>Retail/ Swipe</text:p>
          </table:table-cell>
          <table:table-cell office:value-type="string">
            <text:p>Cost Plus</text:p>
          </table:table-cell>
          <table:table-cell office:value-type="string">
            <text:p>Reprogram</text:p>
          </table:table-cell>
          <table:table-cell office:value-type="string">
            <text:p>Other See Notes</text:p>
          </table:table-cell>
          <table:table-cell office:value-type="string">
            <text:p>No Debit</text:p>
          </table:table-cell>
          <table:table-cell office:value-type="string">
            <text:p>$8.50 </text:p>
          </table:table-cell>
          <table:table-cell office:value-type="float" office:value="0.25">
            <text:p>0.25</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5"/>
          <table:table-cell office:value-type="string">
            <text:p>&lt;br&gt;701-456-5720 tech support. &lt;br&gt;nitevision POS system Lady that actually knows what she is doing over there phone number is 701-456-5743&lt;br&gt;Shinee/ nitevision fax new var sheet to her 701-456-5789&lt;br&gt;</text:p>
          </table:table-cell>
        </table:table-row>
        <table:table-row table:style-name="ro2">
          <table:table-cell office:value-type="float" office:value="36416814">
            <text:p>36416814</text:p>
          </table:table-cell>
          <table:table-cell office:value-type="string">
            <text:p>Blinds 4 Real</text:p>
          </table:table-cell>
          <table:table-cell office:value-type="string">
            <text:p>1/27/2012 18:05</text:p>
          </table:table-cell>
          <table:table-cell table:number-columns-repeated="2" office:value-type="string">
            <text:p>6/5/2012 17:20</text:p>
          </table:table-cell>
          <table:table-cell office:value-type="string">
            <text:p>Larry Riddle</text:p>
          </table:table-cell>
          <table:table-cell office:value-type="string">
            <text:p>214-448-7732</text:p>
          </table:table-cell>
          <table:table-cell office:value-type="string">
            <text:p>214-274-4090 cell</text:p>
          </table:table-cell>
          <table:table-cell office:value-type="string">
            <text:p>blinds4real@gmail.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Waived</text:p>
          </table:table-cell>
          <table:table-cell office:value-type="float" office:value="49.95">
            <text:p>49.95</text:p>
          </table:table-cell>
          <table:table-cell table:number-columns-repeated="4"/>
          <table:table-cell office:value-type="float" office:value="75">
            <text:p>75</text:p>
          </table:table-cell>
          <table:table-cell/>
        </table:table-row>
        <table:table-row table:style-name="ro1">
          <table:table-cell office:value-type="float" office:value="36324864">
            <text:p>36324864</text:p>
          </table:table-cell>
          <table:table-cell office:value-type="string">
            <text:p>uba Pharmacy</text:p>
          </table:table-cell>
          <table:table-cell office:value-type="string">
            <text:p>1/26/2012 19:15</text:p>
          </table:table-cell>
          <table:table-cell office:value-type="string">
            <text:p>5/15/2012 22:04</text:p>
          </table:table-cell>
          <table:table-cell office:value-type="string">
            <text:p>2/6/2012 19:02</text:p>
          </table:table-cell>
          <table:table-cell office:value-type="string">
            <text:p>Chibe</text:p>
          </table:table-cell>
          <table:table-cell office:value-type="string">
            <text:p>(210) 646-8804</text:p>
          </table:table-cell>
          <table:table-cell table:number-columns-repeated="19"/>
        </table:table-row>
        <table:table-row table:style-name="ro1">
          <table:table-cell office:value-type="float" office:value="36295898">
            <text:p>36295898</text:p>
          </table:table-cell>
          <table:table-cell office:value-type="string">
            <text:p>Hammonds Appliance and Bedding</text:p>
          </table:table-cell>
          <table:table-cell office:value-type="string">
            <text:p>1/26/2012 16:35</text:p>
          </table:table-cell>
          <table:table-cell office:value-type="string">
            <text:p>8/29/2012 20:36</text:p>
          </table:table-cell>
          <table:table-cell office:value-type="string">
            <text:p>5/25/2012 19:27</text:p>
          </table:table-cell>
          <table:table-cell office:value-type="string">
            <text:p>Jonathan Hammonds</text:p>
          </table:table-cell>
          <table:table-cell office:value-type="string">
            <text:p>(209) 524-1225</text:p>
          </table:table-cell>
          <table:table-cell/>
          <table:table-cell office:value-type="string">
            <text:p>jonathanpd20@live.com</text:p>
          </table:table-cell>
          <table:table-cell table:number-columns-repeated="16"/>
          <table:table-cell office:value-type="string">
            <text:p>rep paid 200.&amp;nbsp; We still own phil 100&lt;br&gt;</text:p>
          </table:table-cell>
        </table:table-row>
        <table:table-row table:style-name="ro1">
          <table:table-cell office:value-type="float" office:value="36295482">
            <text:p>36295482</text:p>
          </table:table-cell>
          <table:table-cell office:value-type="string">
            <text:p>Harding Place Tobacco and Beer</text:p>
          </table:table-cell>
          <table:table-cell office:value-type="string">
            <text:p>1/26/2012 16:32</text:p>
          </table:table-cell>
          <table:table-cell office:value-type="string">
            <text:p>5/24/2012 16:50</text:p>
          </table:table-cell>
          <table:table-cell office:value-type="string">
            <text:p>5/24/2012 17:11</text:p>
          </table:table-cell>
          <table:table-cell office:value-type="string">
            <text:p>Atef Samaan</text:p>
          </table:table-cell>
          <table:table-cell office:value-type="string">
            <text:p>(615) 837-3631</text:p>
          </table:table-cell>
          <table:table-cell office:value-type="string">
            <text:p>(615) 554-3410</text:p>
          </table:table-cell>
          <table:table-cell office:value-type="string">
            <text:p>samaanatef@msn.com</text:p>
          </table:table-cell>
          <table:table-cell table:number-columns-repeated="16"/>
          <table:table-cell office:value-type="string">
            <text:p>paid rep 200&lt;br&gt;</text:p>
          </table:table-cell>
        </table:table-row>
        <table:table-row table:style-name="ro1">
          <table:table-cell office:value-type="float" office:value="36293912">
            <text:p>36293912</text:p>
          </table:table-cell>
          <table:table-cell office:value-type="string">
            <text:p>Kutting Crew</text:p>
          </table:table-cell>
          <table:table-cell office:value-type="string">
            <text:p>1/26/2012 16:21</text:p>
          </table:table-cell>
          <table:table-cell office:value-type="string">
            <text:p>8/2/2012 15:45</text:p>
          </table:table-cell>
          <table:table-cell office:value-type="string">
            <text:p>8/2/2012 15:46</text:p>
          </table:table-cell>
          <table:table-cell office:value-type="string">
            <text:p>Heather Dennis</text:p>
          </table:table-cell>
          <table:table-cell office:value-type="string">
            <text:p>(479) 267-1674</text:p>
          </table:table-cell>
          <table:table-cell/>
          <table:table-cell office:value-type="string">
            <text:p>heatherdm@cox.net</text:p>
          </table:table-cell>
          <table:table-cell table:number-columns-repeated="17"/>
        </table:table-row>
        <table:table-row table:style-name="ro1">
          <table:table-cell office:value-type="float" office:value="36293079">
            <text:p>36293079</text:p>
          </table:table-cell>
          <table:table-cell office:value-type="string">
            <text:p>Swift Auto Repair</text:p>
          </table:table-cell>
          <table:table-cell office:value-type="string">
            <text:p>1/26/2012 16:15</text:p>
          </table:table-cell>
          <table:table-cell office:value-type="string">
            <text:p>7/11/2012 18:30</text:p>
          </table:table-cell>
          <table:table-cell office:value-type="string">
            <text:p>7/10/2012 21:07</text:p>
          </table:table-cell>
          <table:table-cell office:value-type="string">
            <text:p>Patricia Swift</text:p>
          </table:table-cell>
          <table:table-cell office:value-type="string">
            <text:p>(615) 730-7491</text:p>
          </table:table-cell>
          <table:table-cell office:value-type="string">
            <text:p>patricia cell 615-977-9625</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table:number-columns-repeated="10"/>
          <table:table-cell office:value-type="float" office:value="50">
            <text:p>50</text:p>
          </table:table-cell>
          <table:table-cell office:value-type="string">
            <text:p>&lt;br&gt;</text:p>
          </table:table-cell>
        </table:table-row>
        <table:table-row table:style-name="ro1">
          <table:table-cell office:value-type="float" office:value="36284317">
            <text:p>36284317</text:p>
          </table:table-cell>
          <table:table-cell office:value-type="string">
            <text:p>Ron's Phone Doctor</text:p>
          </table:table-cell>
          <table:table-cell office:value-type="string">
            <text:p>1/26/2012 15:31</text:p>
          </table:table-cell>
          <table:table-cell office:value-type="string">
            <text:p>8/15/2012 20:15</text:p>
          </table:table-cell>
          <table:table-cell office:value-type="string">
            <text:p>6/25/2012 20:08</text:p>
          </table:table-cell>
          <table:table-cell office:value-type="string">
            <text:p>Ronald Prasad</text:p>
          </table:table-cell>
          <table:table-cell office:value-type="string">
            <text:p>(209) 622-0467</text:p>
          </table:table-cell>
          <table:table-cell/>
          <table:table-cell office:value-type="string">
            <text:p>ronsphonedoc@yahoo.com</text:p>
          </table:table-cell>
          <table:table-cell table:number-columns-repeated="16"/>
          <table:table-cell office:value-type="string">
            <text:p>paid rep 179.95&lt;br&gt;</text:p>
          </table:table-cell>
        </table:table-row>
        <table:table-row table:style-name="ro1">
          <table:table-cell office:value-type="float" office:value="36233991">
            <text:p>36233991</text:p>
          </table:table-cell>
          <table:table-cell office:value-type="string">
            <text:p>Reddens Auto</text:p>
          </table:table-cell>
          <table:table-cell office:value-type="string">
            <text:p>1/25/2012 23:48</text:p>
          </table:table-cell>
          <table:table-cell office:value-type="string">
            <text:p>8/22/2012 16:15</text:p>
          </table:table-cell>
          <table:table-cell office:value-type="string">
            <text:p>5/2/2012 20:24</text:p>
          </table:table-cell>
          <table:table-cell office:value-type="string">
            <text:p>Brian Redden</text:p>
          </table:table-cell>
          <table:table-cell office:value-type="string">
            <text:p>(209) 572-1529</text:p>
          </table:table-cell>
          <table:table-cell office:value-type="string">
            <text:p>(916) 607-9779</text:p>
          </table:table-cell>
          <table:table-cell office:value-type="string">
            <text:p>reddensauto@att.net</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44">
            <text:p>1.44</text:p>
          </table:table-cell>
          <table:table-cell office:value-type="float" office:value="0.12">
            <text:p>0.12</text:p>
          </table:table-cell>
          <table:table-cell office:value-type="string">
            <text:p>Other See Notes</text:p>
          </table:table-cell>
          <table:table-cell office:value-type="float" office:value="89.95">
            <text:p>89.95</text:p>
          </table:table-cell>
          <table:table-cell table:number-columns-repeated="4"/>
          <table:table-cell office:value-type="float" office:value="50">
            <text:p>50</text:p>
          </table:table-cell>
          <table:table-cell office:value-type="string">
            <text:p>Was a 50.00 setup fee on this one. &lt;br&gt;</text:p>
          </table:table-cell>
        </table:table-row>
        <table:table-row table:style-name="ro1">
          <table:table-cell office:value-type="float" office:value="36232946">
            <text:p>36232946</text:p>
          </table:table-cell>
          <table:table-cell office:value-type="string">
            <text:p>club 155</text:p>
          </table:table-cell>
          <table:table-cell office:value-type="string">
            <text:p>1/25/2012 23:31</text:p>
          </table:table-cell>
          <table:table-cell office:value-type="string">
            <text:p>8/16/2012 16:36</text:p>
          </table:table-cell>
          <table:table-cell office:value-type="string">
            <text:p>3/6/2012 20:52</text:p>
          </table:table-cell>
          <table:table-cell office:value-type="string">
            <text:p>Michael Haddock</text:p>
          </table:table-cell>
          <table:table-cell office:value-type="string">
            <text:p>(903) 825-6555</text:p>
          </table:table-cell>
          <table:table-cell office:value-type="string">
            <text:p>(903) 316-3787</text:p>
          </table:table-cell>
          <table:table-cell office:value-type="string">
            <text:p>mdhrebbp@yahoo.com</text:p>
          </table:table-cell>
          <table:table-cell office:value-type="string">
            <text:p>Self Gen</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09">
            <text:p>1.09</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4"/>
          <table:table-cell office:value-type="float" office:value="25">
            <text:p>25</text:p>
          </table:table-cell>
          <table:table-cell office:value-type="string">
            <text:p>&lt;br&gt;</text:p>
          </table:table-cell>
        </table:table-row>
        <table:table-row table:style-name="ro1">
          <table:table-cell office:value-type="float" office:value="36041947">
            <text:p>36041947</text:p>
          </table:table-cell>
          <table:table-cell office:value-type="string">
            <text:p>Robin Hood Antiques</text:p>
          </table:table-cell>
          <table:table-cell office:value-type="string">
            <text:p>1/24/2012 18:52</text:p>
          </table:table-cell>
          <table:table-cell office:value-type="string">
            <text:p>4/24/2012 20:55</text:p>
          </table:table-cell>
          <table:table-cell office:value-type="string">
            <text:p>3/14/2012 18:56</text:p>
          </table:table-cell>
          <table:table-cell office:value-type="string">
            <text:p>Charles Franklin Harrell</text:p>
          </table:table-cell>
          <table:table-cell office:value-type="string">
            <text:p>817-487-6448</text:p>
          </table:table-cell>
          <table:table-cell/>
          <table:table-cell office:value-type="string">
            <text:p>charles@robinhoodoffice.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No Debit</text:p>
          </table:table-cell>
          <table:table-cell office:value-type="string">
            <text:p>$5.95 </text:p>
          </table:table-cell>
          <table:table-cell office:value-type="float" office:value="1.09">
            <text:p>1.09</text:p>
          </table:table-cell>
          <table:table-cell office:value-type="float" office:value="0.12">
            <text:p>0.12</text:p>
          </table:table-cell>
          <table:table-cell office:value-type="string">
            <text:p>Waived</text:p>
          </table:table-cell>
          <table:table-cell office:value-type="float" office:value="89.95">
            <text:p>89.95</text:p>
          </table:table-cell>
          <table:table-cell table:number-columns-repeated="5"/>
          <table:table-cell office:value-type="string">
            <text:p>&lt;br&gt;</text:p>
          </table:table-cell>
        </table:table-row>
        <table:table-row table:style-name="ro1">
          <table:table-cell office:value-type="float" office:value="36041459">
            <text:p>36041459</text:p>
          </table:table-cell>
          <table:table-cell office:value-type="string">
            <text:p>Ace Coffee Bar inc</text:p>
          </table:table-cell>
          <table:table-cell office:value-type="string">
            <text:p>1/24/2012 18:46</text:p>
          </table:table-cell>
          <table:table-cell office:value-type="string">
            <text:p>8/31/2012 16:31</text:p>
          </table:table-cell>
          <table:table-cell office:value-type="string">
            <text:p>8/28/2012 18:07</text:p>
          </table:table-cell>
          <table:table-cell office:value-type="string">
            <text:p>Stacey Glowinski</text:p>
          </table:table-cell>
          <table:table-cell office:value-type="string">
            <text:p>630-233-2905</text:p>
          </table:table-cell>
          <table:table-cell office:value-type="string">
            <text:p>630-233-2800</text:p>
          </table:table-cell>
          <table:table-cell office:value-type="string">
            <text:p>sglowinski@acecoffeebar.com</text:p>
          </table:table-cell>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9.95 </text:p>
          </table:table-cell>
          <table:table-cell office:value-type="float" office:value="0.25">
            <text:p>0.25</text:p>
          </table:table-cell>
          <table:table-cell office:value-type="string">
            <text:p>Other See Notes</text:p>
          </table:table-cell>
          <table:table-cell office:value-type="string">
            <text:p>$95.00 </text:p>
          </table:table-cell>
          <table:table-cell office:value-type="float" office:value="89.95">
            <text:p>89.95</text:p>
          </table:table-cell>
          <table:table-cell table:number-columns-repeated="5"/>
          <table:table-cell office:value-type="string">
            <text:p>.09 auth&lt;br&gt;</text:p>
          </table:table-cell>
        </table:table-row>
        <table:table-row table:style-name="ro1">
          <table:table-cell office:value-type="float" office:value="34895632">
            <text:p>34895632</text:p>
          </table:table-cell>
          <table:table-cell office:value-type="string">
            <text:p>joe shmoe town</text:p>
          </table:table-cell>
          <table:table-cell office:value-type="string">
            <text:p>1/10/2012 5:21</text:p>
          </table:table-cell>
          <table:table-cell office:value-type="string">
            <text:p>7/9/2012 18:59</text:p>
          </table:table-cell>
          <table:table-cell office:value-type="string">
            <text:p>1/10/2012 5:36</text:p>
          </table:table-cell>
          <table:table-cell office:value-type="string">
            <text:p>joe shmoe</text:p>
          </table:table-cell>
          <table:table-cell office:value-type="float" office:value="234234234">
            <text:p>234234234</text:p>
          </table:table-cell>
          <table:table-cell office:value-type="float" office:value="34234">
            <text:p>34234</text:p>
          </table:table-cell>
          <table:table-cell table:number-columns-repeated="17"/>
          <table:table-cell office:value-type="string">
            <text:p>&lt;br&gt;</text:p>
          </table:table-cell>
        </table:table-row>
        <table:table-row table:style-name="ro1">
          <table:table-cell office:value-type="float" office:value="34873948">
            <text:p>34873948</text:p>
          </table:table-cell>
          <table:table-cell office:value-type="string">
            <text:p>Piccadily Deli</text:p>
          </table:table-cell>
          <table:table-cell office:value-type="string">
            <text:p>1/9/2012 22:11</text:p>
          </table:table-cell>
          <table:table-cell office:value-type="string">
            <text:p>7/9/2012 18:53</text:p>
          </table:table-cell>
          <table:table-cell office:value-type="string">
            <text:p>2/7/2012 21:46</text:p>
          </table:table-cell>
          <table:table-cell office:value-type="string">
            <text:p>Sazanne Wirth</text:p>
          </table:table-cell>
          <table:table-cell office:value-type="string">
            <text:p>(209) 523-0748</text:p>
          </table:table-cell>
          <table:table-cell/>
          <table:table-cell office:value-type="string">
            <text:p>piccadillymod@aol.com</text:p>
          </table:table-cell>
          <table:table-cell/>
          <table:table-cell office:value-type="string">
            <text:p>MOTO</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8.50 </text:p>
          </table:table-cell>
          <table:table-cell/>
          <table:table-cell office:value-type="float" office:value="0.12">
            <text:p>0.12</text:p>
          </table:table-cell>
          <table:table-cell office:value-type="string">
            <text:p>Other See Notes</text:p>
          </table:table-cell>
          <table:table-cell office:value-type="float" office:value="89.95">
            <text:p>89.95</text:p>
          </table:table-cell>
          <table:table-cell table:number-columns-repeated="5"/>
          <table:table-cell office:value-type="string">
            <text:p>$50 onetime setup fee&lt;br&gt;</text:p>
          </table:table-cell>
        </table:table-row>
        <table:table-row table:style-name="ro1">
          <table:table-cell office:value-type="float" office:value="34873274">
            <text:p>34873274</text:p>
          </table:table-cell>
          <table:table-cell office:value-type="string">
            <text:p>D's Music and Hobby</text:p>
          </table:table-cell>
          <table:table-cell office:value-type="string">
            <text:p>1/9/2012 22:00</text:p>
          </table:table-cell>
          <table:table-cell office:value-type="string">
            <text:p>7/9/2012 19:01</text:p>
          </table:table-cell>
          <table:table-cell office:value-type="string">
            <text:p>6/6/2012 19:38</text:p>
          </table:table-cell>
          <table:table-cell office:value-type="string">
            <text:p>Donald McComb</text:p>
          </table:table-cell>
          <table:table-cell office:value-type="string">
            <text:p>(209) 383-5585</text:p>
          </table:table-cell>
          <table:table-cell/>
          <table:table-cell office:value-type="string">
            <text:p>shopdkm@gmail.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No Debit</text:p>
          </table:table-cell>
          <table:table-cell office:value-type="string">
            <text:p>$5.95 </text:p>
          </table:table-cell>
          <table:table-cell office:value-type="float" office:value="1.39">
            <text:p>1.39</text:p>
          </table:table-cell>
          <table:table-cell office:value-type="float" office:value="0.12">
            <text:p>0.12</text:p>
          </table:table-cell>
          <table:table-cell office:value-type="string">
            <text:p>Other See Notes</text:p>
          </table:table-cell>
          <table:table-cell office:value-type="float" office:value="59.95">
            <text:p>59.95</text:p>
          </table:table-cell>
          <table:table-cell table:number-columns-repeated="4"/>
          <table:table-cell office:value-type="string">
            <text:p>$35 </text:p>
          </table:table-cell>
          <table:table-cell office:value-type="string">
            <text:p>$50 Setup Fee&lt;br&gt;</text:p>
          </table:table-cell>
        </table:table-row>
        <table:table-row table:style-name="ro1">
          <table:table-cell office:value-type="float" office:value="34856373">
            <text:p>34856373</text:p>
          </table:table-cell>
          <table:table-cell office:value-type="string">
            <text:p>Closets and More</text:p>
          </table:table-cell>
          <table:table-cell office:value-type="string">
            <text:p>1/9/2012 19:01</text:p>
          </table:table-cell>
          <table:table-cell office:value-type="string">
            <text:p>4/13/2012 4:20</text:p>
          </table:table-cell>
          <table:table-cell office:value-type="string">
            <text:p>2/13/2012 15:57</text:p>
          </table:table-cell>
          <table:table-cell office:value-type="string">
            <text:p>Thomas Mills</text:p>
          </table:table-cell>
          <table:table-cell office:value-type="string">
            <text:p>(615) 312-7103</text:p>
          </table:table-cell>
          <table:table-cell/>
          <table:table-cell office:value-type="string">
            <text:p>tmills@myclosetsandmore.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1.39">
            <text:p>1.39</text:p>
          </table:table-cell>
          <table:table-cell office:value-type="float" office:value="0.19">
            <text:p>0.19</text:p>
          </table:table-cell>
          <table:table-cell office:value-type="string">
            <text:p>$95.00 </text:p>
          </table:table-cell>
          <table:table-cell office:value-type="float" office:value="89.95">
            <text:p>89.95</text:p>
          </table:table-cell>
          <table:table-cell/>
          <table:table-cell office:value-type="string">
            <text:p>$200 </text:p>
          </table:table-cell>
          <table:table-cell office:value-type="string">
            <text:p>$90 </text:p>
          </table:table-cell>
          <table:table-cell office:value-type="string">
            <text:p>1/6/2012</text:p>
          </table:table-cell>
          <table:table-cell office:value-type="string">
            <text:p>$35 </text:p>
          </table:table-cell>
          <table:table-cell/>
        </table:table-row>
        <table:table-row table:style-name="ro1">
          <table:table-cell office:value-type="float" office:value="34855304">
            <text:p>34855304</text:p>
          </table:table-cell>
          <table:table-cell office:value-type="string">
            <text:p>Ivana Beauty Salon</text:p>
          </table:table-cell>
          <table:table-cell office:value-type="string">
            <text:p>1/9/2012 18:49</text:p>
          </table:table-cell>
          <table:table-cell office:value-type="string">
            <text:p>5/9/2012 2:00</text:p>
          </table:table-cell>
          <table:table-cell office:value-type="string">
            <text:p>4/9/2012 15:20</text:p>
          </table:table-cell>
          <table:table-cell office:value-type="string">
            <text:p>Francia Halloran</text:p>
          </table:table-cell>
          <table:table-cell office:value-type="string">
            <text:p>(469) 549-8900</text:p>
          </table:table-cell>
          <table:table-cell office:value-type="string">
            <text:p>972-987-9582</text:p>
          </table:table-cell>
          <table:table-cell office:value-type="string">
            <text:p>franciahalloran@yahoo.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1.49">
            <text:p>1.49</text:p>
          </table:table-cell>
          <table:table-cell office:value-type="float" office:value="0.12">
            <text:p>0.12</text:p>
          </table:table-cell>
          <table:table-cell office:value-type="string">
            <text:p>Waived</text:p>
          </table:table-cell>
          <table:table-cell office:value-type="float" office:value="49.95">
            <text:p>49.95</text:p>
          </table:table-cell>
          <table:table-cell/>
          <table:table-cell office:value-type="string">
            <text:p>$200 </text:p>
          </table:table-cell>
          <table:table-cell/>
          <table:table-cell office:value-type="string">
            <text:p>1/6/2012</text:p>
          </table:table-cell>
          <table:table-cell office:value-type="string">
            <text:p>$200 </text:p>
          </table:table-cell>
          <table:table-cell office:value-type="string">
            <text:p>House Account.&amp;nbsp; &lt;br&gt;</text:p>
          </table:table-cell>
        </table:table-row>
        <table:table-row table:style-name="ro1">
          <table:table-cell office:value-type="float" office:value="33756529">
            <text:p>33756529</text:p>
          </table:table-cell>
          <table:table-cell office:value-type="string">
            <text:p>K.C. Entertainment Inc</text:p>
          </table:table-cell>
          <table:table-cell office:value-type="string">
            <text:p>12/22/2011 23:07</text:p>
          </table:table-cell>
          <table:table-cell table:number-columns-repeated="2" office:value-type="string">
            <text:p>3/1/2012 16:53</text:p>
          </table:table-cell>
          <table:table-cell office:value-type="string">
            <text:p>Keith Coleman</text:p>
          </table:table-cell>
          <table:table-cell office:value-type="string">
            <text:p>(443) 528-7444</text:p>
          </table:table-cell>
          <table:table-cell/>
          <table:table-cell office:value-type="string">
            <text:p>susiec1549@hotmail.com</text:p>
          </table:table-cell>
          <table:table-cell/>
          <table:table-cell office:value-type="string">
            <text:p>MOTO</text:p>
          </table:table-cell>
          <table:table-cell office:value-type="string">
            <text:p>3 tier</text:p>
          </table:table-cell>
          <table:table-cell office:value-type="string">
            <text:p>Free Placement</text:p>
          </table:table-cell>
          <table:table-cell office:value-type="string">
            <text:p>Other See Notes</text:p>
          </table:table-cell>
          <table:table-cell office:value-type="string">
            <text:p>No Debit</text:p>
          </table:table-cell>
          <table:table-cell office:value-type="float" office:value="5">
            <text:p>5</text:p>
          </table:table-cell>
          <table:table-cell office:value-type="float" office:value="2.09">
            <text:p>2.09</text:p>
          </table:table-cell>
          <table:table-cell office:value-type="float" office:value="0.15">
            <text:p>0.15</text:p>
          </table:table-cell>
          <table:table-cell office:value-type="string">
            <text:p>Waived</text:p>
          </table:table-cell>
          <table:table-cell office:value-type="float" office:value="49.95">
            <text:p>49.95</text:p>
          </table:table-cell>
          <table:table-cell table:number-columns-repeated="5"/>
          <table:table-cell office:value-type="string">
            <text:p>VIRTUAL TERMINAL&lt;br&gt;</text:p>
          </table:table-cell>
        </table:table-row>
        <table:table-row table:style-name="ro1">
          <table:table-cell office:value-type="float" office:value="33607169">
            <text:p>33607169</text:p>
          </table:table-cell>
          <table:table-cell office:value-type="string">
            <text:p>Carnahan White of Arkansas</text:p>
          </table:table-cell>
          <table:table-cell office:value-type="string">
            <text:p>12/21/2011 16:00</text:p>
          </table:table-cell>
          <table:table-cell office:value-type="string">
            <text:p>3/10/2012 21:22</text:p>
          </table:table-cell>
          <table:table-cell office:value-type="string">
            <text:p>2/7/2012 23:09</text:p>
          </table:table-cell>
          <table:table-cell office:value-type="string">
            <text:p>Roger Piper</text:p>
          </table:table-cell>
          <table:table-cell office:value-type="string">
            <text:p>479-751-7533</text:p>
          </table:table-cell>
          <table:table-cell/>
          <table:table-cell office:value-type="string">
            <text:p>roger@carnahanwhite.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Other See Notes</text:p>
          </table:table-cell>
          <table:table-cell office:value-type="float" office:value="89.95">
            <text:p>89.95</text:p>
          </table:table-cell>
          <table:table-cell table:number-columns-repeated="5"/>
          <table:table-cell office:value-type="string">
            <text:p>$50.00 setup fee&lt;br&gt;</text:p>
          </table:table-cell>
        </table:table-row>
        <table:table-row table:style-name="ro1">
          <table:table-cell office:value-type="float" office:value="33160539">
            <text:p>33160539</text:p>
          </table:table-cell>
          <table:table-cell office:value-type="string">
            <text:p>Big Red Gallery and Gifts</text:p>
          </table:table-cell>
          <table:table-cell office:value-type="string">
            <text:p>12/14/2011 21:30</text:p>
          </table:table-cell>
          <table:table-cell office:value-type="string">
            <text:p>5/30/2012 19:45</text:p>
          </table:table-cell>
          <table:table-cell office:value-type="string">
            <text:p>5/9/2012 20:19</text:p>
          </table:table-cell>
          <table:table-cell office:value-type="string">
            <text:p>Rich Anderson</text:p>
          </table:table-cell>
          <table:table-cell office:value-type="string">
            <text:p>479-451-8866</text:p>
          </table:table-cell>
          <table:table-cell/>
          <table:table-cell office:value-type="string">
            <text:p>sandra@bigredgallery.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table:table-cell office:value-type="string">
            <text:p>$9.95 </text:p>
          </table:table-cell>
          <table:table-cell office:value-type="float" office:value="1.69">
            <text:p>1.69</text:p>
          </table:table-cell>
          <table:table-cell office:value-type="float" office:value="0.19">
            <text:p>0.19</text:p>
          </table:table-cell>
          <table:table-cell office:value-type="string">
            <text:p>$95.00 </text:p>
          </table:table-cell>
          <table:table-cell office:value-type="float" office:value="89.95">
            <text:p>89.95</text:p>
          </table:table-cell>
          <table:table-cell table:number-columns-repeated="6"/>
        </table:table-row>
        <table:table-row table:style-name="ro1">
          <table:table-cell office:value-type="float" office:value="33159700">
            <text:p>33159700</text:p>
          </table:table-cell>
          <table:table-cell office:value-type="string">
            <text:p>All-Weather Air Conditioning Inc</text:p>
          </table:table-cell>
          <table:table-cell office:value-type="string">
            <text:p>12/14/2011 21:25</text:p>
          </table:table-cell>
          <table:table-cell office:value-type="string">
            <text:p>8/7/2012 15:22</text:p>
          </table:table-cell>
          <table:table-cell office:value-type="string">
            <text:p>8/7/2012 15:43</text:p>
          </table:table-cell>
          <table:table-cell office:value-type="string">
            <text:p>Sandra Anderson</text:p>
          </table:table-cell>
          <table:table-cell office:value-type="string">
            <text:p>479-636-1369</text:p>
          </table:table-cell>
          <table:table-cell/>
          <table:table-cell office:value-type="string">
            <text:p>suzanne@allweatherair.com</text:p>
          </table:table-cell>
          <table:table-cell/>
          <table:table-cell office:value-type="string">
            <text:p>MOTO</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0.3">
            <text:p>0.3</text:p>
          </table:table-cell>
          <table:table-cell office:value-type="float" office:value="0.12">
            <text:p>0.12</text:p>
          </table:table-cell>
          <table:table-cell office:value-type="string">
            <text:p>Waived</text:p>
          </table:table-cell>
          <table:table-cell office:value-type="float" office:value="89.95">
            <text:p>89.95</text:p>
          </table:table-cell>
          <table:table-cell/>
          <table:table-cell office:value-type="string">
            <text:p>$200 </text:p>
          </table:table-cell>
          <table:table-cell table:number-columns-repeated="4"/>
        </table:table-row>
        <table:table-row table:style-name="ro1">
          <table:table-cell office:value-type="float" office:value="33158960">
            <text:p>33158960</text:p>
          </table:table-cell>
          <table:table-cell office:value-type="string">
            <text:p>Johnson's Plumbing, Inc.</text:p>
          </table:table-cell>
          <table:table-cell office:value-type="string">
            <text:p>12/14/2011 21:14</text:p>
          </table:table-cell>
          <table:table-cell office:value-type="string">
            <text:p>8/16/2012 16:36</text:p>
          </table:table-cell>
          <table:table-cell office:value-type="string">
            <text:p>4/12/2012 4:35</text:p>
          </table:table-cell>
          <table:table-cell office:value-type="string">
            <text:p>Bridgette Felix</text:p>
          </table:table-cell>
          <table:table-cell office:value-type="string">
            <text:p>209-723-4032</text:p>
          </table:table-cell>
          <table:table-cell office:value-type="string">
            <text:p>209-564-0488</text:p>
          </table:table-cell>
          <table:table-cell office:value-type="string">
            <text:p>brigitte@johnsonplumbinginc.com</text:p>
          </table:table-cell>
          <table:table-cell/>
          <table:table-cell office:value-type="string">
            <text:p>Retail/ Swipe</text:p>
          </table:table-cell>
          <table:table-cell office:value-type="string">
            <text:p>3 tier</text:p>
          </table:table-cell>
          <table:table-cell office:value-type="string">
            <text:p>Lease</text:p>
          </table:table-cell>
          <table:table-cell office:value-type="string">
            <text:p>IP with Dial Up</text:p>
          </table:table-cell>
          <table:table-cell office:value-type="string">
            <text:p>No Debit</text:p>
          </table:table-cell>
          <table:table-cell office:value-type="string">
            <text:p>$9.95 </text:p>
          </table:table-cell>
          <table:table-cell office:value-type="float" office:value="1.09">
            <text:p>1.09</text:p>
          </table:table-cell>
          <table:table-cell office:value-type="float" office:value="0.12">
            <text:p>0.12</text:p>
          </table:table-cell>
          <table:table-cell/>
          <table:table-cell office:value-type="float" office:value="89.95">
            <text:p>89.95</text:p>
          </table:table-cell>
          <table:table-cell table:number-columns-repeated="5"/>
          <table:table-cell office:value-type="string">
            <text:p>&lt;br&gt;</text:p>
          </table:table-cell>
        </table:table-row>
        <table:table-row table:style-name="ro1">
          <table:table-cell office:value-type="float" office:value="32410758">
            <text:p>32410758</text:p>
          </table:table-cell>
          <table:table-cell office:value-type="string">
            <text:p>Complete Dental Care</text:p>
          </table:table-cell>
          <table:table-cell office:value-type="string">
            <text:p>12/6/2011 16:13</text:p>
          </table:table-cell>
          <table:table-cell office:value-type="string">
            <text:p>5/30/2012 15:40</text:p>
          </table:table-cell>
          <table:table-cell office:value-type="string">
            <text:p>2/6/2012 19:04</text:p>
          </table:table-cell>
          <table:table-cell office:value-type="string">
            <text:p>Jennifer bean</text:p>
          </table:table-cell>
          <table:table-cell office:value-type="string">
            <text:p>903-454-6661</text:p>
          </table:table-cell>
          <table:table-cell office:value-type="string">
            <text:p>903-456-5554</text:p>
          </table:table-cell>
          <table:table-cell office:value-type="string">
            <text:p>jenniferabean@gmail.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External Free Placement</text:p>
          </table:table-cell>
          <table:table-cell office:value-type="string">
            <text:p>$5.95 </text:p>
          </table:table-cell>
          <table:table-cell office:value-type="float" office:value="1.19">
            <text:p>1.19</text:p>
          </table:table-cell>
          <table:table-cell office:value-type="float" office:value="0.12">
            <text:p>0.12</text:p>
          </table:table-cell>
          <table:table-cell office:value-type="string">
            <text:p>Other See Notes</text:p>
          </table:table-cell>
          <table:table-cell office:value-type="float" office:value="89.95">
            <text:p>89.95</text:p>
          </table:table-cell>
          <table:table-cell table:number-columns-repeated="5"/>
          <table:table-cell office:value-type="string">
            <text:p>49.95 setup fee 100% to ppg- encryption fee&lt;br&gt;&lt;br&gt;paid rep 200 via check.&lt;br&gt;</text:p>
          </table:table-cell>
        </table:table-row>
        <table:table-row table:style-name="ro1">
          <table:table-cell office:value-type="float" office:value="32410353">
            <text:p>32410353</text:p>
          </table:table-cell>
          <table:table-cell office:value-type="string">
            <text:p>This is it hair and Nails</text:p>
          </table:table-cell>
          <table:table-cell office:value-type="string">
            <text:p>12/6/2011 16:09</text:p>
          </table:table-cell>
          <table:table-cell office:value-type="string">
            <text:p>8/16/2012 16:36</text:p>
          </table:table-cell>
          <table:table-cell office:value-type="string">
            <text:p>2/17/2012 22:34</text:p>
          </table:table-cell>
          <table:table-cell office:value-type="string">
            <text:p>leonides harris</text:p>
          </table:table-cell>
          <table:table-cell office:value-type="string">
            <text:p>209-357-8001</text:p>
          </table:table-cell>
          <table:table-cell/>
          <table:table-cell office:value-type="string">
            <text:p>leocosmo65@yahoo.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Other See Notes</text:p>
          </table:table-cell>
          <table:table-cell office:value-type="float" office:value="1.29">
            <text:p>1.29</text:p>
          </table:table-cell>
          <table:table-cell office:value-type="float" office:value="0.1">
            <text:p>0.1</text:p>
          </table:table-cell>
          <table:table-cell office:value-type="string">
            <text:p>Waived</text:p>
          </table:table-cell>
          <table:table-cell office:value-type="float" office:value="59.95">
            <text:p>59.95</text:p>
          </table:table-cell>
          <table:table-cell table:number-columns-repeated="5"/>
          <table:table-cell office:value-type="string">
            <text:p>6.95 monthly fee&lt;br&gt;</text:p>
          </table:table-cell>
        </table:table-row>
        <table:table-row table:style-name="ro1">
          <table:table-cell office:value-type="float" office:value="32029680">
            <text:p>32029680</text:p>
          </table:table-cell>
          <table:table-cell office:value-type="string">
            <text:p>FastFrame 560</text:p>
          </table:table-cell>
          <table:table-cell office:value-type="string">
            <text:p>11/30/2011 21:52</text:p>
          </table:table-cell>
          <table:table-cell office:value-type="string">
            <text:p>7/6/2012 21:09</text:p>
          </table:table-cell>
          <table:table-cell office:value-type="string">
            <text:p>3/14/2012 21:41</text:p>
          </table:table-cell>
          <table:table-cell office:value-type="string">
            <text:p>Lana Colley</text:p>
          </table:table-cell>
          <table:table-cell office:value-type="string">
            <text:p>479-464-7714</text:p>
          </table:table-cell>
          <table:table-cell office:value-type="string">
            <text:p>479-531-2534</text:p>
          </table:table-cell>
          <table:table-cell office:value-type="string">
            <text:p>fastframenwa@yahoo.com</text:p>
          </table:table-cell>
          <table:table-cell/>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office:value-type="string">
            <text:p>External Swap</text:p>
          </table:table-cell>
          <table:table-cell office:value-type="string">
            <text:p>$5.95 </text:p>
          </table:table-cell>
          <table:table-cell office:value-type="float" office:value="1.09">
            <text:p>1.09</text:p>
          </table:table-cell>
          <table:table-cell office:value-type="float" office:value="0.12">
            <text:p>0.12</text:p>
          </table:table-cell>
          <table:table-cell office:value-type="string">
            <text:p>$40.00 </text:p>
          </table:table-cell>
          <table:table-cell office:value-type="float" office:value="49.95">
            <text:p>49.95</text:p>
          </table:table-cell>
          <table:table-cell table:number-columns-repeated="5"/>
          <table:table-cell office:value-type="string">
            <text:p>Travis wrote this deal, I did a 40.00 start up fee, this will be 100% us after the freight and encryption come out of it. &lt;br&gt;&lt;br&gt;Reprogramming a Hypercom t4210 and swaping her hypercom pin pad&lt;br&gt;&lt;br&gt;</text:p>
          </table:table-cell>
        </table:table-row>
        <table:table-row table:style-name="ro2">
          <table:table-cell office:value-type="float" office:value="31546314">
            <text:p>31546314</text:p>
          </table:table-cell>
          <table:table-cell office:value-type="string">
            <text:p>NWA Lawnmower and Small Engine Repair</text:p>
          </table:table-cell>
          <table:table-cell office:value-type="string">
            <text:p>11/23/2011 16:13</text:p>
          </table:table-cell>
          <table:table-cell office:value-type="string">
            <text:p>5/15/2012 22:08</text:p>
          </table:table-cell>
          <table:table-cell office:value-type="string">
            <text:p>2/10/2012 16:53</text:p>
          </table:table-cell>
          <table:table-cell office:value-type="string">
            <text:p>Brent McDonald</text:p>
          </table:table-cell>
          <table:table-cell office:value-type="string">
            <text:p>479-841-8524</text:p>
          </table:table-cell>
          <table:table-cell/>
          <table:table-cell office:value-type="string">
            <text:p>mzdo2887@aol.com</text:p>
          </table:table-cell>
          <table:table-cell/>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office:value-type="float" office:value="0.19">
            <text:p>0.19</text:p>
          </table:table-cell>
          <table:table-cell office:value-type="string">
            <text:p>Waived</text:p>
          </table:table-cell>
          <table:table-cell office:value-type="float" office:value="89.95">
            <text:p>89.95</text:p>
          </table:table-cell>
          <table:table-cell table:number-columns-repeated="6"/>
        </table:table-row>
        <table:table-row table:style-name="ro1">
          <table:table-cell office:value-type="float" office:value="31543944">
            <text:p>31543944</text:p>
          </table:table-cell>
          <table:table-cell office:value-type="string">
            <text:p>S&amp;L Communications</text:p>
          </table:table-cell>
          <table:table-cell office:value-type="string">
            <text:p>11/23/2011 15:33</text:p>
          </table:table-cell>
          <table:table-cell table:number-columns-repeated="2" office:value-type="string">
            <text:p>5/9/2012 17:02</text:p>
          </table:table-cell>
          <table:table-cell office:value-type="string">
            <text:p>Cris Stewart</text:p>
          </table:table-cell>
          <table:table-cell office:value-type="string">
            <text:p>479-443-1894</text:p>
          </table:table-cell>
          <table:table-cell office:value-type="string">
            <text:p>479-599-8552</text:p>
          </table:table-cell>
          <table:table-cell office:value-type="string">
            <text:p>CRIS.STEWIE@GMAIL.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Internal Pin Pad</text:p>
          </table:table-cell>
          <table:table-cell office:value-type="float" office:value="5">
            <text:p>5</text:p>
          </table:table-cell>
          <table:table-cell office:value-type="float" office:value="1.39">
            <text:p>1.39</text:p>
          </table:table-cell>
          <table:table-cell office:value-type="float" office:value="0.1">
            <text:p>0.1</text:p>
          </table:table-cell>
          <table:table-cell office:value-type="string">
            <text:p>Waived</text:p>
          </table:table-cell>
          <table:table-cell office:value-type="float" office:value="89.95">
            <text:p>89.95</text:p>
          </table:table-cell>
          <table:table-cell table:number-columns-repeated="6"/>
        </table:table-row>
        <table:table-row table:style-name="ro1">
          <table:table-cell office:value-type="float" office:value="31492619">
            <text:p>31492619</text:p>
          </table:table-cell>
          <table:table-cell office:value-type="string">
            <text:p>The Glass Station</text:p>
          </table:table-cell>
          <table:table-cell office:value-type="string">
            <text:p>11/22/2011 20:59</text:p>
          </table:table-cell>
          <table:table-cell office:value-type="string">
            <text:p>4/18/2012 14:50</text:p>
          </table:table-cell>
          <table:table-cell office:value-type="string">
            <text:p>2/8/2012 2:36</text:p>
          </table:table-cell>
          <table:table-cell office:value-type="string">
            <text:p>Wade Morris</text:p>
          </table:table-cell>
          <table:table-cell office:value-type="string">
            <text:p>479-935-3388</text:p>
          </table:table-cell>
          <table:table-cell office:value-type="string">
            <text:p>479-601-6030</text:p>
          </table:table-cell>
          <table:table-cell office:value-type="string">
            <text:p>theglasstation@gmail.com</text:p>
          </table:table-cell>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9.95 </text:p>
          </table:table-cell>
          <table:table-cell office:value-type="float" office:value="0.35">
            <text:p>0.35</text:p>
          </table:table-cell>
          <table:table-cell office:value-type="float" office:value="0.08">
            <text:p>0.08</text:p>
          </table:table-cell>
          <table:table-cell office:value-type="string">
            <text:p>Waived</text:p>
          </table:table-cell>
          <table:table-cell office:value-type="float" office:value="89.95">
            <text:p>89.95</text:p>
          </table:table-cell>
          <table:table-cell table:number-columns-repeated="5"/>
          <table:table-cell office:value-type="string">
            <text:p>This account was already with PayProTec, I talked to Mike and told him they will lose it or let us switch it to us. So we switched it to us. &lt;br&gt;</text:p>
          </table:table-cell>
        </table:table-row>
        <table:table-row table:style-name="ro1">
          <table:table-cell office:value-type="float" office:value="31455128">
            <text:p>31455128</text:p>
          </table:table-cell>
          <table:table-cell office:value-type="string">
            <text:p>Art-Of-Java</text:p>
          </table:table-cell>
          <table:table-cell office:value-type="string">
            <text:p>11/22/2011 16:02</text:p>
          </table:table-cell>
          <table:table-cell office:value-type="string">
            <text:p>6/5/2012 19:24</text:p>
          </table:table-cell>
          <table:table-cell office:value-type="string">
            <text:p>3/23/2012 15:40</text:p>
          </table:table-cell>
          <table:table-cell office:value-type="string">
            <text:p>Joel Buckley</text:p>
          </table:table-cell>
          <table:table-cell office:value-type="string">
            <text:p>210-490-0600</text:p>
          </table:table-cell>
          <table:table-cell office:value-type="string">
            <text:p>512-497-0518</text:p>
          </table:table-cell>
          <table:table-cell office:value-type="string">
            <text:p>Joel@Art-of-Java.com</text:p>
          </table:table-cell>
          <table:table-cell/>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1.59">
            <text:p>1.59</text:p>
          </table:table-cell>
          <table:table-cell office:value-type="float" office:value="0.08">
            <text:p>0.08</text:p>
          </table:table-cell>
          <table:table-cell office:value-type="string">
            <text:p>Waived</text:p>
          </table:table-cell>
          <table:table-cell office:value-type="float" office:value="79">
            <text:p>79</text:p>
          </table:table-cell>
          <table:table-cell table:number-columns-repeated="5"/>
          <table:table-cell office:value-type="string">
            <text:p>Reprogramming a First Data Terminal FD100 TI&lt;br&gt;Deal submitted on e-lap to FD&lt;br&gt;&lt;br&gt;</text:p>
          </table:table-cell>
        </table:table-row>
        <table:table-row table:style-name="ro1">
          <table:table-cell office:value-type="float" office:value="31376582">
            <text:p>31376582</text:p>
          </table:table-cell>
          <table:table-cell office:value-type="string">
            <text:p>Martinez Body Shop</text:p>
          </table:table-cell>
          <table:table-cell office:value-type="string">
            <text:p>11/21/2011 17:31</text:p>
          </table:table-cell>
          <table:table-cell office:value-type="string">
            <text:p>2/21/2012 20:40</text:p>
          </table:table-cell>
          <table:table-cell office:value-type="string">
            <text:p>2/13/2012 15:09</text:p>
          </table:table-cell>
          <table:table-cell office:value-type="string">
            <text:p>Adolfo Martinez</text:p>
          </table:table-cell>
          <table:table-cell office:value-type="string">
            <text:p>210-922-7004</text:p>
          </table:table-cell>
          <table:table-cell office:value-type="string">
            <text:p>210-844-6565</text:p>
          </table:table-cell>
          <table:table-cell office:value-type="string">
            <text:p>adolfomartinez2@hotmail.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1.49">
            <text:p>1.49</text:p>
          </table:table-cell>
          <table:table-cell office:value-type="float" office:value="0.12">
            <text:p>0.12</text:p>
          </table:table-cell>
          <table:table-cell office:value-type="string">
            <text:p>$95.00 </text:p>
          </table:table-cell>
          <table:table-cell office:value-type="float" office:value="79.95">
            <text:p>79.95</text:p>
          </table:table-cell>
          <table:table-cell table:number-columns-repeated="5"/>
          <table:table-cell office:value-type="string">
            <text:p>Merchant wanted to wait until Wed before we submitted the deal.&lt;br&gt;</text:p>
          </table:table-cell>
        </table:table-row>
        <table:table-row table:style-name="ro1">
          <table:table-cell office:value-type="float" office:value="31363686">
            <text:p>31363686</text:p>
          </table:table-cell>
          <table:table-cell office:value-type="string">
            <text:p>Martina Sanchez Fajas Raplex</text:p>
          </table:table-cell>
          <table:table-cell office:value-type="string">
            <text:p>11/21/2011 14:21</text:p>
          </table:table-cell>
          <table:table-cell office:value-type="string">
            <text:p>2/20/2012 22:30</text:p>
          </table:table-cell>
          <table:table-cell office:value-type="string">
            <text:p>2/6/2012 18:09</text:p>
          </table:table-cell>
          <table:table-cell office:value-type="string">
            <text:p>Martina Sanchez</text:p>
          </table:table-cell>
          <table:table-cell office:value-type="string">
            <text:p>210-722-6093</text:p>
          </table:table-cell>
          <table:table-cell/>
          <table:table-cell office:value-type="string">
            <text:p>Louhec1114@yahoo.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Internal Pin Pad</text:p>
          </table:table-cell>
          <table:table-cell office:value-type="string">
            <text:p>$5.95 </text:p>
          </table:table-cell>
          <table:table-cell office:value-type="float" office:value="1.29">
            <text:p>1.29</text:p>
          </table:table-cell>
          <table:table-cell office:value-type="float" office:value="0.1">
            <text:p>0.1</text:p>
          </table:table-cell>
          <table:table-cell office:value-type="string">
            <text:p>$95.00 </text:p>
          </table:table-cell>
          <table:table-cell office:value-type="float" office:value="89.95">
            <text:p>89.95</text:p>
          </table:table-cell>
          <table:table-cell table:number-columns-repeated="5"/>
          <table:table-cell office:value-type="string">
            <text:p>Owner speaks Spanish only&lt;br&gt;</text:p>
          </table:table-cell>
        </table:table-row>
        <table:table-row table:style-name="ro1">
          <table:table-cell office:value-type="float" office:value="31362261">
            <text:p>31362261</text:p>
          </table:table-cell>
          <table:table-cell office:value-type="string">
            <text:p>modesto village mart</text:p>
          </table:table-cell>
          <table:table-cell office:value-type="string">
            <text:p>11/21/2011 13:46</text:p>
          </table:table-cell>
          <table:table-cell office:value-type="string">
            <text:p>8/16/2012 16:36</text:p>
          </table:table-cell>
          <table:table-cell office:value-type="string">
            <text:p>3/9/2012 0:24</text:p>
          </table:table-cell>
          <table:table-cell office:value-type="string">
            <text:p>sat singh</text:p>
          </table:table-cell>
          <table:table-cell office:value-type="string">
            <text:p>209-236-1723</text:p>
          </table:table-cell>
          <table:table-cell office:value-type="string">
            <text:p>209-996-5416</text:p>
          </table:table-cell>
          <table:table-cell office:value-type="string">
            <text:p>sagarsingh@aol.com</text:p>
          </table:table-cell>
          <table:table-cell/>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office:value-type="string">
            <text:p>External Swap</text:p>
          </table:table-cell>
          <table:table-cell office:value-type="string">
            <text:p>$8.50 </text:p>
          </table:table-cell>
          <table:table-cell office:value-type="float" office:value="1.19">
            <text:p>1.19</text:p>
          </table:table-cell>
          <table:table-cell office:value-type="float" office:value="0.08">
            <text:p>0.08</text:p>
          </table:table-cell>
          <table:table-cell office:value-type="string">
            <text:p>Waived</text:p>
          </table:table-cell>
          <table:table-cell office:value-type="float" office:value="0">
            <text:p>0</text:p>
          </table:table-cell>
          <table:table-cell table:number-columns-repeated="6"/>
        </table:table-row>
        <table:table-row table:style-name="ro1">
          <table:table-cell office:value-type="float" office:value="31362146">
            <text:p>31362146</text:p>
          </table:table-cell>
          <table:table-cell office:value-type="string">
            <text:p>Britner Automotive Electrical</text:p>
          </table:table-cell>
          <table:table-cell office:value-type="string">
            <text:p>11/21/2011 13:41</text:p>
          </table:table-cell>
          <table:table-cell table:number-columns-repeated="2" office:value-type="string">
            <text:p>8/10/2012 21:45</text:p>
          </table:table-cell>
          <table:table-cell office:value-type="string">
            <text:p>Michael Britner</text:p>
          </table:table-cell>
          <table:table-cell office:value-type="string">
            <text:p>412-824-7405</text:p>
          </table:table-cell>
          <table:table-cell office:value-type="string">
            <text:p>412-829-9534</text:p>
          </table:table-cell>
          <table:table-cell office:value-type="string">
            <text:p>eyesowet3@verizon.net</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39">
            <text:p>1.39</text:p>
          </table:table-cell>
          <table:table-cell office:value-type="float" office:value="0.12">
            <text:p>0.12</text:p>
          </table:table-cell>
          <table:table-cell office:value-type="string">
            <text:p>Other See Notes</text:p>
          </table:table-cell>
          <table:table-cell office:value-type="float" office:value="79.95">
            <text:p>79.95</text:p>
          </table:table-cell>
          <table:table-cell table:number-columns-repeated="5"/>
          <table:table-cell office:value-type="string">
            <text:p>&lt;br&gt;</text:p>
          </table:table-cell>
        </table:table-row>
        <table:table-row table:style-name="ro2">
          <table:table-cell office:value-type="float" office:value="31342933">
            <text:p>31342933</text:p>
          </table:table-cell>
          <table:table-cell office:value-type="string">
            <text:p>TC Valley Beer</text:p>
          </table:table-cell>
          <table:table-cell office:value-type="string">
            <text:p>11/21/2011 2:18</text:p>
          </table:table-cell>
          <table:table-cell office:value-type="string">
            <text:p>2/23/2012 19:52</text:p>
          </table:table-cell>
          <table:table-cell office:value-type="string">
            <text:p>2/23/2012 19:59</text:p>
          </table:table-cell>
          <table:table-cell office:value-type="string">
            <text:p>Matthew</text:p>
          </table:table-cell>
          <table:table-cell office:value-type="string">
            <text:p>412-823-7700</text:p>
          </table:table-cell>
          <table:table-cell table:number-columns-repeated="12"/>
          <table:table-cell office:value-type="float" office:value="49.95">
            <text:p>49.95</text:p>
          </table:table-cell>
          <table:table-cell/>
          <table:table-cell office:value-type="float" office:value="0">
            <text:p>0</text:p>
          </table:table-cell>
          <table:table-cell office:value-type="float" office:value="200">
            <text:p>200</text:p>
          </table:table-cell>
          <table:table-cell/>
          <table:table-cell office:value-type="float" office:value="0">
            <text:p>0</text:p>
          </table:table-cell>
          <table:table-cell office:value-type="string">
            <text:p>PPG Lead</text:p>
          </table:table-cell>
        </table:table-row>
        <table:table-row table:style-name="ro1">
          <table:table-cell office:value-type="float" office:value="31342919">
            <text:p>31342919</text:p>
          </table:table-cell>
          <table:table-cell office:value-type="string">
            <text:p>Ryan Horstmann</text:p>
          </table:table-cell>
          <table:table-cell office:value-type="string">
            <text:p>11/21/2011 2:18</text:p>
          </table:table-cell>
          <table:table-cell table:number-columns-repeated="2" office:value-type="string">
            <text:p>2/6/2012 18:15</text:p>
          </table:table-cell>
          <table:table-cell office:value-type="string">
            <text:p>Dan</text:p>
          </table:table-cell>
          <table:table-cell office:value-type="string">
            <text:p>479-721-8776</text:p>
          </table:table-cell>
          <table:table-cell/>
          <table:table-cell office:value-type="string">
            <text:p>repaircentre1@yahoo.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Internal Pin Pad</text:p>
          </table:table-cell>
          <table:table-cell office:value-type="float" office:value="5">
            <text:p>5</text:p>
          </table:table-cell>
          <table:table-cell office:value-type="float" office:value="0.25">
            <text:p>0.25</text:p>
          </table:table-cell>
          <table:table-cell office:value-type="float" office:value="0.08">
            <text:p>0.08</text:p>
          </table:table-cell>
          <table:table-cell office:value-type="string">
            <text:p>Waived</text:p>
          </table:table-cell>
          <table:table-cell office:value-type="float" office:value="79.95">
            <text:p>79.95</text:p>
          </table:table-cell>
          <table:table-cell office:value-type="string">
            <text:p>11/11/2011</text:p>
          </table:table-cell>
          <table:table-cell table:number-columns-repeated="4"/>
          <table:table-cell office:value-type="string">
            <text:p>PPG Lead/Pd Rep $195 WIRELESS TERMINAL</text:p>
          </table:table-cell>
        </table:table-row>
        <table:table-row table:style-name="ro1">
          <table:table-cell office:value-type="float" office:value="31342921">
            <text:p>31342921</text:p>
          </table:table-cell>
          <table:table-cell office:value-type="string">
            <text:p>Ora's Engines</text:p>
          </table:table-cell>
          <table:table-cell office:value-type="string">
            <text:p>11/21/2011 2:18</text:p>
          </table:table-cell>
          <table:table-cell office:value-type="string">
            <text:p>7/6/2012 17:00</text:p>
          </table:table-cell>
          <table:table-cell office:value-type="string">
            <text:p>7/6/2012 19:10</text:p>
          </table:table-cell>
          <table:table-cell office:value-type="string">
            <text:p>Willa Osbourn</text:p>
          </table:table-cell>
          <table:table-cell office:value-type="string">
            <text:p>(918) 422-5959</text:p>
          </table:table-cell>
          <table:table-cell/>
          <table:table-cell office:value-type="string">
            <text:p>orasengines@msn.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table:number-columns-repeated="5"/>
          <table:table-cell office:value-type="float" office:value="49.95">
            <text:p>49.95</text:p>
          </table:table-cell>
          <table:table-cell office:value-type="string">
            <text:p>X</text:p>
          </table:table-cell>
          <table:table-cell office:value-type="float" office:value="200">
            <text:p>200</text:p>
          </table:table-cell>
          <table:table-cell office:value-type="float" office:value="0">
            <text:p>0</text:p>
          </table:table-cell>
          <table:table-cell office:value-type="float" office:value="40854">
            <text:p>40854</text:p>
          </table:table-cell>
          <table:table-cell office:value-type="float" office:value="0">
            <text:p>0</text:p>
          </table:table-cell>
          <table:table-cell office:value-type="string">
            <text:p>PPG Lead/Pd Rep $185</text:p>
          </table:table-cell>
        </table:table-row>
        <table:table-row table:style-name="ro1">
          <table:table-cell office:value-type="float" office:value="31342918">
            <text:p>31342918</text:p>
          </table:table-cell>
          <table:table-cell office:value-type="string">
            <text:p>Cutting Edge Glass and Frame</text:p>
          </table:table-cell>
          <table:table-cell office:value-type="string">
            <text:p>11/21/2011 2:18</text:p>
          </table:table-cell>
          <table:table-cell office:value-type="string">
            <text:p>4/30/2012 21:18</text:p>
          </table:table-cell>
          <table:table-cell office:value-type="string">
            <text:p>4/26/2012 19:52</text:p>
          </table:table-cell>
          <table:table-cell office:value-type="string">
            <text:p>Chris Erbe</text:p>
          </table:table-cell>
          <table:table-cell office:value-type="string">
            <text:p>479-595-0535</text:p>
          </table:table-cell>
          <table:table-cell office:value-type="string">
            <text:p>479-530-0788</text:p>
          </table:table-cell>
          <table:table-cell office:value-type="string">
            <text:p>chris@nwastainedglass.com</text:p>
          </table:table-cell>
          <table:table-cell/>
          <table:table-cell office:value-type="string">
            <text:p>Retail/ Swipe</text:p>
          </table:table-cell>
          <table:table-cell office:value-type="string">
            <text:p>Cost Plus</text:p>
          </table:table-cell>
          <table:table-cell office:value-type="string">
            <text:p>Reprogram</text:p>
          </table:table-cell>
          <table:table-cell office:value-type="string">
            <text:p>IP with Dial Up</text:p>
          </table:table-cell>
          <table:table-cell office:value-type="string">
            <text:p>External Swap</text:p>
          </table:table-cell>
          <table:table-cell office:value-type="float" office:value="5">
            <text:p>5</text:p>
          </table:table-cell>
          <table:table-cell office:value-type="float" office:value="0.3">
            <text:p>0.3</text:p>
          </table:table-cell>
          <table:table-cell office:value-type="float" office:value="0.08">
            <text:p>0.08</text:p>
          </table:table-cell>
          <table:table-cell office:value-type="string">
            <text:p>$95.00 </text:p>
          </table:table-cell>
          <table:table-cell office:value-type="float" office:value="79.95">
            <text:p>79.95</text:p>
          </table:table-cell>
          <table:table-cell office:value-type="string">
            <text:p>11/10/2011</text:p>
          </table:table-cell>
          <table:table-cell office:value-type="float" office:value="200">
            <text:p>200</text:p>
          </table:table-cell>
          <table:table-cell office:value-type="float" office:value="145.05">
            <text:p>145.05</text:p>
          </table:table-cell>
          <table:table-cell office:value-type="float" office:value="40856">
            <text:p>40856</text:p>
          </table:table-cell>
          <table:table-cell office:value-type="float" office:value="90.05">
            <text:p>90.05</text:p>
          </table:table-cell>
          <table:table-cell office:value-type="string">
            <text:p>PPG Lead/Pd Rep $200</text:p>
          </table:table-cell>
        </table:table-row>
        <table:table-row table:style-name="ro1">
          <table:table-cell office:value-type="float" office:value="31342925">
            <text:p>31342925</text:p>
          </table:table-cell>
          <table:table-cell office:value-type="string">
            <text:p>Hill Country Wildlife Artistry</text:p>
          </table:table-cell>
          <table:table-cell office:value-type="string">
            <text:p>11/21/2011 2:18</text:p>
          </table:table-cell>
          <table:table-cell office:value-type="string">
            <text:p>8/3/2012 4:28</text:p>
          </table:table-cell>
          <table:table-cell office:value-type="string">
            <text:p>2/13/2012 1:51</text:p>
          </table:table-cell>
          <table:table-cell office:value-type="string">
            <text:p>Jonathan Cazares</text:p>
          </table:table-cell>
          <table:table-cell office:value-type="string">
            <text:p>(210) 279-4741</text:p>
          </table:table-cell>
          <table:table-cell office:value-type="string">
            <text:p>(210) 386-3834</text:p>
          </table:table-cell>
          <table:table-cell office:value-type="string">
            <text:p>hcwildlifeartistry@hotmail.com</text:p>
          </table:table-cell>
          <table:table-cell/>
          <table:table-cell office:value-type="string">
            <text:p>MOTO</text:p>
          </table:table-cell>
          <table:table-cell office:value-type="string">
            <text:p>3 tier</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5.95 </text:p>
          </table:table-cell>
          <table:table-cell office:value-type="float" office:value="2.09">
            <text:p>2.09</text:p>
          </table:table-cell>
          <table:table-cell office:value-type="float" office:value="0.12">
            <text:p>0.12</text:p>
          </table:table-cell>
          <table:table-cell office:value-type="string">
            <text:p>$95.00 </text:p>
          </table:table-cell>
          <table:table-cell office:value-type="float" office:value="79.95">
            <text:p>79.95</text:p>
          </table:table-cell>
          <table:table-cell office:value-type="string">
            <text:p>11/11/2011</text:p>
          </table:table-cell>
          <table:table-cell office:value-type="float" office:value="200">
            <text:p>200</text:p>
          </table:table-cell>
          <table:table-cell office:value-type="float" office:value="90">
            <text:p>90</text:p>
          </table:table-cell>
          <table:table-cell/>
          <table:table-cell office:value-type="float" office:value="20">
            <text:p>20</text:p>
          </table:table-cell>
          <table:table-cell office:value-type="string">
            <text:p>Pd Rep $200</text:p>
          </table:table-cell>
        </table:table-row>
        <table:table-row table:style-name="ro1">
          <table:table-cell office:value-type="float" office:value="31342924">
            <text:p>31342924</text:p>
          </table:table-cell>
          <table:table-cell office:value-type="string">
            <text:p>Hickory Creek Marina LLC</text:p>
          </table:table-cell>
          <table:table-cell office:value-type="string">
            <text:p>11/21/2011 2:18</text:p>
          </table:table-cell>
          <table:table-cell office:value-type="string">
            <text:p>4/12/2012 21:45</text:p>
          </table:table-cell>
          <table:table-cell office:value-type="string">
            <text:p>3/23/2012 20:53</text:p>
          </table:table-cell>
          <table:table-cell office:value-type="string">
            <text:p>Susan Whitehouse</text:p>
          </table:table-cell>
          <table:table-cell office:value-type="string">
            <text:p>479-756-0899/ 479-756-6900</text:p>
          </table:table-cell>
          <table:table-cell office:value-type="string">
            <text:p>479-751-7366</text:p>
          </table:table-cell>
          <table:table-cell office:value-type="string">
            <text:p>hickorycreekmarinafish_ski@yahoo.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9.95 </text:p>
          </table:table-cell>
          <table:table-cell office:value-type="float" office:value="1.09">
            <text:p>1.09</text:p>
          </table:table-cell>
          <table:table-cell office:value-type="float" office:value="0.12">
            <text:p>0.12</text:p>
          </table:table-cell>
          <table:table-cell office:value-type="string">
            <text:p>$95.00 </text:p>
          </table:table-cell>
          <table:table-cell office:value-type="float" office:value="89.95">
            <text:p>89.95</text:p>
          </table:table-cell>
          <table:table-cell office:value-type="string">
            <text:p>11/14/2011</text:p>
          </table:table-cell>
          <table:table-cell office:value-type="float" office:value="200">
            <text:p>200</text:p>
          </table:table-cell>
          <table:table-cell office:value-type="float" office:value="90">
            <text:p>90</text:p>
          </table:table-cell>
          <table:table-cell office:value-type="float" office:value="40855">
            <text:p>40855</text:p>
          </table:table-cell>
          <table:table-cell office:value-type="float" office:value="20">
            <text:p>20</text:p>
          </table:table-cell>
          <table:table-cell office:value-type="string">
            <text:p>PPG Lead/Pd Rep $200</text:p>
          </table:table-cell>
        </table:table-row>
        <table:table-row table:style-name="ro1">
          <table:table-cell office:value-type="float" office:value="31342916">
            <text:p>31342916</text:p>
          </table:table-cell>
          <table:table-cell office:value-type="string">
            <text:p>Jesses Pet and Feed Store</text:p>
          </table:table-cell>
          <table:table-cell office:value-type="string">
            <text:p>11/21/2011 2:18</text:p>
          </table:table-cell>
          <table:table-cell office:value-type="string">
            <text:p>7/13/2012 16:59</text:p>
          </table:table-cell>
          <table:table-cell office:value-type="string">
            <text:p>5/25/2012 17:06</text:p>
          </table:table-cell>
          <table:table-cell office:value-type="string">
            <text:p>Jesus Macias</text:p>
          </table:table-cell>
          <table:table-cell office:value-type="string">
            <text:p>(209) 538-9098</text:p>
          </table:table-cell>
          <table:table-cell office:value-type="string">
            <text:p>(209) 602-9712</text:p>
          </table:table-cell>
          <table:table-cell office:value-type="string">
            <text:p>jessespetandfeesstores@att.net</text:p>
          </table:table-cell>
          <table:table-cell office:value-type="string">
            <text:p>PPG Appt</text:p>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External Free Placement</text:p>
          </table:table-cell>
          <table:table-cell office:value-type="string">
            <text:p>$8.50 </text:p>
          </table:table-cell>
          <table:table-cell office:value-type="float" office:value="0.25">
            <text:p>0.25</text:p>
          </table:table-cell>
          <table:table-cell office:value-type="float" office:value="0.08">
            <text:p>0.08</text:p>
          </table:table-cell>
          <table:table-cell/>
          <table:table-cell office:value-type="float" office:value="65">
            <text:p>65</text:p>
          </table:table-cell>
          <table:table-cell table:number-columns-repeated="5"/>
          <table:table-cell office:value-type="string">
            <text:p>PPG Lead/Pd Rep $200</text:p>
          </table:table-cell>
        </table:table-row>
        <table:table-row table:style-name="ro2">
          <table:table-cell office:value-type="float" office:value="31342920">
            <text:p>31342920</text:p>
          </table:table-cell>
          <table:table-cell office:value-type="string">
            <text:p>It Giggles</text:p>
          </table:table-cell>
          <table:table-cell office:value-type="string">
            <text:p>11/21/2011 2:18</text:p>
          </table:table-cell>
          <table:table-cell office:value-type="string">
            <text:p>7/9/2012 19:00</text:p>
          </table:table-cell>
          <table:table-cell office:value-type="string">
            <text:p>11/22/2011 19:23</text:p>
          </table:table-cell>
          <table:table-cell table:number-columns-repeated="14"/>
          <table:table-cell office:value-type="float" office:value="0">
            <text:p>0</text:p>
          </table:table-cell>
          <table:table-cell/>
          <table:table-cell office:value-type="float" office:value="0">
            <text:p>0</text:p>
          </table:table-cell>
          <table:table-cell office:value-type="float" office:value="200">
            <text:p>200</text:p>
          </table:table-cell>
          <table:table-cell/>
          <table:table-cell office:value-type="float" office:value="0">
            <text:p>0</text:p>
          </table:table-cell>
          <table:table-cell office:value-type="string">
            <text:p>PPG Lead</text:p>
          </table:table-cell>
        </table:table-row>
        <table:table-row table:style-name="ro1">
          <table:table-cell office:value-type="float" office:value="31342917">
            <text:p>31342917</text:p>
          </table:table-cell>
          <table:table-cell office:value-type="string">
            <text:p>DCC Tax Service</text:p>
          </table:table-cell>
          <table:table-cell office:value-type="string">
            <text:p>11/21/2011 2:18</text:p>
          </table:table-cell>
          <table:table-cell office:value-type="string">
            <text:p>6/5/2012 18:24</text:p>
          </table:table-cell>
          <table:table-cell office:value-type="string">
            <text:p>3/14/2012 20:25</text:p>
          </table:table-cell>
          <table:table-cell office:value-type="string">
            <text:p>Debbie Kuhlman</text:p>
          </table:table-cell>
          <table:table-cell office:value-type="string">
            <text:p>479-795-2092</text:p>
          </table:table-cell>
          <table:table-cell/>
          <table:table-cell office:value-type="string">
            <text:p>dcctaxsvc@aol.com</text:p>
          </table:table-cell>
          <table:table-cell/>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office:value-type="string">
            <text:p>External Swap</text:p>
          </table:table-cell>
          <table:table-cell office:value-type="string">
            <text:p>$5.95 </text:p>
          </table:table-cell>
          <table:table-cell office:value-type="float" office:value="1.19">
            <text:p>1.19</text:p>
          </table:table-cell>
          <table:table-cell office:value-type="float" office:value="0.08">
            <text:p>0.08</text:p>
          </table:table-cell>
          <table:table-cell office:value-type="string">
            <text:p>Waived</text:p>
          </table:table-cell>
          <table:table-cell office:value-type="float" office:value="79.95">
            <text:p>79.95</text:p>
          </table:table-cell>
          <table:table-cell office:value-type="string">
            <text:p>11/9/2011</text:p>
          </table:table-cell>
          <table:table-cell table:number-columns-repeated="2" office:value-type="float" office:value="0">
            <text:p>0</text:p>
          </table:table-cell>
          <table:table-cell/>
          <table:table-cell office:value-type="float" office:value="0">
            <text:p>0</text:p>
          </table:table-cell>
          <table:table-cell office:value-type="string">
            <text:p>PPG Lead/Pd Rep $100&lt;br&gt;&lt;br&gt;Waived monthly minimum 70/30&lt;br&gt;</text:p>
          </table:table-cell>
        </table:table-row>
        <table:table-row table:style-name="ro2">
          <table:table-cell office:value-type="float" office:value="31342928">
            <text:p>31342928</text:p>
          </table:table-cell>
          <table:table-cell office:value-type="string">
            <text:p>I Candy</text:p>
          </table:table-cell>
          <table:table-cell office:value-type="string">
            <text:p>11/21/2011 2:18</text:p>
          </table:table-cell>
          <table:table-cell office:value-type="string">
            <text:p>6/5/2012 19:24</text:p>
          </table:table-cell>
          <table:table-cell office:value-type="string">
            <text:p>2/27/2012 17:43</text:p>
          </table:table-cell>
          <table:table-cell office:value-type="string">
            <text:p>Luz Moreno</text:p>
          </table:table-cell>
          <table:table-cell office:value-type="string">
            <text:p>210-797-0094</text:p>
          </table:table-cell>
          <table:table-cell/>
          <table:table-cell office:value-type="string">
            <text:p>Louhec1114@yahoo.com</text:p>
          </table:table-cell>
          <table:table-cell/>
          <table:table-cell office:value-type="string">
            <text:p>Retail/ Swipe</text:p>
          </table:table-cell>
          <table:table-cell office:value-type="string">
            <text:p>3 tier</text:p>
          </table:table-cell>
          <table:table-cell office:value-type="string">
            <text:p>Reprogram</text:p>
          </table:table-cell>
          <table:table-cell office:value-type="string">
            <text:p>Wireless</text:p>
          </table:table-cell>
          <table:table-cell office:value-type="string">
            <text:p>Internal Pin Pad</text:p>
          </table:table-cell>
          <table:table-cell office:value-type="string">
            <text:p>$5.95 </text:p>
          </table:table-cell>
          <table:table-cell office:value-type="float" office:value="1.29">
            <text:p>1.29</text:p>
          </table:table-cell>
          <table:table-cell office:value-type="float" office:value="0.1">
            <text:p>0.1</text:p>
          </table:table-cell>
          <table:table-cell office:value-type="string">
            <text:p>$95.00 </text:p>
          </table:table-cell>
          <table:table-cell office:value-type="float" office:value="89.95">
            <text:p>89.95</text:p>
          </table:table-cell>
          <table:table-cell/>
          <table:table-cell office:value-type="float" office:value="200">
            <text:p>200</text:p>
          </table:table-cell>
          <table:table-cell office:value-type="float" office:value="190">
            <text:p>190</text:p>
          </table:table-cell>
          <table:table-cell office:value-type="float" office:value="40863">
            <text:p>40863</text:p>
          </table:table-cell>
          <table:table-cell office:value-type="float" office:value="20">
            <text:p>20</text:p>
          </table:table-cell>
          <table:table-cell office:value-type="string">
            <text:p>PPG Lead</text:p>
          </table:table-cell>
        </table:table-row>
        <table:table-row table:style-name="ro2">
          <table:table-cell office:value-type="float" office:value="31342915">
            <text:p>31342915</text:p>
          </table:table-cell>
          <table:table-cell office:value-type="string">
            <text:p>General Auto Repair Shop</text:p>
          </table:table-cell>
          <table:table-cell office:value-type="string">
            <text:p>11/21/2011 2:18</text:p>
          </table:table-cell>
          <table:table-cell office:value-type="string">
            <text:p>7/9/2012 19:01</text:p>
          </table:table-cell>
          <table:table-cell office:value-type="string">
            <text:p>2/6/2012 17:50</text:p>
          </table:table-cell>
          <table:table-cell table:number-columns-repeated="14"/>
          <table:table-cell office:value-type="float" office:value="0">
            <text:p>0</text:p>
          </table:table-cell>
          <table:table-cell/>
          <table:table-cell office:value-type="float" office:value="0">
            <text:p>0</text:p>
          </table:table-cell>
          <table:table-cell office:value-type="float" office:value="200">
            <text:p>200</text:p>
          </table:table-cell>
          <table:table-cell/>
          <table:table-cell office:value-type="float" office:value="0">
            <text:p>0</text:p>
          </table:table-cell>
          <table:table-cell/>
        </table:table-row>
        <table:table-row table:style-name="ro1">
          <table:table-cell office:value-type="float" office:value="31342930">
            <text:p>31342930</text:p>
          </table:table-cell>
          <table:table-cell office:value-type="string">
            <text:p>Farias Roofing</text:p>
          </table:table-cell>
          <table:table-cell office:value-type="string">
            <text:p>11/21/2011 2:18</text:p>
          </table:table-cell>
          <table:table-cell office:value-type="string">
            <text:p>2/7/2012 21:45</text:p>
          </table:table-cell>
          <table:table-cell office:value-type="string">
            <text:p>11/22/2011 17:42</text:p>
          </table:table-cell>
          <table:table-cell table:number-columns-repeated="14"/>
          <table:table-cell office:value-type="float" office:value="0">
            <text:p>0</text:p>
          </table:table-cell>
          <table:table-cell/>
          <table:table-cell office:value-type="float" office:value="0">
            <text:p>0</text:p>
          </table:table-cell>
          <table:table-cell office:value-type="float" office:value="290">
            <text:p>290</text:p>
          </table:table-cell>
          <table:table-cell/>
          <table:table-cell office:value-type="float" office:value="20">
            <text:p>20</text:p>
          </table:table-cell>
          <table:table-cell office:value-type="string">
            <text:p>PPG Lead</text:p>
          </table:table-cell>
        </table:table-row>
        <table:table-row table:style-name="ro2">
          <table:table-cell office:value-type="float" office:value="31342929">
            <text:p>31342929</text:p>
          </table:table-cell>
          <table:table-cell office:value-type="string">
            <text:p>The Bluffs Restaurant</text:p>
          </table:table-cell>
          <table:table-cell office:value-type="string">
            <text:p>11/21/2011 2:18</text:p>
          </table:table-cell>
          <table:table-cell office:value-type="string">
            <text:p>5/15/2012 15:59</text:p>
          </table:table-cell>
          <table:table-cell office:value-type="string">
            <text:p>2/6/2012 17:58</text:p>
          </table:table-cell>
          <table:table-cell table:number-columns-repeated="14"/>
          <table:table-cell office:value-type="float" office:value="0">
            <text:p>0</text:p>
          </table:table-cell>
          <table:table-cell/>
          <table:table-cell office:value-type="float" office:value="200">
            <text:p>200</text:p>
          </table:table-cell>
          <table:table-cell office:value-type="float" office:value="0">
            <text:p>0</text:p>
          </table:table-cell>
          <table:table-cell/>
          <table:table-cell office:value-type="float" office:value="175">
            <text:p>175</text:p>
          </table:table-cell>
          <table:table-cell/>
        </table:table-row>
        <table:table-row table:style-name="ro1">
          <table:table-cell office:value-type="float" office:value="31342932">
            <text:p>31342932</text:p>
          </table:table-cell>
          <table:table-cell office:value-type="string">
            <text:p>Razorback Inn</text:p>
          </table:table-cell>
          <table:table-cell office:value-type="string">
            <text:p>11/21/2011 2:18</text:p>
          </table:table-cell>
          <table:table-cell office:value-type="string">
            <text:p>5/15/2012 22:05</text:p>
          </table:table-cell>
          <table:table-cell office:value-type="string">
            <text:p>2/6/2012 18:07</text:p>
          </table:table-cell>
          <table:table-cell office:value-type="string">
            <text:p>Devang Parmar</text:p>
          </table:table-cell>
          <table:table-cell office:value-type="string">
            <text:p>479-631-6000</text:p>
          </table:table-cell>
          <table:table-cell/>
          <table:table-cell office:value-type="string">
            <text:p>razorbackinnrogers@cox-internet.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8.50 </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0">
            <text:p>0</text:p>
          </table:table-cell>
          <table:table-cell office:value-type="string">
            <text:p>11/23/2011</text:p>
          </table:table-cell>
          <table:table-cell table:number-columns-repeated="4"/>
          <table:table-cell office:value-type="string">
            <text:p>PPG Lead</text:p>
          </table:table-cell>
        </table:table-row>
        <table:table-row table:style-name="ro1">
          <table:table-cell office:value-type="float" office:value="31342926">
            <text:p>31342926</text:p>
          </table:table-cell>
          <table:table-cell office:value-type="string">
            <text:p>Northwest Starter and Alternator</text:p>
          </table:table-cell>
          <table:table-cell office:value-type="string">
            <text:p>11/21/2011 2:18</text:p>
          </table:table-cell>
          <table:table-cell table:number-columns-repeated="2" office:value-type="string">
            <text:p>2/7/2012 23:21</text:p>
          </table:table-cell>
          <table:table-cell office:value-type="string">
            <text:p>Charles Simmonds</text:p>
          </table:table-cell>
          <table:table-cell office:value-type="string">
            <text:p>210-521-0017</text:p>
          </table:table-cell>
          <table:table-cell office:value-type="string">
            <text:p>210-490-9115</text:p>
          </table:table-cell>
          <table:table-cell office:value-type="string">
            <text:p>NWStarter@gmail.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39">
            <text:p>1.39</text:p>
          </table:table-cell>
          <table:table-cell office:value-type="float" office:value="0.12">
            <text:p>0.12</text:p>
          </table:table-cell>
          <table:table-cell office:value-type="string">
            <text:p>$95.00 </text:p>
          </table:table-cell>
          <table:table-cell office:value-type="float" office:value="79.95">
            <text:p>79.95</text:p>
          </table:table-cell>
          <table:table-cell/>
          <table:table-cell office:value-type="float" office:value="200">
            <text:p>200</text:p>
          </table:table-cell>
          <table:table-cell office:value-type="float" office:value="90">
            <text:p>90</text:p>
          </table:table-cell>
          <table:table-cell/>
          <table:table-cell office:value-type="float" office:value="20">
            <text:p>20</text:p>
          </table:table-cell>
          <table:table-cell office:value-type="string">
            <text:p>PPG Lead</text:p>
          </table:table-cell>
        </table:table-row>
        <table:table-row table:style-name="ro1">
          <table:table-cell office:value-type="float" office:value="31342927">
            <text:p>31342927</text:p>
          </table:table-cell>
          <table:table-cell office:value-type="string">
            <text:p>Menos Music Supply</text:p>
          </table:table-cell>
          <table:table-cell office:value-type="string">
            <text:p>11/21/2011 2:18</text:p>
          </table:table-cell>
          <table:table-cell office:value-type="string">
            <text:p>8/16/2012 16:36</text:p>
          </table:table-cell>
          <table:table-cell office:value-type="string">
            <text:p>2/6/2012 17:56</text:p>
          </table:table-cell>
          <table:table-cell office:value-type="string">
            <text:p>Manuel Rodriguez</text:p>
          </table:table-cell>
          <table:table-cell office:value-type="string">
            <text:p>209-537-8204</text:p>
          </table:table-cell>
          <table:table-cell office:value-type="string">
            <text:p>209-996-2575</text:p>
          </table:table-cell>
          <table:table-cell office:value-type="string">
            <text:p>menosmusicsupply@hotmail.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39">
            <text:p>1.39</text:p>
          </table:table-cell>
          <table:table-cell office:value-type="float" office:value="0.15">
            <text:p>0.15</text:p>
          </table:table-cell>
          <table:table-cell office:value-type="string">
            <text:p>Waived</text:p>
          </table:table-cell>
          <table:table-cell office:value-type="float" office:value="0">
            <text:p>0</text:p>
          </table:table-cell>
          <table:table-cell office:value-type="string">
            <text:p>11/21/2011</text:p>
          </table:table-cell>
          <table:table-cell office:value-type="float" office:value="200">
            <text:p>200</text:p>
          </table:table-cell>
          <table:table-cell office:value-type="float" office:value="0">
            <text:p>0</text:p>
          </table:table-cell>
          <table:table-cell/>
          <table:table-cell office:value-type="float" office:value="0">
            <text:p>0</text:p>
          </table:table-cell>
          <table:table-cell office:value-type="string">
            <text:p>PPG Lead</text:p>
          </table:table-cell>
        </table:table-row>
        <table:table-row table:style-name="ro2">
          <table:table-cell office:value-type="float" office:value="31342931">
            <text:p>31342931</text:p>
          </table:table-cell>
          <table:table-cell office:value-type="string">
            <text:p>Sew Creative</text:p>
          </table:table-cell>
          <table:table-cell office:value-type="string">
            <text:p>11/21/2011 2:18</text:p>
          </table:table-cell>
          <table:table-cell office:value-type="string">
            <text:p>8/16/2012 16:36</text:p>
          </table:table-cell>
          <table:table-cell office:value-type="string">
            <text:p>2/13/2012 18:00</text:p>
          </table:table-cell>
          <table:table-cell office:value-type="string">
            <text:p>Eddie Dixon</text:p>
          </table:table-cell>
          <table:table-cell office:value-type="string">
            <text:p>209-668-8460</text:p>
          </table:table-cell>
          <table:table-cell/>
          <table:table-cell office:value-type="string">
            <text:p>ed19z@hotmail.com</text:p>
          </table:table-cell>
          <table:table-cell/>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office:value-type="string">
            <text:p>External Swap</text:p>
          </table:table-cell>
          <table:table-cell office:value-type="string">
            <text:p>$5.95 </text:p>
          </table:table-cell>
          <table:table-cell office:value-type="float" office:value="1.09">
            <text:p>1.09</text:p>
          </table:table-cell>
          <table:table-cell office:value-type="float" office:value="0.1">
            <text:p>0.1</text:p>
          </table:table-cell>
          <table:table-cell office:value-type="string">
            <text:p>Waived</text:p>
          </table:table-cell>
          <table:table-cell office:value-type="float" office:value="0">
            <text:p>0</text:p>
          </table:table-cell>
          <table:table-cell office:value-type="string">
            <text:p>11/23/2011</text:p>
          </table:table-cell>
          <table:table-cell office:value-type="float" office:value="0">
            <text:p>0</text:p>
          </table:table-cell>
          <table:table-cell office:value-type="float" office:value="300">
            <text:p>300</text:p>
          </table:table-cell>
          <table:table-cell/>
          <table:table-cell office:value-type="float" office:value="0">
            <text:p>0</text:p>
          </table:table-cell>
          <table:table-cell office:value-type="string">
            <text:p>PPG Lead</text:p>
          </table:table-cell>
        </table:table-row>
        <table:table-row table:style-name="ro1">
          <table:table-cell office:value-type="float" office:value="31342922">
            <text:p>31342922</text:p>
          </table:table-cell>
          <table:table-cell office:value-type="string">
            <text:p>Vic's Body Shop</text:p>
          </table:table-cell>
          <table:table-cell office:value-type="string">
            <text:p>11/21/2011 2:18</text:p>
          </table:table-cell>
          <table:table-cell office:value-type="string">
            <text:p>5/7/2012 15:43</text:p>
          </table:table-cell>
          <table:table-cell office:value-type="string">
            <text:p>2/6/2012 18:02</text:p>
          </table:table-cell>
          <table:table-cell office:value-type="string">
            <text:p>Vic Escobar</text:p>
          </table:table-cell>
          <table:table-cell office:value-type="string">
            <text:p>210-212-7070</text:p>
          </table:table-cell>
          <table:table-cell office:value-type="string">
            <text:p>210-425-5133</text:p>
          </table:table-cell>
          <table:table-cell office:value-type="string">
            <text:p>vesco7273@yahoo.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8.50 </text:p>
          </table:table-cell>
          <table:table-cell office:value-type="float" office:value="1.49">
            <text:p>1.49</text:p>
          </table:table-cell>
          <table:table-cell office:value-type="float" office:value="0.1">
            <text:p>0.1</text:p>
          </table:table-cell>
          <table:table-cell office:value-type="string">
            <text:p>$95.00 </text:p>
          </table:table-cell>
          <table:table-cell office:value-type="float" office:value="79.95">
            <text:p>79.95</text:p>
          </table:table-cell>
          <table:table-cell office:value-type="string">
            <text:p>11/17/2011</text:p>
          </table:table-cell>
          <table:table-cell office:value-type="float" office:value="200">
            <text:p>200</text:p>
          </table:table-cell>
          <table:table-cell office:value-type="float" office:value="90">
            <text:p>90</text:p>
          </table:table-cell>
          <table:table-cell office:value-type="float" office:value="40855">
            <text:p>40855</text:p>
          </table:table-cell>
          <table:table-cell office:value-type="float" office:value="20">
            <text:p>20</text:p>
          </table:table-cell>
          <table:table-cell office:value-type="string">
            <text:p>PPG Lead/Pd Rep $200</text:p>
          </table:table-cell>
        </table:table-row>
        <table:table-row table:style-name="ro1">
          <table:table-cell office:value-type="float" office:value="31342923">
            <text:p>31342923</text:p>
          </table:table-cell>
          <table:table-cell office:value-type="string">
            <text:p>Rental Property Owners</text:p>
          </table:table-cell>
          <table:table-cell office:value-type="string">
            <text:p>11/21/2011 2:18</text:p>
          </table:table-cell>
          <table:table-cell office:value-type="string">
            <text:p>6/14/2012 17:02</text:p>
          </table:table-cell>
          <table:table-cell office:value-type="string">
            <text:p>6/14/2012 17:38</text:p>
          </table:table-cell>
          <table:table-cell office:value-type="string">
            <text:p>Nate Kolbaba</text:p>
          </table:table-cell>
          <table:table-cell office:value-type="string">
            <text:p>602-845-9384</text:p>
          </table:table-cell>
          <table:table-cell office:value-type="string">
            <text:p>(630) 668-2119</text:p>
          </table:table-cell>
          <table:table-cell office:value-type="string">
            <text:p>dnd.management.llc@gmail.com</text:p>
          </table:table-cell>
          <table:table-cell/>
          <table:table-cell office:value-type="string">
            <text:p>MOTO</text:p>
          </table:table-cell>
          <table:table-cell office:value-type="string">
            <text:p>3 tier</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5.95 </text:p>
          </table:table-cell>
          <table:table-cell office:value-type="float" office:value="2.08">
            <text:p>2.08</text:p>
          </table:table-cell>
          <table:table-cell office:value-type="float" office:value="0.1">
            <text:p>0.1</text:p>
          </table:table-cell>
          <table:table-cell office:value-type="string">
            <text:p>Waived</text:p>
          </table:table-cell>
          <table:table-cell office:value-type="float" office:value="29.95">
            <text:p>29.95</text:p>
          </table:table-cell>
          <table:table-cell/>
          <table:table-cell office:value-type="float" office:value="200">
            <text:p>200</text:p>
          </table:table-cell>
          <table:table-cell office:value-type="float" office:value="0">
            <text:p>0</text:p>
          </table:table-cell>
          <table:table-cell office:value-type="float" office:value="40858">
            <text:p>40858</text:p>
          </table:table-cell>
          <table:table-cell office:value-type="float" office:value="200">
            <text:p>200</text:p>
          </table:table-cell>
          <table:table-cell office:value-type="string">
            <text:p>additional cell for nate 702-497-6476&lt;br&gt;</text:p>
          </table:table-cell>
        </table:table-row>
        <table:table-row table:style-name="ro2">
          <table:table-cell office:value-type="float" office:value="31342898">
            <text:p>31342898</text:p>
          </table:table-cell>
          <table:table-cell office:value-type="string">
            <text:p>Richards Tire &amp; Service Ctr</text:p>
          </table:table-cell>
          <table:table-cell office:value-type="string">
            <text:p>11/21/2011 2:18</text:p>
          </table:table-cell>
          <table:table-cell office:value-type="string">
            <text:p>4/17/2012 3:45</text:p>
          </table:table-cell>
          <table:table-cell office:value-type="string">
            <text:p>2/6/2012 17:57</text:p>
          </table:table-cell>
          <table:table-cell table:number-columns-repeated="14"/>
          <table:table-cell office:value-type="float" office:value="89.95">
            <text:p>89.95</text:p>
          </table:table-cell>
          <table:table-cell office:value-type="string">
            <text:p>X</text:p>
          </table:table-cell>
          <table:table-cell office:value-type="float" office:value="275">
            <text:p>275</text:p>
          </table:table-cell>
          <table:table-cell office:value-type="float" office:value="0">
            <text:p>0</text:p>
          </table:table-cell>
          <table:table-cell office:value-type="float" office:value="40836">
            <text:p>40836</text:p>
          </table:table-cell>
          <table:table-cell office:value-type="float" office:value="20">
            <text:p>20</text:p>
          </table:table-cell>
          <table:table-cell office:value-type="string">
            <text:p>PPG Lead/Pd Rep $255</text:p>
          </table:table-cell>
        </table:table-row>
        <table:table-row table:style-name="ro1">
          <table:table-cell office:value-type="float" office:value="31342897">
            <text:p>31342897</text:p>
          </table:table-cell>
          <table:table-cell office:value-type="string">
            <text:p>Brakes and More</text:p>
          </table:table-cell>
          <table:table-cell office:value-type="string">
            <text:p>11/21/2011 2:18</text:p>
          </table:table-cell>
          <table:table-cell table:number-columns-repeated="2" office:value-type="string">
            <text:p>8/3/2012 3:34</text:p>
          </table:table-cell>
          <table:table-cell office:value-type="string">
            <text:p>Larry Guenther</text:p>
          </table:table-cell>
          <table:table-cell office:value-type="string">
            <text:p>(479) 872-5588</text:p>
          </table:table-cell>
          <table:table-cell office:value-type="string">
            <text:p>(479) 366-3390</text:p>
          </table:table-cell>
          <table:table-cell office:value-type="string">
            <text:p>ima420kindaguy@yahoo.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External Free Placement</text:p>
          </table:table-cell>
          <table:table-cell office:value-type="float" office:value="5">
            <text:p>5</text:p>
          </table:table-cell>
          <table:table-cell office:value-type="float" office:value="1.29">
            <text:p>1.29</text:p>
          </table:table-cell>
          <table:table-cell office:value-type="float" office:value="0.12">
            <text:p>0.12</text:p>
          </table:table-cell>
          <table:table-cell/>
          <table:table-cell office:value-type="float" office:value="39.95">
            <text:p>39.95</text:p>
          </table:table-cell>
          <table:table-cell/>
          <table:table-cell office:value-type="float" office:value="230">
            <text:p>230</text:p>
          </table:table-cell>
          <table:table-cell office:value-type="float" office:value="0">
            <text:p>0</text:p>
          </table:table-cell>
          <table:table-cell office:value-type="float" office:value="40837">
            <text:p>40837</text:p>
          </table:table-cell>
          <table:table-cell office:value-type="float" office:value="20">
            <text:p>20</text:p>
          </table:table-cell>
          <table:table-cell office:value-type="string">
            <text:p>PPG Lead</text:p>
          </table:table-cell>
        </table:table-row>
        <table:table-row table:style-name="ro1">
          <table:table-cell office:value-type="float" office:value="31342896">
            <text:p>31342896</text:p>
          </table:table-cell>
          <table:table-cell office:value-type="string">
            <text:p>Dulces La Mejor</text:p>
          </table:table-cell>
          <table:table-cell office:value-type="string">
            <text:p>11/21/2011 2:18</text:p>
          </table:table-cell>
          <table:table-cell table:number-columns-repeated="2" office:value-type="string">
            <text:p>2/6/2012 18:06</text:p>
          </table:table-cell>
          <table:table-cell office:value-type="string">
            <text:p>Maurilio Campos</text:p>
          </table:table-cell>
          <table:table-cell office:value-type="string">
            <text:p>210-861-2859</text:p>
          </table:table-cell>
          <table:table-cell/>
          <table:table-cell office:value-type="string">
            <text:p>lamejordist@yahoo.com</text:p>
          </table:table-cell>
          <table:table-cell/>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table:table-cell office:value-type="float" office:value="0.4">
            <text:p>0.4</text:p>
          </table:table-cell>
          <table:table-cell office:value-type="float" office:value="0.12">
            <text:p>0.12</text:p>
          </table:table-cell>
          <table:table-cell office:value-type="string">
            <text:p>$95.00 </text:p>
          </table:table-cell>
          <table:table-cell office:value-type="float" office:value="89.95">
            <text:p>89.95</text:p>
          </table:table-cell>
          <table:table-cell office:value-type="string">
            <text:p>10/31/2011</text:p>
          </table:table-cell>
          <table:table-cell office:value-type="float" office:value="290">
            <text:p>290</text:p>
          </table:table-cell>
          <table:table-cell office:value-type="float" office:value="0">
            <text:p>0</text:p>
          </table:table-cell>
          <table:table-cell office:value-type="float" office:value="40840">
            <text:p>40840</text:p>
          </table:table-cell>
          <table:table-cell office:value-type="float" office:value="20">
            <text:p>20</text:p>
          </table:table-cell>
          <table:table-cell office:value-type="string">
            <text:p>Pd Rep $270&lt;br&gt;Called to cancel&lt;br&gt;&lt;br&gt;&lt;br&gt;&lt;br&gt;&lt;br&gt;</text:p>
          </table:table-cell>
        </table:table-row>
        <table:table-row table:style-name="ro2">
          <table:table-cell office:value-type="float" office:value="31342895">
            <text:p>31342895</text:p>
          </table:table-cell>
          <table:table-cell office:value-type="string">
            <text:p>Miller Automotive</text:p>
          </table:table-cell>
          <table:table-cell office:value-type="string">
            <text:p>11/21/2011 2:18</text:p>
          </table:table-cell>
          <table:table-cell office:value-type="string">
            <text:p>7/9/2012 18:54</text:p>
          </table:table-cell>
          <table:table-cell office:value-type="string">
            <text:p>11/21/2011 3:28</text:p>
          </table:table-cell>
          <table:table-cell table:number-columns-repeated="14"/>
          <table:table-cell office:value-type="float" office:value="89.95">
            <text:p>89.95</text:p>
          </table:table-cell>
          <table:table-cell/>
          <table:table-cell office:value-type="float" office:value="0">
            <text:p>0</text:p>
          </table:table-cell>
          <table:table-cell office:value-type="float" office:value="341">
            <text:p>341</text:p>
          </table:table-cell>
          <table:table-cell/>
          <table:table-cell office:value-type="float" office:value="70">
            <text:p>70</text:p>
          </table:table-cell>
          <table:table-cell office:value-type="string">
            <text:p>PPG Lead</text:p>
          </table:table-cell>
        </table:table-row>
        <table:table-row table:style-name="ro1">
          <table:table-cell office:value-type="float" office:value="31342899">
            <text:p>31342899</text:p>
          </table:table-cell>
          <table:table-cell office:value-type="string">
            <text:p>Kareful Cleaners</text:p>
          </table:table-cell>
          <table:table-cell office:value-type="string">
            <text:p>11/21/2011 2:18</text:p>
          </table:table-cell>
          <table:table-cell office:value-type="string">
            <text:p>2/7/2012 21:45</text:p>
          </table:table-cell>
          <table:table-cell office:value-type="string">
            <text:p>11/21/2011 4:05</text:p>
          </table:table-cell>
          <table:table-cell table:number-columns-repeated="14"/>
          <table:table-cell office:value-type="float" office:value="79.95">
            <text:p>79.95</text:p>
          </table:table-cell>
          <table:table-cell office:value-type="string">
            <text:p>X</text:p>
          </table:table-cell>
          <table:table-cell office:value-type="float" office:value="290">
            <text:p>290</text:p>
          </table:table-cell>
          <table:table-cell office:value-type="float" office:value="0">
            <text:p>0</text:p>
          </table:table-cell>
          <table:table-cell office:value-type="float" office:value="40836">
            <text:p>40836</text:p>
          </table:table-cell>
          <table:table-cell office:value-type="float" office:value="20">
            <text:p>20</text:p>
          </table:table-cell>
          <table:table-cell office:value-type="string">
            <text:p>PPG Lead/Pd Rep $255</text:p>
          </table:table-cell>
        </table:table-row>
        <table:table-row table:style-name="ro1">
          <table:table-cell office:value-type="float" office:value="31342901">
            <text:p>31342901</text:p>
          </table:table-cell>
          <table:table-cell office:value-type="string">
            <text:p>RC Lynxx Hobby Shop-MOTO</text:p>
          </table:table-cell>
          <table:table-cell office:value-type="string">
            <text:p>11/21/2011 2:18</text:p>
          </table:table-cell>
          <table:table-cell office:value-type="string">
            <text:p>7/9/2012 18:51</text:p>
          </table:table-cell>
          <table:table-cell office:value-type="string">
            <text:p>2/6/2012 17:47</text:p>
          </table:table-cell>
          <table:table-cell table:number-columns-repeated="5"/>
          <table:table-cell office:value-type="string">
            <text:p>MOTO</text:p>
          </table:table-cell>
          <table:table-cell office:value-type="string">
            <text:p>3 tier</text:p>
          </table:table-cell>
          <table:table-cell office:value-type="string">
            <text:p>Free Placement</text:p>
          </table:table-cell>
          <table:table-cell office:value-type="string">
            <text:p>Auth.net MOTO</text:p>
          </table:table-cell>
          <table:table-cell office:value-type="string">
            <text:p>No Debit</text:p>
          </table:table-cell>
          <table:table-cell office:value-type="string">
            <text:p>$5.95 </text:p>
          </table:table-cell>
          <table:table-cell office:value-type="float" office:value="2.08">
            <text:p>2.08</text:p>
          </table:table-cell>
          <table:table-cell office:value-type="float" office:value="0.12">
            <text:p>0.12</text:p>
          </table:table-cell>
          <table:table-cell/>
          <table:table-cell office:value-type="float" office:value="39.95">
            <text:p>39.95</text:p>
          </table:table-cell>
          <table:table-cell/>
          <table:table-cell office:value-type="float" office:value="0">
            <text:p>0</text:p>
          </table:table-cell>
          <table:table-cell office:value-type="float" office:value="100">
            <text:p>100</text:p>
          </table:table-cell>
          <table:table-cell/>
          <table:table-cell office:value-type="float" office:value="0">
            <text:p>0</text:p>
          </table:table-cell>
          <table:table-cell/>
        </table:table-row>
        <table:table-row table:style-name="ro2">
          <table:table-cell office:value-type="float" office:value="31342903">
            <text:p>31342903</text:p>
          </table:table-cell>
          <table:table-cell office:value-type="string">
            <text:p>Priceless Treasures Thrift</text:p>
          </table:table-cell>
          <table:table-cell office:value-type="string">
            <text:p>11/21/2011 2:18</text:p>
          </table:table-cell>
          <table:table-cell office:value-type="string">
            <text:p>7/16/2012 17:42</text:p>
          </table:table-cell>
          <table:table-cell office:value-type="string">
            <text:p>7/16/2012 18:02</text:p>
          </table:table-cell>
          <table:table-cell table:number-columns-repeated="3"/>
          <table:table-cell office:value-type="string">
            <text:p>bandwagon1@yahoo.com</text:p>
          </table:table-cell>
          <table:table-cell table:number-columns-repeated="10"/>
          <table:table-cell office:value-type="float" office:value="79.95">
            <text:p>79.95</text:p>
          </table:table-cell>
          <table:table-cell office:value-type="string">
            <text:p>X</text:p>
          </table:table-cell>
          <table:table-cell office:value-type="float" office:value="395">
            <text:p>395</text:p>
          </table:table-cell>
          <table:table-cell office:value-type="float" office:value="0">
            <text:p>0</text:p>
          </table:table-cell>
          <table:table-cell office:value-type="float" office:value="40837">
            <text:p>40837</text:p>
          </table:table-cell>
          <table:table-cell office:value-type="float" office:value="20">
            <text:p>20</text:p>
          </table:table-cell>
          <table:table-cell office:value-type="string">
            <text:p>PPG Lead/Pd Rep $355</text:p>
          </table:table-cell>
        </table:table-row>
        <table:table-row table:style-name="ro1">
          <table:table-cell office:value-type="float" office:value="31342904">
            <text:p>31342904</text:p>
          </table:table-cell>
          <table:table-cell office:value-type="string">
            <text:p>Lucky Bav Lawn LLC</text:p>
          </table:table-cell>
          <table:table-cell office:value-type="string">
            <text:p>11/21/2011 2:18</text:p>
          </table:table-cell>
          <table:table-cell office:value-type="string">
            <text:p>4/11/2012 23:51</text:p>
          </table:table-cell>
          <table:table-cell office:value-type="string">
            <text:p>11/21/2011 3:28</text:p>
          </table:table-cell>
          <table:table-cell table:number-columns-repeated="14"/>
          <table:table-cell office:value-type="float" office:value="79.95">
            <text:p>79.95</text:p>
          </table:table-cell>
          <table:table-cell/>
          <table:table-cell office:value-type="float" office:value="200">
            <text:p>200</text:p>
          </table:table-cell>
          <table:table-cell office:value-type="float" office:value="0">
            <text:p>0</text:p>
          </table:table-cell>
          <table:table-cell office:value-type="float" office:value="40837">
            <text:p>40837</text:p>
          </table:table-cell>
          <table:table-cell office:value-type="float" office:value="0">
            <text:p>0</text:p>
          </table:table-cell>
          <table:table-cell office:value-type="string">
            <text:p>PPG Lead</text:p>
          </table:table-cell>
        </table:table-row>
        <table:table-row table:style-name="ro1">
          <table:table-cell office:value-type="float" office:value="31342905">
            <text:p>31342905</text:p>
          </table:table-cell>
          <table:table-cell office:value-type="string">
            <text:p>Cordell Chiropractic</text:p>
          </table:table-cell>
          <table:table-cell office:value-type="string">
            <text:p>11/21/2011 2:18</text:p>
          </table:table-cell>
          <table:table-cell table:number-columns-repeated="2" office:value-type="string">
            <text:p>2/6/2012 17:59</text:p>
          </table:table-cell>
          <table:table-cell office:value-type="string">
            <text:p>Karon Kastner</text:p>
          </table:table-cell>
          <table:table-cell table:number-columns-repeated="4"/>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09">
            <text:p>1.09</text:p>
          </table:table-cell>
          <table:table-cell office:value-type="float" office:value="0.12">
            <text:p>0.12</text:p>
          </table:table-cell>
          <table:table-cell/>
          <table:table-cell office:value-type="float" office:value="19.95">
            <text:p>19.95</text:p>
          </table:table-cell>
          <table:table-cell office:value-type="string">
            <text:p>X</text:p>
          </table:table-cell>
          <table:table-cell office:value-type="float" office:value="100">
            <text:p>100</text:p>
          </table:table-cell>
          <table:table-cell office:value-type="float" office:value="0">
            <text:p>0</text:p>
          </table:table-cell>
          <table:table-cell office:value-type="float" office:value="40840">
            <text:p>40840</text:p>
          </table:table-cell>
          <table:table-cell office:value-type="float" office:value="100">
            <text:p>100</text:p>
          </table:table-cell>
          <table:table-cell/>
        </table:table-row>
        <table:table-row table:style-name="ro2">
          <table:table-cell office:value-type="float" office:value="31342906">
            <text:p>31342906</text:p>
          </table:table-cell>
          <table:table-cell office:value-type="string">
            <text:p>Royal Laundry &amp; Cleaners</text:p>
          </table:table-cell>
          <table:table-cell office:value-type="string">
            <text:p>11/21/2011 2:18</text:p>
          </table:table-cell>
          <table:table-cell office:value-type="string">
            <text:p>2/9/2012 20:21</text:p>
          </table:table-cell>
          <table:table-cell office:value-type="string">
            <text:p>2/9/2012 20:31</text:p>
          </table:table-cell>
          <table:table-cell table:number-columns-repeated="14"/>
          <table:table-cell office:value-type="float" office:value="79.95">
            <text:p>79.95</text:p>
          </table:table-cell>
          <table:table-cell office:value-type="string">
            <text:p>X</text:p>
          </table:table-cell>
          <table:table-cell office:value-type="float" office:value="300">
            <text:p>300</text:p>
          </table:table-cell>
          <table:table-cell office:value-type="float" office:value="0">
            <text:p>0</text:p>
          </table:table-cell>
          <table:table-cell office:value-type="float" office:value="40843">
            <text:p>40843</text:p>
          </table:table-cell>
          <table:table-cell office:value-type="float" office:value="0">
            <text:p>0</text:p>
          </table:table-cell>
          <table:table-cell office:value-type="string">
            <text:p>PPG Lead/Pd Rep $200</text:p>
          </table:table-cell>
        </table:table-row>
        <table:table-row table:style-name="ro1">
          <table:table-cell office:value-type="float" office:value="31342907">
            <text:p>31342907</text:p>
          </table:table-cell>
          <table:table-cell office:value-type="string">
            <text:p>Vintage Antiques</text:p>
          </table:table-cell>
          <table:table-cell office:value-type="string">
            <text:p>11/21/2011 2:18</text:p>
          </table:table-cell>
          <table:table-cell office:value-type="string">
            <text:p>5/21/2012 15:22</text:p>
          </table:table-cell>
          <table:table-cell office:value-type="string">
            <text:p>3/13/2012 19:41</text:p>
          </table:table-cell>
          <table:table-cell office:value-type="string">
            <text:p>Cherry/ John</text:p>
          </table:table-cell>
          <table:table-cell office:value-type="string">
            <text:p>479-636-3900</text:p>
          </table:table-cell>
          <table:table-cell/>
          <table:table-cell office:value-type="string">
            <text:p>jncrhea@hotmai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External Swap</text:p>
          </table:table-cell>
          <table:table-cell table:number-columns-repeated="4"/>
          <table:table-cell office:value-type="float" office:value="79.95">
            <text:p>79.95</text:p>
          </table:table-cell>
          <table:table-cell office:value-type="string">
            <text:p>X</text:p>
          </table:table-cell>
          <table:table-cell office:value-type="float" office:value="202">
            <text:p>202</text:p>
          </table:table-cell>
          <table:table-cell office:value-type="float" office:value="43">
            <text:p>43</text:p>
          </table:table-cell>
          <table:table-cell office:value-type="float" office:value="40841">
            <text:p>40841</text:p>
          </table:table-cell>
          <table:table-cell office:value-type="float" office:value="20">
            <text:p>20</text:p>
          </table:table-cell>
          <table:table-cell office:value-type="string">
            <text:p>PPG Lead/Pd Rep $200</text:p>
          </table:table-cell>
        </table:table-row>
        <table:table-row table:style-name="ro2">
          <table:table-cell office:value-type="float" office:value="31342910">
            <text:p>31342910</text:p>
          </table:table-cell>
          <table:table-cell office:value-type="string">
            <text:p>Modesto Auto Smog</text:p>
          </table:table-cell>
          <table:table-cell office:value-type="string">
            <text:p>11/21/2011 2:18</text:p>
          </table:table-cell>
          <table:table-cell office:value-type="string">
            <text:p>7/9/2012 18:54</text:p>
          </table:table-cell>
          <table:table-cell office:value-type="string">
            <text:p>11/21/2011 3:27</text:p>
          </table:table-cell>
          <table:table-cell table:number-columns-repeated="14"/>
          <table:table-cell office:value-type="float" office:value="79.95">
            <text:p>79.95</text:p>
          </table:table-cell>
          <table:table-cell/>
          <table:table-cell office:value-type="float" office:value="200">
            <text:p>200</text:p>
          </table:table-cell>
          <table:table-cell office:value-type="float" office:value="90">
            <text:p>90</text:p>
          </table:table-cell>
          <table:table-cell office:value-type="float" office:value="40847">
            <text:p>40847</text:p>
          </table:table-cell>
          <table:table-cell office:value-type="float" office:value="20">
            <text:p>20</text:p>
          </table:table-cell>
          <table:table-cell office:value-type="string">
            <text:p>PPG Lead</text:p>
          </table:table-cell>
        </table:table-row>
        <table:table-row table:style-name="ro1">
          <table:table-cell office:value-type="float" office:value="31342912">
            <text:p>31342912</text:p>
          </table:table-cell>
          <table:table-cell office:value-type="string">
            <text:p>PPG-Phone Swipe</text:p>
          </table:table-cell>
          <table:table-cell office:value-type="string">
            <text:p>11/21/2011 2:18</text:p>
          </table:table-cell>
          <table:table-cell office:value-type="string">
            <text:p>2/6/2012 17:59</text:p>
          </table:table-cell>
          <table:table-cell office:value-type="string">
            <text:p>2/6/2012 18:00</text:p>
          </table:table-cell>
          <table:table-cell table:number-columns-repeated="14"/>
          <table:table-cell office:value-type="float" office:value="0">
            <text:p>0</text:p>
          </table:table-cell>
          <table:table-cell office:value-type="string">
            <text:p>X</text:p>
          </table:table-cell>
          <table:table-cell table:number-columns-repeated="2" office:value-type="float" office:value="0">
            <text:p>0</text:p>
          </table:table-cell>
          <table:table-cell/>
          <table:table-cell office:value-type="float" office:value="0">
            <text:p>0</text:p>
          </table:table-cell>
          <table:table-cell/>
        </table:table-row>
        <table:table-row table:style-name="ro1">
          <table:table-cell office:value-type="float" office:value="31342902">
            <text:p>31342902</text:p>
          </table:table-cell>
          <table:table-cell office:value-type="string">
            <text:p>Centeno's Cakes</text:p>
          </table:table-cell>
          <table:table-cell office:value-type="string">
            <text:p>11/21/2011 2:18</text:p>
          </table:table-cell>
          <table:table-cell office:value-type="string">
            <text:p>6/20/2012 21:46</text:p>
          </table:table-cell>
          <table:table-cell office:value-type="string">
            <text:p>3/28/2012 20:08</text:p>
          </table:table-cell>
          <table:table-cell office:value-type="string">
            <text:p>Raquel Centeno</text:p>
          </table:table-cell>
          <table:table-cell office:value-type="string">
            <text:p>(210) 533-5900</text:p>
          </table:table-cell>
          <table:table-cell office:value-type="string">
            <text:p>(210) 643-5900</text:p>
          </table:table-cell>
          <table:table-cell office:value-type="string">
            <text:p>CentenoCakes@Yahoo.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5.95 </text:p>
          </table:table-cell>
          <table:table-cell office:value-type="float" office:value="1.64">
            <text:p>1.64</text:p>
          </table:table-cell>
          <table:table-cell office:value-type="float" office:value="0.12">
            <text:p>0.12</text:p>
          </table:table-cell>
          <table:table-cell office:value-type="string">
            <text:p>$95.00 </text:p>
          </table:table-cell>
          <table:table-cell office:value-type="float" office:value="79.95">
            <text:p>79.95</text:p>
          </table:table-cell>
          <table:table-cell office:value-type="string">
            <text:p>X</text:p>
          </table:table-cell>
          <table:table-cell office:value-type="float" office:value="190">
            <text:p>190</text:p>
          </table:table-cell>
          <table:table-cell office:value-type="float" office:value="0">
            <text:p>0</text:p>
          </table:table-cell>
          <table:table-cell office:value-type="float" office:value="40837">
            <text:p>40837</text:p>
          </table:table-cell>
          <table:table-cell office:value-type="float" office:value="20">
            <text:p>20</text:p>
          </table:table-cell>
          <table:table-cell office:value-type="string">
            <text:p>Pd Rep $170</text:p>
          </table:table-cell>
        </table:table-row>
        <table:table-row table:style-name="ro1">
          <table:table-cell office:value-type="float" office:value="31342913">
            <text:p>31342913</text:p>
          </table:table-cell>
          <table:table-cell office:value-type="string">
            <text:p>Allsortsofdeals-Phone Swipe</text:p>
          </table:table-cell>
          <table:table-cell office:value-type="string">
            <text:p>11/21/2011 2:18</text:p>
          </table:table-cell>
          <table:table-cell office:value-type="string">
            <text:p>3/19/2012 22:30</text:p>
          </table:table-cell>
          <table:table-cell office:value-type="string">
            <text:p>2/6/2012 17:59</text:p>
          </table:table-cell>
          <table:table-cell office:value-type="string">
            <text:p>Dane Kolbaba</text:p>
          </table:table-cell>
          <table:table-cell office:value-type="string">
            <text:p>888-372-0969 x101</text:p>
          </table:table-cell>
          <table:table-cell office:value-type="string">
            <text:p>630-542-3263</text:p>
          </table:table-cell>
          <table:table-cell table:number-columns-repeated="2"/>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office:value-type="float" office:value="0.19">
            <text:p>0.19</text:p>
          </table:table-cell>
          <table:table-cell office:value-type="string">
            <text:p>Waived</text:p>
          </table:table-cell>
          <table:table-cell office:value-type="float" office:value="0">
            <text:p>0</text:p>
          </table:table-cell>
          <table:table-cell office:value-type="string">
            <text:p>X</text:p>
          </table:table-cell>
          <table:table-cell table:number-columns-repeated="2" office:value-type="float" office:value="0">
            <text:p>0</text:p>
          </table:table-cell>
          <table:table-cell/>
          <table:table-cell office:value-type="float" office:value="0">
            <text:p>0</text:p>
          </table:table-cell>
          <table:table-cell/>
        </table:table-row>
        <table:table-row table:style-name="ro1">
          <table:table-cell office:value-type="float" office:value="31342914">
            <text:p>31342914</text:p>
          </table:table-cell>
          <table:table-cell office:value-type="string">
            <text:p>Kastway Products</text:p>
          </table:table-cell>
          <table:table-cell office:value-type="string">
            <text:p>11/21/2011 2:18</text:p>
          </table:table-cell>
          <table:table-cell office:value-type="string">
            <text:p>8/2/2012 16:45</text:p>
          </table:table-cell>
          <table:table-cell office:value-type="string">
            <text:p>7/26/2012 17:45</text:p>
          </table:table-cell>
          <table:table-cell office:value-type="string">
            <text:p>Rick Kastner</text:p>
          </table:table-cell>
          <table:table-cell office:value-type="string">
            <text:p>817-602-4762</text:p>
          </table:table-cell>
          <table:table-cell/>
          <table:table-cell office:value-type="string">
            <text:p>rick@kastwayairsoft.com</text:p>
          </table:table-cell>
          <table:table-cell office:value-type="string">
            <text:p>Self Gen</text:p>
          </table:table-cell>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office:value-type="float" office:value="5">
            <text:p>5</text:p>
          </table:table-cell>
          <table:table-cell office:value-type="float" office:value="0.25">
            <text:p>0.25</text:p>
          </table:table-cell>
          <table:table-cell office:value-type="float" office:value="0.1">
            <text:p>0.1</text:p>
          </table:table-cell>
          <table:table-cell office:value-type="string">
            <text:p>Waived</text:p>
          </table:table-cell>
          <table:table-cell office:value-type="float" office:value="0">
            <text:p>0</text:p>
          </table:table-cell>
          <table:table-cell/>
          <table:table-cell office:value-type="float" office:value="200">
            <text:p>200</text:p>
          </table:table-cell>
          <table:table-cell office:value-type="float" office:value="0">
            <text:p>0</text:p>
          </table:table-cell>
          <table:table-cell office:value-type="string">
            <text:p>10/30/2011</text:p>
          </table:table-cell>
          <table:table-cell office:value-type="float" office:value="200">
            <text:p>200</text:p>
          </table:table-cell>
          <table:table-cell office:value-type="string">
            <text:p>Order Quick books Plugin- for QB 2012 premire&lt;br&gt;pay via CC-&lt;br&gt;4259-0900-0296-0582&lt;br&gt;exp 08/14 (791) 76247</text:p>
          </table:table-cell>
        </table:table-row>
        <table:table-row table:style-name="ro2">
          <table:table-cell office:value-type="float" office:value="31342908">
            <text:p>31342908</text:p>
          </table:table-cell>
          <table:table-cell office:value-type="string">
            <text:p>Max Muscle</text:p>
          </table:table-cell>
          <table:table-cell office:value-type="string">
            <text:p>11/21/2011 2:18</text:p>
          </table:table-cell>
          <table:table-cell office:value-type="string">
            <text:p>7/9/2012 18:55</text:p>
          </table:table-cell>
          <table:table-cell office:value-type="string">
            <text:p>11/21/2011 3:28</text:p>
          </table:table-cell>
          <table:table-cell table:number-columns-repeated="14"/>
          <table:table-cell office:value-type="float" office:value="79.95">
            <text:p>79.95</text:p>
          </table:table-cell>
          <table:table-cell/>
          <table:table-cell office:value-type="float" office:value="0">
            <text:p>0</text:p>
          </table:table-cell>
          <table:table-cell office:value-type="float" office:value="290">
            <text:p>290</text:p>
          </table:table-cell>
          <table:table-cell/>
          <table:table-cell office:value-type="float" office:value="20">
            <text:p>20</text:p>
          </table:table-cell>
          <table:table-cell office:value-type="string">
            <text:p>PPG Lead</text:p>
          </table:table-cell>
        </table:table-row>
        <table:table-row table:style-name="ro1">
          <table:table-cell office:value-type="float" office:value="31342909">
            <text:p>31342909</text:p>
          </table:table-cell>
          <table:table-cell office:value-type="string">
            <text:p>The Square Round House</text:p>
          </table:table-cell>
          <table:table-cell office:value-type="string">
            <text:p>11/21/2011 2:18</text:p>
          </table:table-cell>
          <table:table-cell office:value-type="string">
            <text:p>8/16/2012 16:36</text:p>
          </table:table-cell>
          <table:table-cell office:value-type="string">
            <text:p>5/8/2012 16:22</text:p>
          </table:table-cell>
          <table:table-cell office:value-type="string">
            <text:p>HAROLD LINDQUIST/ JOAN</text:p>
          </table:table-cell>
          <table:table-cell office:value-type="string">
            <text:p>209-668-4454</text:p>
          </table:table-cell>
          <table:table-cell office:value-type="string">
            <text:p>209-505-0567</text:p>
          </table:table-cell>
          <table:table-cell office:value-type="string">
            <text:p>sjoanie445@aol.com</text:p>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Dial Up Only</text:p>
          </table:table-cell>
          <table:table-cell office:value-type="string">
            <text:p>Internal Pin Pad</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Waived</text:p>
          </table:table-cell>
          <table:table-cell office:value-type="float" office:value="79.95">
            <text:p>79.95</text:p>
          </table:table-cell>
          <table:table-cell office:value-type="string">
            <text:p>11/7/2011</text:p>
          </table:table-cell>
          <table:table-cell office:value-type="float" office:value="200">
            <text:p>200</text:p>
          </table:table-cell>
          <table:table-cell office:value-type="float" office:value="10">
            <text:p>10</text:p>
          </table:table-cell>
          <table:table-cell/>
          <table:table-cell office:value-type="float" office:value="10">
            <text:p>10</text:p>
          </table:table-cell>
          <table:table-cell office:value-type="string">
            <text:p>PPG Lead/Pd Rep $185</text:p>
          </table:table-cell>
        </table:table-row>
        <table:table-row table:style-name="ro2">
          <table:table-cell office:value-type="float" office:value="31342900">
            <text:p>31342900</text:p>
          </table:table-cell>
          <table:table-cell office:value-type="string">
            <text:p>RC Lynx</text:p>
          </table:table-cell>
          <table:table-cell office:value-type="string">
            <text:p>11/21/2011 2:18</text:p>
          </table:table-cell>
          <table:table-cell office:value-type="string">
            <text:p>7/9/2012 18:51</text:p>
          </table:table-cell>
          <table:table-cell office:value-type="string">
            <text:p>4/25/2012 20:23</text:p>
          </table:table-cell>
          <table:table-cell office:value-type="string">
            <text:p>John</text:p>
          </table:table-cell>
          <table:table-cell office:value-type="string">
            <text:p>(209) 578-3125</text:p>
          </table:table-cell>
          <table:table-cell table:number-columns-repeated="3"/>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table:number-columns-repeated="5"/>
          <table:table-cell office:value-type="float" office:value="39.95">
            <text:p>39.95</text:p>
          </table:table-cell>
          <table:table-cell office:value-type="string">
            <text:p>X</text:p>
          </table:table-cell>
          <table:table-cell table:number-columns-repeated="2" office:value-type="float" office:value="100">
            <text:p>100</text:p>
          </table:table-cell>
          <table:table-cell office:value-type="float" office:value="40841">
            <text:p>40841</text:p>
          </table:table-cell>
          <table:table-cell office:value-type="float" office:value="0">
            <text:p>0</text:p>
          </table:table-cell>
          <table:table-cell office:value-type="string">
            <text:p>PPG Lead/Pd Rep $100</text:p>
          </table:table-cell>
        </table:table-row>
        <table:table-row table:style-name="ro1">
          <table:table-cell office:value-type="float" office:value="31342885">
            <text:p>31342885</text:p>
          </table:table-cell>
          <table:table-cell office:value-type="string">
            <text:p>Sabaidee Restaurant</text:p>
          </table:table-cell>
          <table:table-cell office:value-type="string">
            <text:p>11/21/2011 2:18</text:p>
          </table:table-cell>
          <table:table-cell office:value-type="string">
            <text:p>8/21/2012 15:33</text:p>
          </table:table-cell>
          <table:table-cell office:value-type="string">
            <text:p>6/20/2012 17:57</text:p>
          </table:table-cell>
          <table:table-cell office:value-type="string">
            <text:p>Chan</text:p>
          </table:table-cell>
          <table:table-cell office:value-type="string">
            <text:p>209-416-6385</text:p>
          </table:table-cell>
          <table:table-cell/>
          <table:table-cell office:value-type="string">
            <text:p>cchampa777@gmail.com</text:p>
          </table:table-cell>
          <table:table-cell table:number-columns-repeated="10"/>
          <table:table-cell office:value-type="float" office:value="89.95">
            <text:p>89.95</text:p>
          </table:table-cell>
          <table:table-cell/>
          <table:table-cell office:value-type="float" office:value="300">
            <text:p>300</text:p>
          </table:table-cell>
          <table:table-cell office:value-type="float" office:value="0">
            <text:p>0</text:p>
          </table:table-cell>
          <table:table-cell office:value-type="float" office:value="40836">
            <text:p>40836</text:p>
          </table:table-cell>
          <table:table-cell office:value-type="float" office:value="0">
            <text:p>0</text:p>
          </table:table-cell>
          <table:table-cell office:value-type="string">
            <text:p>Cancel&lt;br&gt;4427-4270-4010-5498&lt;br&gt;exp 05/15 (124)&lt;br&gt;2901 east hatch&lt;br&gt;modesto, ca 95351&lt;br&gt;&lt;br&gt;</text:p>
          </table:table-cell>
        </table:table-row>
        <table:table-row table:style-name="ro1">
          <table:table-cell office:value-type="float" office:value="31342891">
            <text:p>31342891</text:p>
          </table:table-cell>
          <table:table-cell office:value-type="string">
            <text:p>Gu3 Candle Company</text:p>
          </table:table-cell>
          <table:table-cell office:value-type="string">
            <text:p>11/21/2011 2:18</text:p>
          </table:table-cell>
          <table:table-cell office:value-type="string">
            <text:p>8/16/2012 16:36</text:p>
          </table:table-cell>
          <table:table-cell office:value-type="string">
            <text:p>7/25/2012 16:15</text:p>
          </table:table-cell>
          <table:table-cell office:value-type="string">
            <text:p>Crystal Hutchson</text:p>
          </table:table-cell>
          <table:table-cell office:value-type="string">
            <text:p>209-345-3223</text:p>
          </table:table-cell>
          <table:table-cell/>
          <table:table-cell office:value-type="string">
            <text:p>crystal@gu3candles.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Wireless</text:p>
          </table:table-cell>
          <table:table-cell office:value-type="string">
            <text:p>Internal Pin Pad</text:p>
          </table:table-cell>
          <table:table-cell office:value-type="float" office:value="5">
            <text:p>5</text:p>
          </table:table-cell>
          <table:table-cell office:value-type="float" office:value="1.39">
            <text:p>1.39</text:p>
          </table:table-cell>
          <table:table-cell office:value-type="float" office:value="0.12">
            <text:p>0.12</text:p>
          </table:table-cell>
          <table:table-cell office:value-type="string">
            <text:p>Waived</text:p>
          </table:table-cell>
          <table:table-cell office:value-type="float" office:value="89.95">
            <text:p>89.95</text:p>
          </table:table-cell>
          <table:table-cell/>
          <table:table-cell office:value-type="float" office:value="0">
            <text:p>0</text:p>
          </table:table-cell>
          <table:table-cell office:value-type="float" office:value="100">
            <text:p>100</text:p>
          </table:table-cell>
          <table:table-cell/>
          <table:table-cell office:value-type="float" office:value="0">
            <text:p>0</text:p>
          </table:table-cell>
          <table:table-cell office:value-type="string">
            <text:p>PPG Lead</text:p>
          </table:table-cell>
        </table:table-row>
        <table:table-row table:style-name="ro1">
          <table:table-cell office:value-type="float" office:value="31342893">
            <text:p>31342893</text:p>
          </table:table-cell>
          <table:table-cell office:value-type="string">
            <text:p>Adelas Ceramic &amp; Gift Shop</text:p>
          </table:table-cell>
          <table:table-cell office:value-type="string">
            <text:p>11/21/2011 2:18</text:p>
          </table:table-cell>
          <table:table-cell office:value-type="string">
            <text:p>4/17/2012 3:45</text:p>
          </table:table-cell>
          <table:table-cell office:value-type="string">
            <text:p>2/6/2012 17:53</text:p>
          </table:table-cell>
          <table:table-cell table:number-columns-repeated="5"/>
          <table:table-cell office:value-type="string">
            <text:p>Retail/ Swipe</text:p>
          </table:table-cell>
          <table:table-cell office:value-type="string">
            <text:p>3 tier</text:p>
          </table:table-cell>
          <table:table-cell/>
          <table:table-cell office:value-type="string">
            <text:p>IP with Dial Up</text:p>
          </table:table-cell>
          <table:table-cell table:number-columns-repeated="4"/>
          <table:table-cell office:value-type="string">
            <text:p>$95.00 </text:p>
          </table:table-cell>
          <table:table-cell office:value-type="float" office:value="65">
            <text:p>65</text:p>
          </table:table-cell>
          <table:table-cell office:value-type="string">
            <text:p>X</text:p>
          </table:table-cell>
          <table:table-cell office:value-type="float" office:value="390">
            <text:p>390</text:p>
          </table:table-cell>
          <table:table-cell office:value-type="float" office:value="0">
            <text:p>0</text:p>
          </table:table-cell>
          <table:table-cell office:value-type="float" office:value="40836">
            <text:p>40836</text:p>
          </table:table-cell>
          <table:table-cell office:value-type="float" office:value="20">
            <text:p>20</text:p>
          </table:table-cell>
          <table:table-cell office:value-type="string">
            <text:p>Pd Rep $370</text:p>
          </table:table-cell>
        </table:table-row>
        <table:table-row table:style-name="ro2">
          <table:table-cell office:value-type="float" office:value="31342889">
            <text:p>31342889</text:p>
          </table:table-cell>
          <table:table-cell office:value-type="string">
            <text:p>Art's Professional Upholstery</text:p>
          </table:table-cell>
          <table:table-cell office:value-type="string">
            <text:p>11/21/2011 2:18</text:p>
          </table:table-cell>
          <table:table-cell office:value-type="string">
            <text:p>4/17/2012 3:45</text:p>
          </table:table-cell>
          <table:table-cell office:value-type="string">
            <text:p>2/6/2012 17:56</text:p>
          </table:table-cell>
          <table:table-cell table:number-columns-repeated="14"/>
          <table:table-cell office:value-type="float" office:value="89.95">
            <text:p>89.95</text:p>
          </table:table-cell>
          <table:table-cell office:value-type="string">
            <text:p>X</text:p>
          </table:table-cell>
          <table:table-cell office:value-type="float" office:value="390">
            <text:p>390</text:p>
          </table:table-cell>
          <table:table-cell office:value-type="float" office:value="0">
            <text:p>0</text:p>
          </table:table-cell>
          <table:table-cell office:value-type="float" office:value="40834">
            <text:p>40834</text:p>
          </table:table-cell>
          <table:table-cell office:value-type="float" office:value="20">
            <text:p>20</text:p>
          </table:table-cell>
          <table:table-cell office:value-type="string">
            <text:p>PPG Lead/Pd Rep $355</text:p>
          </table:table-cell>
        </table:table-row>
        <table:table-row table:style-name="ro1">
          <table:table-cell office:value-type="float" office:value="31342890">
            <text:p>31342890</text:p>
          </table:table-cell>
          <table:table-cell office:value-type="string">
            <text:p>Kennedy Coffee Roasting Co</text:p>
          </table:table-cell>
          <table:table-cell office:value-type="string">
            <text:p>11/21/2011 2:18</text:p>
          </table:table-cell>
          <table:table-cell office:value-type="string">
            <text:p>3/30/2012 20:39</text:p>
          </table:table-cell>
          <table:table-cell office:value-type="string">
            <text:p>2/20/2012 15:57</text:p>
          </table:table-cell>
          <table:table-cell office:value-type="string">
            <text:p>Tom Kennedy</text:p>
          </table:table-cell>
          <table:table-cell office:value-type="string">
            <text:p>479-464-9015</text:p>
          </table:table-cell>
          <table:table-cell office:value-type="string">
            <text:p>479-685-3781</text:p>
          </table:table-cell>
          <table:table-cell table:number-columns-repeated="2"/>
          <table:table-cell office:value-type="string">
            <text:p>Retail/ Swipe</text:p>
          </table:table-cell>
          <table:table-cell office:value-type="string">
            <text:p>Cost Plus</text:p>
          </table:table-cell>
          <table:table-cell office:value-type="string">
            <text:p>Free Placement</text:p>
          </table:table-cell>
          <table:table-cell office:value-type="string">
            <text:p>Other See Notes</text:p>
          </table:table-cell>
          <table:table-cell office:value-type="string">
            <text:p>No Debit</text:p>
          </table:table-cell>
          <table:table-cell office:value-type="string">
            <text:p>$8.50 </text:p>
          </table:table-cell>
          <table:table-cell office:value-type="float" office:value="0.15">
            <text:p>0.15</text:p>
          </table:table-cell>
          <table:table-cell office:value-type="float" office:value="0.08">
            <text:p>0.08</text:p>
          </table:table-cell>
          <table:table-cell office:value-type="string">
            <text:p>$95.00 </text:p>
          </table:table-cell>
          <table:table-cell office:value-type="float" office:value="89.95">
            <text:p>89.95</text:p>
          </table:table-cell>
          <table:table-cell office:value-type="string">
            <text:p>11/4/2011</text:p>
          </table:table-cell>
          <table:table-cell office:value-type="float" office:value="290">
            <text:p>290</text:p>
          </table:table-cell>
          <table:table-cell office:value-type="float" office:value="0">
            <text:p>0</text:p>
          </table:table-cell>
          <table:table-cell office:value-type="float" office:value="40834">
            <text:p>40834</text:p>
          </table:table-cell>
          <table:table-cell office:value-type="float" office:value="20">
            <text:p>20</text:p>
          </table:table-cell>
          <table:table-cell office:value-type="string">
            <text:p>PPG Lead/Pd Rep $255&lt;br&gt;Free PC charge setup integrates with his POS Coffee Shop Manager &lt;br&gt;</text:p>
          </table:table-cell>
        </table:table-row>
        <table:table-row table:style-name="ro2">
          <table:table-cell office:value-type="float" office:value="31342886">
            <text:p>31342886</text:p>
          </table:table-cell>
          <table:table-cell office:value-type="string">
            <text:p>Love &amp; Hope Foundation</text:p>
          </table:table-cell>
          <table:table-cell office:value-type="string">
            <text:p>11/21/2011 2:18</text:p>
          </table:table-cell>
          <table:table-cell office:value-type="string">
            <text:p>4/17/2012 3:45</text:p>
          </table:table-cell>
          <table:table-cell office:value-type="string">
            <text:p>2/6/2012 17:54</text:p>
          </table:table-cell>
          <table:table-cell table:number-columns-repeated="5"/>
          <table:table-cell office:value-type="string">
            <text:p>Pay As You Go</text:p>
          </table:table-cell>
          <table:table-cell office:value-type="string">
            <text:p>3 tier</text:p>
          </table:table-cell>
          <table:table-cell office:value-type="string">
            <text:p>Free Placement</text:p>
          </table:table-cell>
          <table:table-cell office:value-type="string">
            <text:p>Phone Swipe</text:p>
          </table:table-cell>
          <table:table-cell office:value-type="string">
            <text:p>No Debit</text:p>
          </table:table-cell>
          <table:table-cell/>
          <table:table-cell office:value-type="float" office:value="2.69">
            <text:p>2.69</text:p>
          </table:table-cell>
          <table:table-cell office:value-type="float" office:value="0.19">
            <text:p>0.19</text:p>
          </table:table-cell>
          <table:table-cell office:value-type="string">
            <text:p>Waived</text:p>
          </table:table-cell>
          <table:table-cell office:value-type="float" office:value="0">
            <text:p>0</text:p>
          </table:table-cell>
          <table:table-cell office:value-type="string">
            <text:p>Yes</text:p>
          </table:table-cell>
          <table:table-cell table:number-columns-repeated="4"/>
          <table:table-cell office:value-type="string">
            <text:p>No Contract</text:p>
          </table:table-cell>
        </table:table-row>
        <table:table-row table:style-name="ro1">
          <table:table-cell office:value-type="float" office:value="31342882">
            <text:p>31342882</text:p>
          </table:table-cell>
          <table:table-cell office:value-type="string">
            <text:p>Army Navy Military Expo</text:p>
          </table:table-cell>
          <table:table-cell office:value-type="string">
            <text:p>11/21/2011 2:18</text:p>
          </table:table-cell>
          <table:table-cell office:value-type="string">
            <text:p>8/24/2012 15:10</text:p>
          </table:table-cell>
          <table:table-cell office:value-type="string">
            <text:p>2/8/2012 2:23</text:p>
          </table:table-cell>
          <table:table-cell office:value-type="string">
            <text:p>David Castlegrant</text:p>
          </table:table-cell>
          <table:table-cell office:value-type="string">
            <text:p>(734) 972-8194</text:p>
          </table:table-cell>
          <table:table-cell table:number-columns-repeated="3"/>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table:table-cell office:value-type="float" office:value="0.25">
            <text:p>0.25</text:p>
          </table:table-cell>
          <table:table-cell office:value-type="float" office:value="0.12">
            <text:p>0.12</text:p>
          </table:table-cell>
          <table:table-cell/>
          <table:table-cell office:value-type="float" office:value="0">
            <text:p>0</text:p>
          </table:table-cell>
          <table:table-cell office:value-type="string">
            <text:p>X</text:p>
          </table:table-cell>
          <table:table-cell office:value-type="float" office:value="245">
            <text:p>245</text:p>
          </table:table-cell>
          <table:table-cell office:value-type="float" office:value="0">
            <text:p>0</text:p>
          </table:table-cell>
          <table:table-cell office:value-type="float" office:value="40830">
            <text:p>40830</text:p>
          </table:table-cell>
          <table:table-cell office:value-type="float" office:value="45">
            <text:p>45</text:p>
          </table:table-cell>
          <table:table-cell office:value-type="string">
            <text:p>Pd Rep $200 via ck</text:p>
          </table:table-cell>
        </table:table-row>
        <table:table-row table:style-name="ro1">
          <table:table-cell office:value-type="float" office:value="31342884">
            <text:p>31342884</text:p>
          </table:table-cell>
          <table:table-cell office:value-type="string">
            <text:p>Alamo Molino</text:p>
          </table:table-cell>
          <table:table-cell office:value-type="string">
            <text:p>11/21/2011 2:18</text:p>
          </table:table-cell>
          <table:table-cell office:value-type="string">
            <text:p>5/3/2012 23:47</text:p>
          </table:table-cell>
          <table:table-cell office:value-type="string">
            <text:p>5/3/2012 23:49</text:p>
          </table:table-cell>
          <table:table-cell office:value-type="string">
            <text:p>Henry Gomez</text:p>
          </table:table-cell>
          <table:table-cell office:value-type="string">
            <text:p>(210) 921-0295</text:p>
          </table:table-cell>
          <table:table-cell office:value-type="string">
            <text:p>(210) 771-7556</text:p>
          </table:table-cell>
          <table:table-cell/>
          <table:table-cell office:value-type="string">
            <text:p>PPG Appt</text:p>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table:number-columns-repeated="3"/>
          <table:table-cell office:value-type="string">
            <text:p>$95.00 </text:p>
          </table:table-cell>
          <table:table-cell office:value-type="float" office:value="79">
            <text:p>79</text:p>
          </table:table-cell>
          <table:table-cell office:value-type="string">
            <text:p>Y</text:p>
          </table:table-cell>
          <table:table-cell office:value-type="float" office:value="290">
            <text:p>290</text:p>
          </table:table-cell>
          <table:table-cell office:value-type="float" office:value="0">
            <text:p>0</text:p>
          </table:table-cell>
          <table:table-cell office:value-type="float" office:value="40834">
            <text:p>40834</text:p>
          </table:table-cell>
          <table:table-cell office:value-type="float" office:value="20">
            <text:p>20</text:p>
          </table:table-cell>
          <table:table-cell office:value-type="string">
            <text:p>Pd Rep $270</text:p>
          </table:table-cell>
        </table:table-row>
        <table:table-row table:style-name="ro2">
          <table:table-cell office:value-type="float" office:value="31342881">
            <text:p>31342881</text:p>
          </table:table-cell>
          <table:table-cell office:value-type="string">
            <text:p>The Sports Mark</text:p>
          </table:table-cell>
          <table:table-cell office:value-type="string">
            <text:p>11/21/2011 2:18</text:p>
          </table:table-cell>
          <table:table-cell office:value-type="string">
            <text:p>2/7/2012 17:29</text:p>
          </table:table-cell>
          <table:table-cell office:value-type="string">
            <text:p>2/7/2012 17:27</text:p>
          </table:table-cell>
          <table:table-cell office:value-type="string">
            <text:p>Maurice Blanca</text:p>
          </table:table-cell>
          <table:table-cell table:number-columns-repeated="13"/>
          <table:table-cell office:value-type="float" office:value="0">
            <text:p>0</text:p>
          </table:table-cell>
          <table:table-cell/>
          <table:table-cell office:value-type="float" office:value="35">
            <text:p>35</text:p>
          </table:table-cell>
          <table:table-cell office:value-type="float" office:value="0">
            <text:p>0</text:p>
          </table:table-cell>
          <table:table-cell/>
          <table:table-cell office:value-type="float" office:value="35">
            <text:p>35</text:p>
          </table:table-cell>
          <table:table-cell office:value-type="string">
            <text:p>Refund ck 11/11/2011</text:p>
          </table:table-cell>
        </table:table-row>
        <table:table-row table:style-name="ro2">
          <table:table-cell office:value-type="float" office:value="31342883">
            <text:p>31342883</text:p>
          </table:table-cell>
          <table:table-cell office:value-type="string">
            <text:p>Alamo California</text:p>
          </table:table-cell>
          <table:table-cell office:value-type="string">
            <text:p>11/21/2011 2:18</text:p>
          </table:table-cell>
          <table:table-cell office:value-type="string">
            <text:p>5/3/2012 23:47</text:p>
          </table:table-cell>
          <table:table-cell office:value-type="string">
            <text:p>5/3/2012 23:49</text:p>
          </table:table-cell>
          <table:table-cell table:number-columns-repeated="14"/>
          <table:table-cell office:value-type="float" office:value="79">
            <text:p>79</text:p>
          </table:table-cell>
          <table:table-cell office:value-type="string">
            <text:p>Yes</text:p>
          </table:table-cell>
          <table:table-cell office:value-type="float" office:value="290">
            <text:p>290</text:p>
          </table:table-cell>
          <table:table-cell office:value-type="float" office:value="0">
            <text:p>0</text:p>
          </table:table-cell>
          <table:table-cell/>
          <table:table-cell office:value-type="float" office:value="20">
            <text:p>20</text:p>
          </table:table-cell>
          <table:table-cell office:value-type="string">
            <text:p>Pd Rep $270</text:p>
          </table:table-cell>
        </table:table-row>
        <table:table-row table:style-name="ro1">
          <table:table-cell office:value-type="float" office:value="31342888">
            <text:p>31342888</text:p>
          </table:table-cell>
          <table:table-cell office:value-type="string">
            <text:p>David Castlegrant &amp; Assoc</text:p>
          </table:table-cell>
          <table:table-cell office:value-type="string">
            <text:p>11/21/2011 2:18</text:p>
          </table:table-cell>
          <table:table-cell office:value-type="string">
            <text:p>5/2/2012 14:59</text:p>
          </table:table-cell>
          <table:table-cell office:value-type="string">
            <text:p>5/2/2012 16:07</text:p>
          </table:table-cell>
          <table:table-cell/>
          <table:table-cell office:value-type="string">
            <text:p>734-972-8194</text:p>
          </table:table-cell>
          <table:table-cell office:value-type="string">
            <text:p>810-225-9801</text:p>
          </table:table-cell>
          <table:table-cell table:number-columns-repeated="11"/>
          <table:table-cell office:value-type="float" office:value="0">
            <text:p>0</text:p>
          </table:table-cell>
          <table:table-cell office:value-type="string">
            <text:p>X</text:p>
          </table:table-cell>
          <table:table-cell office:value-type="float" office:value="20">
            <text:p>20</text:p>
          </table:table-cell>
          <table:table-cell office:value-type="float" office:value="0">
            <text:p>0</text:p>
          </table:table-cell>
          <table:table-cell/>
          <table:table-cell office:value-type="float" office:value="20">
            <text:p>20</text:p>
          </table:table-cell>
          <table:table-cell office:value-type="string">
            <text:p>70/30</text:p>
          </table:table-cell>
        </table:table-row>
        <table:table-row table:style-name="ro1">
          <table:table-cell office:value-type="float" office:value="31342892">
            <text:p>31342892</text:p>
          </table:table-cell>
          <table:table-cell office:value-type="string">
            <text:p>H&amp;H Computec</text:p>
          </table:table-cell>
          <table:table-cell office:value-type="string">
            <text:p>11/21/2011 2:18</text:p>
          </table:table-cell>
          <table:table-cell office:value-type="string">
            <text:p>7/9/2012 19:00</text:p>
          </table:table-cell>
          <table:table-cell office:value-type="string">
            <text:p>2/22/2012 20:39</text:p>
          </table:table-cell>
          <table:table-cell office:value-type="string">
            <text:p>Doug Hutchenson</text:p>
          </table:table-cell>
          <table:table-cell office:value-type="string">
            <text:p>(209) 523-2370</text:p>
          </table:table-cell>
          <table:table-cell table:number-columns-repeated="3"/>
          <table:table-cell office:value-type="string">
            <text:p>Retail/ Swipe</text:p>
          </table:table-cell>
          <table:table-cell office:value-type="string">
            <text:p>3 tier</text:p>
          </table:table-cell>
          <table:table-cell office:value-type="string">
            <text:p>Reprogram</text:p>
          </table:table-cell>
          <table:table-cell office:value-type="string">
            <text:p>IP with Dial Up</text:p>
          </table:table-cell>
          <table:table-cell table:number-columns-repeated="5"/>
          <table:table-cell office:value-type="float" office:value="0">
            <text:p>0</text:p>
          </table:table-cell>
          <table:table-cell table:number-columns-repeated="5"/>
          <table:table-cell office:value-type="string">
            <text:p>PPG Lead/Pd Rep $285</text:p>
          </table:table-cell>
        </table:table-row>
        <table:table-row table:style-name="ro1">
          <table:table-cell office:value-type="float" office:value="31342894">
            <text:p>31342894</text:p>
          </table:table-cell>
          <table:table-cell office:value-type="string">
            <text:p>Auto-Lectic of Springdale</text:p>
          </table:table-cell>
          <table:table-cell office:value-type="string">
            <text:p>11/21/2011 2:18</text:p>
          </table:table-cell>
          <table:table-cell office:value-type="string">
            <text:p>4/13/2012 20:59</text:p>
          </table:table-cell>
          <table:table-cell office:value-type="string">
            <text:p>11/21/2011 3:20</text:p>
          </table:table-cell>
          <table:table-cell table:number-columns-repeated="14"/>
          <table:table-cell office:value-type="float" office:value="89.95">
            <text:p>89.95</text:p>
          </table:table-cell>
          <table:table-cell/>
          <table:table-cell office:value-type="float" office:value="245">
            <text:p>245</text:p>
          </table:table-cell>
          <table:table-cell office:value-type="float" office:value="0">
            <text:p>0</text:p>
          </table:table-cell>
          <table:table-cell office:value-type="float" office:value="40836">
            <text:p>40836</text:p>
          </table:table-cell>
          <table:table-cell office:value-type="float" office:value="20">
            <text:p>20</text:p>
          </table:table-cell>
          <table:table-cell office:value-type="string">
            <text:p>PPG Lead</text:p>
          </table:table-cell>
        </table:table-row>
        <table:table-row table:style-name="ro1">
          <table:table-cell office:value-type="float" office:value="31342887">
            <text:p>31342887</text:p>
          </table:table-cell>
          <table:table-cell office:value-type="string">
            <text:p>Auto World Auto Service</text:p>
          </table:table-cell>
          <table:table-cell office:value-type="string">
            <text:p>11/21/2011 2:18</text:p>
          </table:table-cell>
          <table:table-cell office:value-type="string">
            <text:p>8/15/2012 19:48</text:p>
          </table:table-cell>
          <table:table-cell office:value-type="string">
            <text:p>5/16/2012 16:36</text:p>
          </table:table-cell>
          <table:table-cell office:value-type="string">
            <text:p>Alex Sargisian</text:p>
          </table:table-cell>
          <table:table-cell office:value-type="string">
            <text:p>(209) 575-2886</text:p>
          </table:table-cell>
          <table:table-cell office:value-type="string">
            <text:p>(209) 262-7925</text:p>
          </table:table-cell>
          <table:table-cell office:value-type="string">
            <text:p>sargisian@hotmail.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External Free Placement</text:p>
          </table:table-cell>
          <table:table-cell office:value-type="string">
            <text:p>$5.95 </text:p>
          </table:table-cell>
          <table:table-cell office:value-type="float" office:value="1.29">
            <text:p>1.29</text:p>
          </table:table-cell>
          <table:table-cell office:value-type="float" office:value="0.12">
            <text:p>0.12</text:p>
          </table:table-cell>
          <table:table-cell office:value-type="string">
            <text:p>$95.00 </text:p>
          </table:table-cell>
          <table:table-cell office:value-type="float" office:value="79">
            <text:p>79</text:p>
          </table:table-cell>
          <table:table-cell/>
          <table:table-cell office:value-type="float" office:value="290">
            <text:p>290</text:p>
          </table:table-cell>
          <table:table-cell office:value-type="float" office:value="0">
            <text:p>0</text:p>
          </table:table-cell>
          <table:table-cell/>
          <table:table-cell office:value-type="float" office:value="20">
            <text:p>20</text:p>
          </table:table-cell>
          <table:table-cell office:value-type="string">
            <text:p>PPG Lead/Pd Rep $258</text:p>
          </table:table-cell>
        </table:table-row>
        <table:table-row table:style-name="ro2">
          <table:table-cell office:value-type="float" office:value="31342877">
            <text:p>31342877</text:p>
          </table:table-cell>
          <table:table-cell office:value-type="string">
            <text:p>Speer Floors &amp; Design Center</text:p>
          </table:table-cell>
          <table:table-cell office:value-type="string">
            <text:p>11/21/2011 2:17</text:p>
          </table:table-cell>
          <table:table-cell office:value-type="string">
            <text:p>7/9/2012 18:47</text:p>
          </table:table-cell>
          <table:table-cell office:value-type="string">
            <text:p>3/9/2012 21:04</text:p>
          </table:table-cell>
          <table:table-cell office:value-type="string">
            <text:p>Larry Speer</text:p>
          </table:table-cell>
          <table:table-cell office:value-type="string">
            <text:p>(209) 669-7564</text:p>
          </table:table-cell>
          <table:table-cell office:value-type="string">
            <text:p>(209) 522-5800</text:p>
          </table:table-cell>
          <table:table-cell table:number-columns-repeated="2"/>
          <table:table-cell office:value-type="string">
            <text:p>Retail/ Swipe</text:p>
          </table:table-cell>
          <table:table-cell office:value-type="string">
            <text:p>3 tier</text:p>
          </table:table-cell>
          <table:table-cell table:number-columns-repeated="7"/>
          <table:table-cell office:value-type="float" office:value="49.95">
            <text:p>49.95</text:p>
          </table:table-cell>
          <table:table-cell office:value-type="string">
            <text:p>X</text:p>
          </table:table-cell>
          <table:table-cell office:value-type="float" office:value="300">
            <text:p>300</text:p>
          </table:table-cell>
          <table:table-cell office:value-type="float" office:value="0">
            <text:p>0</text:p>
          </table:table-cell>
          <table:table-cell office:value-type="float" office:value="40836">
            <text:p>40836</text:p>
          </table:table-cell>
          <table:table-cell office:value-type="float" office:value="0">
            <text:p>0</text:p>
          </table:table-cell>
          <table:table-cell office:value-type="string">
            <text:p>Pd Rep $300</text:p>
          </table:table-cell>
        </table:table-row>
        <table:table-row table:style-name="ro2">
          <table:table-cell office:value-type="float" office:value="31342878">
            <text:p>31342878</text:p>
          </table:table-cell>
          <table:table-cell office:value-type="string">
            <text:p>Glenda's</text:p>
          </table:table-cell>
          <table:table-cell office:value-type="string">
            <text:p>11/21/2011 2:17</text:p>
          </table:table-cell>
          <table:table-cell office:value-type="string">
            <text:p>8/23/2012 15:44</text:p>
          </table:table-cell>
          <table:table-cell office:value-type="string">
            <text:p>8/23/2012 16:14</text:p>
          </table:table-cell>
          <table:table-cell office:value-type="string">
            <text:p>Glenda</text:p>
          </table:table-cell>
          <table:table-cell office:value-type="string">
            <text:p>(903) 450-0102</text:p>
          </table:table-cell>
          <table:table-cell table:number-columns-repeated="3"/>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office:value-type="string">
            <text:p>$9.95 </text:p>
          </table:table-cell>
          <table:table-cell office:value-type="float" office:value="1.09">
            <text:p>1.09</text:p>
          </table:table-cell>
          <table:table-cell table:number-columns-repeated="2"/>
          <table:table-cell office:value-type="float" office:value="49.95">
            <text:p>49.95</text:p>
          </table:table-cell>
          <table:table-cell office:value-type="string">
            <text:p>X</text:p>
          </table:table-cell>
          <table:table-cell office:value-type="float" office:value="235">
            <text:p>235</text:p>
          </table:table-cell>
          <table:table-cell office:value-type="float" office:value="0">
            <text:p>0</text:p>
          </table:table-cell>
          <table:table-cell office:value-type="float" office:value="40831">
            <text:p>40831</text:p>
          </table:table-cell>
          <table:table-cell office:value-type="float" office:value="35">
            <text:p>35</text:p>
          </table:table-cell>
          <table:table-cell office:value-type="string">
            <text:p>Pd Rep $200 via ck</text:p>
          </table:table-cell>
        </table:table-row>
        <table:table-row table:style-name="ro1">
          <table:table-cell office:value-type="float" office:value="31342872">
            <text:p>31342872</text:p>
          </table:table-cell>
          <table:table-cell office:value-type="string">
            <text:p>Army Navy Outdoors</text:p>
          </table:table-cell>
          <table:table-cell office:value-type="string">
            <text:p>11/21/2011 2:17</text:p>
          </table:table-cell>
          <table:table-cell office:value-type="string">
            <text:p>8/24/2012 15:06</text:p>
          </table:table-cell>
          <table:table-cell office:value-type="string">
            <text:p>8/24/2012 15:21</text:p>
          </table:table-cell>
          <table:table-cell office:value-type="string">
            <text:p>Bret Kimmel</text:p>
          </table:table-cell>
          <table:table-cell office:value-type="string">
            <text:p>903-454-1752</text:p>
          </table:table-cell>
          <table:table-cell/>
          <table:table-cell office:value-type="string">
            <text:p>kimmelfamily@aol.com</text:p>
          </table:table-cell>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External Free Placement</text:p>
          </table:table-cell>
          <table:table-cell/>
          <table:table-cell office:value-type="float" office:value="0.25">
            <text:p>0.25</text:p>
          </table:table-cell>
          <table:table-cell office:value-type="float" office:value="0.1">
            <text:p>0.1</text:p>
          </table:table-cell>
          <table:table-cell office:value-type="string">
            <text:p>$40.00 </text:p>
          </table:table-cell>
          <table:table-cell office:value-type="float" office:value="39">
            <text:p>39</text:p>
          </table:table-cell>
          <table:table-cell office:value-type="string">
            <text:p>Yes</text:p>
          </table:table-cell>
          <table:table-cell office:value-type="float" office:value="200">
            <text:p>200</text:p>
          </table:table-cell>
          <table:table-cell office:value-type="float" office:value="0">
            <text:p>0</text:p>
          </table:table-cell>
          <table:table-cell/>
          <table:table-cell office:value-type="float" office:value="200">
            <text:p>200</text:p>
          </table:table-cell>
          <table:table-cell office:value-type="string">
            <text:p>Contact is Tabatha&lt;br&gt;</text:p>
          </table:table-cell>
        </table:table-row>
        <table:table-row table:style-name="ro1">
          <table:table-cell office:value-type="float" office:value="31342870">
            <text:p>31342870</text:p>
          </table:table-cell>
          <table:table-cell office:value-type="string">
            <text:p>Karen Steele Interior Design</text:p>
          </table:table-cell>
          <table:table-cell office:value-type="string">
            <text:p>11/21/2011 2:17</text:p>
          </table:table-cell>
          <table:table-cell office:value-type="string">
            <text:p>8/30/2012 13:49</text:p>
          </table:table-cell>
          <table:table-cell office:value-type="string">
            <text:p>8/29/2012 16:05</text:p>
          </table:table-cell>
          <table:table-cell office:value-type="string">
            <text:p>Karen Steele</text:p>
          </table:table-cell>
          <table:table-cell office:value-type="string">
            <text:p>480-220-0855</text:p>
          </table:table-cell>
          <table:table-cell/>
          <table:table-cell office:value-type="string">
            <text:p>karensteeleinteriordesign@gmail.com</text:p>
          </table:table-cell>
          <table:table-cell office:value-type="string">
            <text:p>Self Gen</text:p>
          </table:table-cell>
          <table:table-cell office:value-type="string">
            <text:p>MOTO</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No Debit</text:p>
          </table:table-cell>
          <table:table-cell/>
          <table:table-cell office:value-type="float" office:value="2.08">
            <text:p>2.08</text:p>
          </table:table-cell>
          <table:table-cell/>
          <table:table-cell office:value-type="string">
            <text:p>$40.00 </text:p>
          </table:table-cell>
          <table:table-cell office:value-type="float" office:value="40">
            <text:p>40</text:p>
          </table:table-cell>
          <table:table-cell office:value-type="string">
            <text:p>Yes</text:p>
          </table:table-cell>
          <table:table-cell office:value-type="float" office:value="200">
            <text:p>200</text:p>
          </table:table-cell>
          <table:table-cell office:value-type="float" office:value="0">
            <text:p>0</text:p>
          </table:table-cell>
          <table:table-cell office:value-type="float" office:value="40849">
            <text:p>40849</text:p>
          </table:table-cell>
          <table:table-cell office:value-type="float" office:value="200">
            <text:p>200</text:p>
          </table:table-cell>
          <table:table-cell office:value-type="string">
            <text:p>&lt;br&gt;</text:p>
          </table:table-cell>
        </table:table-row>
        <table:table-row table:style-name="ro1">
          <table:table-cell office:value-type="float" office:value="31342879">
            <text:p>31342879</text:p>
          </table:table-cell>
          <table:table-cell office:value-type="string">
            <text:p>The Army Store</text:p>
          </table:table-cell>
          <table:table-cell office:value-type="string">
            <text:p>11/21/2011 2:17</text:p>
          </table:table-cell>
          <table:table-cell table:number-columns-repeated="2" office:value-type="string">
            <text:p>9/1/2012 14:55</text:p>
          </table:table-cell>
          <table:table-cell office:value-type="string">
            <text:p>Mike Green</text:p>
          </table:table-cell>
          <table:table-cell table:number-columns-repeated="2"/>
          <table:table-cell office:value-type="string">
            <text:p>grumps@thearmystore.com</text:p>
          </table:table-cell>
          <table:table-cell office:value-type="string">
            <text:p>Self Gen</text:p>
          </table:table-cell>
          <table:table-cell office:value-type="string">
            <text:p>Retail/ Swipe</text:p>
          </table:table-cell>
          <table:table-cell office:value-type="string">
            <text:p>Cost Plus</text:p>
          </table:table-cell>
          <table:table-cell office:value-type="string">
            <text:p>Sell</text:p>
          </table:table-cell>
          <table:table-cell office:value-type="string">
            <text:p>Dial Up Only</text:p>
          </table:table-cell>
          <table:table-cell office:value-type="string">
            <text:p>External Swap</text:p>
          </table:table-cell>
          <table:table-cell office:value-type="string">
            <text:p>$8.50 </text:p>
          </table:table-cell>
          <table:table-cell office:value-type="float" office:value="0.18">
            <text:p>0.18</text:p>
          </table:table-cell>
          <table:table-cell office:value-type="float" office:value="0.08">
            <text:p>0.08</text:p>
          </table:table-cell>
          <table:table-cell office:value-type="string">
            <text:p>$40.00 </text:p>
          </table:table-cell>
          <table:table-cell office:value-type="float" office:value="89.95">
            <text:p>89.95</text:p>
          </table:table-cell>
          <table:table-cell office:value-type="string">
            <text:p>X</text:p>
          </table:table-cell>
          <table:table-cell office:value-type="float" office:value="235">
            <text:p>235</text:p>
          </table:table-cell>
          <table:table-cell office:value-type="float" office:value="0">
            <text:p>0</text:p>
          </table:table-cell>
          <table:table-cell office:value-type="string">
            <text:p>REFUND</text:p>
          </table:table-cell>
          <table:table-cell office:value-type="float" office:value="35">
            <text:p>35</text:p>
          </table:table-cell>
          <table:table-cell office:value-type="string">
            <text:p>Refund $200</text:p>
          </table:table-cell>
        </table:table-row>
        <table:table-row table:style-name="ro2">
          <table:table-cell office:value-type="float" office:value="31342874">
            <text:p>31342874</text:p>
          </table:table-cell>
          <table:table-cell office:value-type="string">
            <text:p>J's Art Creation</text:p>
          </table:table-cell>
          <table:table-cell office:value-type="string">
            <text:p>11/21/2011 2:17</text:p>
          </table:table-cell>
          <table:table-cell office:value-type="string">
            <text:p>2/7/2012 21:45</text:p>
          </table:table-cell>
          <table:table-cell office:value-type="string">
            <text:p>11/21/2011 4:05</text:p>
          </table:table-cell>
          <table:table-cell table:number-columns-repeated="14"/>
          <table:table-cell office:value-type="float" office:value="79">
            <text:p>79</text:p>
          </table:table-cell>
          <table:table-cell office:value-type="string">
            <text:p>X</text:p>
          </table:table-cell>
          <table:table-cell office:value-type="float" office:value="290">
            <text:p>290</text:p>
          </table:table-cell>
          <table:table-cell office:value-type="float" office:value="0">
            <text:p>0</text:p>
          </table:table-cell>
          <table:table-cell office:value-type="float" office:value="40828">
            <text:p>40828</text:p>
          </table:table-cell>
          <table:table-cell office:value-type="float" office:value="120">
            <text:p>120</text:p>
          </table:table-cell>
          <table:table-cell office:value-type="string">
            <text:p>Pd Rep $170</text:p>
          </table:table-cell>
        </table:table-row>
        <table:table-row table:style-name="ro2">
          <table:table-cell office:value-type="float" office:value="31342875">
            <text:p>31342875</text:p>
          </table:table-cell>
          <table:table-cell office:value-type="string">
            <text:p>Hidden Treasure Bar &amp; Grill</text:p>
          </table:table-cell>
          <table:table-cell office:value-type="string">
            <text:p>11/21/2011 2:17</text:p>
          </table:table-cell>
          <table:table-cell table:number-columns-repeated="2" office:value-type="string">
            <text:p>2/6/2012 17:50</text:p>
          </table:table-cell>
          <table:table-cell table:number-columns-repeated="14"/>
          <table:table-cell office:value-type="float" office:value="0">
            <text:p>0</text:p>
          </table:table-cell>
          <table:table-cell/>
          <table:table-cell office:value-type="float" office:value="20">
            <text:p>20</text:p>
          </table:table-cell>
          <table:table-cell office:value-type="float" office:value="0">
            <text:p>0</text:p>
          </table:table-cell>
          <table:table-cell/>
          <table:table-cell office:value-type="float" office:value="20">
            <text:p>20</text:p>
          </table:table-cell>
          <table:table-cell office:value-type="string">
            <text:p>Cancel</text:p>
          </table:table-cell>
        </table:table-row>
        <table:table-row table:style-name="ro1">
          <table:table-cell office:value-type="float" office:value="31342880">
            <text:p>31342880</text:p>
          </table:table-cell>
          <table:table-cell office:value-type="string">
            <text:p>Blantex</text:p>
          </table:table-cell>
          <table:table-cell office:value-type="string">
            <text:p>11/21/2011 2:17</text:p>
          </table:table-cell>
          <table:table-cell office:value-type="string">
            <text:p>2/6/2012 20:49</text:p>
          </table:table-cell>
          <table:table-cell office:value-type="string">
            <text:p>2/6/2012 17:25</text:p>
          </table:table-cell>
          <table:table-cell table:number-columns-repeated="14"/>
          <table:table-cell office:value-type="float" office:value="0">
            <text:p>0</text:p>
          </table:table-cell>
          <table:table-cell/>
          <table:table-cell office:value-type="float" office:value="35">
            <text:p>35</text:p>
          </table:table-cell>
          <table:table-cell office:value-type="float" office:value="0">
            <text:p>0</text:p>
          </table:table-cell>
          <table:table-cell/>
          <table:table-cell office:value-type="float" office:value="35">
            <text:p>35</text:p>
          </table:table-cell>
          <table:table-cell office:value-type="string">
            <text:p>Refund ck 11/11/2011</text:p>
          </table:table-cell>
        </table:table-row>
        <table:table-row table:style-name="ro1">
          <table:table-cell office:value-type="float" office:value="31342871">
            <text:p>31342871</text:p>
          </table:table-cell>
          <table:table-cell office:value-type="string">
            <text:p>Military Outdoor Clothing</text:p>
          </table:table-cell>
          <table:table-cell office:value-type="string">
            <text:p>11/21/2011 2:17</text:p>
          </table:table-cell>
          <table:table-cell office:value-type="string">
            <text:p>8/24/2012 15:09</text:p>
          </table:table-cell>
          <table:table-cell office:value-type="string">
            <text:p>2/29/2012 19:16</text:p>
          </table:table-cell>
          <table:table-cell office:value-type="string">
            <text:p>Bret Kimmel</text:p>
          </table:table-cell>
          <table:table-cell office:value-type="string">
            <text:p>903-454-1752</text:p>
          </table:table-cell>
          <table:table-cell office:value-type="string">
            <text:p>903-454-2433</text:p>
          </table:table-cell>
          <table:table-cell office:value-type="string">
            <text:p>Kimmelfamily@aol.com</text:p>
          </table:table-cell>
          <table:table-cell office:value-type="string">
            <text:p>Self Gen</text:p>
          </table:table-cell>
          <table:table-cell office:value-type="string">
            <text:p>MOTO</text:p>
          </table:table-cell>
          <table:table-cell office:value-type="string">
            <text:p>Cost Plus</text:p>
          </table:table-cell>
          <table:table-cell office:value-type="string">
            <text:p>Free Placement</text:p>
          </table:table-cell>
          <table:table-cell office:value-type="string">
            <text:p>Auth.net MOTO</text:p>
          </table:table-cell>
          <table:table-cell office:value-type="string">
            <text:p>No Debit</text:p>
          </table:table-cell>
          <table:table-cell/>
          <table:table-cell office:value-type="float" office:value="0.2">
            <text:p>0.2</text:p>
          </table:table-cell>
          <table:table-cell office:value-type="float" office:value="0.1">
            <text:p>0.1</text:p>
          </table:table-cell>
          <table:table-cell/>
          <table:table-cell office:value-type="float" office:value="0">
            <text:p>0</text:p>
          </table:table-cell>
          <table:table-cell office:value-type="string">
            <text:p>X</text:p>
          </table:table-cell>
          <table:table-cell office:value-type="float" office:value="225">
            <text:p>225</text:p>
          </table:table-cell>
          <table:table-cell office:value-type="float" office:value="0">
            <text:p>0</text:p>
          </table:table-cell>
          <table:table-cell office:value-type="float" office:value="40822">
            <text:p>40822</text:p>
          </table:table-cell>
          <table:table-cell office:value-type="float" office:value="225">
            <text:p>225</text:p>
          </table:table-cell>
          <table:table-cell office:value-type="string">
            <text:p>&lt;br&gt;</text:p>
          </table:table-cell>
        </table:table-row>
        <table:table-row table:style-name="ro1">
          <table:table-cell office:value-type="float" office:value="31342873">
            <text:p>31342873</text:p>
          </table:table-cell>
          <table:table-cell office:value-type="string">
            <text:p>HJSaenz Enterprise</text:p>
          </table:table-cell>
          <table:table-cell office:value-type="string">
            <text:p>11/21/2011 2:17</text:p>
          </table:table-cell>
          <table:table-cell office:value-type="string">
            <text:p>6/5/2012 17:51</text:p>
          </table:table-cell>
          <table:table-cell office:value-type="string">
            <text:p>2/6/2012 17:50</text:p>
          </table:table-cell>
          <table:table-cell table:number-columns-repeated="14"/>
          <table:table-cell office:value-type="float" office:value="89.95">
            <text:p>89.95</text:p>
          </table:table-cell>
          <table:table-cell office:value-type="string">
            <text:p>X</text:p>
          </table:table-cell>
          <table:table-cell office:value-type="float" office:value="290">
            <text:p>290</text:p>
          </table:table-cell>
          <table:table-cell office:value-type="float" office:value="0">
            <text:p>0</text:p>
          </table:table-cell>
          <table:table-cell office:value-type="float" office:value="40820">
            <text:p>40820</text:p>
          </table:table-cell>
          <table:table-cell office:value-type="float" office:value="20">
            <text:p>20</text:p>
          </table:table-cell>
          <table:table-cell office:value-type="string">
            <text:p>Pd Rep $270</text:p>
          </table:table-cell>
        </table:table-row>
        <table:table-row table:style-name="ro1">
          <table:table-cell office:value-type="float" office:value="31342876">
            <text:p>31342876</text:p>
          </table:table-cell>
          <table:table-cell office:value-type="string">
            <text:p>San Antonio Airsoft</text:p>
          </table:table-cell>
          <table:table-cell office:value-type="string">
            <text:p>11/21/2011 2:17</text:p>
          </table:table-cell>
          <table:table-cell office:value-type="string">
            <text:p>6/5/2012 19:24</text:p>
          </table:table-cell>
          <table:table-cell office:value-type="string">
            <text:p>5/3/2012 23:48</text:p>
          </table:table-cell>
          <table:table-cell office:value-type="string">
            <text:p>Alma Lacroix</text:p>
          </table:table-cell>
          <table:table-cell office:value-type="string">
            <text:p>210-416-0258</text:p>
          </table:table-cell>
          <table:table-cell/>
          <table:table-cell office:value-type="string">
            <text:p>sales@saairsoft.com</text:p>
          </table:table-cell>
          <table:table-cell/>
          <table:table-cell office:value-type="string">
            <text:p>Retail/ Swipe</text:p>
          </table:table-cell>
          <table:table-cell office:value-type="string">
            <text:p>3 tier</text:p>
          </table:table-cell>
          <table:table-cell office:value-type="string">
            <text:p>Sell</text:p>
          </table:table-cell>
          <table:table-cell office:value-type="string">
            <text:p>Auth.net Retail</text:p>
          </table:table-cell>
          <table:table-cell office:value-type="string">
            <text:p>No Debit</text:p>
          </table:table-cell>
          <table:table-cell office:value-type="string">
            <text:p>$8.50 </text:p>
          </table:table-cell>
          <table:table-cell table:number-columns-repeated="2"/>
          <table:table-cell office:value-type="string">
            <text:p>$95.00 </text:p>
          </table:table-cell>
          <table:table-cell office:value-type="float" office:value="79">
            <text:p>79</text:p>
          </table:table-cell>
          <table:table-cell office:value-type="string">
            <text:p>Yes</text:p>
          </table:table-cell>
          <table:table-cell office:value-type="float" office:value="390">
            <text:p>390</text:p>
          </table:table-cell>
          <table:table-cell/>
          <table:table-cell office:value-type="float" office:value="40820">
            <text:p>40820</text:p>
          </table:table-cell>
          <table:table-cell office:value-type="float" office:value="71">
            <text:p>71</text:p>
          </table:table-cell>
          <table:table-cell office:value-type="string">
            <text:p>Pd Rep $270</text:p>
          </table:table-cell>
        </table:table-row>
        <table:table-row table:style-name="ro1">
          <table:table-cell office:value-type="float" office:value="31290525">
            <text:p>31290525</text:p>
          </table:table-cell>
          <table:table-cell office:value-type="string">
            <text:p>Singhs Complete Auto Repair</text:p>
          </table:table-cell>
          <table:table-cell office:value-type="string">
            <text:p>11/18/2011 19:45</text:p>
          </table:table-cell>
          <table:table-cell office:value-type="string">
            <text:p>8/16/2012 16:36</text:p>
          </table:table-cell>
          <table:table-cell office:value-type="string">
            <text:p>2/8/2012 2:35</text:p>
          </table:table-cell>
          <table:table-cell office:value-type="string">
            <text:p>satjit singh</text:p>
          </table:table-cell>
          <table:table-cell office:value-type="string">
            <text:p>209-566-9734</text:p>
          </table:table-cell>
          <table:table-cell/>
          <table:table-cell office:value-type="string">
            <text:p>satjit_singh@yahoo.com</text:p>
          </table:table-cell>
          <table:table-cell/>
          <table:table-cell office:value-type="string">
            <text:p>Retail/ Swipe</text:p>
          </table:table-cell>
          <table:table-cell office:value-type="string">
            <text:p>3 tier</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5.95 </text:p>
          </table:table-cell>
          <table:table-cell office:value-type="float" office:value="1.19">
            <text:p>1.19</text:p>
          </table:table-cell>
          <table:table-cell office:value-type="float" office:value="0.1">
            <text:p>0.1</text:p>
          </table:table-cell>
          <table:table-cell office:value-type="string">
            <text:p>Waived</text:p>
          </table:table-cell>
          <table:table-cell office:value-type="float" office:value="0">
            <text:p>0</text:p>
          </table:table-cell>
          <table:table-cell table:number-columns-repeated="5"/>
          <table:table-cell office:value-type="string">
            <text:p>&lt;br&gt;&lt;br&gt;&lt;br&gt;&lt;br&gt;&lt;br&gt;</text:p>
          </table:table-cell>
        </table:table-row>
        <table:table-row table:style-name="ro1">
          <table:table-cell office:value-type="float" office:value="31256792">
            <text:p>31256792</text:p>
          </table:table-cell>
          <table:table-cell office:value-type="string">
            <text:p>Browns Auto Repair</text:p>
          </table:table-cell>
          <table:table-cell office:value-type="string">
            <text:p>11/18/2011 15:48</text:p>
          </table:table-cell>
          <table:table-cell office:value-type="string">
            <text:p>3/7/2012 22:29</text:p>
          </table:table-cell>
          <table:table-cell office:value-type="string">
            <text:p>2/27/2012 16:15</text:p>
          </table:table-cell>
          <table:table-cell office:value-type="string">
            <text:p>Roy Brown</text:p>
          </table:table-cell>
          <table:table-cell office:value-type="string">
            <text:p>918-422-4077</text:p>
          </table:table-cell>
          <table:table-cell office:value-type="string">
            <text:p>479-549-5041</text:p>
          </table:table-cell>
          <table:table-cell office:value-type="string">
            <text:p>chevrolet.racing@hotmail.com</text:p>
          </table:table-cell>
          <table:table-cell/>
          <table:table-cell office:value-type="string">
            <text:p>Retail/ Swipe</text:p>
          </table:table-cell>
          <table:table-cell office:value-type="string">
            <text:p>Cost Plus</text:p>
          </table:table-cell>
          <table:table-cell office:value-type="string">
            <text:p>Free Placement</text:p>
          </table:table-cell>
          <table:table-cell office:value-type="string">
            <text:p>IP with Dial Up</text:p>
          </table:table-cell>
          <table:table-cell office:value-type="string">
            <text:p>Internal Pin Pad</text:p>
          </table:table-cell>
          <table:table-cell office:value-type="string">
            <text:p>$8.50 </text:p>
          </table:table-cell>
          <table:table-cell office:value-type="float" office:value="0.5">
            <text:p>0.5</text:p>
          </table:table-cell>
          <table:table-cell office:value-type="float" office:value="0.12">
            <text:p>0.12</text:p>
          </table:table-cell>
          <table:table-cell office:value-type="string">
            <text:p>$95.00 </text:p>
          </table:table-cell>
          <table:table-cell office:value-type="float" office:value="89.95">
            <text:p>89.95</text:p>
          </table:table-cell>
          <table:table-cell table:number-columns-repeated="5"/>
          <table:table-cell office:value-type="string">
            <text:p>&lt;br&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6">09/16/2012</text:date>, <text:time>18:3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2-09-16T18:31:13.88</dc:date>
    <meta:document-statistic meta:table-count="1" meta:cell-count="7969" meta:object-count="0"/>
  </office:meta>
</office:document-meta>
</file>